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0.9575in"/>
    </style:style>
    <style:style style:name="co3" style:family="table-column">
      <style:table-column-properties fo:break-before="auto" style:column-width="1.0862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1.364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[20]_0.5" table:style-name="ta1">
        <table:shapes>
          <draw:frame draw:z-index="0" draw:style-name="gr1" draw:text-style-name="P1" svg:width="6.3016in" svg:height="3.5453in" svg:x="7.2307in" svg:y="83.6496in">
            <draw:object draw:notify-on-update-of-ranges="'[20]_0.5'.A1:'[20]_0.5'.A1 '[20]_0.5'.A2:'[20]_0.5'.A501 '[20]_0.5'.D1:'[20]_0.5'.D1 '[20]_0.5'.D2:'[20]_0.5'.D501 '[20]_0.5'.A1:'[20]_0.5'.A1 '[20]_0.5'.A2:'[20]_0.5'.A501 '[20]_0.5'.E1:'[20]_0.5'.E1 '[20]_0.5'.E2:'[20]_0.5'.E501 '[20]_0.5'.A1:'[20]_0.5'.A1 '[20]_0.5'.A2:'[20]_0.5'.A501 '[20]_0.5'.F1:'[20]_0.5'.F1 '[20]_0.5'.F2:'[20]_0.5'.F5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Game</text:p>
          </table:table-cell>
          <table:table-cell office:value-type="string" calcext:value-type="string">
            <text:p><text:s/>Training Size</text:p>
          </table:table-cell>
          <table:table-cell office:value-type="string" calcext:value-type="string">
            <text:p><text:s/>Validation Size</text:p>
          </table:table-cell>
          <table:table-cell office:value-type="string" calcext:value-type="string">
            <text:p><text:s/>Min Error</text:p>
          </table:table-cell>
          <table:table-cell office:value-type="string" calcext:value-type="string">
            <text:p><text:s/>Mean Error</text:p>
          </table:table-cell>
          <table:table-cell office:value-type="string" calcext:value-type="string">
            <text:p><text:s/>Max 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0.120521508239045" calcext:value-type="float">
            <text:p>0.120521508239045</text:p>
          </table:table-cell>
          <table:table-cell office:value-type="float" office:value="0.245935441237972" calcext:value-type="float">
            <text:p>0.245935441237972</text:p>
          </table:table-cell>
          <table:table-cell office:value-type="float" office:value="0.516186404068249" calcext:value-type="float">
            <text:p>0.5161864040682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0.0962370340496689" calcext:value-type="float">
            <text:p>0.096237034049669</text:p>
          </table:table-cell>
          <table:table-cell office:value-type="float" office:value="0.215460994219953" calcext:value-type="float">
            <text:p>0.215460994219953</text:p>
          </table:table-cell>
          <table:table-cell office:value-type="float" office:value="0.599710263583307" calcext:value-type="float">
            <text:p>0.5997102635833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  <table:table-cell office:value-type="float" office:value="0.116062150721692" calcext:value-type="float">
            <text:p>0.116062150721692</text:p>
          </table:table-cell>
          <table:table-cell office:value-type="float" office:value="0.294488863850664" calcext:value-type="float">
            <text:p>0.294488863850664</text:p>
          </table:table-cell>
          <table:table-cell office:value-type="float" office:value="0.413151987242555" calcext:value-type="float">
            <text:p>0.4131519872425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office:value-type="float" office:value="0.124278645006969" calcext:value-type="float">
            <text:p>0.124278645006969</text:p>
          </table:table-cell>
          <table:table-cell office:value-type="float" office:value="0.213634845902774" calcext:value-type="float">
            <text:p>0.213634845902774</text:p>
          </table:table-cell>
          <table:table-cell office:value-type="float" office:value="0.414322978270238" calcext:value-type="float">
            <text:p>0.4143229782702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office:value-type="float" office:value="27" calcext:value-type="float">
            <text:p>27</text:p>
          </table:table-cell>
          <table:table-cell office:value-type="float" office:value="0.139378199978092" calcext:value-type="float">
            <text:p>0.139378199978092</text:p>
          </table:table-cell>
          <table:table-cell office:value-type="float" office:value="0.217534053390228" calcext:value-type="float">
            <text:p>0.217534053390228</text:p>
          </table:table-cell>
          <table:table-cell office:value-type="float" office:value="0.370694638768748" calcext:value-type="float">
            <text:p>0.3706946387687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office:value-type="float" office:value="0.0298007873030404" calcext:value-type="float">
            <text:p>0.029800787303041</text:p>
          </table:table-cell>
          <table:table-cell office:value-type="float" office:value="0.171060797518341" calcext:value-type="float">
            <text:p>0.171060797518341</text:p>
          </table:table-cell>
          <table:table-cell office:value-type="float" office:value="0.399474564491166" calcext:value-type="float">
            <text:p>0.39947456449116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office:value-type="float" office:value="0.106484147536747" calcext:value-type="float">
            <text:p>0.106484147536747</text:p>
          </table:table-cell>
          <table:table-cell office:value-type="float" office:value="0.222662006656624" calcext:value-type="float">
            <text:p>0.222662006656624</text:p>
          </table:table-cell>
          <table:table-cell office:value-type="float" office:value="0.302334620407724" calcext:value-type="float">
            <text:p>0.3023346204077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23" calcext:value-type="float">
            <text:p>23</text:p>
          </table:table-cell>
          <table:table-cell office:value-type="float" office:value="0.0460861252133059" calcext:value-type="float">
            <text:p>0.046086125213306</text:p>
          </table:table-cell>
          <table:table-cell office:value-type="float" office:value="0.152145927434981" calcext:value-type="float">
            <text:p>0.152145927434981</text:p>
          </table:table-cell>
          <table:table-cell office:value-type="float" office:value="0.473965027647793" calcext:value-type="float">
            <text:p>0.47396502764779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4" calcext:value-type="float">
            <text:p>124</text:p>
          </table:table-cell>
          <table:table-cell office:value-type="float" office:value="32" calcext:value-type="float">
            <text:p>32</text:p>
          </table:table-cell>
          <table:table-cell office:value-type="float" office:value="0.013396577868823" calcext:value-type="float">
            <text:p>0.013396577868823</text:p>
          </table:table-cell>
          <table:table-cell office:value-type="float" office:value="0.149536860040901" calcext:value-type="float">
            <text:p>0.149536860040901</text:p>
          </table:table-cell>
          <table:table-cell office:value-type="float" office:value="0.352712045014226" calcext:value-type="float">
            <text:p>0.3527120450142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office:value-type="float" office:value="0.0319876240083877" calcext:value-type="float">
            <text:p>0.031987624008388</text:p>
          </table:table-cell>
          <table:table-cell office:value-type="float" office:value="0.11574037442075" calcext:value-type="float">
            <text:p>0.11574037442075</text:p>
          </table:table-cell>
          <table:table-cell office:value-type="float" office:value="0.360694457265025" calcext:value-type="float">
            <text:p>0.3606944572650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0.0127849086858574" calcext:value-type="float">
            <text:p>0.012784908685857</text:p>
          </table:table-cell>
          <table:table-cell office:value-type="float" office:value="0.111399533381582" calcext:value-type="float">
            <text:p>0.111399533381582</text:p>
          </table:table-cell>
          <table:table-cell office:value-type="float" office:value="0.335549301641543" calcext:value-type="float">
            <text:p>0.3355493016415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0.0238098769175942" calcext:value-type="float">
            <text:p>0.023809876917594</text:p>
          </table:table-cell>
          <table:table-cell office:value-type="float" office:value="0.10262285472812" calcext:value-type="float">
            <text:p>0.10262285472812</text:p>
          </table:table-cell>
          <table:table-cell office:value-type="float" office:value="0.252492550041247" calcext:value-type="float">
            <text:p>0.25249255004124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 office:value-type="float" office:value="18" calcext:value-type="float">
            <text:p>18</text:p>
          </table:table-cell>
          <table:table-cell office:value-type="float" office:value="0.00635065778512185" calcext:value-type="float">
            <text:p>0.006350657785122</text:p>
          </table:table-cell>
          <table:table-cell office:value-type="float" office:value="0.0970331240629201" calcext:value-type="float">
            <text:p>0.09703312406292</text:p>
          </table:table-cell>
          <table:table-cell office:value-type="float" office:value="0.254509347982777" calcext:value-type="float">
            <text:p>0.25450934798277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0.000399667044314919" calcext:value-type="float">
            <text:p>0.000399667044315</text:p>
          </table:table-cell>
          <table:table-cell office:value-type="float" office:value="0.106865270046194" calcext:value-type="float">
            <text:p>0.106865270046194</text:p>
          </table:table-cell>
          <table:table-cell office:value-type="float" office:value="0.29002699072974" calcext:value-type="float">
            <text:p>0.2900269907297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2" calcext:value-type="float">
            <text:p>92</text:p>
          </table:table-cell>
          <table:table-cell office:value-type="float" office:value="23" calcext:value-type="float">
            <text:p>23</text:p>
          </table:table-cell>
          <table:table-cell office:value-type="float" office:value="0.0256758420915808" calcext:value-type="float">
            <text:p>0.025675842091581</text:p>
          </table:table-cell>
          <table:table-cell office:value-type="float" office:value="0.0935943814504699" calcext:value-type="float">
            <text:p>0.09359438145047</text:p>
          </table:table-cell>
          <table:table-cell office:value-type="float" office:value="0.378319531361494" calcext:value-type="float">
            <text:p>0.3783195313614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22" calcext:value-type="float">
            <text:p>22</text:p>
          </table:table-cell>
          <table:table-cell office:value-type="float" office:value="0.00350590557939825" calcext:value-type="float">
            <text:p>0.003505905579398</text:p>
          </table:table-cell>
          <table:table-cell office:value-type="float" office:value="0.064346147917491" calcext:value-type="float">
            <text:p>0.064346147917491</text:p>
          </table:table-cell>
          <table:table-cell office:value-type="float" office:value="0.259395662971407" calcext:value-type="float">
            <text:p>0.25939566297140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0.00911859531496555" calcext:value-type="float">
            <text:p>0.009118595314966</text:p>
          </table:table-cell>
          <table:table-cell office:value-type="float" office:value="0.0622276616255298" calcext:value-type="float">
            <text:p>0.06222766162553</text:p>
          </table:table-cell>
          <table:table-cell office:value-type="float" office:value="0.252075103557029" calcext:value-type="float">
            <text:p>0.25207510355702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9" calcext:value-type="float">
            <text:p>119</text:p>
          </table:table-cell>
          <table:table-cell office:value-type="float" office:value="30" calcext:value-type="float">
            <text:p>30</text:p>
          </table:table-cell>
          <table:table-cell office:value-type="float" office:value="0.0133092593239334" calcext:value-type="float">
            <text:p>0.013309259323933</text:p>
          </table:table-cell>
          <table:table-cell office:value-type="float" office:value="0.0863476845340746" calcext:value-type="float">
            <text:p>0.086347684534075</text:p>
          </table:table-cell>
          <table:table-cell office:value-type="float" office:value="0.308570124358862" calcext:value-type="float">
            <text:p>0.30857012435886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8" calcext:value-type="float">
            <text:p>88</text:p>
          </table:table-cell>
          <table:table-cell office:value-type="float" office:value="23" calcext:value-type="float">
            <text:p>23</text:p>
          </table:table-cell>
          <table:table-cell office:value-type="float" office:value="0.00587373263537161" calcext:value-type="float">
            <text:p>0.005873732635372</text:p>
          </table:table-cell>
          <table:table-cell office:value-type="float" office:value="0.0518652527633079" calcext:value-type="float">
            <text:p>0.051865252763308</text:p>
          </table:table-cell>
          <table:table-cell office:value-type="float" office:value="0.310156016307764" calcext:value-type="float">
            <text:p>0.3101560163077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9" calcext:value-type="float">
            <text:p>109</text:p>
          </table:table-cell>
          <table:table-cell office:value-type="float" office:value="28" calcext:value-type="float">
            <text:p>28</text:p>
          </table:table-cell>
          <table:table-cell office:value-type="float" office:value="0.000871190681669798" calcext:value-type="float">
            <text:p>0.00087119068167</text:p>
          </table:table-cell>
          <table:table-cell office:value-type="float" office:value="0.0430219118074431" calcext:value-type="float">
            <text:p>0.043021911807443</text:p>
          </table:table-cell>
          <table:table-cell office:value-type="float" office:value="0.217903252630246" calcext:value-type="float">
            <text:p>0.21790325263024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3" calcext:value-type="float">
            <text:p>73</text:p>
          </table:table-cell>
          <table:table-cell office:value-type="float" office:value="19" calcext:value-type="float">
            <text:p>19</text:p>
          </table:table-cell>
          <table:table-cell office:value-type="float" office:value="0.00237040824751519" calcext:value-type="float">
            <text:p>0.002370408247515</text:p>
          </table:table-cell>
          <table:table-cell office:value-type="float" office:value="0.0473675194422768" calcext:value-type="float">
            <text:p>0.047367519442277</text:p>
          </table:table-cell>
          <table:table-cell office:value-type="float" office:value="0.209883142592374" calcext:value-type="float">
            <text:p>0.20988314259237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0.0154990213649174" calcext:value-type="float">
            <text:p>0.015499021364917</text:p>
          </table:table-cell>
          <table:table-cell office:value-type="float" office:value="0.0885078908488263" calcext:value-type="float">
            <text:p>0.088507890848826</text:p>
          </table:table-cell>
          <table:table-cell office:value-type="float" office:value="0.251174017494671" calcext:value-type="float">
            <text:p>0.25117401749467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1" calcext:value-type="float">
            <text:p>111</text:p>
          </table:table-cell>
          <table:table-cell office:value-type="float" office:value="28" calcext:value-type="float">
            <text:p>28</text:p>
          </table:table-cell>
          <table:table-cell office:value-type="float" office:value="0.0285821715597043" calcext:value-type="float">
            <text:p>0.028582171559704</text:p>
          </table:table-cell>
          <table:table-cell office:value-type="float" office:value="0.0918576267536346" calcext:value-type="float">
            <text:p>0.091857626753635</text:p>
          </table:table-cell>
          <table:table-cell office:value-type="float" office:value="0.33304249768461" calcext:value-type="float">
            <text:p>0.3330424976846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2" calcext:value-type="float">
            <text:p>92</text:p>
          </table:table-cell>
          <table:table-cell office:value-type="float" office:value="24" calcext:value-type="float">
            <text:p>24</text:p>
          </table:table-cell>
          <table:table-cell office:value-type="float" office:value="0.017341850623563" calcext:value-type="float">
            <text:p>0.017341850623563</text:p>
          </table:table-cell>
          <table:table-cell office:value-type="float" office:value="0.0699548612980972" calcext:value-type="float">
            <text:p>0.069954861298097</text:p>
          </table:table-cell>
          <table:table-cell office:value-type="float" office:value="0.218470697202494" calcext:value-type="float">
            <text:p>0.21847069720249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0.00821569391191158" calcext:value-type="float">
            <text:p>0.008215693911912</text:p>
          </table:table-cell>
          <table:table-cell office:value-type="float" office:value="0.0530524889063671" calcext:value-type="float">
            <text:p>0.053052488906367</text:p>
          </table:table-cell>
          <table:table-cell office:value-type="float" office:value="0.359737437880484" calcext:value-type="float">
            <text:p>0.35973743788048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5" calcext:value-type="float">
            <text:p>85</text:p>
          </table:table-cell>
          <table:table-cell office:value-type="float" office:value="22" calcext:value-type="float">
            <text:p>22</text:p>
          </table:table-cell>
          <table:table-cell office:value-type="float" office:value="0.00950988963177557" calcext:value-type="float">
            <text:p>0.009509889631776</text:p>
          </table:table-cell>
          <table:table-cell office:value-type="float" office:value="0.0822581831910581" calcext:value-type="float">
            <text:p>0.082258183191058</text:p>
          </table:table-cell>
          <table:table-cell office:value-type="float" office:value="0.168560985992292" calcext:value-type="float">
            <text:p>0.16856098599229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3" calcext:value-type="float">
            <text:p>93</text:p>
          </table:table-cell>
          <table:table-cell office:value-type="float" office:value="24" calcext:value-type="float">
            <text:p>24</text:p>
          </table:table-cell>
          <table:table-cell office:value-type="float" office:value="0.00919615384571348" calcext:value-type="float">
            <text:p>0.009196153845713</text:p>
          </table:table-cell>
          <table:table-cell office:value-type="float" office:value="0.0705865507574977" calcext:value-type="float">
            <text:p>0.070586550757498</text:p>
          </table:table-cell>
          <table:table-cell office:value-type="float" office:value="0.198996956414942" calcext:value-type="float">
            <text:p>0.19899695641494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8" calcext:value-type="float">
            <text:p>98</text:p>
          </table:table-cell>
          <table:table-cell office:value-type="float" office:value="25" calcext:value-type="float">
            <text:p>25</text:p>
          </table:table-cell>
          <table:table-cell office:value-type="float" office:value="0.00296826768435177" calcext:value-type="float">
            <text:p>0.002968267684352</text:p>
          </table:table-cell>
          <table:table-cell office:value-type="float" office:value="0.0774630259205047" calcext:value-type="float">
            <text:p>0.077463025920505</text:p>
          </table:table-cell>
          <table:table-cell office:value-type="float" office:value="0.302013584230487" calcext:value-type="float">
            <text:p>0.30201358423048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2" calcext:value-type="float">
            <text:p>92</text:p>
          </table:table-cell>
          <table:table-cell office:value-type="float" office:value="23" calcext:value-type="float">
            <text:p>23</text:p>
          </table:table-cell>
          <table:table-cell office:value-type="float" office:value="0.00742028857975552" calcext:value-type="float">
            <text:p>0.007420288579756</text:p>
          </table:table-cell>
          <table:table-cell office:value-type="float" office:value="0.0829485936557354" calcext:value-type="float">
            <text:p>0.082948593655735</text:p>
          </table:table-cell>
          <table:table-cell office:value-type="float" office:value="0.182739545058608" calcext:value-type="float">
            <text:p>0.18273954505860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4" calcext:value-type="float">
            <text:p>104</text:p>
          </table:table-cell>
          <table:table-cell office:value-type="float" office:value="27" calcext:value-type="float">
            <text:p>27</text:p>
          </table:table-cell>
          <table:table-cell office:value-type="float" office:value="0.0286283603607702" calcext:value-type="float">
            <text:p>0.02862836036077</text:p>
          </table:table-cell>
          <table:table-cell office:value-type="float" office:value="0.0593094379412976" calcext:value-type="float">
            <text:p>0.059309437941298</text:p>
          </table:table-cell>
          <table:table-cell office:value-type="float" office:value="0.123424235904601" calcext:value-type="float">
            <text:p>0.12342423590460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6" calcext:value-type="float">
            <text:p>96</text:p>
          </table:table-cell>
          <table:table-cell office:value-type="float" office:value="25" calcext:value-type="float">
            <text:p>25</text:p>
          </table:table-cell>
          <table:table-cell office:value-type="float" office:value="0.020033087137786" calcext:value-type="float">
            <text:p>0.020033087137786</text:p>
          </table:table-cell>
          <table:table-cell office:value-type="float" office:value="0.0596653517392971" calcext:value-type="float">
            <text:p>0.059665351739297</text:p>
          </table:table-cell>
          <table:table-cell office:value-type="float" office:value="0.191174222919214" calcext:value-type="float">
            <text:p>0.19117422291921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0.00879909222211106" calcext:value-type="float">
            <text:p>0.008799092222111</text:p>
          </table:table-cell>
          <table:table-cell office:value-type="float" office:value="0.103124041516193" calcext:value-type="float">
            <text:p>0.103124041516193</text:p>
          </table:table-cell>
          <table:table-cell office:value-type="float" office:value="0.280628075096975" calcext:value-type="float">
            <text:p>0.28062807509697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float" office:value="0.000121053099006514" calcext:value-type="float">
            <text:p>0.000121053099007</text:p>
          </table:table-cell>
          <table:table-cell office:value-type="float" office:value="0.0267917746618502" calcext:value-type="float">
            <text:p>0.02679177466185</text:p>
          </table:table-cell>
          <table:table-cell office:value-type="float" office:value="0.150145067257757" calcext:value-type="float">
            <text:p>0.15014506725775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office:value-type="float" office:value="0.0169572643525665" calcext:value-type="float">
            <text:p>0.016957264352567</text:p>
          </table:table-cell>
          <table:table-cell office:value-type="float" office:value="0.0666628210014521" calcext:value-type="float">
            <text:p>0.066662821001452</text:p>
          </table:table-cell>
          <table:table-cell office:value-type="float" office:value="0.191172495071536" calcext:value-type="float">
            <text:p>0.19117249507153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0.022927463967816" calcext:value-type="float">
            <text:p>0.022927463967816</text:p>
          </table:table-cell>
          <table:table-cell office:value-type="float" office:value="0.0624332810528692" calcext:value-type="float">
            <text:p>0.062433281052869</text:p>
          </table:table-cell>
          <table:table-cell office:value-type="float" office:value="0.157099144728442" calcext:value-type="float">
            <text:p>0.15709914472844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2" calcext:value-type="float">
            <text:p>112</text:p>
          </table:table-cell>
          <table:table-cell office:value-type="float" office:value="29" calcext:value-type="float">
            <text:p>29</text:p>
          </table:table-cell>
          <table:table-cell office:value-type="float" office:value="0.0109462402283606" calcext:value-type="float">
            <text:p>0.010946240228361</text:p>
          </table:table-cell>
          <table:table-cell office:value-type="float" office:value="0.0728042824486977" calcext:value-type="float">
            <text:p>0.072804282448698</text:p>
          </table:table-cell>
          <table:table-cell office:value-type="float" office:value="0.220027536485448" calcext:value-type="float">
            <text:p>0.22002753648544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21" calcext:value-type="float">
            <text:p>21</text:p>
          </table:table-cell>
          <table:table-cell office:value-type="float" office:value="0.00379890881343103" calcext:value-type="float">
            <text:p>0.003798908813431</text:p>
          </table:table-cell>
          <table:table-cell office:value-type="float" office:value="0.0409153117510328" calcext:value-type="float">
            <text:p>0.040915311751033</text:p>
          </table:table-cell>
          <table:table-cell office:value-type="float" office:value="0.21547960824356" calcext:value-type="float">
            <text:p>0.2154796082435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office:value-type="float" office:value="0.0149245926394028" calcext:value-type="float">
            <text:p>0.014924592639403</text:p>
          </table:table-cell>
          <table:table-cell office:value-type="float" office:value="0.0687931431956527" calcext:value-type="float">
            <text:p>0.068793143195653</text:p>
          </table:table-cell>
          <table:table-cell office:value-type="float" office:value="0.143962734369279" calcext:value-type="float">
            <text:p>0.14396273436927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float" office:value="0.00542833178339236" calcext:value-type="float">
            <text:p>0.005428331783392</text:p>
          </table:table-cell>
          <table:table-cell office:value-type="float" office:value="0.0460401993876253" calcext:value-type="float">
            <text:p>0.046040199387625</text:p>
          </table:table-cell>
          <table:table-cell office:value-type="float" office:value="0.153407846612199" calcext:value-type="float">
            <text:p>0.15340784661219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4" calcext:value-type="float">
            <text:p>84</text:p>
          </table:table-cell>
          <table:table-cell office:value-type="float" office:value="22" calcext:value-type="float">
            <text:p>22</text:p>
          </table:table-cell>
          <table:table-cell office:value-type="float" office:value="0.0276439510820468" calcext:value-type="float">
            <text:p>0.027643951082047</text:p>
          </table:table-cell>
          <table:table-cell office:value-type="float" office:value="0.0578235259357481" calcext:value-type="float">
            <text:p>0.057823525935748</text:p>
          </table:table-cell>
          <table:table-cell office:value-type="float" office:value="0.130025422521698" calcext:value-type="float">
            <text:p>0.13002542252169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0.0165436915961971" calcext:value-type="float">
            <text:p>0.016543691596197</text:p>
          </table:table-cell>
          <table:table-cell office:value-type="float" office:value="0.0301706079576015" calcext:value-type="float">
            <text:p>0.030170607957602</text:p>
          </table:table-cell>
          <table:table-cell office:value-type="float" office:value="0.142912173719215" calcext:value-type="float">
            <text:p>0.14291217371921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office:value-type="float" office:value="0.0098362647093195" calcext:value-type="float">
            <text:p>0.00983626470932</text:p>
          </table:table-cell>
          <table:table-cell office:value-type="float" office:value="0.0478905456827959" calcext:value-type="float">
            <text:p>0.047890545682796</text:p>
          </table:table-cell>
          <table:table-cell office:value-type="float" office:value="0.147832300724937" calcext:value-type="float">
            <text:p>0.14783230072493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0.00864661422688998" calcext:value-type="float">
            <text:p>0.00864661422689</text:p>
          </table:table-cell>
          <table:table-cell office:value-type="float" office:value="0.0460400476976355" calcext:value-type="float">
            <text:p>0.046040047697636</text:p>
          </table:table-cell>
          <table:table-cell office:value-type="float" office:value="0.0857576153134765" calcext:value-type="float">
            <text:p>0.08575761531347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0.0317074918001869" calcext:value-type="float">
            <text:p>0.031707491800187</text:p>
          </table:table-cell>
          <table:table-cell office:value-type="float" office:value="0.0739995942467858" calcext:value-type="float">
            <text:p>0.073999594246786</text:p>
          </table:table-cell>
          <table:table-cell office:value-type="float" office:value="0.152119497035458" calcext:value-type="float">
            <text:p>0.15211949703545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0.0142765803167431" calcext:value-type="float">
            <text:p>0.014276580316743</text:p>
          </table:table-cell>
          <table:table-cell office:value-type="float" office:value="0.0615017655823358" calcext:value-type="float">
            <text:p>0.061501765582336</text:p>
          </table:table-cell>
          <table:table-cell office:value-type="float" office:value="0.127668923848074" calcext:value-type="float">
            <text:p>0.12766892384807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0.0271482540923848" calcext:value-type="float">
            <text:p>0.027148254092385</text:p>
          </table:table-cell>
          <table:table-cell office:value-type="float" office:value="0.0581788808382634" calcext:value-type="float">
            <text:p>0.058178880838263</text:p>
          </table:table-cell>
          <table:table-cell office:value-type="float" office:value="0.116198453361427" calcext:value-type="float">
            <text:p>0.11619845336142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office:value-type="float" office:value="0.0417549564937445" calcext:value-type="float">
            <text:p>0.041754956493745</text:p>
          </table:table-cell>
          <table:table-cell office:value-type="float" office:value="0.0645708118482515" calcext:value-type="float">
            <text:p>0.064570811848252</text:p>
          </table:table-cell>
          <table:table-cell office:value-type="float" office:value="0.174149640469626" calcext:value-type="float">
            <text:p>0.17414964046962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2" calcext:value-type="float">
            <text:p>92</text:p>
          </table:table-cell>
          <table:table-cell office:value-type="float" office:value="24" calcext:value-type="float">
            <text:p>24</text:p>
          </table:table-cell>
          <table:table-cell office:value-type="float" office:value="0.0133728635747739" calcext:value-type="float">
            <text:p>0.013372863574774</text:p>
          </table:table-cell>
          <table:table-cell office:value-type="float" office:value="0.0480600323311501" calcext:value-type="float">
            <text:p>0.04806003233115</text:p>
          </table:table-cell>
          <table:table-cell office:value-type="float" office:value="0.1326001993466" calcext:value-type="float">
            <text:p>0.132600199346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3" calcext:value-type="float">
            <text:p>93</text:p>
          </table:table-cell>
          <table:table-cell office:value-type="float" office:value="24" calcext:value-type="float">
            <text:p>24</text:p>
          </table:table-cell>
          <table:table-cell office:value-type="float" office:value="0.0183245753161245" calcext:value-type="float">
            <text:p>0.018324575316125</text:p>
          </table:table-cell>
          <table:table-cell office:value-type="float" office:value="0.0691702792358898" calcext:value-type="float">
            <text:p>0.06917027923589</text:p>
          </table:table-cell>
          <table:table-cell office:value-type="float" office:value="0.248474226953777" calcext:value-type="float">
            <text:p>0.24847422695377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7" calcext:value-type="float">
            <text:p>97</text:p>
          </table:table-cell>
          <table:table-cell office:value-type="float" office:value="25" calcext:value-type="float">
            <text:p>25</text:p>
          </table:table-cell>
          <table:table-cell office:value-type="float" office:value="0.0196723713326002" calcext:value-type="float">
            <text:p>0.0196723713326</text:p>
          </table:table-cell>
          <table:table-cell office:value-type="float" office:value="0.0636764903804364" calcext:value-type="float">
            <text:p>0.063676490380436</text:p>
          </table:table-cell>
          <table:table-cell office:value-type="float" office:value="0.207296644135509" calcext:value-type="float">
            <text:p>0.20729664413550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3" calcext:value-type="float">
            <text:p>93</text:p>
          </table:table-cell>
          <table:table-cell office:value-type="float" office:value="24" calcext:value-type="float">
            <text:p>24</text:p>
          </table:table-cell>
          <table:table-cell office:value-type="float" office:value="0.00900113945359682" calcext:value-type="float">
            <text:p>0.009001139453597</text:p>
          </table:table-cell>
          <table:table-cell office:value-type="float" office:value="0.045052665141222" calcext:value-type="float">
            <text:p>0.045052665141222</text:p>
          </table:table-cell>
          <table:table-cell office:value-type="float" office:value="0.143386923402356" calcext:value-type="float">
            <text:p>0.14338692340235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0.017677778585972" calcext:value-type="float">
            <text:p>0.017677778585972</text:p>
          </table:table-cell>
          <table:table-cell office:value-type="float" office:value="0.10936753035258" calcext:value-type="float">
            <text:p>0.10936753035258</text:p>
          </table:table-cell>
          <table:table-cell office:value-type="float" office:value="0.18789201556267" calcext:value-type="float">
            <text:p>0.1878920155626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0.0366413240973481" calcext:value-type="float">
            <text:p>0.036641324097348</text:p>
          </table:table-cell>
          <table:table-cell office:value-type="float" office:value="0.0671385262754452" calcext:value-type="float">
            <text:p>0.067138526275445</text:p>
          </table:table-cell>
          <table:table-cell office:value-type="float" office:value="0.228365951908669" calcext:value-type="float">
            <text:p>0.22836595190866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0.0255800440812556" calcext:value-type="float">
            <text:p>0.025580044081256</text:p>
          </table:table-cell>
          <table:table-cell office:value-type="float" office:value="0.0609969819164296" calcext:value-type="float">
            <text:p>0.06099698191643</text:p>
          </table:table-cell>
          <table:table-cell office:value-type="float" office:value="0.139983715376914" calcext:value-type="float">
            <text:p>0.13998371537691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0.00112118500915026" calcext:value-type="float">
            <text:p>0.00112118500915</text:p>
          </table:table-cell>
          <table:table-cell office:value-type="float" office:value="0.0669413297806176" calcext:value-type="float">
            <text:p>0.066941329780618</text:p>
          </table:table-cell>
          <table:table-cell office:value-type="float" office:value="0.230908896218187" calcext:value-type="float">
            <text:p>0.23090889621818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0.000507572756710095" calcext:value-type="float">
            <text:p>0.00050757275671</text:p>
          </table:table-cell>
          <table:table-cell office:value-type="float" office:value="0.0717229813421211" calcext:value-type="float">
            <text:p>0.071722981342121</text:p>
          </table:table-cell>
          <table:table-cell office:value-type="float" office:value="0.150833216363552" calcext:value-type="float">
            <text:p>0.15083321636355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8" calcext:value-type="float">
            <text:p>98</text:p>
          </table:table-cell>
          <table:table-cell office:value-type="float" office:value="25" calcext:value-type="float">
            <text:p>25</text:p>
          </table:table-cell>
          <table:table-cell office:value-type="float" office:value="0.0011468664796529" calcext:value-type="float">
            <text:p>0.001146866479653</text:p>
          </table:table-cell>
          <table:table-cell office:value-type="float" office:value="0.0543908759122416" calcext:value-type="float">
            <text:p>0.054390875912242</text:p>
          </table:table-cell>
          <table:table-cell office:value-type="float" office:value="0.105897218966712" calcext:value-type="float">
            <text:p>0.10589721896671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20" calcext:value-type="float">
            <text:p>120</text:p>
          </table:table-cell>
          <table:table-cell office:value-type="float" office:value="31" calcext:value-type="float">
            <text:p>31</text:p>
          </table:table-cell>
          <table:table-cell office:value-type="float" office:value="0.00363775405596585" calcext:value-type="float">
            <text:p>0.003637754055966</text:p>
          </table:table-cell>
          <table:table-cell office:value-type="float" office:value="0.0644841164015913" calcext:value-type="float">
            <text:p>0.064484116401591</text:p>
          </table:table-cell>
          <table:table-cell office:value-type="float" office:value="0.274008277293862" calcext:value-type="float">
            <text:p>0.27400827729386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0.00716482546320885" calcext:value-type="float">
            <text:p>0.007164825463209</text:p>
          </table:table-cell>
          <table:table-cell office:value-type="float" office:value="0.0220583616492596" calcext:value-type="float">
            <text:p>0.02205836164926</text:p>
          </table:table-cell>
          <table:table-cell office:value-type="float" office:value="0.207513890201869" calcext:value-type="float">
            <text:p>0.20751389020186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3" calcext:value-type="float">
            <text:p>113</text:p>
          </table:table-cell>
          <table:table-cell office:value-type="float" office:value="29" calcext:value-type="float">
            <text:p>29</text:p>
          </table:table-cell>
          <table:table-cell office:value-type="float" office:value="0.0386603133547738" calcext:value-type="float">
            <text:p>0.038660313354774</text:p>
          </table:table-cell>
          <table:table-cell office:value-type="float" office:value="0.0658489667568733" calcext:value-type="float">
            <text:p>0.065848966756873</text:p>
          </table:table-cell>
          <table:table-cell office:value-type="float" office:value="0.12114562091425" calcext:value-type="float">
            <text:p>0.1211456209142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 office:value-type="float" office:value="0.000591564919241172" calcext:value-type="float">
            <text:p>0.000591564919241</text:p>
          </table:table-cell>
          <table:table-cell office:value-type="float" office:value="0.0527305812132774" calcext:value-type="float">
            <text:p>0.052730581213278</text:p>
          </table:table-cell>
          <table:table-cell office:value-type="float" office:value="0.160971239183631" calcext:value-type="float">
            <text:p>0.16097123918363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8" calcext:value-type="float">
            <text:p>88</text:p>
          </table:table-cell>
          <table:table-cell office:value-type="float" office:value="22" calcext:value-type="float">
            <text:p>22</text:p>
          </table:table-cell>
          <table:table-cell office:value-type="float" office:value="0.0078798045456373" calcext:value-type="float">
            <text:p>0.007879804545637</text:p>
          </table:table-cell>
          <table:table-cell office:value-type="float" office:value="0.0597346933160002" calcext:value-type="float">
            <text:p>0.059734693316</text:p>
          </table:table-cell>
          <table:table-cell office:value-type="float" office:value="0.195748736661399" calcext:value-type="float">
            <text:p>0.19574873666139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0.00475149860817614" calcext:value-type="float">
            <text:p>0.004751498608176</text:p>
          </table:table-cell>
          <table:table-cell office:value-type="float" office:value="0.0389406372739817" calcext:value-type="float">
            <text:p>0.038940637273982</text:p>
          </table:table-cell>
          <table:table-cell office:value-type="float" office:value="0.145418942741599" calcext:value-type="float">
            <text:p>0.14541894274159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4" calcext:value-type="float">
            <text:p>84</text:p>
          </table:table-cell>
          <table:table-cell office:value-type="float" office:value="22" calcext:value-type="float">
            <text:p>22</text:p>
          </table:table-cell>
          <table:table-cell office:value-type="float" office:value="0.000437739071947649" calcext:value-type="float">
            <text:p>0.000437739071948</text:p>
          </table:table-cell>
          <table:table-cell office:value-type="float" office:value="0.0443262277275569" calcext:value-type="float">
            <text:p>0.044326227727557</text:p>
          </table:table-cell>
          <table:table-cell office:value-type="float" office:value="0.0810616295501292" calcext:value-type="float">
            <text:p>0.081061629550129</text:p>
          </table:table-cell>
        </table:table-row>
        <table:table-row table:style-name="ro1">
          <table:table-cell table:number-columns-repeated="2"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0.0140639041721369" calcext:value-type="float">
            <text:p>0.014063904172137</text:p>
          </table:table-cell>
          <table:table-cell office:value-type="float" office:value="0.0329123291498328" calcext:value-type="float">
            <text:p>0.032912329149833</text:p>
          </table:table-cell>
          <table:table-cell office:value-type="float" office:value="0.0926178891710095" calcext:value-type="float">
            <text:p>0.0926178891710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office:value-type="float" office:value="0.0118032881498651" calcext:value-type="float">
            <text:p>0.011803288149865</text:p>
          </table:table-cell>
          <table:table-cell office:value-type="float" office:value="0.0429145157434654" calcext:value-type="float">
            <text:p>0.042914515743465</text:p>
          </table:table-cell>
          <table:table-cell office:value-type="float" office:value="0.122071889047057" calcext:value-type="float">
            <text:p>0.12207188904705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0.0299493395385758" calcext:value-type="float">
            <text:p>0.029949339538576</text:p>
          </table:table-cell>
          <table:table-cell office:value-type="float" office:value="0.0489731443645455" calcext:value-type="float">
            <text:p>0.048973144364546</text:p>
          </table:table-cell>
          <table:table-cell office:value-type="float" office:value="0.117764369379604" calcext:value-type="float">
            <text:p>0.11776436937960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0.0221109703054799" calcext:value-type="float">
            <text:p>0.02211097030548</text:p>
          </table:table-cell>
          <table:table-cell office:value-type="float" office:value="0.0862864746627822" calcext:value-type="float">
            <text:p>0.086286474662782</text:p>
          </table:table-cell>
          <table:table-cell office:value-type="float" office:value="0.163348860291903" calcext:value-type="float">
            <text:p>0.16334886029190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9" calcext:value-type="float">
            <text:p>99</text:p>
          </table:table-cell>
          <table:table-cell office:value-type="float" office:value="25" calcext:value-type="float">
            <text:p>25</text:p>
          </table:table-cell>
          <table:table-cell office:value-type="float" office:value="0.0106624257847879" calcext:value-type="float">
            <text:p>0.010662425784788</text:p>
          </table:table-cell>
          <table:table-cell office:value-type="float" office:value="0.0541693760491915" calcext:value-type="float">
            <text:p>0.054169376049192</text:p>
          </table:table-cell>
          <table:table-cell office:value-type="float" office:value="0.103923132680657" calcext:value-type="float">
            <text:p>0.10392313268065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2" calcext:value-type="float">
            <text:p>112</text:p>
          </table:table-cell>
          <table:table-cell office:value-type="float" office:value="28" calcext:value-type="float">
            <text:p>28</text:p>
          </table:table-cell>
          <table:table-cell office:value-type="float" office:value="0.01183692655187" calcext:value-type="float">
            <text:p>0.01183692655187</text:p>
          </table:table-cell>
          <table:table-cell office:value-type="float" office:value="0.061357016990308" calcext:value-type="float">
            <text:p>0.061357016990308</text:p>
          </table:table-cell>
          <table:table-cell office:value-type="float" office:value="0.175920907222511" calcext:value-type="float">
            <text:p>0.175920907222511</text:p>
          </table:table-cell>
        </table:table-row>
        <table:table-row table:style-name="ro1">
          <table:table-cell table:number-columns-repeated="2" office:value-type="float" office:value="71" calcext:value-type="float">
            <text:p>71</text:p>
          </table:table-cell>
          <table:table-cell office:value-type="float" office:value="18" calcext:value-type="float">
            <text:p>18</text:p>
          </table:table-cell>
          <table:table-cell office:value-type="float" office:value="0.00832419396219186" calcext:value-type="float">
            <text:p>0.008324193962192</text:p>
          </table:table-cell>
          <table:table-cell office:value-type="float" office:value="0.0405030382195642" calcext:value-type="float">
            <text:p>0.040503038219564</text:p>
          </table:table-cell>
          <table:table-cell office:value-type="float" office:value="0.104784177473796" calcext:value-type="float">
            <text:p>0.10478417747379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5" calcext:value-type="float">
            <text:p>115</text:p>
          </table:table-cell>
          <table:table-cell office:value-type="float" office:value="29" calcext:value-type="float">
            <text:p>29</text:p>
          </table:table-cell>
          <table:table-cell office:value-type="float" office:value="0.014532186678986" calcext:value-type="float">
            <text:p>0.014532186678986</text:p>
          </table:table-cell>
          <table:table-cell office:value-type="float" office:value="0.0539155357900981" calcext:value-type="float">
            <text:p>0.053915535790098</text:p>
          </table:table-cell>
          <table:table-cell office:value-type="float" office:value="0.19453882420539" calcext:value-type="float">
            <text:p>0.1945388242053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21" calcext:value-type="float">
            <text:p>21</text:p>
          </table:table-cell>
          <table:table-cell office:value-type="float" office:value="0.0155722747654978" calcext:value-type="float">
            <text:p>0.015572274765498</text:p>
          </table:table-cell>
          <table:table-cell office:value-type="float" office:value="0.0336869181724473" calcext:value-type="float">
            <text:p>0.033686918172447</text:p>
          </table:table-cell>
          <table:table-cell office:value-type="float" office:value="0.0861446988352242" calcext:value-type="float">
            <text:p>0.08614469883522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0.0247297330082902" calcext:value-type="float">
            <text:p>0.02472973300829</text:p>
          </table:table-cell>
          <table:table-cell office:value-type="float" office:value="0.063776660923708" calcext:value-type="float">
            <text:p>0.063776660923708</text:p>
          </table:table-cell>
          <table:table-cell office:value-type="float" office:value="0.164524801290861" calcext:value-type="float">
            <text:p>0.16452480129086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8" calcext:value-type="float">
            <text:p>88</text:p>
          </table:table-cell>
          <table:table-cell office:value-type="float" office:value="23" calcext:value-type="float">
            <text:p>23</text:p>
          </table:table-cell>
          <table:table-cell office:value-type="float" office:value="0.0160707714332802" calcext:value-type="float">
            <text:p>0.01607077143328</text:p>
          </table:table-cell>
          <table:table-cell office:value-type="float" office:value="0.0584114998160768" calcext:value-type="float">
            <text:p>0.058411499816077</text:p>
          </table:table-cell>
          <table:table-cell office:value-type="float" office:value="0.206157628739395" calcext:value-type="float">
            <text:p>0.20615762873939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2" calcext:value-type="float">
            <text:p>112</text:p>
          </table:table-cell>
          <table:table-cell office:value-type="float" office:value="28" calcext:value-type="float">
            <text:p>28</text:p>
          </table:table-cell>
          <table:table-cell office:value-type="float" office:value="0.0124127354920094" calcext:value-type="float">
            <text:p>0.012412735492009</text:p>
          </table:table-cell>
          <table:table-cell office:value-type="float" office:value="0.0514682470354575" calcext:value-type="float">
            <text:p>0.051468247035458</text:p>
          </table:table-cell>
          <table:table-cell office:value-type="float" office:value="0.145628696754739" calcext:value-type="float">
            <text:p>0.14562869675473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office:value-type="float" office:value="0.00358177017814254" calcext:value-type="float">
            <text:p>0.003581770178143</text:p>
          </table:table-cell>
          <table:table-cell office:value-type="float" office:value="0.0495721703028099" calcext:value-type="float">
            <text:p>0.04957217030281</text:p>
          </table:table-cell>
          <table:table-cell office:value-type="float" office:value="0.122630541166946" calcext:value-type="float">
            <text:p>0.12263054116694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float" office:value="18" calcext:value-type="float">
            <text:p>18</text:p>
          </table:table-cell>
          <table:table-cell office:value-type="float" office:value="0.0193903876936322" calcext:value-type="float">
            <text:p>0.019390387693632</text:p>
          </table:table-cell>
          <table:table-cell office:value-type="float" office:value="0.0392836803947608" calcext:value-type="float">
            <text:p>0.039283680394761</text:p>
          </table:table-cell>
          <table:table-cell office:value-type="float" office:value="0.0904874413357087" calcext:value-type="float">
            <text:p>0.09048744133570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office:value-type="float" office:value="0.0149039222129657" calcext:value-type="float">
            <text:p>0.014903922212966</text:p>
          </table:table-cell>
          <table:table-cell office:value-type="float" office:value="0.0542473878410739" calcext:value-type="float">
            <text:p>0.054247387841074</text:p>
          </table:table-cell>
          <table:table-cell office:value-type="float" office:value="0.202689991072609" calcext:value-type="float">
            <text:p>0.20268999107260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float" office:value="0.00209474198844783" calcext:value-type="float">
            <text:p>0.002094741988448</text:p>
          </table:table-cell>
          <table:table-cell office:value-type="float" office:value="0.0317113433704951" calcext:value-type="float">
            <text:p>0.031711343370495</text:p>
          </table:table-cell>
          <table:table-cell office:value-type="float" office:value="0.0841855332851841" calcext:value-type="float">
            <text:p>0.08418553328518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  <table:table-cell office:value-type="float" office:value="22" calcext:value-type="float">
            <text:p>22</text:p>
          </table:table-cell>
          <table:table-cell office:value-type="float" office:value="0.0205283678866258" calcext:value-type="float">
            <text:p>0.020528367886626</text:p>
          </table:table-cell>
          <table:table-cell office:value-type="float" office:value="0.0500273496504773" calcext:value-type="float">
            <text:p>0.050027349650477</text:p>
          </table:table-cell>
          <table:table-cell office:value-type="float" office:value="0.10627643317109" calcext:value-type="float">
            <text:p>0.1062764331710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office:value-type="float" office:value="23" calcext:value-type="float">
            <text:p>23</text:p>
          </table:table-cell>
          <table:table-cell office:value-type="float" office:value="0.00202846185016686" calcext:value-type="float">
            <text:p>0.002028461850167</text:p>
          </table:table-cell>
          <table:table-cell office:value-type="float" office:value="0.0300482655043341" calcext:value-type="float">
            <text:p>0.030048265504334</text:p>
          </table:table-cell>
          <table:table-cell office:value-type="float" office:value="0.0690818655023071" calcext:value-type="float">
            <text:p>0.06908186550230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2" calcext:value-type="float">
            <text:p>92</text:p>
          </table:table-cell>
          <table:table-cell office:value-type="float" office:value="23" calcext:value-type="float">
            <text:p>23</text:p>
          </table:table-cell>
          <table:table-cell office:value-type="float" office:value="0.0162485176190066" calcext:value-type="float">
            <text:p>0.016248517619007</text:p>
          </table:table-cell>
          <table:table-cell office:value-type="float" office:value="0.0394017919562627" calcext:value-type="float">
            <text:p>0.039401791956263</text:p>
          </table:table-cell>
          <table:table-cell office:value-type="float" office:value="0.0915396422466616" calcext:value-type="float">
            <text:p>0.09153964224666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0.0191399634272802" calcext:value-type="float">
            <text:p>0.01913996342728</text:p>
          </table:table-cell>
          <table:table-cell office:value-type="float" office:value="0.0280335903369572" calcext:value-type="float">
            <text:p>0.028033590336957</text:p>
          </table:table-cell>
          <table:table-cell office:value-type="float" office:value="0.0721596282711603" calcext:value-type="float">
            <text:p>0.0721596282711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24" calcext:value-type="float">
            <text:p>24</text:p>
          </table:table-cell>
          <table:table-cell office:value-type="float" office:value="0.00530301770459385" calcext:value-type="float">
            <text:p>0.005303017704594</text:p>
          </table:table-cell>
          <table:table-cell office:value-type="float" office:value="0.0355625100947827" calcext:value-type="float">
            <text:p>0.035562510094783</text:p>
          </table:table-cell>
          <table:table-cell office:value-type="float" office:value="0.105965606293776" calcext:value-type="float">
            <text:p>0.10596560629377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office:value-type="float" office:value="0.00627252024458792" calcext:value-type="float">
            <text:p>0.006272520244588</text:p>
          </table:table-cell>
          <table:table-cell office:value-type="float" office:value="0.0369241880682874" calcext:value-type="float">
            <text:p>0.036924188068287</text:p>
          </table:table-cell>
          <table:table-cell office:value-type="float" office:value="0.0883834728443422" calcext:value-type="float">
            <text:p>0.08838347284434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3" calcext:value-type="float">
            <text:p>103</text:p>
          </table:table-cell>
          <table:table-cell office:value-type="float" office:value="26" calcext:value-type="float">
            <text:p>26</text:p>
          </table:table-cell>
          <table:table-cell office:value-type="float" office:value="0.000553242060394865" calcext:value-type="float">
            <text:p>0.000553242060395</text:p>
          </table:table-cell>
          <table:table-cell office:value-type="float" office:value="0.0486642316037004" calcext:value-type="float">
            <text:p>0.048664231603701</text:p>
          </table:table-cell>
          <table:table-cell office:value-type="float" office:value="0.100455364981147" calcext:value-type="float">
            <text:p>0.10045536498114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0.0204488344529047" calcext:value-type="float">
            <text:p>0.020448834452905</text:p>
          </table:table-cell>
          <table:table-cell office:value-type="float" office:value="0.041157741876092" calcext:value-type="float">
            <text:p>0.041157741876092</text:p>
          </table:table-cell>
          <table:table-cell office:value-type="float" office:value="0.100188083884523" calcext:value-type="float">
            <text:p>0.10018808388452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4" calcext:value-type="float">
            <text:p>104</text:p>
          </table:table-cell>
          <table:table-cell office:value-type="float" office:value="27" calcext:value-type="float">
            <text:p>27</text:p>
          </table:table-cell>
          <table:table-cell office:value-type="float" office:value="0.00255547407102452" calcext:value-type="float">
            <text:p>0.002555474071025</text:p>
          </table:table-cell>
          <table:table-cell office:value-type="float" office:value="0.0503142718076898" calcext:value-type="float">
            <text:p>0.05031427180769</text:p>
          </table:table-cell>
          <table:table-cell office:value-type="float" office:value="0.106551790496747" calcext:value-type="float">
            <text:p>0.106551790496747</text:p>
          </table:table-cell>
        </table:table-row>
        <table:table-row table:style-name="ro1">
          <table:table-cell table:number-columns-repeated="2"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office:value-type="float" office:value="0.00684057045824382" calcext:value-type="float">
            <text:p>0.006840570458244</text:p>
          </table:table-cell>
          <table:table-cell office:value-type="float" office:value="0.0451440576997451" calcext:value-type="float">
            <text:p>0.045144057699745</text:p>
          </table:table-cell>
          <table:table-cell office:value-type="float" office:value="0.15103476778664" calcext:value-type="float">
            <text:p>0.1510347677866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office:value-type="float" office:value="0.00529540998579081" calcext:value-type="float">
            <text:p>0.005295409985791</text:p>
          </table:table-cell>
          <table:table-cell office:value-type="float" office:value="0.0265857422241281" calcext:value-type="float">
            <text:p>0.026585742224128</text:p>
          </table:table-cell>
          <table:table-cell office:value-type="float" office:value="0.0644598774581898" calcext:value-type="float">
            <text:p>0.0644598774581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7" calcext:value-type="float">
            <text:p>97</text:p>
          </table:table-cell>
          <table:table-cell office:value-type="float" office:value="25" calcext:value-type="float">
            <text:p>25</text:p>
          </table:table-cell>
          <table:table-cell office:value-type="float" office:value="0.00901017917949087" calcext:value-type="float">
            <text:p>0.009010179179491</text:p>
          </table:table-cell>
          <table:table-cell office:value-type="float" office:value="0.0511811840950987" calcext:value-type="float">
            <text:p>0.051181184095099</text:p>
          </table:table-cell>
          <table:table-cell office:value-type="float" office:value="0.209352042363567" calcext:value-type="float">
            <text:p>0.20935204236356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24" calcext:value-type="float">
            <text:p>24</text:p>
          </table:table-cell>
          <table:table-cell office:value-type="float" office:value="0.00842161230814797" calcext:value-type="float">
            <text:p>0.008421612308148</text:p>
          </table:table-cell>
          <table:table-cell office:value-type="float" office:value="0.0448281906073827" calcext:value-type="float">
            <text:p>0.044828190607383</text:p>
          </table:table-cell>
          <table:table-cell office:value-type="float" office:value="0.0984260954774009" calcext:value-type="float">
            <text:p>0.09842609547740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0.0207924617957979" calcext:value-type="float">
            <text:p>0.020792461795798</text:p>
          </table:table-cell>
          <table:table-cell office:value-type="float" office:value="0.0444106392436713" calcext:value-type="float">
            <text:p>0.044410639243671</text:p>
          </table:table-cell>
          <table:table-cell office:value-type="float" office:value="0.121186690307126" calcext:value-type="float">
            <text:p>0.12118669030712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0.00793465140569716" calcext:value-type="float">
            <text:p>0.007934651405697</text:p>
          </table:table-cell>
          <table:table-cell office:value-type="float" office:value="0.0269708822106497" calcext:value-type="float">
            <text:p>0.02697088221065</text:p>
          </table:table-cell>
          <table:table-cell office:value-type="float" office:value="0.075707132346695" calcext:value-type="float">
            <text:p>0.07570713234669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office:value-type="float" office:value="0.0274214853081959" calcext:value-type="float">
            <text:p>0.027421485308196</text:p>
          </table:table-cell>
          <table:table-cell office:value-type="float" office:value="0.0520300972238265" calcext:value-type="float">
            <text:p>0.052030097223827</text:p>
          </table:table-cell>
          <table:table-cell office:value-type="float" office:value="0.0942274277649576" calcext:value-type="float">
            <text:p>0.09422742776495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0.00333830101971566" calcext:value-type="float">
            <text:p>0.003338301019716</text:p>
          </table:table-cell>
          <table:table-cell office:value-type="float" office:value="0.0585177487847121" calcext:value-type="float">
            <text:p>0.058517748784712</text:p>
          </table:table-cell>
          <table:table-cell office:value-type="float" office:value="0.171097048666211" calcext:value-type="float">
            <text:p>0.17109704866621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3" calcext:value-type="float">
            <text:p>93</text:p>
          </table:table-cell>
          <table:table-cell office:value-type="float" office:value="24" calcext:value-type="float">
            <text:p>24</text:p>
          </table:table-cell>
          <table:table-cell office:value-type="float" office:value="0.0302601901916138" calcext:value-type="float">
            <text:p>0.030260190191614</text:p>
          </table:table-cell>
          <table:table-cell office:value-type="float" office:value="0.0501677753721576" calcext:value-type="float">
            <text:p>0.050167775372158</text:p>
          </table:table-cell>
          <table:table-cell office:value-type="float" office:value="0.0882259240711923" calcext:value-type="float">
            <text:p>0.08822592407119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25" calcext:value-type="float">
            <text:p>25</text:p>
          </table:table-cell>
          <table:table-cell office:value-type="float" office:value="0.00155588902533266" calcext:value-type="float">
            <text:p>0.001555889025333</text:p>
          </table:table-cell>
          <table:table-cell office:value-type="float" office:value="0.0406129897092932" calcext:value-type="float">
            <text:p>0.040612989709293</text:p>
          </table:table-cell>
          <table:table-cell office:value-type="float" office:value="0.0875803673474064" calcext:value-type="float">
            <text:p>0.08758036734740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office:value-type="float" office:value="22" calcext:value-type="float">
            <text:p>22</text:p>
          </table:table-cell>
          <table:table-cell office:value-type="float" office:value="0.00255610346919433" calcext:value-type="float">
            <text:p>0.002556103469194</text:p>
          </table:table-cell>
          <table:table-cell office:value-type="float" office:value="0.0401666463168033" calcext:value-type="float">
            <text:p>0.040166646316803</text:p>
          </table:table-cell>
          <table:table-cell office:value-type="float" office:value="0.133672010517624" calcext:value-type="float">
            <text:p>0.13367201051762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  <table:table-cell office:value-type="float" office:value="0.00695435567055069" calcext:value-type="float">
            <text:p>0.006954355670551</text:p>
          </table:table-cell>
          <table:table-cell office:value-type="float" office:value="0.042542199176644" calcext:value-type="float">
            <text:p>0.042542199176644</text:p>
          </table:table-cell>
          <table:table-cell office:value-type="float" office:value="0.0811174262354125" calcext:value-type="float">
            <text:p>0.081117426235413</text:p>
          </table:table-cell>
        </table:table-row>
        <table:table-row table:style-name="ro1">
          <table:table-cell table:number-columns-repeated="2"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office:value-type="float" office:value="0.00845477547074089" calcext:value-type="float">
            <text:p>0.008454775470741</text:p>
          </table:table-cell>
          <table:table-cell office:value-type="float" office:value="0.046625829663382" calcext:value-type="float">
            <text:p>0.046625829663382</text:p>
          </table:table-cell>
          <table:table-cell office:value-type="float" office:value="0.102418388063494" calcext:value-type="float">
            <text:p>0.10241838806349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0.0162719330816866" calcext:value-type="float">
            <text:p>0.016271933081687</text:p>
          </table:table-cell>
          <table:table-cell office:value-type="float" office:value="0.0357767621402967" calcext:value-type="float">
            <text:p>0.035776762140297</text:p>
          </table:table-cell>
          <table:table-cell office:value-type="float" office:value="0.0690003627289702" calcext:value-type="float">
            <text:p>0.0690003627289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99" calcext:value-type="float">
            <text:p>99</text:p>
          </table:table-cell>
          <table:table-cell office:value-type="float" office:value="25" calcext:value-type="float">
            <text:p>25</text:p>
          </table:table-cell>
          <table:table-cell office:value-type="float" office:value="0.00499323399212459" calcext:value-type="float">
            <text:p>0.004993233992125</text:p>
          </table:table-cell>
          <table:table-cell office:value-type="float" office:value="0.039230330274489" calcext:value-type="float">
            <text:p>0.039230330274489</text:p>
          </table:table-cell>
          <table:table-cell office:value-type="float" office:value="0.0831149136089934" calcext:value-type="float">
            <text:p>0.08311491360899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  <table:table-cell office:value-type="float" office:value="0.000338473924410665" calcext:value-type="float">
            <text:p>0.000338473924411</text:p>
          </table:table-cell>
          <table:table-cell office:value-type="float" office:value="0.0452453377595366" calcext:value-type="float">
            <text:p>0.045245337759537</text:p>
          </table:table-cell>
          <table:table-cell office:value-type="float" office:value="0.143529145643186" calcext:value-type="float">
            <text:p>0.14352914564318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71" calcext:value-type="float">
            <text:p>71</text:p>
          </table:table-cell>
          <table:table-cell office:value-type="float" office:value="18" calcext:value-type="float">
            <text:p>18</text:p>
          </table:table-cell>
          <table:table-cell office:value-type="float" office:value="0.00268880539168138" calcext:value-type="float">
            <text:p>0.002688805391681</text:p>
          </table:table-cell>
          <table:table-cell office:value-type="float" office:value="0.0341666964522831" calcext:value-type="float">
            <text:p>0.034166696452283</text:p>
          </table:table-cell>
          <table:table-cell office:value-type="float" office:value="0.0778130239882822" calcext:value-type="float">
            <text:p>0.07781302398828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73" calcext:value-type="float">
            <text:p>73</text:p>
          </table:table-cell>
          <table:table-cell office:value-type="float" office:value="19" calcext:value-type="float">
            <text:p>19</text:p>
          </table:table-cell>
          <table:table-cell office:value-type="float" office:value="0.0173633134341379" calcext:value-type="float">
            <text:p>0.017363313434138</text:p>
          </table:table-cell>
          <table:table-cell office:value-type="float" office:value="0.0383387172806157" calcext:value-type="float">
            <text:p>0.038338717280616</text:p>
          </table:table-cell>
          <table:table-cell office:value-type="float" office:value="0.0704106422772358" calcext:value-type="float">
            <text:p>0.07041064227723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20" calcext:value-type="float">
            <text:p>120</text:p>
          </table:table-cell>
          <table:table-cell office:value-type="float" office:value="31" calcext:value-type="float">
            <text:p>31</text:p>
          </table:table-cell>
          <table:table-cell office:value-type="float" office:value="0.000200325674828306" calcext:value-type="float">
            <text:p>0.000200325674828</text:p>
          </table:table-cell>
          <table:table-cell office:value-type="float" office:value="0.0493837158535179" calcext:value-type="float">
            <text:p>0.049383715853518</text:p>
          </table:table-cell>
          <table:table-cell office:value-type="float" office:value="0.141049899853477" calcext:value-type="float">
            <text:p>0.14104989985347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0.0229925683914558" calcext:value-type="float">
            <text:p>0.022992568391456</text:p>
          </table:table-cell>
          <table:table-cell office:value-type="float" office:value="0.0525450756455635" calcext:value-type="float">
            <text:p>0.052545075645564</text:p>
          </table:table-cell>
          <table:table-cell office:value-type="float" office:value="0.101231080500164" calcext:value-type="float">
            <text:p>0.10123108050016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office:value-type="float" office:value="0.00862111246265063" calcext:value-type="float">
            <text:p>0.008621112462651</text:p>
          </table:table-cell>
          <table:table-cell office:value-type="float" office:value="0.0348947898612966" calcext:value-type="float">
            <text:p>0.034894789861297</text:p>
          </table:table-cell>
          <table:table-cell office:value-type="float" office:value="0.0803548504823558" calcext:value-type="float">
            <text:p>0.08035485048235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float" office:value="0.016040559632408" calcext:value-type="float">
            <text:p>0.016040559632408</text:p>
          </table:table-cell>
          <table:table-cell office:value-type="float" office:value="0.0450893473235029" calcext:value-type="float">
            <text:p>0.045089347323503</text:p>
          </table:table-cell>
          <table:table-cell office:value-type="float" office:value="0.0658868327031042" calcext:value-type="float">
            <text:p>0.06588683270310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0.00822087778384065" calcext:value-type="float">
            <text:p>0.008220877783841</text:p>
          </table:table-cell>
          <table:table-cell office:value-type="float" office:value="0.0304664694323652" calcext:value-type="float">
            <text:p>0.030466469432365</text:p>
          </table:table-cell>
          <table:table-cell office:value-type="float" office:value="0.0854460559107215" calcext:value-type="float">
            <text:p>0.08544605591072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0.00278025106210866" calcext:value-type="float">
            <text:p>0.002780251062109</text:p>
          </table:table-cell>
          <table:table-cell office:value-type="float" office:value="0.0411547299527288" calcext:value-type="float">
            <text:p>0.041154729952729</text:p>
          </table:table-cell>
          <table:table-cell office:value-type="float" office:value="0.0947486532526661" calcext:value-type="float">
            <text:p>0.09474865325266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office:value-type="float" office:value="0.00722298920976117" calcext:value-type="float">
            <text:p>0.007222989209761</text:p>
          </table:table-cell>
          <table:table-cell office:value-type="float" office:value="0.0433617676047383" calcext:value-type="float">
            <text:p>0.043361767604738</text:p>
          </table:table-cell>
          <table:table-cell office:value-type="float" office:value="0.0877965098932039" calcext:value-type="float">
            <text:p>0.08779650989320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4" calcext:value-type="float">
            <text:p>104</text:p>
          </table:table-cell>
          <table:table-cell office:value-type="float" office:value="26" calcext:value-type="float">
            <text:p>26</text:p>
          </table:table-cell>
          <table:table-cell office:value-type="float" office:value="0.00338588817610952" calcext:value-type="float">
            <text:p>0.00338588817611</text:p>
          </table:table-cell>
          <table:table-cell office:value-type="float" office:value="0.0348911614845535" calcext:value-type="float">
            <text:p>0.034891161484554</text:p>
          </table:table-cell>
          <table:table-cell office:value-type="float" office:value="0.0752551233487153" calcext:value-type="float">
            <text:p>0.07525512334871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0.0184155347233762" calcext:value-type="float">
            <text:p>0.018415534723376</text:p>
          </table:table-cell>
          <table:table-cell office:value-type="float" office:value="0.0418861602710344" calcext:value-type="float">
            <text:p>0.041886160271034</text:p>
          </table:table-cell>
          <table:table-cell office:value-type="float" office:value="0.114009746781422" calcext:value-type="float">
            <text:p>0.11400974678142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0.00263593147859154" calcext:value-type="float">
            <text:p>0.002635931478592</text:p>
          </table:table-cell>
          <table:table-cell office:value-type="float" office:value="0.0336071506063686" calcext:value-type="float">
            <text:p>0.033607150606369</text:p>
          </table:table-cell>
          <table:table-cell office:value-type="float" office:value="0.0703101500120211" calcext:value-type="float">
            <text:p>0.07031015001202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5" calcext:value-type="float">
            <text:p>115</text:p>
          </table:table-cell>
          <table:table-cell office:value-type="float" office:value="29" calcext:value-type="float">
            <text:p>29</text:p>
          </table:table-cell>
          <table:table-cell office:value-type="float" office:value="0.0200763270890548" calcext:value-type="float">
            <text:p>0.020076327089055</text:p>
          </table:table-cell>
          <table:table-cell office:value-type="float" office:value="0.0451749672467186" calcext:value-type="float">
            <text:p>0.045174967246719</text:p>
          </table:table-cell>
          <table:table-cell office:value-type="float" office:value="0.0823829124108674" calcext:value-type="float">
            <text:p>0.08238291241086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office:value-type="float" office:value="0.0229189955026118" calcext:value-type="float">
            <text:p>0.022918995502612</text:p>
          </table:table-cell>
          <table:table-cell office:value-type="float" office:value="0.0419125207871779" calcext:value-type="float">
            <text:p>0.041912520787178</text:p>
          </table:table-cell>
          <table:table-cell office:value-type="float" office:value="0.0795585024284841" calcext:value-type="float">
            <text:p>0.07955850242848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2" calcext:value-type="float">
            <text:p>92</text:p>
          </table:table-cell>
          <table:table-cell office:value-type="float" office:value="23" calcext:value-type="float">
            <text:p>23</text:p>
          </table:table-cell>
          <table:table-cell office:value-type="float" office:value="0.00865980739126193" calcext:value-type="float">
            <text:p>0.008659807391262</text:p>
          </table:table-cell>
          <table:table-cell office:value-type="float" office:value="0.0408195586527014" calcext:value-type="float">
            <text:p>0.040819558652702</text:p>
          </table:table-cell>
          <table:table-cell office:value-type="float" office:value="0.107898165376511" calcext:value-type="float">
            <text:p>0.10789816537651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88" calcext:value-type="float">
            <text:p>88</text:p>
          </table:table-cell>
          <table:table-cell office:value-type="float" office:value="23" calcext:value-type="float">
            <text:p>23</text:p>
          </table:table-cell>
          <table:table-cell office:value-type="float" office:value="0.0124490762902272" calcext:value-type="float">
            <text:p>0.012449076290227</text:p>
          </table:table-cell>
          <table:table-cell office:value-type="float" office:value="0.0368528100501066" calcext:value-type="float">
            <text:p>0.036852810050107</text:p>
          </table:table-cell>
          <table:table-cell office:value-type="float" office:value="0.10760083956208" calcext:value-type="float">
            <text:p>0.1076008395620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0.00504055292465278" calcext:value-type="float">
            <text:p>0.005040552924653</text:p>
          </table:table-cell>
          <table:table-cell office:value-type="float" office:value="0.0361825361905988" calcext:value-type="float">
            <text:p>0.036182536190599</text:p>
          </table:table-cell>
          <table:table-cell office:value-type="float" office:value="0.0759042518734382" calcext:value-type="float">
            <text:p>0.07590425187343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0.00504006328340164" calcext:value-type="float">
            <text:p>0.005040063283402</text:p>
          </table:table-cell>
          <table:table-cell office:value-type="float" office:value="0.0284477889238637" calcext:value-type="float">
            <text:p>0.028447788923864</text:p>
          </table:table-cell>
          <table:table-cell office:value-type="float" office:value="0.0889368524972104" calcext:value-type="float">
            <text:p>0.08893685249721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float" office:value="0.00039806090016592" calcext:value-type="float">
            <text:p>0.000398060900166</text:p>
          </table:table-cell>
          <table:table-cell office:value-type="float" office:value="0.0245816159480178" calcext:value-type="float">
            <text:p>0.024581615948018</text:p>
          </table:table-cell>
          <table:table-cell office:value-type="float" office:value="0.092512145002964" calcext:value-type="float">
            <text:p>0.09251214500296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0.0105790611519198" calcext:value-type="float">
            <text:p>0.01057906115192</text:p>
          </table:table-cell>
          <table:table-cell office:value-type="float" office:value="0.0278470212030016" calcext:value-type="float">
            <text:p>0.027847021203002</text:p>
          </table:table-cell>
          <table:table-cell office:value-type="float" office:value="0.0553708215109278" calcext:value-type="float">
            <text:p>0.05537082151092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95" calcext:value-type="float">
            <text:p>95</text:p>
          </table:table-cell>
          <table:table-cell office:value-type="float" office:value="24" calcext:value-type="float">
            <text:p>24</text:p>
          </table:table-cell>
          <table:table-cell office:value-type="float" office:value="0.00333338454098675" calcext:value-type="float">
            <text:p>0.003333384540987</text:p>
          </table:table-cell>
          <table:table-cell office:value-type="float" office:value="0.040921086904846" calcext:value-type="float">
            <text:p>0.040921086904846</text:p>
          </table:table-cell>
          <table:table-cell office:value-type="float" office:value="0.124857529457326" calcext:value-type="float">
            <text:p>0.12485752945732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9" calcext:value-type="float">
            <text:p>109</text:p>
          </table:table-cell>
          <table:table-cell office:value-type="float" office:value="28" calcext:value-type="float">
            <text:p>28</text:p>
          </table:table-cell>
          <table:table-cell office:value-type="float" office:value="0.00601757161079852" calcext:value-type="float">
            <text:p>0.006017571610799</text:p>
          </table:table-cell>
          <table:table-cell office:value-type="float" office:value="0.0468755455183419" calcext:value-type="float">
            <text:p>0.046875545518342</text:p>
          </table:table-cell>
          <table:table-cell office:value-type="float" office:value="0.13107265801461" calcext:value-type="float">
            <text:p>0.1310726580146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office:value-type="float" office:value="0.00169355935307902" calcext:value-type="float">
            <text:p>0.001693559353079</text:p>
          </table:table-cell>
          <table:table-cell office:value-type="float" office:value="0.0399858306154385" calcext:value-type="float">
            <text:p>0.039985830615439</text:p>
          </table:table-cell>
          <table:table-cell office:value-type="float" office:value="0.101698178432509" calcext:value-type="float">
            <text:p>0.10169817843250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0.0211975194215306" calcext:value-type="float">
            <text:p>0.021197519421531</text:p>
          </table:table-cell>
          <table:table-cell office:value-type="float" office:value="0.0490987972761385" calcext:value-type="float">
            <text:p>0.049098797276139</text:p>
          </table:table-cell>
          <table:table-cell office:value-type="float" office:value="0.0908772491432839" calcext:value-type="float">
            <text:p>0.09087724914328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88" calcext:value-type="float">
            <text:p>88</text:p>
          </table:table-cell>
          <table:table-cell office:value-type="float" office:value="23" calcext:value-type="float">
            <text:p>23</text:p>
          </table:table-cell>
          <table:table-cell office:value-type="float" office:value="0.0152740885553714" calcext:value-type="float">
            <text:p>0.015274088555371</text:p>
          </table:table-cell>
          <table:table-cell office:value-type="float" office:value="0.0363793337437545" calcext:value-type="float">
            <text:p>0.036379333743755</text:p>
          </table:table-cell>
          <table:table-cell office:value-type="float" office:value="0.0771303873819841" calcext:value-type="float">
            <text:p>0.07713038738198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0.000620348360366729" calcext:value-type="float">
            <text:p>0.000620348360367</text:p>
          </table:table-cell>
          <table:table-cell office:value-type="float" office:value="0.0414125146817239" calcext:value-type="float">
            <text:p>0.041412514681724</text:p>
          </table:table-cell>
          <table:table-cell office:value-type="float" office:value="0.0911612316604129" calcext:value-type="float">
            <text:p>0.09116123166041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84" calcext:value-type="float">
            <text:p>84</text:p>
          </table:table-cell>
          <table:table-cell office:value-type="float" office:value="22" calcext:value-type="float">
            <text:p>22</text:p>
          </table:table-cell>
          <table:table-cell office:value-type="float" office:value="0.0000954790212834844" calcext:value-type="float">
            <text:p>9.54790212834844E-05</text:p>
          </table:table-cell>
          <table:table-cell office:value-type="float" office:value="0.0218379634059781" calcext:value-type="float">
            <text:p>0.021837963405978</text:p>
          </table:table-cell>
          <table:table-cell office:value-type="float" office:value="0.0443653931676909" calcext:value-type="float">
            <text:p>0.04436539316769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73" calcext:value-type="float">
            <text:p>73</text:p>
          </table:table-cell>
          <table:table-cell office:value-type="float" office:value="19" calcext:value-type="float">
            <text:p>19</text:p>
          </table:table-cell>
          <table:table-cell office:value-type="float" office:value="0.0060802772789228" calcext:value-type="float">
            <text:p>0.006080277278923</text:p>
          </table:table-cell>
          <table:table-cell office:value-type="float" office:value="0.026391966919857" calcext:value-type="float">
            <text:p>0.026391966919857</text:p>
          </table:table-cell>
          <table:table-cell office:value-type="float" office:value="0.0623016660935478" calcext:value-type="float">
            <text:p>0.06230166609354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0.0101382945714886" calcext:value-type="float">
            <text:p>0.010138294571489</text:p>
          </table:table-cell>
          <table:table-cell office:value-type="float" office:value="0.0364012762911445" calcext:value-type="float">
            <text:p>0.036401276291145</text:p>
          </table:table-cell>
          <table:table-cell office:value-type="float" office:value="0.0856071435332601" calcext:value-type="float">
            <text:p>0.0856071435332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0.000852334405156974" calcext:value-type="float">
            <text:p>0.000852334405157</text:p>
          </table:table-cell>
          <table:table-cell office:value-type="float" office:value="0.0236113651017977" calcext:value-type="float">
            <text:p>0.023611365101798</text:p>
          </table:table-cell>
          <table:table-cell office:value-type="float" office:value="0.0524777890772901" calcext:value-type="float">
            <text:p>0.0524777890772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13" calcext:value-type="float">
            <text:p>113</text:p>
          </table:table-cell>
          <table:table-cell office:value-type="float" office:value="29" calcext:value-type="float">
            <text:p>29</text:p>
          </table:table-cell>
          <table:table-cell office:value-type="float" office:value="0.000447303651783471" calcext:value-type="float">
            <text:p>0.000447303651783</text:p>
          </table:table-cell>
          <table:table-cell office:value-type="float" office:value="0.0293519386135388" calcext:value-type="float">
            <text:p>0.029351938613539</text:p>
          </table:table-cell>
          <table:table-cell office:value-type="float" office:value="0.075436246176642" calcext:value-type="float">
            <text:p>0.07543624617664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office:value-type="float" office:value="0.00209636584665374" calcext:value-type="float">
            <text:p>0.002096365846654</text:p>
          </table:table-cell>
          <table:table-cell office:value-type="float" office:value="0.0325622029519287" calcext:value-type="float">
            <text:p>0.032562202951929</text:p>
          </table:table-cell>
          <table:table-cell office:value-type="float" office:value="0.0592669189479132" calcext:value-type="float">
            <text:p>0.059266918947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float" office:value="0.000199170053563957" calcext:value-type="float">
            <text:p>0.000199170053564</text:p>
          </table:table-cell>
          <table:table-cell office:value-type="float" office:value="0.0184138446345468" calcext:value-type="float">
            <text:p>0.018413844634547</text:p>
          </table:table-cell>
          <table:table-cell office:value-type="float" office:value="0.0412574949748979" calcext:value-type="float">
            <text:p>0.04125749497489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float" office:value="0.0202297527531678" calcext:value-type="float">
            <text:p>0.020229752753168</text:p>
          </table:table-cell>
          <table:table-cell office:value-type="float" office:value="0.043026706420225" calcext:value-type="float">
            <text:p>0.043026706420225</text:p>
          </table:table-cell>
          <table:table-cell office:value-type="float" office:value="0.0776314052116097" calcext:value-type="float">
            <text:p>0.0776314052116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office:value-type="float" office:value="0.00840951039159554" calcext:value-type="float">
            <text:p>0.008409510391596</text:p>
          </table:table-cell>
          <table:table-cell office:value-type="float" office:value="0.034979816925178" calcext:value-type="float">
            <text:p>0.034979816925178</text:p>
          </table:table-cell>
          <table:table-cell office:value-type="float" office:value="0.107842886748769" calcext:value-type="float">
            <text:p>0.10784288674876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87" calcext:value-type="float">
            <text:p>87</text:p>
          </table:table-cell>
          <table:table-cell office:value-type="float" office:value="22" calcext:value-type="float">
            <text:p>22</text:p>
          </table:table-cell>
          <table:table-cell office:value-type="float" office:value="0.00058009221939237" calcext:value-type="float">
            <text:p>0.000580092219392</text:p>
          </table:table-cell>
          <table:table-cell office:value-type="float" office:value="0.0287014036431835" calcext:value-type="float">
            <text:p>0.028701403643184</text:p>
          </table:table-cell>
          <table:table-cell office:value-type="float" office:value="0.0596110863158084" calcext:value-type="float">
            <text:p>0.05961108631580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95" calcext:value-type="float">
            <text:p>95</text:p>
          </table:table-cell>
          <table:table-cell office:value-type="float" office:value="24" calcext:value-type="float">
            <text:p>24</text:p>
          </table:table-cell>
          <table:table-cell office:value-type="float" office:value="0.00268015341292172" calcext:value-type="float">
            <text:p>0.002680153412922</text:p>
          </table:table-cell>
          <table:table-cell office:value-type="float" office:value="0.0360252553534669" calcext:value-type="float">
            <text:p>0.036025255353467</text:p>
          </table:table-cell>
          <table:table-cell office:value-type="float" office:value="0.0814680099636493" calcext:value-type="float">
            <text:p>0.08146800996364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12" calcext:value-type="float">
            <text:p>112</text:p>
          </table:table-cell>
          <table:table-cell office:value-type="float" office:value="29" calcext:value-type="float">
            <text:p>29</text:p>
          </table:table-cell>
          <table:table-cell office:value-type="float" office:value="0.0157392889941301" calcext:value-type="float">
            <text:p>0.01573928899413</text:p>
          </table:table-cell>
          <table:table-cell office:value-type="float" office:value="0.0330279182015591" calcext:value-type="float">
            <text:p>0.033027918201559</text:p>
          </table:table-cell>
          <table:table-cell office:value-type="float" office:value="0.0674030722090614" calcext:value-type="float">
            <text:p>0.06740307220906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8" calcext:value-type="float">
            <text:p>108</text:p>
          </table:table-cell>
          <table:table-cell office:value-type="float" office:value="27" calcext:value-type="float">
            <text:p>27</text:p>
          </table:table-cell>
          <table:table-cell office:value-type="float" office:value="0.00339244139869732" calcext:value-type="float">
            <text:p>0.003392441398697</text:p>
          </table:table-cell>
          <table:table-cell office:value-type="float" office:value="0.0322432972762429" calcext:value-type="float">
            <text:p>0.032243297276243</text:p>
          </table:table-cell>
          <table:table-cell office:value-type="float" office:value="0.0912364471889109" calcext:value-type="float">
            <text:p>0.09123644718891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4" calcext:value-type="float">
            <text:p>104</text:p>
          </table:table-cell>
          <table:table-cell office:value-type="float" office:value="27" calcext:value-type="float">
            <text:p>27</text:p>
          </table:table-cell>
          <table:table-cell office:value-type="float" office:value="0.00140567663091018" calcext:value-type="float">
            <text:p>0.00140567663091</text:p>
          </table:table-cell>
          <table:table-cell office:value-type="float" office:value="0.0339369448353951" calcext:value-type="float">
            <text:p>0.033936944835395</text:p>
          </table:table-cell>
          <table:table-cell office:value-type="float" office:value="0.0850475288516562" calcext:value-type="float">
            <text:p>0.08504752885165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office:value-type="float" office:value="0.00752387917392883" calcext:value-type="float">
            <text:p>0.007523879173929</text:p>
          </table:table-cell>
          <table:table-cell office:value-type="float" office:value="0.0232719499330436" calcext:value-type="float">
            <text:p>0.023271949933044</text:p>
          </table:table-cell>
          <table:table-cell office:value-type="float" office:value="0.0680906365521796" calcext:value-type="float">
            <text:p>0.0680906365521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8" calcext:value-type="float">
            <text:p>108</text:p>
          </table:table-cell>
          <table:table-cell office:value-type="float" office:value="27" calcext:value-type="float">
            <text:p>27</text:p>
          </table:table-cell>
          <table:table-cell office:value-type="float" office:value="0.00427290952659432" calcext:value-type="float">
            <text:p>0.004272909526594</text:p>
          </table:table-cell>
          <table:table-cell office:value-type="float" office:value="0.0368091033617717" calcext:value-type="float">
            <text:p>0.036809103361772</text:p>
          </table:table-cell>
          <table:table-cell office:value-type="float" office:value="0.105040015385425" calcext:value-type="float">
            <text:p>0.10504001538542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0.00905107342370682" calcext:value-type="float">
            <text:p>0.009051073423707</text:p>
          </table:table-cell>
          <table:table-cell office:value-type="float" office:value="0.020453406154264" calcext:value-type="float">
            <text:p>0.020453406154264</text:p>
          </table:table-cell>
          <table:table-cell office:value-type="float" office:value="0.0524187777559365" calcext:value-type="float">
            <text:p>0.05241877775593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98" calcext:value-type="float">
            <text:p>98</text:p>
          </table:table-cell>
          <table:table-cell office:value-type="float" office:value="25" calcext:value-type="float">
            <text:p>25</text:p>
          </table:table-cell>
          <table:table-cell office:value-type="float" office:value="0.00215488525771301" calcext:value-type="float">
            <text:p>0.002154885257713</text:p>
          </table:table-cell>
          <table:table-cell office:value-type="float" office:value="0.0304514421830016" calcext:value-type="float">
            <text:p>0.030451442183002</text:p>
          </table:table-cell>
          <table:table-cell office:value-type="float" office:value="0.0990735389847147" calcext:value-type="float">
            <text:p>0.09907353898471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2" calcext:value-type="float">
            <text:p>92</text:p>
          </table:table-cell>
          <table:table-cell office:value-type="float" office:value="23" calcext:value-type="float">
            <text:p>23</text:p>
          </table:table-cell>
          <table:table-cell office:value-type="float" office:value="0.00818761056250994" calcext:value-type="float">
            <text:p>0.00818761056251</text:p>
          </table:table-cell>
          <table:table-cell office:value-type="float" office:value="0.0320928885993653" calcext:value-type="float">
            <text:p>0.032092888599365</text:p>
          </table:table-cell>
          <table:table-cell office:value-type="float" office:value="0.105961996723465" calcext:value-type="float">
            <text:p>0.10596199672346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85" calcext:value-type="float">
            <text:p>85</text:p>
          </table:table-cell>
          <table:table-cell office:value-type="float" office:value="22" calcext:value-type="float">
            <text:p>22</text:p>
          </table:table-cell>
          <table:table-cell office:value-type="float" office:value="0.00000218992297110199" calcext:value-type="float">
            <text:p>2.18992297110199E-06</text:p>
          </table:table-cell>
          <table:table-cell office:value-type="float" office:value="0.0261194333210015" calcext:value-type="float">
            <text:p>0.026119433321002</text:p>
          </table:table-cell>
          <table:table-cell office:value-type="float" office:value="0.0787401824539774" calcext:value-type="float">
            <text:p>0.07874018245397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office:value-type="float" office:value="0.0000982483031359491" calcext:value-type="float">
            <text:p>9.82483031359491E-05</text:p>
          </table:table-cell>
          <table:table-cell office:value-type="float" office:value="0.00982238322231316" calcext:value-type="float">
            <text:p>0.009822383222313</text:p>
          </table:table-cell>
          <table:table-cell office:value-type="float" office:value="0.0594850398126429" calcext:value-type="float">
            <text:p>0.05948503981264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0.0115679314185575" calcext:value-type="float">
            <text:p>0.011567931418558</text:p>
          </table:table-cell>
          <table:table-cell office:value-type="float" office:value="0.0291281165420023" calcext:value-type="float">
            <text:p>0.029128116542002</text:p>
          </table:table-cell>
          <table:table-cell office:value-type="float" office:value="0.069623296669274" calcext:value-type="float">
            <text:p>0.06962329666927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float" office:value="0.00550315920162125" calcext:value-type="float">
            <text:p>0.005503159201621</text:p>
          </table:table-cell>
          <table:table-cell office:value-type="float" office:value="0.0193224849696492" calcext:value-type="float">
            <text:p>0.019322484969649</text:p>
          </table:table-cell>
          <table:table-cell office:value-type="float" office:value="0.060451746981194" calcext:value-type="float">
            <text:p>0.06045174698119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88" calcext:value-type="float">
            <text:p>88</text:p>
          </table:table-cell>
          <table:table-cell office:value-type="float" office:value="22" calcext:value-type="float">
            <text:p>22</text:p>
          </table:table-cell>
          <table:table-cell office:value-type="float" office:value="0.000487009119480408" calcext:value-type="float">
            <text:p>0.00048700911948</text:p>
          </table:table-cell>
          <table:table-cell office:value-type="float" office:value="0.0263704413040488" calcext:value-type="float">
            <text:p>0.026370441304049</text:p>
          </table:table-cell>
          <table:table-cell office:value-type="float" office:value="0.0708130499102301" calcext:value-type="float">
            <text:p>0.0708130499102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86" calcext:value-type="float">
            <text:p>86</text:p>
          </table:table-cell>
          <table:table-cell office:value-type="float" office:value="22" calcext:value-type="float">
            <text:p>22</text:p>
          </table:table-cell>
          <table:table-cell office:value-type="float" office:value="0.000462197157159117" calcext:value-type="float">
            <text:p>0.000462197157159</text:p>
          </table:table-cell>
          <table:table-cell office:value-type="float" office:value="0.0180054587522014" calcext:value-type="float">
            <text:p>0.018005458752201</text:p>
          </table:table-cell>
          <table:table-cell office:value-type="float" office:value="0.0630587627478258" calcext:value-type="float">
            <text:p>0.06305876274782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0.00955258687107345" calcext:value-type="float">
            <text:p>0.009552586871073</text:p>
          </table:table-cell>
          <table:table-cell office:value-type="float" office:value="0.0366435136880151" calcext:value-type="float">
            <text:p>0.036643513688015</text:p>
          </table:table-cell>
          <table:table-cell office:value-type="float" office:value="0.0854868505928542" calcext:value-type="float">
            <text:p>0.08548685059285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88" calcext:value-type="float">
            <text:p>88</text:p>
          </table:table-cell>
          <table:table-cell office:value-type="float" office:value="23" calcext:value-type="float">
            <text:p>23</text:p>
          </table:table-cell>
          <table:table-cell office:value-type="float" office:value="0.0147582436736026" calcext:value-type="float">
            <text:p>0.014758243673603</text:p>
          </table:table-cell>
          <table:table-cell office:value-type="float" office:value="0.0326766469740427" calcext:value-type="float">
            <text:p>0.032676646974043</text:p>
          </table:table-cell>
          <table:table-cell office:value-type="float" office:value="0.0554168335783964" calcext:value-type="float">
            <text:p>0.05541683357839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06" calcext:value-type="float">
            <text:p>106</text:p>
          </table:table-cell>
          <table:table-cell office:value-type="float" office:value="27" calcext:value-type="float">
            <text:p>27</text:p>
          </table:table-cell>
          <table:table-cell office:value-type="float" office:value="0.00802677758007519" calcext:value-type="float">
            <text:p>0.008026777580075</text:p>
          </table:table-cell>
          <table:table-cell office:value-type="float" office:value="0.038703613036882" calcext:value-type="float">
            <text:p>0.038703613036882</text:p>
          </table:table-cell>
          <table:table-cell office:value-type="float" office:value="0.0625175481416468" calcext:value-type="float">
            <text:p>0.06251754814164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0.0253816758224515" calcext:value-type="float">
            <text:p>0.025381675822452</text:p>
          </table:table-cell>
          <table:table-cell office:value-type="float" office:value="0.0291728096563302" calcext:value-type="float">
            <text:p>0.02917280965633</text:p>
          </table:table-cell>
          <table:table-cell office:value-type="float" office:value="0.0372191739221749" calcext:value-type="float">
            <text:p>0.03721917392217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0.014170221194238" calcext:value-type="float">
            <text:p>0.014170221194238</text:p>
          </table:table-cell>
          <table:table-cell office:value-type="float" office:value="0.0368356218651118" calcext:value-type="float">
            <text:p>0.036835621865112</text:p>
          </table:table-cell>
          <table:table-cell office:value-type="float" office:value="0.0658201646099743" calcext:value-type="float">
            <text:p>0.06582016460997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float" office:value="0.00141274688473569" calcext:value-type="float">
            <text:p>0.001412746884736</text:p>
          </table:table-cell>
          <table:table-cell office:value-type="float" office:value="0.0179060309536549" calcext:value-type="float">
            <text:p>0.017906030953655</text:p>
          </table:table-cell>
          <table:table-cell office:value-type="float" office:value="0.0473332162402102" calcext:value-type="float">
            <text:p>0.0473332162402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98" calcext:value-type="float">
            <text:p>98</text:p>
          </table:table-cell>
          <table:table-cell office:value-type="float" office:value="25" calcext:value-type="float">
            <text:p>25</text:p>
          </table:table-cell>
          <table:table-cell office:value-type="float" office:value="0.0059391915705288" calcext:value-type="float">
            <text:p>0.005939191570529</text:p>
          </table:table-cell>
          <table:table-cell office:value-type="float" office:value="0.0351478549647505" calcext:value-type="float">
            <text:p>0.035147854964751</text:p>
          </table:table-cell>
          <table:table-cell office:value-type="float" office:value="0.0638729801854876" calcext:value-type="float">
            <text:p>0.06387298018548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05" calcext:value-type="float">
            <text:p>105</text:p>
          </table:table-cell>
          <table:table-cell office:value-type="float" office:value="27" calcext:value-type="float">
            <text:p>27</text:p>
          </table:table-cell>
          <table:table-cell office:value-type="float" office:value="0.00526163498262433" calcext:value-type="float">
            <text:p>0.005261634982624</text:p>
          </table:table-cell>
          <table:table-cell office:value-type="float" office:value="0.0290155376624892" calcext:value-type="float">
            <text:p>0.029015537662489</text:p>
          </table:table-cell>
          <table:table-cell office:value-type="float" office:value="0.0666381753638508" calcext:value-type="float">
            <text:p>0.06663817536385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0.00308003171087279" calcext:value-type="float">
            <text:p>0.003080031710873</text:p>
          </table:table-cell>
          <table:table-cell office:value-type="float" office:value="0.0282406472443995" calcext:value-type="float">
            <text:p>0.0282406472444</text:p>
          </table:table-cell>
          <table:table-cell office:value-type="float" office:value="0.0733852523868996" calcext:value-type="float">
            <text:p>0.073385252386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89" calcext:value-type="float">
            <text:p>89</text:p>
          </table:table-cell>
          <table:table-cell office:value-type="float" office:value="23" calcext:value-type="float">
            <text:p>23</text:p>
          </table:table-cell>
          <table:table-cell office:value-type="float" office:value="0.00244525876152668" calcext:value-type="float">
            <text:p>0.002445258761527</text:p>
          </table:table-cell>
          <table:table-cell office:value-type="float" office:value="0.0345339703913691" calcext:value-type="float">
            <text:p>0.034533970391369</text:p>
          </table:table-cell>
          <table:table-cell office:value-type="float" office:value="0.0798051281219009" calcext:value-type="float">
            <text:p>0.07980512812190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66" calcext:value-type="float">
            <text:p>66</text:p>
          </table:table-cell>
          <table:table-cell office:value-type="float" office:value="17" calcext:value-type="float">
            <text:p>17</text:p>
          </table:table-cell>
          <table:table-cell office:value-type="float" office:value="0.00253255725862262" calcext:value-type="float">
            <text:p>0.002532557258623</text:p>
          </table:table-cell>
          <table:table-cell office:value-type="float" office:value="0.0221099927765983" calcext:value-type="float">
            <text:p>0.022109992776598</text:p>
          </table:table-cell>
          <table:table-cell office:value-type="float" office:value="0.0650565554467906" calcext:value-type="float">
            <text:p>0.06505655544679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96" calcext:value-type="float">
            <text:p>96</text:p>
          </table:table-cell>
          <table:table-cell office:value-type="float" office:value="25" calcext:value-type="float">
            <text:p>25</text:p>
          </table:table-cell>
          <table:table-cell office:value-type="float" office:value="0.00242951156797022" calcext:value-type="float">
            <text:p>0.00242951156797</text:p>
          </table:table-cell>
          <table:table-cell office:value-type="float" office:value="0.020815544843598" calcext:value-type="float">
            <text:p>0.020815544843598</text:p>
          </table:table-cell>
          <table:table-cell office:value-type="float" office:value="0.0595810117916196" calcext:value-type="float">
            <text:p>0.0595810117916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office:value-type="float" office:value="0.00963288043889716" calcext:value-type="float">
            <text:p>0.009632880438897</text:p>
          </table:table-cell>
          <table:table-cell office:value-type="float" office:value="0.0320326191486302" calcext:value-type="float">
            <text:p>0.03203261914863</text:p>
          </table:table-cell>
          <table:table-cell office:value-type="float" office:value="0.0660897002436642" calcext:value-type="float">
            <text:p>0.06608970024366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0.00063633862701995" calcext:value-type="float">
            <text:p>0.00063633862702</text:p>
          </table:table-cell>
          <table:table-cell office:value-type="float" office:value="0.0280117471202823" calcext:value-type="float">
            <text:p>0.028011747120282</text:p>
          </table:table-cell>
          <table:table-cell office:value-type="float" office:value="0.051594754769303" calcext:value-type="float">
            <text:p>0.05159475476930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6" calcext:value-type="float">
            <text:p>66</text:p>
          </table:table-cell>
          <table:table-cell office:value-type="float" office:value="17" calcext:value-type="float">
            <text:p>17</text:p>
          </table:table-cell>
          <table:table-cell office:value-type="float" office:value="0.00239563870937931" calcext:value-type="float">
            <text:p>0.002395638709379</text:p>
          </table:table-cell>
          <table:table-cell office:value-type="float" office:value="0.0154243862890439" calcext:value-type="float">
            <text:p>0.015424386289044</text:p>
          </table:table-cell>
          <table:table-cell office:value-type="float" office:value="0.0434163373935345" calcext:value-type="float">
            <text:p>0.04341633739353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office:value-type="float" office:value="0.000683827221494182" calcext:value-type="float">
            <text:p>0.000683827221494</text:p>
          </table:table-cell>
          <table:table-cell office:value-type="float" office:value="0.0291805075346942" calcext:value-type="float">
            <text:p>0.029180507534694</text:p>
          </table:table-cell>
          <table:table-cell office:value-type="float" office:value="0.0577145411986527" calcext:value-type="float">
            <text:p>0.05771454119865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84" calcext:value-type="float">
            <text:p>84</text:p>
          </table:table-cell>
          <table:table-cell office:value-type="float" office:value="22" calcext:value-type="float">
            <text:p>22</text:p>
          </table:table-cell>
          <table:table-cell office:value-type="float" office:value="0.00355518960207069" calcext:value-type="float">
            <text:p>0.003555189602071</text:p>
          </table:table-cell>
          <table:table-cell office:value-type="float" office:value="0.0215710433714215" calcext:value-type="float">
            <text:p>0.021571043371422</text:p>
          </table:table-cell>
          <table:table-cell office:value-type="float" office:value="0.0534369649690218" calcext:value-type="float">
            <text:p>0.05343696496902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86" calcext:value-type="float">
            <text:p>86</text:p>
          </table:table-cell>
          <table:table-cell office:value-type="float" office:value="22" calcext:value-type="float">
            <text:p>22</text:p>
          </table:table-cell>
          <table:table-cell office:value-type="float" office:value="0.00318817312713504" calcext:value-type="float">
            <text:p>0.003188173127135</text:p>
          </table:table-cell>
          <table:table-cell office:value-type="float" office:value="0.0319394334133089" calcext:value-type="float">
            <text:p>0.031939433413309</text:p>
          </table:table-cell>
          <table:table-cell office:value-type="float" office:value="0.0601549298879869" calcext:value-type="float">
            <text:p>0.06015492988798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office:value-type="float" office:value="0.00728708905153608" calcext:value-type="float">
            <text:p>0.007287089051536</text:p>
          </table:table-cell>
          <table:table-cell office:value-type="float" office:value="0.0256179509620004" calcext:value-type="float">
            <text:p>0.025617950962</text:p>
          </table:table-cell>
          <table:table-cell office:value-type="float" office:value="0.0588971678878474" calcext:value-type="float">
            <text:p>0.05889716788784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0.0000638532948944448" calcext:value-type="float">
            <text:p>6.38532948944448E-05</text:p>
          </table:table-cell>
          <table:table-cell office:value-type="float" office:value="0.0256300183889166" calcext:value-type="float">
            <text:p>0.025630018388917</text:p>
          </table:table-cell>
          <table:table-cell office:value-type="float" office:value="0.0543823383078013" calcext:value-type="float">
            <text:p>0.05438233830780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0.00978912823322459" calcext:value-type="float">
            <text:p>0.009789128233225</text:p>
          </table:table-cell>
          <table:table-cell office:value-type="float" office:value="0.0242208589323798" calcext:value-type="float">
            <text:p>0.02422085893238</text:p>
          </table:table-cell>
          <table:table-cell office:value-type="float" office:value="0.054775593064608" calcext:value-type="float">
            <text:p>0.05477559306460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office:value-type="float" office:value="0.0010853581953324" calcext:value-type="float">
            <text:p>0.001085358195332</text:p>
          </table:table-cell>
          <table:table-cell office:value-type="float" office:value="0.0284175630247672" calcext:value-type="float">
            <text:p>0.028417563024767</text:p>
          </table:table-cell>
          <table:table-cell office:value-type="float" office:value="0.0686610379809114" calcext:value-type="float">
            <text:p>0.06866103798091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8" calcext:value-type="float">
            <text:p>108</text:p>
          </table:table-cell>
          <table:table-cell office:value-type="float" office:value="28" calcext:value-type="float">
            <text:p>28</text:p>
          </table:table-cell>
          <table:table-cell office:value-type="float" office:value="0.00823052364773336" calcext:value-type="float">
            <text:p>0.008230523647733</text:p>
          </table:table-cell>
          <table:table-cell office:value-type="float" office:value="0.0253598354852659" calcext:value-type="float">
            <text:p>0.025359835485266</text:p>
          </table:table-cell>
          <table:table-cell office:value-type="float" office:value="0.0553043894230317" calcext:value-type="float">
            <text:p>0.05530438942303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6" calcext:value-type="float">
            <text:p>106</text:p>
          </table:table-cell>
          <table:table-cell office:value-type="float" office:value="27" calcext:value-type="float">
            <text:p>27</text:p>
          </table:table-cell>
          <table:table-cell office:value-type="float" office:value="0.00192211078797588" calcext:value-type="float">
            <text:p>0.001922110787976</text:p>
          </table:table-cell>
          <table:table-cell office:value-type="float" office:value="0.0260315751722657" calcext:value-type="float">
            <text:p>0.026031575172266</text:p>
          </table:table-cell>
          <table:table-cell office:value-type="float" office:value="0.0512724807160773" calcext:value-type="float">
            <text:p>0.05127248071607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float" office:value="0.00994870225995137" calcext:value-type="float">
            <text:p>0.009948702259951</text:p>
          </table:table-cell>
          <table:table-cell office:value-type="float" office:value="0.0278149560470441" calcext:value-type="float">
            <text:p>0.027814956047044</text:p>
          </table:table-cell>
          <table:table-cell office:value-type="float" office:value="0.0556505853989556" calcext:value-type="float">
            <text:p>0.05565058539895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0.000833728105344475" calcext:value-type="float">
            <text:p>0.000833728105344</text:p>
          </table:table-cell>
          <table:table-cell office:value-type="float" office:value="0.0209653112146687" calcext:value-type="float">
            <text:p>0.020965311214669</text:p>
          </table:table-cell>
          <table:table-cell office:value-type="float" office:value="0.0504230557107106" calcext:value-type="float">
            <text:p>0.05042305571071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85" calcext:value-type="float">
            <text:p>85</text:p>
          </table:table-cell>
          <table:table-cell office:value-type="float" office:value="22" calcext:value-type="float">
            <text:p>22</text:p>
          </table:table-cell>
          <table:table-cell office:value-type="float" office:value="0.00181474569931561" calcext:value-type="float">
            <text:p>0.001814745699316</text:p>
          </table:table-cell>
          <table:table-cell office:value-type="float" office:value="0.0270522975453002" calcext:value-type="float">
            <text:p>0.0270522975453</text:p>
          </table:table-cell>
          <table:table-cell office:value-type="float" office:value="0.0794517784797304" calcext:value-type="float">
            <text:p>0.0794517784797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0.00394492729181251" calcext:value-type="float">
            <text:p>0.003944927291813</text:p>
          </table:table-cell>
          <table:table-cell office:value-type="float" office:value="0.0246400892179186" calcext:value-type="float">
            <text:p>0.024640089217919</text:p>
          </table:table-cell>
          <table:table-cell office:value-type="float" office:value="0.0650791904296943" calcext:value-type="float">
            <text:p>0.06507919042969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0.00831858558301357" calcext:value-type="float">
            <text:p>0.008318585583014</text:p>
          </table:table-cell>
          <table:table-cell office:value-type="float" office:value="0.0261997808238248" calcext:value-type="float">
            <text:p>0.026199780823825</text:p>
          </table:table-cell>
          <table:table-cell office:value-type="float" office:value="0.0516719413501937" calcext:value-type="float">
            <text:p>0.05167194135019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0.000218753579116611" calcext:value-type="float">
            <text:p>0.000218753579117</text:p>
          </table:table-cell>
          <table:table-cell office:value-type="float" office:value="0.00775985244313697" calcext:value-type="float">
            <text:p>0.007759852443137</text:p>
          </table:table-cell>
          <table:table-cell office:value-type="float" office:value="0.0434738359452828" calcext:value-type="float">
            <text:p>0.04347383594528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81" calcext:value-type="float">
            <text:p>81</text:p>
          </table:table-cell>
          <table:table-cell office:value-type="float" office:value="21" calcext:value-type="float">
            <text:p>21</text:p>
          </table:table-cell>
          <table:table-cell office:value-type="float" office:value="0.00110600559954632" calcext:value-type="float">
            <text:p>0.001106005599546</text:p>
          </table:table-cell>
          <table:table-cell office:value-type="float" office:value="0.0151976908502295" calcext:value-type="float">
            <text:p>0.01519769085023</text:p>
          </table:table-cell>
          <table:table-cell office:value-type="float" office:value="0.0459633923674073" calcext:value-type="float">
            <text:p>0.04596339236740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98" calcext:value-type="float">
            <text:p>98</text:p>
          </table:table-cell>
          <table:table-cell office:value-type="float" office:value="25" calcext:value-type="float">
            <text:p>25</text:p>
          </table:table-cell>
          <table:table-cell office:value-type="float" office:value="0.000259169171533513" calcext:value-type="float">
            <text:p>0.000259169171534</text:p>
          </table:table-cell>
          <table:table-cell office:value-type="float" office:value="0.0259445777762309" calcext:value-type="float">
            <text:p>0.025944577776231</text:p>
          </table:table-cell>
          <table:table-cell office:value-type="float" office:value="0.0777678849093079" calcext:value-type="float">
            <text:p>0.07776788490930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8" calcext:value-type="float">
            <text:p>88</text:p>
          </table:table-cell>
          <table:table-cell office:value-type="float" office:value="23" calcext:value-type="float">
            <text:p>23</text:p>
          </table:table-cell>
          <table:table-cell office:value-type="float" office:value="0.0108969021100311" calcext:value-type="float">
            <text:p>0.010896902110031</text:p>
          </table:table-cell>
          <table:table-cell office:value-type="float" office:value="0.0305416299392576" calcext:value-type="float">
            <text:p>0.030541629939258</text:p>
          </table:table-cell>
          <table:table-cell office:value-type="float" office:value="0.0505709597401473" calcext:value-type="float">
            <text:p>0.05057095974014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office:value-type="float" office:value="0.000672506983233498" calcext:value-type="float">
            <text:p>0.000672506983233</text:p>
          </table:table-cell>
          <table:table-cell office:value-type="float" office:value="0.020054954967796" calcext:value-type="float">
            <text:p>0.020054954967796</text:p>
          </table:table-cell>
          <table:table-cell office:value-type="float" office:value="0.0562538236205434" calcext:value-type="float">
            <text:p>0.05625382362054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4" calcext:value-type="float">
            <text:p>104</text:p>
          </table:table-cell>
          <table:table-cell office:value-type="float" office:value="26" calcext:value-type="float">
            <text:p>26</text:p>
          </table:table-cell>
          <table:table-cell office:value-type="float" office:value="0.00530946001105527" calcext:value-type="float">
            <text:p>0.005309460011055</text:p>
          </table:table-cell>
          <table:table-cell office:value-type="float" office:value="0.0199892392587968" calcext:value-type="float">
            <text:p>0.019989239258797</text:p>
          </table:table-cell>
          <table:table-cell office:value-type="float" office:value="0.0404946470540255" calcext:value-type="float">
            <text:p>0.04049464705402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0.0134179940008726" calcext:value-type="float">
            <text:p>0.013417994000873</text:p>
          </table:table-cell>
          <table:table-cell office:value-type="float" office:value="0.0278459808123082" calcext:value-type="float">
            <text:p>0.027845980812308</text:p>
          </table:table-cell>
          <table:table-cell office:value-type="float" office:value="0.0601342028405617" calcext:value-type="float">
            <text:p>0.06013420284056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float" office:value="0.00376685767127194" calcext:value-type="float">
            <text:p>0.003766857671272</text:p>
          </table:table-cell>
          <table:table-cell office:value-type="float" office:value="0.0228306313098004" calcext:value-type="float">
            <text:p>0.022830631309801</text:p>
          </table:table-cell>
          <table:table-cell office:value-type="float" office:value="0.0609757413735399" calcext:value-type="float">
            <text:p>0.0609757413735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office:value-type="float" office:value="0.00603800237114383" calcext:value-type="float">
            <text:p>0.006038002371144</text:p>
          </table:table-cell>
          <table:table-cell office:value-type="float" office:value="0.0151179328955759" calcext:value-type="float">
            <text:p>0.015117932895576</text:p>
          </table:table-cell>
          <table:table-cell office:value-type="float" office:value="0.0407749750538118" calcext:value-type="float">
            <text:p>0.04077497505381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19" calcext:value-type="float">
            <text:p>119</text:p>
          </table:table-cell>
          <table:table-cell office:value-type="float" office:value="30" calcext:value-type="float">
            <text:p>30</text:p>
          </table:table-cell>
          <table:table-cell office:value-type="float" office:value="0.005889354052667" calcext:value-type="float">
            <text:p>0.005889354052667</text:p>
          </table:table-cell>
          <table:table-cell office:value-type="float" office:value="0.0265241758434154" calcext:value-type="float">
            <text:p>0.026524175843415</text:p>
          </table:table-cell>
          <table:table-cell office:value-type="float" office:value="0.0563615209030858" calcext:value-type="float">
            <text:p>0.05636152090308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office:value-type="float" office:value="0.000933882376730977" calcext:value-type="float">
            <text:p>0.000933882376731</text:p>
          </table:table-cell>
          <table:table-cell office:value-type="float" office:value="0.00998277000202341" calcext:value-type="float">
            <text:p>0.009982770002023</text:p>
          </table:table-cell>
          <table:table-cell office:value-type="float" office:value="0.0229082989404274" calcext:value-type="float">
            <text:p>0.02290829894042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94" calcext:value-type="float">
            <text:p>94</text:p>
          </table:table-cell>
          <table:table-cell office:value-type="float" office:value="24" calcext:value-type="float">
            <text:p>24</text:p>
          </table:table-cell>
          <table:table-cell office:value-type="float" office:value="0.000394369567776678" calcext:value-type="float">
            <text:p>0.000394369567777</text:p>
          </table:table-cell>
          <table:table-cell office:value-type="float" office:value="0.0264943304855025" calcext:value-type="float">
            <text:p>0.026494330485503</text:p>
          </table:table-cell>
          <table:table-cell office:value-type="float" office:value="0.0635787168721159" calcext:value-type="float">
            <text:p>0.06357871687211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66" calcext:value-type="float">
            <text:p>66</text:p>
          </table:table-cell>
          <table:table-cell office:value-type="float" office:value="17" calcext:value-type="float">
            <text:p>17</text:p>
          </table:table-cell>
          <table:table-cell office:value-type="float" office:value="0.00163344772065293" calcext:value-type="float">
            <text:p>0.001633447720653</text:p>
          </table:table-cell>
          <table:table-cell office:value-type="float" office:value="0.00796454214153217" calcext:value-type="float">
            <text:p>0.007964542141532</text:p>
          </table:table-cell>
          <table:table-cell office:value-type="float" office:value="0.0357334935625983" calcext:value-type="float">
            <text:p>0.03573349356259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office:value-type="float" office:value="0.00437796587403971" calcext:value-type="float">
            <text:p>0.00437796587404</text:p>
          </table:table-cell>
          <table:table-cell office:value-type="float" office:value="0.0207422400781633" calcext:value-type="float">
            <text:p>0.020742240078163</text:p>
          </table:table-cell>
          <table:table-cell office:value-type="float" office:value="0.0562533039960849" calcext:value-type="float">
            <text:p>0.05625330399608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0.000406933815257665" calcext:value-type="float">
            <text:p>0.000406933815258</text:p>
          </table:table-cell>
          <table:table-cell office:value-type="float" office:value="0.0110675337175651" calcext:value-type="float">
            <text:p>0.011067533717565</text:p>
          </table:table-cell>
          <table:table-cell office:value-type="float" office:value="0.0408634529163307" calcext:value-type="float">
            <text:p>0.04086345291633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7" calcext:value-type="float">
            <text:p>87</text:p>
          </table:table-cell>
          <table:table-cell office:value-type="float" office:value="22" calcext:value-type="float">
            <text:p>22</text:p>
          </table:table-cell>
          <table:table-cell office:value-type="float" office:value="0.00561855248543097" calcext:value-type="float">
            <text:p>0.005618552485431</text:p>
          </table:table-cell>
          <table:table-cell office:value-type="float" office:value="0.0294206091881717" calcext:value-type="float">
            <text:p>0.029420609188172</text:p>
          </table:table-cell>
          <table:table-cell office:value-type="float" office:value="0.0550896291912367" calcext:value-type="float">
            <text:p>0.05508962919123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73" calcext:value-type="float">
            <text:p>73</text:p>
          </table:table-cell>
          <table:table-cell office:value-type="float" office:value="19" calcext:value-type="float">
            <text:p>19</text:p>
          </table:table-cell>
          <table:table-cell office:value-type="float" office:value="0.0000440085763158127" calcext:value-type="float">
            <text:p>4.40085763158127E-05</text:p>
          </table:table-cell>
          <table:table-cell office:value-type="float" office:value="0.0172464956401354" calcext:value-type="float">
            <text:p>0.017246495640135</text:p>
          </table:table-cell>
          <table:table-cell office:value-type="float" office:value="0.0426019260667659" calcext:value-type="float">
            <text:p>0.04260192606676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95" calcext:value-type="float">
            <text:p>95</text:p>
          </table:table-cell>
          <table:table-cell office:value-type="float" office:value="24" calcext:value-type="float">
            <text:p>24</text:p>
          </table:table-cell>
          <table:table-cell office:value-type="float" office:value="0.00312236943194669" calcext:value-type="float">
            <text:p>0.003122369431947</text:p>
          </table:table-cell>
          <table:table-cell office:value-type="float" office:value="0.0278418144576336" calcext:value-type="float">
            <text:p>0.027841814457634</text:p>
          </table:table-cell>
          <table:table-cell office:value-type="float" office:value="0.0552216506994869" calcext:value-type="float">
            <text:p>0.055221650699487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0.000653952378466438" calcext:value-type="float">
            <text:p>0.000653952378466</text:p>
          </table:table-cell>
          <table:table-cell office:value-type="float" office:value="0.0146095632768544" calcext:value-type="float">
            <text:p>0.014609563276854</text:p>
          </table:table-cell>
          <table:table-cell office:value-type="float" office:value="0.0382999877241875" calcext:value-type="float">
            <text:p>0.03829998772418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99" calcext:value-type="float">
            <text:p>99</text:p>
          </table:table-cell>
          <table:table-cell office:value-type="float" office:value="25" calcext:value-type="float">
            <text:p>25</text:p>
          </table:table-cell>
          <table:table-cell office:value-type="float" office:value="0.00524770612459537" calcext:value-type="float">
            <text:p>0.005247706124595</text:p>
          </table:table-cell>
          <table:table-cell office:value-type="float" office:value="0.0282391369413894" calcext:value-type="float">
            <text:p>0.02823913694139</text:p>
          </table:table-cell>
          <table:table-cell office:value-type="float" office:value="0.0538785353771642" calcext:value-type="float">
            <text:p>0.05387853537716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0.00054045496607176" calcext:value-type="float">
            <text:p>0.000540454966072</text:p>
          </table:table-cell>
          <table:table-cell office:value-type="float" office:value="0.0129758471577858" calcext:value-type="float">
            <text:p>0.012975847157786</text:p>
          </table:table-cell>
          <table:table-cell office:value-type="float" office:value="0.0455022343007836" calcext:value-type="float">
            <text:p>0.04550223430078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office:value-type="float" office:value="0.00286398992124415" calcext:value-type="float">
            <text:p>0.002863989921244</text:p>
          </table:table-cell>
          <table:table-cell office:value-type="float" office:value="0.0199529805271476" calcext:value-type="float">
            <text:p>0.019952980527148</text:p>
          </table:table-cell>
          <table:table-cell office:value-type="float" office:value="0.0336602817229861" calcext:value-type="float">
            <text:p>0.03366028172298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89" calcext:value-type="float">
            <text:p>89</text:p>
          </table:table-cell>
          <table:table-cell office:value-type="float" office:value="23" calcext:value-type="float">
            <text:p>23</text:p>
          </table:table-cell>
          <table:table-cell office:value-type="float" office:value="0.00329489596473136" calcext:value-type="float">
            <text:p>0.003294895964731</text:p>
          </table:table-cell>
          <table:table-cell office:value-type="float" office:value="0.0232725615923724" calcext:value-type="float">
            <text:p>0.023272561592372</text:p>
          </table:table-cell>
          <table:table-cell office:value-type="float" office:value="0.054373267989612" calcext:value-type="float">
            <text:p>0.05437326798961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09" calcext:value-type="float">
            <text:p>109</text:p>
          </table:table-cell>
          <table:table-cell office:value-type="float" office:value="28" calcext:value-type="float">
            <text:p>28</text:p>
          </table:table-cell>
          <table:table-cell office:value-type="float" office:value="0.00836701634538996" calcext:value-type="float">
            <text:p>0.00836701634539</text:p>
          </table:table-cell>
          <table:table-cell office:value-type="float" office:value="0.0228642913390115" calcext:value-type="float">
            <text:p>0.022864291339012</text:p>
          </table:table-cell>
          <table:table-cell office:value-type="float" office:value="0.048243596909316" calcext:value-type="float">
            <text:p>0.04824359690931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3" calcext:value-type="float">
            <text:p>103</text:p>
          </table:table-cell>
          <table:table-cell office:value-type="float" office:value="26" calcext:value-type="float">
            <text:p>26</text:p>
          </table:table-cell>
          <table:table-cell office:value-type="float" office:value="0.00250541630403012" calcext:value-type="float">
            <text:p>0.00250541630403</text:p>
          </table:table-cell>
          <table:table-cell office:value-type="float" office:value="0.0199470676194263" calcext:value-type="float">
            <text:p>0.019947067619426</text:p>
          </table:table-cell>
          <table:table-cell office:value-type="float" office:value="0.0428160327964582" calcext:value-type="float">
            <text:p>0.04281603279645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92" calcext:value-type="float">
            <text:p>92</text:p>
          </table:table-cell>
          <table:table-cell office:value-type="float" office:value="24" calcext:value-type="float">
            <text:p>24</text:p>
          </table:table-cell>
          <table:table-cell office:value-type="float" office:value="0.00480793153463266" calcext:value-type="float">
            <text:p>0.004807931534633</text:p>
          </table:table-cell>
          <table:table-cell office:value-type="float" office:value="0.0185361378214655" calcext:value-type="float">
            <text:p>0.018536137821466</text:p>
          </table:table-cell>
          <table:table-cell office:value-type="float" office:value="0.0431783327137211" calcext:value-type="float">
            <text:p>0.04317833271372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04" calcext:value-type="float">
            <text:p>104</text:p>
          </table:table-cell>
          <table:table-cell office:value-type="float" office:value="26" calcext:value-type="float">
            <text:p>26</text:p>
          </table:table-cell>
          <table:table-cell office:value-type="float" office:value="0.0000181744924926675" calcext:value-type="float">
            <text:p>1.81744924926675E-05</text:p>
          </table:table-cell>
          <table:table-cell office:value-type="float" office:value="0.0180587529851627" calcext:value-type="float">
            <text:p>0.018058752985163</text:p>
          </table:table-cell>
          <table:table-cell office:value-type="float" office:value="0.0657172702023713" calcext:value-type="float">
            <text:p>0.06571727020237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84" calcext:value-type="float">
            <text:p>84</text:p>
          </table:table-cell>
          <table:table-cell office:value-type="float" office:value="22" calcext:value-type="float">
            <text:p>22</text:p>
          </table:table-cell>
          <table:table-cell office:value-type="float" office:value="0.00368019295867061" calcext:value-type="float">
            <text:p>0.003680192958671</text:p>
          </table:table-cell>
          <table:table-cell office:value-type="float" office:value="0.0230638687123312" calcext:value-type="float">
            <text:p>0.023063868712331</text:p>
          </table:table-cell>
          <table:table-cell office:value-type="float" office:value="0.0783108641031568" calcext:value-type="float">
            <text:p>0.07831086410315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21" calcext:value-type="float">
            <text:p>121</text:p>
          </table:table-cell>
          <table:table-cell office:value-type="float" office:value="31" calcext:value-type="float">
            <text:p>31</text:p>
          </table:table-cell>
          <table:table-cell office:value-type="float" office:value="0.00324501245575274" calcext:value-type="float">
            <text:p>0.003245012455753</text:p>
          </table:table-cell>
          <table:table-cell office:value-type="float" office:value="0.0175857507571424" calcext:value-type="float">
            <text:p>0.017585750757142</text:p>
          </table:table-cell>
          <table:table-cell office:value-type="float" office:value="0.0465407555015941" calcext:value-type="float">
            <text:p>0.04654075550159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4" calcext:value-type="float">
            <text:p>104</text:p>
          </table:table-cell>
          <table:table-cell office:value-type="float" office:value="27" calcext:value-type="float">
            <text:p>27</text:p>
          </table:table-cell>
          <table:table-cell office:value-type="float" office:value="0.00529323365678029" calcext:value-type="float">
            <text:p>0.00529323365678</text:p>
          </table:table-cell>
          <table:table-cell office:value-type="float" office:value="0.0199510340652936" calcext:value-type="float">
            <text:p>0.019951034065294</text:p>
          </table:table-cell>
          <table:table-cell office:value-type="float" office:value="0.0539366305473646" calcext:value-type="float">
            <text:p>0.05393663054736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05" calcext:value-type="float">
            <text:p>105</text:p>
          </table:table-cell>
          <table:table-cell office:value-type="float" office:value="27" calcext:value-type="float">
            <text:p>27</text:p>
          </table:table-cell>
          <table:table-cell office:value-type="float" office:value="0.000732382486091199" calcext:value-type="float">
            <text:p>0.000732382486091</text:p>
          </table:table-cell>
          <table:table-cell office:value-type="float" office:value="0.0219035907199845" calcext:value-type="float">
            <text:p>0.021903590719985</text:p>
          </table:table-cell>
          <table:table-cell office:value-type="float" office:value="0.0741312319768736" calcext:value-type="float">
            <text:p>0.07413123197687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98" calcext:value-type="float">
            <text:p>98</text:p>
          </table:table-cell>
          <table:table-cell office:value-type="float" office:value="25" calcext:value-type="float">
            <text:p>25</text:p>
          </table:table-cell>
          <table:table-cell office:value-type="float" office:value="0.000372949214564752" calcext:value-type="float">
            <text:p>0.000372949214565</text:p>
          </table:table-cell>
          <table:table-cell office:value-type="float" office:value="0.0236363279890815" calcext:value-type="float">
            <text:p>0.023636327989082</text:p>
          </table:table-cell>
          <table:table-cell office:value-type="float" office:value="0.0540848125598787" calcext:value-type="float">
            <text:p>0.05408481255987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office:value-type="float" office:value="0.0000725260931671301" calcext:value-type="float">
            <text:p>7.25260931671301E-05</text:p>
          </table:table-cell>
          <table:table-cell office:value-type="float" office:value="0.0132428064403208" calcext:value-type="float">
            <text:p>0.013242806440321</text:p>
          </table:table-cell>
          <table:table-cell office:value-type="float" office:value="0.0383894777091491" calcext:value-type="float">
            <text:p>0.038389477709149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0.00166654692054302" calcext:value-type="float">
            <text:p>0.001666546920543</text:p>
          </table:table-cell>
          <table:table-cell office:value-type="float" office:value="0.0192959417040676" calcext:value-type="float">
            <text:p>0.019295941704068</text:p>
          </table:table-cell>
          <table:table-cell office:value-type="float" office:value="0.0785916732701665" calcext:value-type="float">
            <text:p>0.07859167327016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92" calcext:value-type="float">
            <text:p>92</text:p>
          </table:table-cell>
          <table:table-cell office:value-type="float" office:value="24" calcext:value-type="float">
            <text:p>24</text:p>
          </table:table-cell>
          <table:table-cell office:value-type="float" office:value="0.0015262658979257" calcext:value-type="float">
            <text:p>0.001526265897926</text:p>
          </table:table-cell>
          <table:table-cell office:value-type="float" office:value="0.0186321966509816" calcext:value-type="float">
            <text:p>0.018632196650982</text:p>
          </table:table-cell>
          <table:table-cell office:value-type="float" office:value="0.0476747447390504" calcext:value-type="float">
            <text:p>0.0476747447390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office:value-type="float" office:value="0.000769163894577374" calcext:value-type="float">
            <text:p>0.000769163894577</text:p>
          </table:table-cell>
          <table:table-cell office:value-type="float" office:value="0.0215973226678843" calcext:value-type="float">
            <text:p>0.021597322667884</text:p>
          </table:table-cell>
          <table:table-cell office:value-type="float" office:value="0.0580863825231984" calcext:value-type="float">
            <text:p>0.05808638252319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0.00255483445915353" calcext:value-type="float">
            <text:p>0.002554834459154</text:p>
          </table:table-cell>
          <table:table-cell office:value-type="float" office:value="0.0140312350980949" calcext:value-type="float">
            <text:p>0.014031235098095</text:p>
          </table:table-cell>
          <table:table-cell office:value-type="float" office:value="0.0429949785723554" calcext:value-type="float">
            <text:p>0.04299497857235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81" calcext:value-type="float">
            <text:p>81</text:p>
          </table:table-cell>
          <table:table-cell office:value-type="float" office:value="21" calcext:value-type="float">
            <text:p>21</text:p>
          </table:table-cell>
          <table:table-cell office:value-type="float" office:value="0.00241960302244055" calcext:value-type="float">
            <text:p>0.002419603022441</text:p>
          </table:table-cell>
          <table:table-cell office:value-type="float" office:value="0.0224888877546491" calcext:value-type="float">
            <text:p>0.022488887754649</text:p>
          </table:table-cell>
          <table:table-cell office:value-type="float" office:value="0.0476324887407543" calcext:value-type="float">
            <text:p>0.04763248874075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0.000441095674854862" calcext:value-type="float">
            <text:p>0.000441095674855</text:p>
          </table:table-cell>
          <table:table-cell office:value-type="float" office:value="0.00903139610383994" calcext:value-type="float">
            <text:p>0.00903139610384</text:p>
          </table:table-cell>
          <table:table-cell office:value-type="float" office:value="0.0461118154567182" calcext:value-type="float">
            <text:p>0.04611181545671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89" calcext:value-type="float">
            <text:p>89</text:p>
          </table:table-cell>
          <table:table-cell office:value-type="float" office:value="23" calcext:value-type="float">
            <text:p>23</text:p>
          </table:table-cell>
          <table:table-cell office:value-type="float" office:value="0.00484590261160749" calcext:value-type="float">
            <text:p>0.004845902611607</text:p>
          </table:table-cell>
          <table:table-cell office:value-type="float" office:value="0.0180465816992739" calcext:value-type="float">
            <text:p>0.018046581699274</text:p>
          </table:table-cell>
          <table:table-cell office:value-type="float" office:value="0.0571458043096395" calcext:value-type="float">
            <text:p>0.0571458043096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85" calcext:value-type="float">
            <text:p>85</text:p>
          </table:table-cell>
          <table:table-cell office:value-type="float" office:value="22" calcext:value-type="float">
            <text:p>22</text:p>
          </table:table-cell>
          <table:table-cell office:value-type="float" office:value="0.00450525813058389" calcext:value-type="float">
            <text:p>0.004505258130584</text:p>
          </table:table-cell>
          <table:table-cell office:value-type="float" office:value="0.0189396009049927" calcext:value-type="float">
            <text:p>0.018939600904993</text:p>
          </table:table-cell>
          <table:table-cell office:value-type="float" office:value="0.0300408579622441" calcext:value-type="float">
            <text:p>0.03004085796224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office:value-type="float" office:value="0.000293750151276577" calcext:value-type="float">
            <text:p>0.000293750151277</text:p>
          </table:table-cell>
          <table:table-cell office:value-type="float" office:value="0.0152480377459063" calcext:value-type="float">
            <text:p>0.015248037745906</text:p>
          </table:table-cell>
          <table:table-cell office:value-type="float" office:value="0.0345555571489069" calcext:value-type="float">
            <text:p>0.03455555714890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98" calcext:value-type="float">
            <text:p>98</text:p>
          </table:table-cell>
          <table:table-cell office:value-type="float" office:value="25" calcext:value-type="float">
            <text:p>25</text:p>
          </table:table-cell>
          <table:table-cell office:value-type="float" office:value="0.000895450629972872" calcext:value-type="float">
            <text:p>0.000895450629973</text:p>
          </table:table-cell>
          <table:table-cell office:value-type="float" office:value="0.0160160726756907" calcext:value-type="float">
            <text:p>0.016016072675691</text:p>
          </table:table-cell>
          <table:table-cell office:value-type="float" office:value="0.0370142184302078" calcext:value-type="float">
            <text:p>0.03701421843020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19" calcext:value-type="float">
            <text:p>119</text:p>
          </table:table-cell>
          <table:table-cell office:value-type="float" office:value="30" calcext:value-type="float">
            <text:p>30</text:p>
          </table:table-cell>
          <table:table-cell office:value-type="float" office:value="0.00042910278505448" calcext:value-type="float">
            <text:p>0.000429102785054</text:p>
          </table:table-cell>
          <table:table-cell office:value-type="float" office:value="0.0215792210384497" calcext:value-type="float">
            <text:p>0.02157922103845</text:p>
          </table:table-cell>
          <table:table-cell office:value-type="float" office:value="0.0486235820471441" calcext:value-type="float">
            <text:p>0.04862358204714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office:value-type="float" office:value="0.00118142314707392" calcext:value-type="float">
            <text:p>0.001181423147074</text:p>
          </table:table-cell>
          <table:table-cell office:value-type="float" office:value="0.0181060046294939" calcext:value-type="float">
            <text:p>0.018106004629494</text:p>
          </table:table-cell>
          <table:table-cell office:value-type="float" office:value="0.0417241617884955" calcext:value-type="float">
            <text:p>0.04172416178849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81" calcext:value-type="float">
            <text:p>81</text:p>
          </table:table-cell>
          <table:table-cell office:value-type="float" office:value="21" calcext:value-type="float">
            <text:p>21</text:p>
          </table:table-cell>
          <table:table-cell office:value-type="float" office:value="0.00168694931746405" calcext:value-type="float">
            <text:p>0.001686949317464</text:p>
          </table:table-cell>
          <table:table-cell office:value-type="float" office:value="0.0125533852622485" calcext:value-type="float">
            <text:p>0.012553385262249</text:p>
          </table:table-cell>
          <table:table-cell office:value-type="float" office:value="0.0362080744661409" calcext:value-type="float">
            <text:p>0.03620807446614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0.000363466088118741" calcext:value-type="float">
            <text:p>0.000363466088119</text:p>
          </table:table-cell>
          <table:table-cell office:value-type="float" office:value="0.00902811156781715" calcext:value-type="float">
            <text:p>0.009028111567817</text:p>
          </table:table-cell>
          <table:table-cell office:value-type="float" office:value="0.0315968600316879" calcext:value-type="float">
            <text:p>0.03159686003168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office:value-type="float" office:value="0.0000344085978547792" calcext:value-type="float">
            <text:p>3.44085978547792E-05</text:p>
          </table:table-cell>
          <table:table-cell office:value-type="float" office:value="0.0194597485750988" calcext:value-type="float">
            <text:p>0.019459748575099</text:p>
          </table:table-cell>
          <table:table-cell office:value-type="float" office:value="0.0456258168509925" calcext:value-type="float">
            <text:p>0.04562581685099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89" calcext:value-type="float">
            <text:p>89</text:p>
          </table:table-cell>
          <table:table-cell office:value-type="float" office:value="23" calcext:value-type="float">
            <text:p>23</text:p>
          </table:table-cell>
          <table:table-cell office:value-type="float" office:value="0.000223141100789151" calcext:value-type="float">
            <text:p>0.000223141100789</text:p>
          </table:table-cell>
          <table:table-cell office:value-type="float" office:value="0.0120807315239712" calcext:value-type="float">
            <text:p>0.012080731523971</text:p>
          </table:table-cell>
          <table:table-cell office:value-type="float" office:value="0.0350974145790579" calcext:value-type="float">
            <text:p>0.03509741457905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97" calcext:value-type="float">
            <text:p>97</text:p>
          </table:table-cell>
          <table:table-cell office:value-type="float" office:value="25" calcext:value-type="float">
            <text:p>25</text:p>
          </table:table-cell>
          <table:table-cell office:value-type="float" office:value="0.000282006305412849" calcext:value-type="float">
            <text:p>0.000282006305413</text:p>
          </table:table-cell>
          <table:table-cell office:value-type="float" office:value="0.0171596884807013" calcext:value-type="float">
            <text:p>0.017159688480701</text:p>
          </table:table-cell>
          <table:table-cell office:value-type="float" office:value="0.0448403752506395" calcext:value-type="float">
            <text:p>0.0448403752506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office:value-type="float" office:value="0.000691350897176569" calcext:value-type="float">
            <text:p>0.000691350897177</text:p>
          </table:table-cell>
          <table:table-cell office:value-type="float" office:value="0.0147508877178586" calcext:value-type="float">
            <text:p>0.014750887717859</text:p>
          </table:table-cell>
          <table:table-cell office:value-type="float" office:value="0.0345926014457767" calcext:value-type="float">
            <text:p>0.034592601445777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86" calcext:value-type="float">
            <text:p>86</text:p>
          </table:table-cell>
          <table:table-cell office:value-type="float" office:value="22" calcext:value-type="float">
            <text:p>22</text:p>
          </table:table-cell>
          <table:table-cell office:value-type="float" office:value="0.000915264150949821" calcext:value-type="float">
            <text:p>0.00091526415095</text:p>
          </table:table-cell>
          <table:table-cell office:value-type="float" office:value="0.0150670089692688" calcext:value-type="float">
            <text:p>0.015067008969269</text:p>
          </table:table-cell>
          <table:table-cell office:value-type="float" office:value="0.0474359624085835" calcext:value-type="float">
            <text:p>0.047435962408584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09" calcext:value-type="float">
            <text:p>109</text:p>
          </table:table-cell>
          <table:table-cell office:value-type="float" office:value="28" calcext:value-type="float">
            <text:p>28</text:p>
          </table:table-cell>
          <table:table-cell office:value-type="float" office:value="0.00227228230191756" calcext:value-type="float">
            <text:p>0.002272282301918</text:p>
          </table:table-cell>
          <table:table-cell office:value-type="float" office:value="0.0192198981265134" calcext:value-type="float">
            <text:p>0.019219898126513</text:p>
          </table:table-cell>
          <table:table-cell office:value-type="float" office:value="0.064075225268279" calcext:value-type="float">
            <text:p>0.064075225268279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04" calcext:value-type="float">
            <text:p>104</text:p>
          </table:table-cell>
          <table:table-cell office:value-type="float" office:value="26" calcext:value-type="float">
            <text:p>26</text:p>
          </table:table-cell>
          <table:table-cell office:value-type="float" office:value="0.000745031894127668" calcext:value-type="float">
            <text:p>0.000745031894128</text:p>
          </table:table-cell>
          <table:table-cell office:value-type="float" office:value="0.0195196042863473" calcext:value-type="float">
            <text:p>0.019519604286347</text:p>
          </table:table-cell>
          <table:table-cell office:value-type="float" office:value="0.0355180114211142" calcext:value-type="float">
            <text:p>0.03551801142111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float" office:value="0.000237937605787497" calcext:value-type="float">
            <text:p>0.000237937605787</text:p>
          </table:table-cell>
          <table:table-cell office:value-type="float" office:value="0.0114661608653033" calcext:value-type="float">
            <text:p>0.011466160865303</text:p>
          </table:table-cell>
          <table:table-cell office:value-type="float" office:value="0.0367200030535635" calcext:value-type="float">
            <text:p>0.03672000305356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  <table:table-cell office:value-type="float" office:value="0.000152388681907811" calcext:value-type="float">
            <text:p>0.000152388681908</text:p>
          </table:table-cell>
          <table:table-cell office:value-type="float" office:value="0.0184853963469962" calcext:value-type="float">
            <text:p>0.018485396346996</text:p>
          </table:table-cell>
          <table:table-cell office:value-type="float" office:value="0.0382594582460348" calcext:value-type="float">
            <text:p>0.03825945824603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0.00826374432172845" calcext:value-type="float">
            <text:p>0.008263744321728</text:p>
          </table:table-cell>
          <table:table-cell office:value-type="float" office:value="0.014684596736978" calcext:value-type="float">
            <text:p>0.014684596736978</text:p>
          </table:table-cell>
          <table:table-cell office:value-type="float" office:value="0.0375250821828965" calcext:value-type="float">
            <text:p>0.037525082182897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96" calcext:value-type="float">
            <text:p>96</text:p>
          </table:table-cell>
          <table:table-cell office:value-type="float" office:value="25" calcext:value-type="float">
            <text:p>25</text:p>
          </table:table-cell>
          <table:table-cell office:value-type="float" office:value="0.001839923781077" calcext:value-type="float">
            <text:p>0.001839923781077</text:p>
          </table:table-cell>
          <table:table-cell office:value-type="float" office:value="0.021162174036973" calcext:value-type="float">
            <text:p>0.021162174036973</text:p>
          </table:table-cell>
          <table:table-cell office:value-type="float" office:value="0.0474663067905036" calcext:value-type="float">
            <text:p>0.047466306790504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81" calcext:value-type="float">
            <text:p>81</text:p>
          </table:table-cell>
          <table:table-cell office:value-type="float" office:value="21" calcext:value-type="float">
            <text:p>21</text:p>
          </table:table-cell>
          <table:table-cell office:value-type="float" office:value="0.000060293542225677" calcext:value-type="float">
            <text:p>6.0293542225677E-05</text:p>
          </table:table-cell>
          <table:table-cell office:value-type="float" office:value="0.0118332160166057" calcext:value-type="float">
            <text:p>0.011833216016606</text:p>
          </table:table-cell>
          <table:table-cell office:value-type="float" office:value="0.0285097572679587" calcext:value-type="float">
            <text:p>0.028509757267959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66" calcext:value-type="float">
            <text:p>66</text:p>
          </table:table-cell>
          <table:table-cell office:value-type="float" office:value="17" calcext:value-type="float">
            <text:p>17</text:p>
          </table:table-cell>
          <table:table-cell office:value-type="float" office:value="0.000924975234351345" calcext:value-type="float">
            <text:p>0.000924975234351</text:p>
          </table:table-cell>
          <table:table-cell office:value-type="float" office:value="0.016373603848419" calcext:value-type="float">
            <text:p>0.016373603848419</text:p>
          </table:table-cell>
          <table:table-cell office:value-type="float" office:value="0.0312538563463185" calcext:value-type="float">
            <text:p>0.031253856346319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88" calcext:value-type="float">
            <text:p>88</text:p>
          </table:table-cell>
          <table:table-cell office:value-type="float" office:value="23" calcext:value-type="float">
            <text:p>23</text:p>
          </table:table-cell>
          <table:table-cell office:value-type="float" office:value="0.000223529307044404" calcext:value-type="float">
            <text:p>0.000223529307044</text:p>
          </table:table-cell>
          <table:table-cell office:value-type="float" office:value="0.00843494948443397" calcext:value-type="float">
            <text:p>0.008434949484434</text:p>
          </table:table-cell>
          <table:table-cell office:value-type="float" office:value="0.0284060269794077" calcext:value-type="float">
            <text:p>0.02840602697940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86" calcext:value-type="float">
            <text:p>86</text:p>
          </table:table-cell>
          <table:table-cell office:value-type="float" office:value="22" calcext:value-type="float">
            <text:p>22</text:p>
          </table:table-cell>
          <table:table-cell office:value-type="float" office:value="0.0000480077866156226" calcext:value-type="float">
            <text:p>4.80077866156226E-05</text:p>
          </table:table-cell>
          <table:table-cell office:value-type="float" office:value="0.01530757095848" calcext:value-type="float">
            <text:p>0.01530757095848</text:p>
          </table:table-cell>
          <table:table-cell office:value-type="float" office:value="0.0443231267936952" calcext:value-type="float">
            <text:p>0.04432312679369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office:value-type="float" office:value="0.00219118969849377" calcext:value-type="float">
            <text:p>0.002191189698494</text:p>
          </table:table-cell>
          <table:table-cell office:value-type="float" office:value="0.0198945764495553" calcext:value-type="float">
            <text:p>0.019894576449555</text:p>
          </table:table-cell>
          <table:table-cell office:value-type="float" office:value="0.0387808556628187" calcext:value-type="float">
            <text:p>0.038780855662819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84" calcext:value-type="float">
            <text:p>84</text:p>
          </table:table-cell>
          <table:table-cell office:value-type="float" office:value="22" calcext:value-type="float">
            <text:p>22</text:p>
          </table:table-cell>
          <table:table-cell office:value-type="float" office:value="0.00572517518447557" calcext:value-type="float">
            <text:p>0.005725175184476</text:p>
          </table:table-cell>
          <table:table-cell office:value-type="float" office:value="0.0193566927740749" calcext:value-type="float">
            <text:p>0.019356692774075</text:p>
          </table:table-cell>
          <table:table-cell office:value-type="float" office:value="0.0478417941663083" calcext:value-type="float">
            <text:p>0.04784179416630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32" calcext:value-type="float">
            <text:p>32</text:p>
          </table:table-cell>
          <table:table-cell office:value-type="float" office:value="0.00742241110988806" calcext:value-type="float">
            <text:p>0.007422411109888</text:p>
          </table:table-cell>
          <table:table-cell office:value-type="float" office:value="0.0174089343618419" calcext:value-type="float">
            <text:p>0.017408934361842</text:p>
          </table:table-cell>
          <table:table-cell office:value-type="float" office:value="0.0513772973247252" calcext:value-type="float">
            <text:p>0.05137729732472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0.000643059669590509" calcext:value-type="float">
            <text:p>0.000643059669591</text:p>
          </table:table-cell>
          <table:table-cell office:value-type="float" office:value="0.0105308167575312" calcext:value-type="float">
            <text:p>0.010530816757531</text:p>
          </table:table-cell>
          <table:table-cell office:value-type="float" office:value="0.0279709081530457" calcext:value-type="float">
            <text:p>0.02797090815304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office:value-type="float" office:value="0.000630186900717353" calcext:value-type="float">
            <text:p>0.000630186900717</text:p>
          </table:table-cell>
          <table:table-cell office:value-type="float" office:value="0.00762865690795451" calcext:value-type="float">
            <text:p>0.007628656907955</text:p>
          </table:table-cell>
          <table:table-cell office:value-type="float" office:value="0.0243787634055595" calcext:value-type="float">
            <text:p>0.02437876340556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88" calcext:value-type="float">
            <text:p>88</text:p>
          </table:table-cell>
          <table:table-cell office:value-type="float" office:value="22" calcext:value-type="float">
            <text:p>22</text:p>
          </table:table-cell>
          <table:table-cell office:value-type="float" office:value="0.00671855167843445" calcext:value-type="float">
            <text:p>0.006718551678434</text:p>
          </table:table-cell>
          <table:table-cell office:value-type="float" office:value="0.0219969154526547" calcext:value-type="float">
            <text:p>0.021996915452655</text:p>
          </table:table-cell>
          <table:table-cell office:value-type="float" office:value="0.0474980883343603" calcext:value-type="float">
            <text:p>0.04749808833436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0.000701511659828631" calcext:value-type="float">
            <text:p>0.000701511659829</text:p>
          </table:table-cell>
          <table:table-cell office:value-type="float" office:value="0.0086209576911227" calcext:value-type="float">
            <text:p>0.008620957691123</text:p>
          </table:table-cell>
          <table:table-cell office:value-type="float" office:value="0.0273969126263444" calcext:value-type="float">
            <text:p>0.02739691262634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6" calcext:value-type="float">
            <text:p>96</text:p>
          </table:table-cell>
          <table:table-cell office:value-type="float" office:value="25" calcext:value-type="float">
            <text:p>25</text:p>
          </table:table-cell>
          <table:table-cell office:value-type="float" office:value="0.00301502478486704" calcext:value-type="float">
            <text:p>0.003015024784867</text:p>
          </table:table-cell>
          <table:table-cell office:value-type="float" office:value="0.0159302818975726" calcext:value-type="float">
            <text:p>0.015930281897573</text:p>
          </table:table-cell>
          <table:table-cell office:value-type="float" office:value="0.0369000819843771" calcext:value-type="float">
            <text:p>0.03690008198437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0.000890876830590082" calcext:value-type="float">
            <text:p>0.00089087683059</text:p>
          </table:table-cell>
          <table:table-cell office:value-type="float" office:value="0.0104157325841406" calcext:value-type="float">
            <text:p>0.010415732584141</text:p>
          </table:table-cell>
          <table:table-cell office:value-type="float" office:value="0.0259231459069791" calcext:value-type="float">
            <text:p>0.025923145906979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0.00380656771162724" calcext:value-type="float">
            <text:p>0.003806567711627</text:p>
          </table:table-cell>
          <table:table-cell office:value-type="float" office:value="0.0156031750049406" calcext:value-type="float">
            <text:p>0.015603175004941</text:p>
          </table:table-cell>
          <table:table-cell office:value-type="float" office:value="0.0547082209063101" calcext:value-type="float">
            <text:p>0.0547082209063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88" calcext:value-type="float">
            <text:p>88</text:p>
          </table:table-cell>
          <table:table-cell office:value-type="float" office:value="22" calcext:value-type="float">
            <text:p>22</text:p>
          </table:table-cell>
          <table:table-cell office:value-type="float" office:value="0.000483012198923508" calcext:value-type="float">
            <text:p>0.000483012198924</text:p>
          </table:table-cell>
          <table:table-cell office:value-type="float" office:value="0.0116408948807843" calcext:value-type="float">
            <text:p>0.011640894880784</text:p>
          </table:table-cell>
          <table:table-cell office:value-type="float" office:value="0.0280655454571529" calcext:value-type="float">
            <text:p>0.028065545457153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66" calcext:value-type="float">
            <text:p>66</text:p>
          </table:table-cell>
          <table:table-cell office:value-type="float" office:value="17" calcext:value-type="float">
            <text:p>17</text:p>
          </table:table-cell>
          <table:table-cell office:value-type="float" office:value="0.000504288338814551" calcext:value-type="float">
            <text:p>0.000504288338815</text:p>
          </table:table-cell>
          <table:table-cell office:value-type="float" office:value="0.0168559185128911" calcext:value-type="float">
            <text:p>0.016855918512891</text:p>
          </table:table-cell>
          <table:table-cell office:value-type="float" office:value="0.0388994582123323" calcext:value-type="float">
            <text:p>0.03889945821233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office:value-type="float" office:value="0.000683195021963456" calcext:value-type="float">
            <text:p>0.000683195021963</text:p>
          </table:table-cell>
          <table:table-cell office:value-type="float" office:value="0.0186429790777212" calcext:value-type="float">
            <text:p>0.018642979077721</text:p>
          </table:table-cell>
          <table:table-cell office:value-type="float" office:value="0.052791163757806" calcext:value-type="float">
            <text:p>0.05279116375780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office:value-type="float" office:value="0.000288521138666425" calcext:value-type="float">
            <text:p>0.000288521138666</text:p>
          </table:table-cell>
          <table:table-cell office:value-type="float" office:value="0.00923345091439204" calcext:value-type="float">
            <text:p>0.009233450914392</text:p>
          </table:table-cell>
          <table:table-cell office:value-type="float" office:value="0.0219720327081278" calcext:value-type="float">
            <text:p>0.021972032708128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float" office:value="0.00134432561551487" calcext:value-type="float">
            <text:p>0.001344325615515</text:p>
          </table:table-cell>
          <table:table-cell office:value-type="float" office:value="0.0134444636942077" calcext:value-type="float">
            <text:p>0.013444463694208</text:p>
          </table:table-cell>
          <table:table-cell office:value-type="float" office:value="0.0315423497086558" calcext:value-type="float">
            <text:p>0.031542349708656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85" calcext:value-type="float">
            <text:p>85</text:p>
          </table:table-cell>
          <table:table-cell office:value-type="float" office:value="22" calcext:value-type="float">
            <text:p>22</text:p>
          </table:table-cell>
          <table:table-cell office:value-type="float" office:value="0.00129356155249243" calcext:value-type="float">
            <text:p>0.001293561552492</text:p>
          </table:table-cell>
          <table:table-cell office:value-type="float" office:value="0.0105441344858311" calcext:value-type="float">
            <text:p>0.010544134485831</text:p>
          </table:table-cell>
          <table:table-cell office:value-type="float" office:value="0.0294386585426972" calcext:value-type="float">
            <text:p>0.029438658542697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office:value-type="float" office:value="0.000418282750612092" calcext:value-type="float">
            <text:p>0.000418282750612</text:p>
          </table:table-cell>
          <table:table-cell office:value-type="float" office:value="0.0124000059908304" calcext:value-type="float">
            <text:p>0.01240000599083</text:p>
          </table:table-cell>
          <table:table-cell office:value-type="float" office:value="0.024150143994348" calcext:value-type="float">
            <text:p>0.024150143994348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87" calcext:value-type="float">
            <text:p>87</text:p>
          </table:table-cell>
          <table:table-cell office:value-type="float" office:value="22" calcext:value-type="float">
            <text:p>22</text:p>
          </table:table-cell>
          <table:table-cell office:value-type="float" office:value="0.0000665410521488441" calcext:value-type="float">
            <text:p>6.65410521488441E-05</text:p>
          </table:table-cell>
          <table:table-cell office:value-type="float" office:value="0.0177782980227314" calcext:value-type="float">
            <text:p>0.017778298022732</text:p>
          </table:table-cell>
          <table:table-cell office:value-type="float" office:value="0.0350613535338815" calcext:value-type="float">
            <text:p>0.035061353533882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0.00451371053030436" calcext:value-type="float">
            <text:p>0.004513710530304</text:p>
          </table:table-cell>
          <table:table-cell office:value-type="float" office:value="0.019040331743349" calcext:value-type="float">
            <text:p>0.019040331743349</text:p>
          </table:table-cell>
          <table:table-cell office:value-type="float" office:value="0.0624036923072889" calcext:value-type="float">
            <text:p>0.062403692307289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92" calcext:value-type="float">
            <text:p>92</text:p>
          </table:table-cell>
          <table:table-cell office:value-type="float" office:value="24" calcext:value-type="float">
            <text:p>24</text:p>
          </table:table-cell>
          <table:table-cell office:value-type="float" office:value="0.00492074964236472" calcext:value-type="float">
            <text:p>0.004920749642365</text:p>
          </table:table-cell>
          <table:table-cell office:value-type="float" office:value="0.0123723644513832" calcext:value-type="float">
            <text:p>0.012372364451383</text:p>
          </table:table-cell>
          <table:table-cell office:value-type="float" office:value="0.0274911277461625" calcext:value-type="float">
            <text:p>0.027491127746163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92" calcext:value-type="float">
            <text:p>92</text:p>
          </table:table-cell>
          <table:table-cell office:value-type="float" office:value="24" calcext:value-type="float">
            <text:p>24</text:p>
          </table:table-cell>
          <table:table-cell office:value-type="float" office:value="0.0000408597750531162" calcext:value-type="float">
            <text:p>4.08597750531162E-05</text:p>
          </table:table-cell>
          <table:table-cell office:value-type="float" office:value="0.00798239457172274" calcext:value-type="float">
            <text:p>0.007982394571723</text:p>
          </table:table-cell>
          <table:table-cell office:value-type="float" office:value="0.0228107564096112" calcext:value-type="float">
            <text:p>0.02281075640961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99" calcext:value-type="float">
            <text:p>99</text:p>
          </table:table-cell>
          <table:table-cell office:value-type="float" office:value="25" calcext:value-type="float">
            <text:p>25</text:p>
          </table:table-cell>
          <table:table-cell office:value-type="float" office:value="0.000516962678471622" calcext:value-type="float">
            <text:p>0.000516962678472</text:p>
          </table:table-cell>
          <table:table-cell office:value-type="float" office:value="0.0153452441804512" calcext:value-type="float">
            <text:p>0.015345244180451</text:p>
          </table:table-cell>
          <table:table-cell office:value-type="float" office:value="0.0334258768613296" calcext:value-type="float">
            <text:p>0.0334258768613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85" calcext:value-type="float">
            <text:p>85</text:p>
          </table:table-cell>
          <table:table-cell office:value-type="float" office:value="22" calcext:value-type="float">
            <text:p>22</text:p>
          </table:table-cell>
          <table:table-cell office:value-type="float" office:value="0.000599273725337121" calcext:value-type="float">
            <text:p>0.000599273725337</text:p>
          </table:table-cell>
          <table:table-cell office:value-type="float" office:value="0.0116127203810798" calcext:value-type="float">
            <text:p>0.01161272038108</text:p>
          </table:table-cell>
          <table:table-cell office:value-type="float" office:value="0.0331570301927192" calcext:value-type="float">
            <text:p>0.033157030192719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office:value-type="float" office:value="0.00164923374771653" calcext:value-type="float">
            <text:p>0.001649233747717</text:p>
          </table:table-cell>
          <table:table-cell office:value-type="float" office:value="0.0170606339837162" calcext:value-type="float">
            <text:p>0.017060633983716</text:p>
          </table:table-cell>
          <table:table-cell office:value-type="float" office:value="0.0503253384781802" calcext:value-type="float">
            <text:p>0.05032533847818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0.0015397945400194" calcext:value-type="float">
            <text:p>0.001539794540019</text:p>
          </table:table-cell>
          <table:table-cell office:value-type="float" office:value="0.0158583906180887" calcext:value-type="float">
            <text:p>0.015858390618089</text:p>
          </table:table-cell>
          <table:table-cell office:value-type="float" office:value="0.031255633219381" calcext:value-type="float">
            <text:p>0.03125563321938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03" calcext:value-type="float">
            <text:p>103</text:p>
          </table:table-cell>
          <table:table-cell office:value-type="float" office:value="26" calcext:value-type="float">
            <text:p>26</text:p>
          </table:table-cell>
          <table:table-cell office:value-type="float" office:value="0.0011899740635648" calcext:value-type="float">
            <text:p>0.001189974063565</text:p>
          </table:table-cell>
          <table:table-cell office:value-type="float" office:value="0.0102246665560121" calcext:value-type="float">
            <text:p>0.010224666556012</text:p>
          </table:table-cell>
          <table:table-cell office:value-type="float" office:value="0.0273616830842421" calcext:value-type="float">
            <text:p>0.027361683084242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19" calcext:value-type="float">
            <text:p>119</text:p>
          </table:table-cell>
          <table:table-cell office:value-type="float" office:value="30" calcext:value-type="float">
            <text:p>30</text:p>
          </table:table-cell>
          <table:table-cell office:value-type="float" office:value="0.000106365273223163" calcext:value-type="float">
            <text:p>0.000106365273223</text:p>
          </table:table-cell>
          <table:table-cell office:value-type="float" office:value="0.0116272679033458" calcext:value-type="float">
            <text:p>0.011627267903346</text:p>
          </table:table-cell>
          <table:table-cell office:value-type="float" office:value="0.031019327255924" calcext:value-type="float">
            <text:p>0.03101932725592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float" office:value="0.00120480870200634" calcext:value-type="float">
            <text:p>0.001204808702006</text:p>
          </table:table-cell>
          <table:table-cell office:value-type="float" office:value="0.014049911548744" calcext:value-type="float">
            <text:p>0.014049911548744</text:p>
          </table:table-cell>
          <table:table-cell office:value-type="float" office:value="0.0329090668849491" calcext:value-type="float">
            <text:p>0.032909066884949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16" calcext:value-type="float">
            <text:p>116</text:p>
          </table:table-cell>
          <table:table-cell office:value-type="float" office:value="29" calcext:value-type="float">
            <text:p>29</text:p>
          </table:table-cell>
          <table:table-cell office:value-type="float" office:value="0.00157617022752077" calcext:value-type="float">
            <text:p>0.001576170227521</text:p>
          </table:table-cell>
          <table:table-cell office:value-type="float" office:value="0.0150095517475147" calcext:value-type="float">
            <text:p>0.015009551747515</text:p>
          </table:table-cell>
          <table:table-cell office:value-type="float" office:value="0.0365212279227783" calcext:value-type="float">
            <text:p>0.036521227922778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13" calcext:value-type="float">
            <text:p>113</text:p>
          </table:table-cell>
          <table:table-cell office:value-type="float" office:value="29" calcext:value-type="float">
            <text:p>29</text:p>
          </table:table-cell>
          <table:table-cell office:value-type="float" office:value="0.000416425387610567" calcext:value-type="float">
            <text:p>0.000416425387611</text:p>
          </table:table-cell>
          <table:table-cell office:value-type="float" office:value="0.0161993819343696" calcext:value-type="float">
            <text:p>0.01619938193437</text:p>
          </table:table-cell>
          <table:table-cell office:value-type="float" office:value="0.0381791695822663" calcext:value-type="float">
            <text:p>0.038179169582266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92" calcext:value-type="float">
            <text:p>92</text:p>
          </table:table-cell>
          <table:table-cell office:value-type="float" office:value="24" calcext:value-type="float">
            <text:p>24</text:p>
          </table:table-cell>
          <table:table-cell office:value-type="float" office:value="0.0013385790528605" calcext:value-type="float">
            <text:p>0.001338579052861</text:p>
          </table:table-cell>
          <table:table-cell office:value-type="float" office:value="0.0142896386870499" calcext:value-type="float">
            <text:p>0.01428963868705</text:p>
          </table:table-cell>
          <table:table-cell office:value-type="float" office:value="0.0431113645179195" calcext:value-type="float">
            <text:p>0.04311136451792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04" calcext:value-type="float">
            <text:p>104</text:p>
          </table:table-cell>
          <table:table-cell office:value-type="float" office:value="27" calcext:value-type="float">
            <text:p>27</text:p>
          </table:table-cell>
          <table:table-cell office:value-type="float" office:value="0.00114456588715381" calcext:value-type="float">
            <text:p>0.001144565887154</text:p>
          </table:table-cell>
          <table:table-cell office:value-type="float" office:value="0.0140355007437749" calcext:value-type="float">
            <text:p>0.014035500743775</text:p>
          </table:table-cell>
          <table:table-cell office:value-type="float" office:value="0.0296029613359256" calcext:value-type="float">
            <text:p>0.02960296133592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08" calcext:value-type="float">
            <text:p>108</text:p>
          </table:table-cell>
          <table:table-cell office:value-type="float" office:value="27" calcext:value-type="float">
            <text:p>27</text:p>
          </table:table-cell>
          <table:table-cell office:value-type="float" office:value="0.00249453746414251" calcext:value-type="float">
            <text:p>0.002494537464143</text:p>
          </table:table-cell>
          <table:table-cell office:value-type="float" office:value="0.0169241531742372" calcext:value-type="float">
            <text:p>0.016924153174237</text:p>
          </table:table-cell>
          <table:table-cell office:value-type="float" office:value="0.0388414035938046" calcext:value-type="float">
            <text:p>0.03884140359380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6" calcext:value-type="float">
            <text:p>86</text:p>
          </table:table-cell>
          <table:table-cell office:value-type="float" office:value="22" calcext:value-type="float">
            <text:p>22</text:p>
          </table:table-cell>
          <table:table-cell office:value-type="float" office:value="0.000930162093626952" calcext:value-type="float">
            <text:p>0.000930162093627</text:p>
          </table:table-cell>
          <table:table-cell office:value-type="float" office:value="0.0121435654207578" calcext:value-type="float">
            <text:p>0.012143565420758</text:p>
          </table:table-cell>
          <table:table-cell office:value-type="float" office:value="0.0255198497727989" calcext:value-type="float">
            <text:p>0.025519849772799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office:value-type="float" office:value="0.000349476939542487" calcext:value-type="float">
            <text:p>0.000349476939542</text:p>
          </table:table-cell>
          <table:table-cell office:value-type="float" office:value="0.0128224642639494" calcext:value-type="float">
            <text:p>0.012822464263949</text:p>
          </table:table-cell>
          <table:table-cell office:value-type="float" office:value="0.0340614059589145" calcext:value-type="float">
            <text:p>0.03406140595891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  <table:table-cell office:value-type="float" office:value="0.0000357559905805743" calcext:value-type="float">
            <text:p>3.57559905805743E-05</text:p>
          </table:table-cell>
          <table:table-cell office:value-type="float" office:value="0.0125602713596963" calcext:value-type="float">
            <text:p>0.012560271359696</text:p>
          </table:table-cell>
          <table:table-cell office:value-type="float" office:value="0.0329942461026198" calcext:value-type="float">
            <text:p>0.03299424610262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0.000187429123649038" calcext:value-type="float">
            <text:p>0.000187429123649</text:p>
          </table:table-cell>
          <table:table-cell office:value-type="float" office:value="0.0119164461267257" calcext:value-type="float">
            <text:p>0.011916446126726</text:p>
          </table:table-cell>
          <table:table-cell office:value-type="float" office:value="0.0307338925492996" calcext:value-type="float">
            <text:p>0.0307338925493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08" calcext:value-type="float">
            <text:p>108</text:p>
          </table:table-cell>
          <table:table-cell office:value-type="float" office:value="27" calcext:value-type="float">
            <text:p>27</text:p>
          </table:table-cell>
          <table:table-cell office:value-type="float" office:value="0.00222328940593955" calcext:value-type="float">
            <text:p>0.00222328940594</text:p>
          </table:table-cell>
          <table:table-cell office:value-type="float" office:value="0.0121066810091921" calcext:value-type="float">
            <text:p>0.012106681009192</text:p>
          </table:table-cell>
          <table:table-cell office:value-type="float" office:value="0.041307946326721" calcext:value-type="float">
            <text:p>0.04130794632672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0.00650102057823053" calcext:value-type="float">
            <text:p>0.006501020578231</text:p>
          </table:table-cell>
          <table:table-cell office:value-type="float" office:value="0.0108697654675152" calcext:value-type="float">
            <text:p>0.010869765467515</text:p>
          </table:table-cell>
          <table:table-cell office:value-type="float" office:value="0.0189875439985578" calcext:value-type="float">
            <text:p>0.01898754399855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73" calcext:value-type="float">
            <text:p>73</text:p>
          </table:table-cell>
          <table:table-cell office:value-type="float" office:value="19" calcext:value-type="float">
            <text:p>19</text:p>
          </table:table-cell>
          <table:table-cell office:value-type="float" office:value="0.000830999708372505" calcext:value-type="float">
            <text:p>0.000830999708373</text:p>
          </table:table-cell>
          <table:table-cell office:value-type="float" office:value="0.00563526976988943" calcext:value-type="float">
            <text:p>0.005635269769889</text:p>
          </table:table-cell>
          <table:table-cell office:value-type="float" office:value="0.0178890734881627" calcext:value-type="float">
            <text:p>0.017889073488163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08" calcext:value-type="float">
            <text:p>108</text:p>
          </table:table-cell>
          <table:table-cell office:value-type="float" office:value="28" calcext:value-type="float">
            <text:p>28</text:p>
          </table:table-cell>
          <table:table-cell office:value-type="float" office:value="0.000051799676970346" calcext:value-type="float">
            <text:p>5.1799676970346E-05</text:p>
          </table:table-cell>
          <table:table-cell office:value-type="float" office:value="0.0116769128656289" calcext:value-type="float">
            <text:p>0.011676912865629</text:p>
          </table:table-cell>
          <table:table-cell office:value-type="float" office:value="0.031885047136624" calcext:value-type="float">
            <text:p>0.031885047136624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97" calcext:value-type="float">
            <text:p>97</text:p>
          </table:table-cell>
          <table:table-cell office:value-type="float" office:value="25" calcext:value-type="float">
            <text:p>25</text:p>
          </table:table-cell>
          <table:table-cell office:value-type="float" office:value="0.000497754439738277" calcext:value-type="float">
            <text:p>0.000497754439738</text:p>
          </table:table-cell>
          <table:table-cell office:value-type="float" office:value="0.0136604705136292" calcext:value-type="float">
            <text:p>0.013660470513629</text:p>
          </table:table-cell>
          <table:table-cell office:value-type="float" office:value="0.0266288861037969" calcext:value-type="float">
            <text:p>0.02662888610379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office:value-type="float" office:value="0.000074424007722583" calcext:value-type="float">
            <text:p>7.4424007722583E-05</text:p>
          </table:table-cell>
          <table:table-cell office:value-type="float" office:value="0.00960546982614017" calcext:value-type="float">
            <text:p>0.00960546982614</text:p>
          </table:table-cell>
          <table:table-cell office:value-type="float" office:value="0.0233201763609848" calcext:value-type="float">
            <text:p>0.02332017636098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0.000139959665335018" calcext:value-type="float">
            <text:p>0.000139959665335</text:p>
          </table:table-cell>
          <table:table-cell office:value-type="float" office:value="0.0134470022677197" calcext:value-type="float">
            <text:p>0.01344700226772</text:p>
          </table:table-cell>
          <table:table-cell office:value-type="float" office:value="0.0342650659350731" calcext:value-type="float">
            <text:p>0.034265065935073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office:value-type="float" office:value="0.000261320792289868" calcext:value-type="float">
            <text:p>0.00026132079229</text:p>
          </table:table-cell>
          <table:table-cell office:value-type="float" office:value="0.0119636736990725" calcext:value-type="float">
            <text:p>0.011963673699073</text:p>
          </table:table-cell>
          <table:table-cell office:value-type="float" office:value="0.0347992688029412" calcext:value-type="float">
            <text:p>0.03479926880294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12" calcext:value-type="float">
            <text:p>112</text:p>
          </table:table-cell>
          <table:table-cell office:value-type="float" office:value="29" calcext:value-type="float">
            <text:p>29</text:p>
          </table:table-cell>
          <table:table-cell office:value-type="float" office:value="0.000772524955820142" calcext:value-type="float">
            <text:p>0.00077252495582</text:p>
          </table:table-cell>
          <table:table-cell office:value-type="float" office:value="0.00875397427699398" calcext:value-type="float">
            <text:p>0.008753974276994</text:p>
          </table:table-cell>
          <table:table-cell office:value-type="float" office:value="0.0263811732013166" calcext:value-type="float">
            <text:p>0.026381173201317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float" office:value="0.0000828564782877281" calcext:value-type="float">
            <text:p>8.28564782877281E-05</text:p>
          </table:table-cell>
          <table:table-cell office:value-type="float" office:value="0.00884826122296014" calcext:value-type="float">
            <text:p>0.00884826122296</text:p>
          </table:table-cell>
          <table:table-cell office:value-type="float" office:value="0.0233530432248799" calcext:value-type="float">
            <text:p>0.02335304322488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0.000845129059288199" calcext:value-type="float">
            <text:p>0.000845129059288</text:p>
          </table:table-cell>
          <table:table-cell office:value-type="float" office:value="0.00706020913366851" calcext:value-type="float">
            <text:p>0.007060209133669</text:p>
          </table:table-cell>
          <table:table-cell office:value-type="float" office:value="0.0213377912880365" calcext:value-type="float">
            <text:p>0.021337791288037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0.000284450833929917" calcext:value-type="float">
            <text:p>0.00028445083393</text:p>
          </table:table-cell>
          <table:table-cell office:value-type="float" office:value="0.00729635952191855" calcext:value-type="float">
            <text:p>0.007296359521919</text:p>
          </table:table-cell>
          <table:table-cell office:value-type="float" office:value="0.0209924919468948" calcext:value-type="float">
            <text:p>0.020992491946895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12" calcext:value-type="float">
            <text:p>112</text:p>
          </table:table-cell>
          <table:table-cell office:value-type="float" office:value="29" calcext:value-type="float">
            <text:p>29</text:p>
          </table:table-cell>
          <table:table-cell office:value-type="float" office:value="0.000548036929466006" calcext:value-type="float">
            <text:p>0.000548036929466</text:p>
          </table:table-cell>
          <table:table-cell office:value-type="float" office:value="0.00933658641848582" calcext:value-type="float">
            <text:p>0.009336586418486</text:p>
          </table:table-cell>
          <table:table-cell office:value-type="float" office:value="0.0276680224849056" calcext:value-type="float">
            <text:p>0.027668022484906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97" calcext:value-type="float">
            <text:p>97</text:p>
          </table:table-cell>
          <table:table-cell office:value-type="float" office:value="25" calcext:value-type="float">
            <text:p>25</text:p>
          </table:table-cell>
          <table:table-cell office:value-type="float" office:value="0.0021990012902061" calcext:value-type="float">
            <text:p>0.002199001290206</text:p>
          </table:table-cell>
          <table:table-cell office:value-type="float" office:value="0.0139757199118552" calcext:value-type="float">
            <text:p>0.013975719911855</text:p>
          </table:table-cell>
          <table:table-cell office:value-type="float" office:value="0.0401441016255815" calcext:value-type="float">
            <text:p>0.040144101625582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0.000467494587571504" calcext:value-type="float">
            <text:p>0.000467494587572</text:p>
          </table:table-cell>
          <table:table-cell office:value-type="float" office:value="0.0125310624162042" calcext:value-type="float">
            <text:p>0.012531062416204</text:p>
          </table:table-cell>
          <table:table-cell office:value-type="float" office:value="0.0279161347762" calcext:value-type="float">
            <text:p>0.027916134776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0.000906594213062384" calcext:value-type="float">
            <text:p>0.000906594213062</text:p>
          </table:table-cell>
          <table:table-cell office:value-type="float" office:value="0.0106706086574354" calcext:value-type="float">
            <text:p>0.010670608657435</text:p>
          </table:table-cell>
          <table:table-cell office:value-type="float" office:value="0.0269471992257321" calcext:value-type="float">
            <text:p>0.026947199225732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0.00121599552726254" calcext:value-type="float">
            <text:p>0.001215995527263</text:p>
          </table:table-cell>
          <table:table-cell office:value-type="float" office:value="0.00882954319979248" calcext:value-type="float">
            <text:p>0.008829543199792</text:p>
          </table:table-cell>
          <table:table-cell office:value-type="float" office:value="0.0196598109308369" calcext:value-type="float">
            <text:p>0.019659810930837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85" calcext:value-type="float">
            <text:p>85</text:p>
          </table:table-cell>
          <table:table-cell office:value-type="float" office:value="22" calcext:value-type="float">
            <text:p>22</text:p>
          </table:table-cell>
          <table:table-cell office:value-type="float" office:value="0.00037245325414248" calcext:value-type="float">
            <text:p>0.000372453254142</text:p>
          </table:table-cell>
          <table:table-cell office:value-type="float" office:value="0.00971101785769651" calcext:value-type="float">
            <text:p>0.009711017857697</text:p>
          </table:table-cell>
          <table:table-cell office:value-type="float" office:value="0.0259659817876008" calcext:value-type="float">
            <text:p>0.02596598178760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06" calcext:value-type="float">
            <text:p>106</text:p>
          </table:table-cell>
          <table:table-cell office:value-type="float" office:value="27" calcext:value-type="float">
            <text:p>27</text:p>
          </table:table-cell>
          <table:table-cell office:value-type="float" office:value="0.00198236913329594" calcext:value-type="float">
            <text:p>0.001982369133296</text:p>
          </table:table-cell>
          <table:table-cell office:value-type="float" office:value="0.0132073971232145" calcext:value-type="float">
            <text:p>0.013207397123215</text:p>
          </table:table-cell>
          <table:table-cell office:value-type="float" office:value="0.0352321293150638" calcext:value-type="float">
            <text:p>0.035232129315064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0.000237888909399478" calcext:value-type="float">
            <text:p>0.000237888909399</text:p>
          </table:table-cell>
          <table:table-cell office:value-type="float" office:value="0.0122918385709854" calcext:value-type="float">
            <text:p>0.012291838570985</text:p>
          </table:table-cell>
          <table:table-cell office:value-type="float" office:value="0.0302414672840139" calcext:value-type="float">
            <text:p>0.030241467284014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0.000407331707796624" calcext:value-type="float">
            <text:p>0.000407331707797</text:p>
          </table:table-cell>
          <table:table-cell office:value-type="float" office:value="0.010172484574056" calcext:value-type="float">
            <text:p>0.010172484574056</text:p>
          </table:table-cell>
          <table:table-cell office:value-type="float" office:value="0.0291413191173897" calcext:value-type="float">
            <text:p>0.02914131911739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0.000498330501586541" calcext:value-type="float">
            <text:p>0.000498330501587</text:p>
          </table:table-cell>
          <table:table-cell office:value-type="float" office:value="0.00872579333219942" calcext:value-type="float">
            <text:p>0.008725793332199</text:p>
          </table:table-cell>
          <table:table-cell office:value-type="float" office:value="0.024059518576521" calcext:value-type="float">
            <text:p>0.02405951857652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86" calcext:value-type="float">
            <text:p>86</text:p>
          </table:table-cell>
          <table:table-cell office:value-type="float" office:value="22" calcext:value-type="float">
            <text:p>22</text:p>
          </table:table-cell>
          <table:table-cell office:value-type="float" office:value="0.000271817806852412" calcext:value-type="float">
            <text:p>0.000271817806852</text:p>
          </table:table-cell>
          <table:table-cell office:value-type="float" office:value="0.0110808700685249" calcext:value-type="float">
            <text:p>0.011080870068525</text:p>
          </table:table-cell>
          <table:table-cell office:value-type="float" office:value="0.0278295469040287" calcext:value-type="float">
            <text:p>0.027829546904029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 office:value-type="float" office:value="0.000188725934615164" calcext:value-type="float">
            <text:p>0.000188725934615</text:p>
          </table:table-cell>
          <table:table-cell office:value-type="float" office:value="0.00730583041878015" calcext:value-type="float">
            <text:p>0.00730583041878</text:p>
          </table:table-cell>
          <table:table-cell office:value-type="float" office:value="0.017759123795694" calcext:value-type="float">
            <text:p>0.01775912379569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office:value-type="float" office:value="0.000386229879678845" calcext:value-type="float">
            <text:p>0.000386229879679</text:p>
          </table:table-cell>
          <table:table-cell office:value-type="float" office:value="0.0115681312640421" calcext:value-type="float">
            <text:p>0.011568131264042</text:p>
          </table:table-cell>
          <table:table-cell office:value-type="float" office:value="0.041029617511405" calcext:value-type="float">
            <text:p>0.04102961751140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office:value-type="float" office:value="0.000301072850345419" calcext:value-type="float">
            <text:p>0.000301072850345</text:p>
          </table:table-cell>
          <table:table-cell office:value-type="float" office:value="0.0134906042239644" calcext:value-type="float">
            <text:p>0.013490604223964</text:p>
          </table:table-cell>
          <table:table-cell office:value-type="float" office:value="0.0315853699788382" calcext:value-type="float">
            <text:p>0.03158536997883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13" calcext:value-type="float">
            <text:p>113</text:p>
          </table:table-cell>
          <table:table-cell office:value-type="float" office:value="29" calcext:value-type="float">
            <text:p>29</text:p>
          </table:table-cell>
          <table:table-cell office:value-type="float" office:value="0.000382316532741345" calcext:value-type="float">
            <text:p>0.000382316532741</text:p>
          </table:table-cell>
          <table:table-cell office:value-type="float" office:value="0.00843632368069623" calcext:value-type="float">
            <text:p>0.008436323680696</text:p>
          </table:table-cell>
          <table:table-cell office:value-type="float" office:value="0.0201781215445048" calcext:value-type="float">
            <text:p>0.020178121544505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87" calcext:value-type="float">
            <text:p>87</text:p>
          </table:table-cell>
          <table:table-cell office:value-type="float" office:value="22" calcext:value-type="float">
            <text:p>22</text:p>
          </table:table-cell>
          <table:table-cell office:value-type="float" office:value="0.000397814855632075" calcext:value-type="float">
            <text:p>0.000397814855632</text:p>
          </table:table-cell>
          <table:table-cell office:value-type="float" office:value="0.00927726823380654" calcext:value-type="float">
            <text:p>0.009277268233807</text:p>
          </table:table-cell>
          <table:table-cell office:value-type="float" office:value="0.0250960423999461" calcext:value-type="float">
            <text:p>0.025096042399946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88" calcext:value-type="float">
            <text:p>88</text:p>
          </table:table-cell>
          <table:table-cell office:value-type="float" office:value="23" calcext:value-type="float">
            <text:p>23</text:p>
          </table:table-cell>
          <table:table-cell office:value-type="float" office:value="0.0000407141526683197" calcext:value-type="float">
            <text:p>4.07141526683197E-05</text:p>
          </table:table-cell>
          <table:table-cell office:value-type="float" office:value="0.0114059429595254" calcext:value-type="float">
            <text:p>0.011405942959526</text:p>
          </table:table-cell>
          <table:table-cell office:value-type="float" office:value="0.0276030066690287" calcext:value-type="float">
            <text:p>0.027603006669029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22" calcext:value-type="float">
            <text:p>122</text:p>
          </table:table-cell>
          <table:table-cell office:value-type="float" office:value="31" calcext:value-type="float">
            <text:p>31</text:p>
          </table:table-cell>
          <table:table-cell office:value-type="float" office:value="0.00000747106327925184" calcext:value-type="float">
            <text:p>7.47106327925184E-06</text:p>
          </table:table-cell>
          <table:table-cell office:value-type="float" office:value="0.0110970640791548" calcext:value-type="float">
            <text:p>0.011097064079155</text:p>
          </table:table-cell>
          <table:table-cell office:value-type="float" office:value="0.0245120365726126" calcext:value-type="float">
            <text:p>0.024512036572613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84" calcext:value-type="float">
            <text:p>84</text:p>
          </table:table-cell>
          <table:table-cell office:value-type="float" office:value="22" calcext:value-type="float">
            <text:p>22</text:p>
          </table:table-cell>
          <table:table-cell office:value-type="float" office:value="0.00100932654853063" calcext:value-type="float">
            <text:p>0.001009326548531</text:p>
          </table:table-cell>
          <table:table-cell office:value-type="float" office:value="0.00914462018141356" calcext:value-type="float">
            <text:p>0.009144620181414</text:p>
          </table:table-cell>
          <table:table-cell office:value-type="float" office:value="0.0254666337463588" calcext:value-type="float">
            <text:p>0.025466633746359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0.000337461965258481" calcext:value-type="float">
            <text:p>0.000337461965258</text:p>
          </table:table-cell>
          <table:table-cell office:value-type="float" office:value="0.00886160160008214" calcext:value-type="float">
            <text:p>0.008861601600082</text:p>
          </table:table-cell>
          <table:table-cell office:value-type="float" office:value="0.0245758637035304" calcext:value-type="float">
            <text:p>0.02457586370353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0.000176419937813407" calcext:value-type="float">
            <text:p>0.000176419937813</text:p>
          </table:table-cell>
          <table:table-cell office:value-type="float" office:value="0.00659605251153084" calcext:value-type="float">
            <text:p>0.006596052511531</text:p>
          </table:table-cell>
          <table:table-cell office:value-type="float" office:value="0.02230761793025" calcext:value-type="float">
            <text:p>0.02230761793025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0.00138760001206051" calcext:value-type="float">
            <text:p>0.001387600012061</text:p>
          </table:table-cell>
          <table:table-cell office:value-type="float" office:value="0.00924660419267175" calcext:value-type="float">
            <text:p>0.009246604192672</text:p>
          </table:table-cell>
          <table:table-cell office:value-type="float" office:value="0.0178762528111654" calcext:value-type="float">
            <text:p>0.017876252811165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 office:value-type="float" office:value="0.0000602318078836775" calcext:value-type="float">
            <text:p>6.02318078836775E-05</text:p>
          </table:table-cell>
          <table:table-cell office:value-type="float" office:value="0.00658446004042331" calcext:value-type="float">
            <text:p>0.006584460040423</text:p>
          </table:table-cell>
          <table:table-cell office:value-type="float" office:value="0.0144367975658786" calcext:value-type="float">
            <text:p>0.01443679756587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0.00112807075077937" calcext:value-type="float">
            <text:p>0.001128070750779</text:p>
          </table:table-cell>
          <table:table-cell office:value-type="float" office:value="0.00712147108077815" calcext:value-type="float">
            <text:p>0.007121471080778</text:p>
          </table:table-cell>
          <table:table-cell office:value-type="float" office:value="0.0223765660287961" calcext:value-type="float">
            <text:p>0.022376566028796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0.000918080795263093" calcext:value-type="float">
            <text:p>0.000918080795263</text:p>
          </table:table-cell>
          <table:table-cell office:value-type="float" office:value="0.0136718313639759" calcext:value-type="float">
            <text:p>0.013671831363976</text:p>
          </table:table-cell>
          <table:table-cell office:value-type="float" office:value="0.0284475217164113" calcext:value-type="float">
            <text:p>0.02844752171641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71" calcext:value-type="float">
            <text:p>71</text:p>
          </table:table-cell>
          <table:table-cell office:value-type="float" office:value="18" calcext:value-type="float">
            <text:p>18</text:p>
          </table:table-cell>
          <table:table-cell office:value-type="float" office:value="0.000286012011877293" calcext:value-type="float">
            <text:p>0.000286012011877</text:p>
          </table:table-cell>
          <table:table-cell office:value-type="float" office:value="0.00404124364345147" calcext:value-type="float">
            <text:p>0.004041243643451</text:p>
          </table:table-cell>
          <table:table-cell office:value-type="float" office:value="0.0169000961976912" calcext:value-type="float">
            <text:p>0.01690009619769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0.00624317351709303" calcext:value-type="float">
            <text:p>0.006243173517093</text:p>
          </table:table-cell>
          <table:table-cell office:value-type="float" office:value="0.0101378585837233" calcext:value-type="float">
            <text:p>0.010137858583723</text:p>
          </table:table-cell>
          <table:table-cell office:value-type="float" office:value="0.014855854279042" calcext:value-type="float">
            <text:p>0.014855854279042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03" calcext:value-type="float">
            <text:p>103</text:p>
          </table:table-cell>
          <table:table-cell office:value-type="float" office:value="26" calcext:value-type="float">
            <text:p>26</text:p>
          </table:table-cell>
          <table:table-cell office:value-type="float" office:value="0.0000647542999245576" calcext:value-type="float">
            <text:p>6.47542999245576E-05</text:p>
          </table:table-cell>
          <table:table-cell office:value-type="float" office:value="0.0115468613728523" calcext:value-type="float">
            <text:p>0.011546861372852</text:p>
          </table:table-cell>
          <table:table-cell office:value-type="float" office:value="0.0239275183696885" calcext:value-type="float">
            <text:p>0.023927518369689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06" calcext:value-type="float">
            <text:p>106</text:p>
          </table:table-cell>
          <table:table-cell office:value-type="float" office:value="27" calcext:value-type="float">
            <text:p>27</text:p>
          </table:table-cell>
          <table:table-cell office:value-type="float" office:value="0.000353484511925017" calcext:value-type="float">
            <text:p>0.000353484511925</text:p>
          </table:table-cell>
          <table:table-cell office:value-type="float" office:value="0.00952343312472434" calcext:value-type="float">
            <text:p>0.009523433124724</text:p>
          </table:table-cell>
          <table:table-cell office:value-type="float" office:value="0.0330251888729057" calcext:value-type="float">
            <text:p>0.033025188872906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88" calcext:value-type="float">
            <text:p>88</text:p>
          </table:table-cell>
          <table:table-cell office:value-type="float" office:value="22" calcext:value-type="float">
            <text:p>22</text:p>
          </table:table-cell>
          <table:table-cell office:value-type="float" office:value="0.00298829886684675" calcext:value-type="float">
            <text:p>0.002988298866847</text:p>
          </table:table-cell>
          <table:table-cell office:value-type="float" office:value="0.0122653078289845" calcext:value-type="float">
            <text:p>0.012265307828985</text:p>
          </table:table-cell>
          <table:table-cell office:value-type="float" office:value="0.0195761758189031" calcext:value-type="float">
            <text:p>0.019576175818903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0.00122124603163805" calcext:value-type="float">
            <text:p>0.001221246031638</text:p>
          </table:table-cell>
          <table:table-cell office:value-type="float" office:value="0.0123687062481889" calcext:value-type="float">
            <text:p>0.012368706248189</text:p>
          </table:table-cell>
          <table:table-cell office:value-type="float" office:value="0.0244442900539802" calcext:value-type="float">
            <text:p>0.02444429005398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0.00333640156688686" calcext:value-type="float">
            <text:p>0.003336401566887</text:p>
          </table:table-cell>
          <table:table-cell office:value-type="float" office:value="0.0113886541666746" calcext:value-type="float">
            <text:p>0.011388654166675</text:p>
          </table:table-cell>
          <table:table-cell office:value-type="float" office:value="0.0256734428949652" calcext:value-type="float">
            <text:p>0.025673442894965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99" calcext:value-type="float">
            <text:p>99</text:p>
          </table:table-cell>
          <table:table-cell office:value-type="float" office:value="25" calcext:value-type="float">
            <text:p>25</text:p>
          </table:table-cell>
          <table:table-cell office:value-type="float" office:value="0.00147955454253679" calcext:value-type="float">
            <text:p>0.001479554542537</text:p>
          </table:table-cell>
          <table:table-cell office:value-type="float" office:value="0.0121751203025985" calcext:value-type="float">
            <text:p>0.012175120302599</text:p>
          </table:table-cell>
          <table:table-cell office:value-type="float" office:value="0.0413737236949937" calcext:value-type="float">
            <text:p>0.041373723694994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16" calcext:value-type="float">
            <text:p>116</text:p>
          </table:table-cell>
          <table:table-cell office:value-type="float" office:value="29" calcext:value-type="float">
            <text:p>29</text:p>
          </table:table-cell>
          <table:table-cell office:value-type="float" office:value="0.000257674081776682" calcext:value-type="float">
            <text:p>0.000257674081777</text:p>
          </table:table-cell>
          <table:table-cell office:value-type="float" office:value="0.00883804048925326" calcext:value-type="float">
            <text:p>0.008838040489253</text:p>
          </table:table-cell>
          <table:table-cell office:value-type="float" office:value="0.0242483184720561" calcext:value-type="float">
            <text:p>0.024248318472056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14" calcext:value-type="float">
            <text:p>114</text:p>
          </table:table-cell>
          <table:table-cell office:value-type="float" office:value="29" calcext:value-type="float">
            <text:p>29</text:p>
          </table:table-cell>
          <table:table-cell office:value-type="float" office:value="0.000196046554230167" calcext:value-type="float">
            <text:p>0.00019604655423</text:p>
          </table:table-cell>
          <table:table-cell office:value-type="float" office:value="0.0127634989048735" calcext:value-type="float">
            <text:p>0.012763498904874</text:p>
          </table:table-cell>
          <table:table-cell office:value-type="float" office:value="0.0305604370547538" calcext:value-type="float">
            <text:p>0.030560437054754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99" calcext:value-type="float">
            <text:p>99</text:p>
          </table:table-cell>
          <table:table-cell office:value-type="float" office:value="25" calcext:value-type="float">
            <text:p>25</text:p>
          </table:table-cell>
          <table:table-cell office:value-type="float" office:value="0.00128306909222656" calcext:value-type="float">
            <text:p>0.001283069092227</text:p>
          </table:table-cell>
          <table:table-cell office:value-type="float" office:value="0.0116796124393072" calcext:value-type="float">
            <text:p>0.011679612439307</text:p>
          </table:table-cell>
          <table:table-cell office:value-type="float" office:value="0.0308473895261304" calcext:value-type="float">
            <text:p>0.03084738952613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89" calcext:value-type="float">
            <text:p>89</text:p>
          </table:table-cell>
          <table:table-cell office:value-type="float" office:value="23" calcext:value-type="float">
            <text:p>23</text:p>
          </table:table-cell>
          <table:table-cell office:value-type="float" office:value="0.0000123158294015047" calcext:value-type="float">
            <text:p>1.23158294015047E-05</text:p>
          </table:table-cell>
          <table:table-cell office:value-type="float" office:value="0.00813260818493436" calcext:value-type="float">
            <text:p>0.008132608184934</text:p>
          </table:table-cell>
          <table:table-cell office:value-type="float" office:value="0.0161771999303399" calcext:value-type="float">
            <text:p>0.01617719993034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office:value-type="float" office:value="0.000443078094983756" calcext:value-type="float">
            <text:p>0.000443078094984</text:p>
          </table:table-cell>
          <table:table-cell office:value-type="float" office:value="0.011029548194589" calcext:value-type="float">
            <text:p>0.011029548194589</text:p>
          </table:table-cell>
          <table:table-cell office:value-type="float" office:value="0.0387396425739689" calcext:value-type="float">
            <text:p>0.038739642573969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81" calcext:value-type="float">
            <text:p>81</text:p>
          </table:table-cell>
          <table:table-cell office:value-type="float" office:value="21" calcext:value-type="float">
            <text:p>21</text:p>
          </table:table-cell>
          <table:table-cell office:value-type="float" office:value="0.000569124400358022" calcext:value-type="float">
            <text:p>0.000569124400358</text:p>
          </table:table-cell>
          <table:table-cell office:value-type="float" office:value="0.00636718034187365" calcext:value-type="float">
            <text:p>0.006367180341874</text:p>
          </table:table-cell>
          <table:table-cell office:value-type="float" office:value="0.0165883356453812" calcext:value-type="float">
            <text:p>0.01658833564538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office:value-type="float" office:value="0.000531054984964169" calcext:value-type="float">
            <text:p>0.000531054984964</text:p>
          </table:table-cell>
          <table:table-cell office:value-type="float" office:value="0.0139121284240355" calcext:value-type="float">
            <text:p>0.013912128424036</text:p>
          </table:table-cell>
          <table:table-cell office:value-type="float" office:value="0.0329560378460497" calcext:value-type="float">
            <text:p>0.03295603784605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85" calcext:value-type="float">
            <text:p>85</text:p>
          </table:table-cell>
          <table:table-cell office:value-type="float" office:value="22" calcext:value-type="float">
            <text:p>22</text:p>
          </table:table-cell>
          <table:table-cell office:value-type="float" office:value="0.0000275375877695841" calcext:value-type="float">
            <text:p>2.75375877695841E-05</text:p>
          </table:table-cell>
          <table:table-cell office:value-type="float" office:value="0.00790100967853524" calcext:value-type="float">
            <text:p>0.007901009678535</text:p>
          </table:table-cell>
          <table:table-cell office:value-type="float" office:value="0.0263771464656459" calcext:value-type="float">
            <text:p>0.026377146465646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0.00118985907808461" calcext:value-type="float">
            <text:p>0.001189859078085</text:p>
          </table:table-cell>
          <table:table-cell office:value-type="float" office:value="0.00518801836636123" calcext:value-type="float">
            <text:p>0.005188018366361</text:p>
          </table:table-cell>
          <table:table-cell office:value-type="float" office:value="0.0171144034538126" calcext:value-type="float">
            <text:p>0.017114403453813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office:value-type="float" office:value="0.000151987587216795" calcext:value-type="float">
            <text:p>0.000151987587217</text:p>
          </table:table-cell>
          <table:table-cell office:value-type="float" office:value="0.00589736921378424" calcext:value-type="float">
            <text:p>0.005897369213784</text:p>
          </table:table-cell>
          <table:table-cell office:value-type="float" office:value="0.0169206160657117" calcext:value-type="float">
            <text:p>0.016920616065712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87" calcext:value-type="float">
            <text:p>87</text:p>
          </table:table-cell>
          <table:table-cell office:value-type="float" office:value="22" calcext:value-type="float">
            <text:p>22</text:p>
          </table:table-cell>
          <table:table-cell office:value-type="float" office:value="0.000555503982227146" calcext:value-type="float">
            <text:p>0.000555503982227</text:p>
          </table:table-cell>
          <table:table-cell office:value-type="float" office:value="0.0117706236812852" calcext:value-type="float">
            <text:p>0.011770623681285</text:p>
          </table:table-cell>
          <table:table-cell office:value-type="float" office:value="0.0398675711634539" calcext:value-type="float">
            <text:p>0.039867571163454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float" office:value="0.0000639233171454076" calcext:value-type="float">
            <text:p>6.39233171454076E-05</text:p>
          </table:table-cell>
          <table:table-cell office:value-type="float" office:value="0.00671915022046229" calcext:value-type="float">
            <text:p>0.006719150220462</text:p>
          </table:table-cell>
          <table:table-cell office:value-type="float" office:value="0.0153285937925787" calcext:value-type="float">
            <text:p>0.015328593792579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0.00143317568215489" calcext:value-type="float">
            <text:p>0.001433175682155</text:p>
          </table:table-cell>
          <table:table-cell office:value-type="float" office:value="0.00705887153310181" calcext:value-type="float">
            <text:p>0.007058871533102</text:p>
          </table:table-cell>
          <table:table-cell office:value-type="float" office:value="0.0146010024415327" calcext:value-type="float">
            <text:p>0.014601002441533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88" calcext:value-type="float">
            <text:p>88</text:p>
          </table:table-cell>
          <table:table-cell office:value-type="float" office:value="22" calcext:value-type="float">
            <text:p>22</text:p>
          </table:table-cell>
          <table:table-cell office:value-type="float" office:value="0.000354819841350135" calcext:value-type="float">
            <text:p>0.00035481984135</text:p>
          </table:table-cell>
          <table:table-cell office:value-type="float" office:value="0.0114361786695664" calcext:value-type="float">
            <text:p>0.011436178669567</text:p>
          </table:table-cell>
          <table:table-cell office:value-type="float" office:value="0.0247044301467256" calcext:value-type="float">
            <text:p>0.024704430146726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12" calcext:value-type="float">
            <text:p>112</text:p>
          </table:table-cell>
          <table:table-cell office:value-type="float" office:value="28" calcext:value-type="float">
            <text:p>28</text:p>
          </table:table-cell>
          <table:table-cell office:value-type="float" office:value="0.000303901985185664" calcext:value-type="float">
            <text:p>0.000303901985186</text:p>
          </table:table-cell>
          <table:table-cell office:value-type="float" office:value="0.0124648369451548" calcext:value-type="float">
            <text:p>0.012464836945155</text:p>
          </table:table-cell>
          <table:table-cell office:value-type="float" office:value="0.0323041269218191" calcext:value-type="float">
            <text:p>0.032304126921819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0.000591998350712941" calcext:value-type="float">
            <text:p>0.000591998350713</text:p>
          </table:table-cell>
          <table:table-cell office:value-type="float" office:value="0.0101620274997722" calcext:value-type="float">
            <text:p>0.010162027499772</text:p>
          </table:table-cell>
          <table:table-cell office:value-type="float" office:value="0.0375933264549421" calcext:value-type="float">
            <text:p>0.037593326454942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03" calcext:value-type="float">
            <text:p>103</text:p>
          </table:table-cell>
          <table:table-cell office:value-type="float" office:value="26" calcext:value-type="float">
            <text:p>26</text:p>
          </table:table-cell>
          <table:table-cell office:value-type="float" office:value="0.0000615820363800909" calcext:value-type="float">
            <text:p>6.15820363800909E-05</text:p>
          </table:table-cell>
          <table:table-cell office:value-type="float" office:value="0.0143821188924612" calcext:value-type="float">
            <text:p>0.014382118892461</text:p>
          </table:table-cell>
          <table:table-cell office:value-type="float" office:value="0.0327983998008613" calcext:value-type="float">
            <text:p>0.032798399800861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0.00111395510107358" calcext:value-type="float">
            <text:p>0.001113955101074</text:p>
          </table:table-cell>
          <table:table-cell office:value-type="float" office:value="0.0151225155935519" calcext:value-type="float">
            <text:p>0.015122515593552</text:p>
          </table:table-cell>
          <table:table-cell office:value-type="float" office:value="0.0336494096581511" calcext:value-type="float">
            <text:p>0.03364940965815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04" calcext:value-type="float">
            <text:p>104</text:p>
          </table:table-cell>
          <table:table-cell office:value-type="float" office:value="26" calcext:value-type="float">
            <text:p>26</text:p>
          </table:table-cell>
          <table:table-cell office:value-type="float" office:value="0.00102531920215872" calcext:value-type="float">
            <text:p>0.001025319202159</text:p>
          </table:table-cell>
          <table:table-cell office:value-type="float" office:value="0.0116537901340024" calcext:value-type="float">
            <text:p>0.011653790134002</text:p>
          </table:table-cell>
          <table:table-cell office:value-type="float" office:value="0.0243786757994697" calcext:value-type="float">
            <text:p>0.02437867579947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96" calcext:value-type="float">
            <text:p>96</text:p>
          </table:table-cell>
          <table:table-cell office:value-type="float" office:value="25" calcext:value-type="float">
            <text:p>25</text:p>
          </table:table-cell>
          <table:table-cell office:value-type="float" office:value="0.00174272121137267" calcext:value-type="float">
            <text:p>0.001742721211373</text:p>
          </table:table-cell>
          <table:table-cell office:value-type="float" office:value="0.0117555067110083" calcext:value-type="float">
            <text:p>0.011755506711008</text:p>
          </table:table-cell>
          <table:table-cell office:value-type="float" office:value="0.0289638493497902" calcext:value-type="float">
            <text:p>0.0289638493497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0.000219321687555743" calcext:value-type="float">
            <text:p>0.000219321687556</text:p>
          </table:table-cell>
          <table:table-cell office:value-type="float" office:value="0.00692647746177197" calcext:value-type="float">
            <text:p>0.006926477461772</text:p>
          </table:table-cell>
          <table:table-cell office:value-type="float" office:value="0.0145571307377889" calcext:value-type="float">
            <text:p>0.014557130737789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87" calcext:value-type="float">
            <text:p>87</text:p>
          </table:table-cell>
          <table:table-cell office:value-type="float" office:value="22" calcext:value-type="float">
            <text:p>22</text:p>
          </table:table-cell>
          <table:table-cell office:value-type="float" office:value="0.0025799330990971" calcext:value-type="float">
            <text:p>0.002579933099097</text:p>
          </table:table-cell>
          <table:table-cell office:value-type="float" office:value="0.0110658893245478" calcext:value-type="float">
            <text:p>0.011065889324548</text:p>
          </table:table-cell>
          <table:table-cell office:value-type="float" office:value="0.0415981236808078" calcext:value-type="float">
            <text:p>0.041598123680808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19" calcext:value-type="float">
            <text:p>119</text:p>
          </table:table-cell>
          <table:table-cell office:value-type="float" office:value="30" calcext:value-type="float">
            <text:p>30</text:p>
          </table:table-cell>
          <table:table-cell office:value-type="float" office:value="0.000743250265277995" calcext:value-type="float">
            <text:p>0.000743250265278</text:p>
          </table:table-cell>
          <table:table-cell office:value-type="float" office:value="0.0108504350773263" calcext:value-type="float">
            <text:p>0.010850435077326</text:p>
          </table:table-cell>
          <table:table-cell office:value-type="float" office:value="0.0285817887205936" calcext:value-type="float">
            <text:p>0.028581788720594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0.000226735429291192" calcext:value-type="float">
            <text:p>0.000226735429291</text:p>
          </table:table-cell>
          <table:table-cell office:value-type="float" office:value="0.00691448824599648" calcext:value-type="float">
            <text:p>0.006914488245996</text:p>
          </table:table-cell>
          <table:table-cell office:value-type="float" office:value="0.0227211574941752" calcext:value-type="float">
            <text:p>0.022721157494175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06" calcext:value-type="float">
            <text:p>106</text:p>
          </table:table-cell>
          <table:table-cell office:value-type="float" office:value="27" calcext:value-type="float">
            <text:p>27</text:p>
          </table:table-cell>
          <table:table-cell office:value-type="float" office:value="0.00015693357882518" calcext:value-type="float">
            <text:p>0.000156933578825</text:p>
          </table:table-cell>
          <table:table-cell office:value-type="float" office:value="0.00878129563790243" calcext:value-type="float">
            <text:p>0.008781295637902</text:p>
          </table:table-cell>
          <table:table-cell office:value-type="float" office:value="0.0348466650478473" calcext:value-type="float">
            <text:p>0.034846665047847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office:value-type="float" office:value="0.0011474321666012" calcext:value-type="float">
            <text:p>0.001147432166601</text:p>
          </table:table-cell>
          <table:table-cell office:value-type="float" office:value="0.00850464077765578" calcext:value-type="float">
            <text:p>0.008504640777656</text:p>
          </table:table-cell>
          <table:table-cell office:value-type="float" office:value="0.0157373241892019" calcext:value-type="float">
            <text:p>0.015737324189202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92" calcext:value-type="float">
            <text:p>92</text:p>
          </table:table-cell>
          <table:table-cell office:value-type="float" office:value="23" calcext:value-type="float">
            <text:p>23</text:p>
          </table:table-cell>
          <table:table-cell office:value-type="float" office:value="0.00108577565221191" calcext:value-type="float">
            <text:p>0.001085775652212</text:p>
          </table:table-cell>
          <table:table-cell office:value-type="float" office:value="0.00973834637766518" calcext:value-type="float">
            <text:p>0.009738346377665</text:p>
          </table:table-cell>
          <table:table-cell office:value-type="float" office:value="0.0178366767028774" calcext:value-type="float">
            <text:p>0.017836676702877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office:value-type="float" office:value="0.00112971847211196" calcext:value-type="float">
            <text:p>0.001129718472112</text:p>
          </table:table-cell>
          <table:table-cell office:value-type="float" office:value="0.00663239466955649" calcext:value-type="float">
            <text:p>0.006632394669557</text:p>
          </table:table-cell>
          <table:table-cell office:value-type="float" office:value="0.0125013672568558" calcext:value-type="float">
            <text:p>0.012501367256856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88" calcext:value-type="float">
            <text:p>88</text:p>
          </table:table-cell>
          <table:table-cell office:value-type="float" office:value="22" calcext:value-type="float">
            <text:p>22</text:p>
          </table:table-cell>
          <table:table-cell office:value-type="float" office:value="0.000283514433561893" calcext:value-type="float">
            <text:p>0.000283514433562</text:p>
          </table:table-cell>
          <table:table-cell office:value-type="float" office:value="0.0107218705669648" calcext:value-type="float">
            <text:p>0.010721870566965</text:p>
          </table:table-cell>
          <table:table-cell office:value-type="float" office:value="0.026922087742566" calcext:value-type="float">
            <text:p>0.026922087742566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0.000237782079194358" calcext:value-type="float">
            <text:p>0.000237782079194</text:p>
          </table:table-cell>
          <table:table-cell office:value-type="float" office:value="0.00719287967533608" calcext:value-type="float">
            <text:p>0.007192879675336</text:p>
          </table:table-cell>
          <table:table-cell office:value-type="float" office:value="0.0148755369803697" calcext:value-type="float">
            <text:p>0.0148755369803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93" calcext:value-type="float">
            <text:p>93</text:p>
          </table:table-cell>
          <table:table-cell office:value-type="float" office:value="24" calcext:value-type="float">
            <text:p>24</text:p>
          </table:table-cell>
          <table:table-cell office:value-type="float" office:value="0.0014980750810759" calcext:value-type="float">
            <text:p>0.001498075081076</text:p>
          </table:table-cell>
          <table:table-cell office:value-type="float" office:value="0.0116049092114925" calcext:value-type="float">
            <text:p>0.011604909211493</text:p>
          </table:table-cell>
          <table:table-cell office:value-type="float" office:value="0.0351432311772434" calcext:value-type="float">
            <text:p>0.035143231177243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0.0000580747133295256" calcext:value-type="float">
            <text:p>5.80747133295256E-05</text:p>
          </table:table-cell>
          <table:table-cell office:value-type="float" office:value="0.00972155523600073" calcext:value-type="float">
            <text:p>0.009721555236001</text:p>
          </table:table-cell>
          <table:table-cell office:value-type="float" office:value="0.0236562258471319" calcext:value-type="float">
            <text:p>0.023656225847132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0.000146621616295861" calcext:value-type="float">
            <text:p>0.000146621616296</text:p>
          </table:table-cell>
          <table:table-cell office:value-type="float" office:value="0.00778717868446255" calcext:value-type="float">
            <text:p>0.007787178684463</text:p>
          </table:table-cell>
          <table:table-cell office:value-type="float" office:value="0.0239235407869746" calcext:value-type="float">
            <text:p>0.023923540786975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12" calcext:value-type="float">
            <text:p>112</text:p>
          </table:table-cell>
          <table:table-cell office:value-type="float" office:value="29" calcext:value-type="float">
            <text:p>29</text:p>
          </table:table-cell>
          <table:table-cell office:value-type="float" office:value="0.000339338857890808" calcext:value-type="float">
            <text:p>0.000339338857891</text:p>
          </table:table-cell>
          <table:table-cell office:value-type="float" office:value="0.0103402785679351" calcext:value-type="float">
            <text:p>0.010340278567935</text:p>
          </table:table-cell>
          <table:table-cell office:value-type="float" office:value="0.0361487476400414" calcext:value-type="float">
            <text:p>0.03614874764004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97" calcext:value-type="float">
            <text:p>97</text:p>
          </table:table-cell>
          <table:table-cell office:value-type="float" office:value="25" calcext:value-type="float">
            <text:p>25</text:p>
          </table:table-cell>
          <table:table-cell office:value-type="float" office:value="0.00218918423136911" calcext:value-type="float">
            <text:p>0.002189184231369</text:p>
          </table:table-cell>
          <table:table-cell office:value-type="float" office:value="0.0105399563875809" calcext:value-type="float">
            <text:p>0.010539956387581</text:p>
          </table:table-cell>
          <table:table-cell office:value-type="float" office:value="0.0307591313360098" calcext:value-type="float">
            <text:p>0.03075913133601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office:value-type="float" office:value="0.00103587714895483" calcext:value-type="float">
            <text:p>0.001035877148955</text:p>
          </table:table-cell>
          <table:table-cell office:value-type="float" office:value="0.00700841998184919" calcext:value-type="float">
            <text:p>0.007008419981849</text:p>
          </table:table-cell>
          <table:table-cell office:value-type="float" office:value="0.0157877040908086" calcext:value-type="float">
            <text:p>0.015787704090809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0.000938564036407401" calcext:value-type="float">
            <text:p>0.000938564036407</text:p>
          </table:table-cell>
          <table:table-cell office:value-type="float" office:value="0.00731184361875688" calcext:value-type="float">
            <text:p>0.007311843618757</text:p>
          </table:table-cell>
          <table:table-cell office:value-type="float" office:value="0.0130543842443121" calcext:value-type="float">
            <text:p>0.013054384244312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float" office:value="0.000488416767667442" calcext:value-type="float">
            <text:p>0.000488416767667</text:p>
          </table:table-cell>
          <table:table-cell office:value-type="float" office:value="0.00670253023143555" calcext:value-type="float">
            <text:p>0.006702530231436</text:p>
          </table:table-cell>
          <table:table-cell office:value-type="float" office:value="0.018019074511285" calcext:value-type="float">
            <text:p>0.01801907451128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92" calcext:value-type="float">
            <text:p>92</text:p>
          </table:table-cell>
          <table:table-cell office:value-type="float" office:value="23" calcext:value-type="float">
            <text:p>23</text:p>
          </table:table-cell>
          <table:table-cell office:value-type="float" office:value="0.000740425459897699" calcext:value-type="float">
            <text:p>0.000740425459898</text:p>
          </table:table-cell>
          <table:table-cell office:value-type="float" office:value="0.00679302754119756" calcext:value-type="float">
            <text:p>0.006793027541198</text:p>
          </table:table-cell>
          <table:table-cell office:value-type="float" office:value="0.0163727965280494" calcext:value-type="float">
            <text:p>0.016372796528049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office:value-type="float" office:value="0.00184832607659665" calcext:value-type="float">
            <text:p>0.001848326076597</text:p>
          </table:table-cell>
          <table:table-cell office:value-type="float" office:value="0.00715582038287853" calcext:value-type="float">
            <text:p>0.007155820382879</text:p>
          </table:table-cell>
          <table:table-cell office:value-type="float" office:value="0.0142538798268746" calcext:value-type="float">
            <text:p>0.014253879826875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0.00185139352669715" calcext:value-type="float">
            <text:p>0.001851393526697</text:p>
          </table:table-cell>
          <table:table-cell office:value-type="float" office:value="0.00757015200285818" calcext:value-type="float">
            <text:p>0.007570152002858</text:p>
          </table:table-cell>
          <table:table-cell office:value-type="float" office:value="0.0138449085568211" calcext:value-type="float">
            <text:p>0.01384490855682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0.00114603171937999" calcext:value-type="float">
            <text:p>0.00114603171938</text:p>
          </table:table-cell>
          <table:table-cell office:value-type="float" office:value="0.00762892283645653" calcext:value-type="float">
            <text:p>0.007628922836457</text:p>
          </table:table-cell>
          <table:table-cell office:value-type="float" office:value="0.0170422191571125" calcext:value-type="float">
            <text:p>0.017042219157113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0.000282569231584838" calcext:value-type="float">
            <text:p>0.000282569231585</text:p>
          </table:table-cell>
          <table:table-cell office:value-type="float" office:value="0.00661811643600078" calcext:value-type="float">
            <text:p>0.006618116436001</text:p>
          </table:table-cell>
          <table:table-cell office:value-type="float" office:value="0.0159909822906906" calcext:value-type="float">
            <text:p>0.01599098229069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93" calcext:value-type="float">
            <text:p>93</text:p>
          </table:table-cell>
          <table:table-cell office:value-type="float" office:value="24" calcext:value-type="float">
            <text:p>24</text:p>
          </table:table-cell>
          <table:table-cell office:value-type="float" office:value="0.00168743196361716" calcext:value-type="float">
            <text:p>0.001687431963617</text:p>
          </table:table-cell>
          <table:table-cell office:value-type="float" office:value="0.00843635312586991" calcext:value-type="float">
            <text:p>0.00843635312587</text:p>
          </table:table-cell>
          <table:table-cell office:value-type="float" office:value="0.0160379632279932" calcext:value-type="float">
            <text:p>0.016037963227993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14" calcext:value-type="float">
            <text:p>114</text:p>
          </table:table-cell>
          <table:table-cell office:value-type="float" office:value="29" calcext:value-type="float">
            <text:p>29</text:p>
          </table:table-cell>
          <table:table-cell office:value-type="float" office:value="0.0000440978793160712" calcext:value-type="float">
            <text:p>4.40978793160712E-05</text:p>
          </table:table-cell>
          <table:table-cell office:value-type="float" office:value="0.00959528689514988" calcext:value-type="float">
            <text:p>0.00959528689515</text:p>
          </table:table-cell>
          <table:table-cell office:value-type="float" office:value="0.0236295381639181" calcext:value-type="float">
            <text:p>0.023629538163918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92" calcext:value-type="float">
            <text:p>92</text:p>
          </table:table-cell>
          <table:table-cell office:value-type="float" office:value="24" calcext:value-type="float">
            <text:p>24</text:p>
          </table:table-cell>
          <table:table-cell office:value-type="float" office:value="0.0000796147399800135" calcext:value-type="float">
            <text:p>7.96147399800135E-05</text:p>
          </table:table-cell>
          <table:table-cell office:value-type="float" office:value="0.0107091251918381" calcext:value-type="float">
            <text:p>0.010709125191838</text:p>
          </table:table-cell>
          <table:table-cell office:value-type="float" office:value="0.0349665987836021" calcext:value-type="float">
            <text:p>0.034966598783602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0.000537051609537362" calcext:value-type="float">
            <text:p>0.000537051609537</text:p>
          </table:table-cell>
          <table:table-cell office:value-type="float" office:value="0.00666288543331422" calcext:value-type="float">
            <text:p>0.006662885433314</text:p>
          </table:table-cell>
          <table:table-cell office:value-type="float" office:value="0.0175729449030228" calcext:value-type="float">
            <text:p>0.017572944903023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0.00127749082518544" calcext:value-type="float">
            <text:p>0.001277490825185</text:p>
          </table:table-cell>
          <table:table-cell office:value-type="float" office:value="0.0124624967076417" calcext:value-type="float">
            <text:p>0.012462496707642</text:p>
          </table:table-cell>
          <table:table-cell office:value-type="float" office:value="0.0264614570654032" calcext:value-type="float">
            <text:p>0.026461457065403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86" calcext:value-type="float">
            <text:p>86</text:p>
          </table:table-cell>
          <table:table-cell office:value-type="float" office:value="22" calcext:value-type="float">
            <text:p>22</text:p>
          </table:table-cell>
          <table:table-cell office:value-type="float" office:value="0.000112796566757056" calcext:value-type="float">
            <text:p>0.000112796566757</text:p>
          </table:table-cell>
          <table:table-cell office:value-type="float" office:value="0.00521014811923668" calcext:value-type="float">
            <text:p>0.005210148119237</text:p>
          </table:table-cell>
          <table:table-cell office:value-type="float" office:value="0.0141333325502483" calcext:value-type="float">
            <text:p>0.014133332550248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0.000657706267719674" calcext:value-type="float">
            <text:p>0.00065770626772</text:p>
          </table:table-cell>
          <table:table-cell office:value-type="float" office:value="0.00933611764734131" calcext:value-type="float">
            <text:p>0.009336117647341</text:p>
          </table:table-cell>
          <table:table-cell office:value-type="float" office:value="0.031741735755669" calcext:value-type="float">
            <text:p>0.031741735755669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89" calcext:value-type="float">
            <text:p>89</text:p>
          </table:table-cell>
          <table:table-cell office:value-type="float" office:value="23" calcext:value-type="float">
            <text:p>23</text:p>
          </table:table-cell>
          <table:table-cell office:value-type="float" office:value="0.000127906789309185" calcext:value-type="float">
            <text:p>0.000127906789309</text:p>
          </table:table-cell>
          <table:table-cell office:value-type="float" office:value="0.011511415996592" calcext:value-type="float">
            <text:p>0.011511415996592</text:p>
          </table:table-cell>
          <table:table-cell office:value-type="float" office:value="0.0305254938447777" calcext:value-type="float">
            <text:p>0.030525493844778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office:value-type="float" office:value="0.00203799716955742" calcext:value-type="float">
            <text:p>0.002037997169557</text:p>
          </table:table-cell>
          <table:table-cell office:value-type="float" office:value="0.00747716609765782" calcext:value-type="float">
            <text:p>0.007477166097658</text:p>
          </table:table-cell>
          <table:table-cell office:value-type="float" office:value="0.0149358217437596" calcext:value-type="float">
            <text:p>0.01493582174376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88" calcext:value-type="float">
            <text:p>88</text:p>
          </table:table-cell>
          <table:table-cell office:value-type="float" office:value="23" calcext:value-type="float">
            <text:p>23</text:p>
          </table:table-cell>
          <table:table-cell office:value-type="float" office:value="0.000447437297088724" calcext:value-type="float">
            <text:p>0.000447437297089</text:p>
          </table:table-cell>
          <table:table-cell office:value-type="float" office:value="0.00589223737707771" calcext:value-type="float">
            <text:p>0.005892237377078</text:p>
          </table:table-cell>
          <table:table-cell office:value-type="float" office:value="0.0233326093847145" calcext:value-type="float">
            <text:p>0.023332609384715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17" calcext:value-type="float">
            <text:p>117</text:p>
          </table:table-cell>
          <table:table-cell office:value-type="float" office:value="30" calcext:value-type="float">
            <text:p>30</text:p>
          </table:table-cell>
          <table:table-cell office:value-type="float" office:value="0.00039073689076681" calcext:value-type="float">
            <text:p>0.000390736890767</text:p>
          </table:table-cell>
          <table:table-cell office:value-type="float" office:value="0.00766671087795415" calcext:value-type="float">
            <text:p>0.007666710877954</text:p>
          </table:table-cell>
          <table:table-cell office:value-type="float" office:value="0.0238871976443296" calcext:value-type="float">
            <text:p>0.02388719764433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float" office:value="0.000348581250637581" calcext:value-type="float">
            <text:p>0.000348581250638</text:p>
          </table:table-cell>
          <table:table-cell office:value-type="float" office:value="0.00500152617281659" calcext:value-type="float">
            <text:p>0.005001526172817</text:p>
          </table:table-cell>
          <table:table-cell office:value-type="float" office:value="0.0139093931111737" calcext:value-type="float">
            <text:p>0.013909393111174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85" calcext:value-type="float">
            <text:p>85</text:p>
          </table:table-cell>
          <table:table-cell office:value-type="float" office:value="22" calcext:value-type="float">
            <text:p>22</text:p>
          </table:table-cell>
          <table:table-cell office:value-type="float" office:value="0.0017837203949195" calcext:value-type="float">
            <text:p>0.00178372039492</text:p>
          </table:table-cell>
          <table:table-cell office:value-type="float" office:value="0.00974270665170833" calcext:value-type="float">
            <text:p>0.009742706651708</text:p>
          </table:table-cell>
          <table:table-cell office:value-type="float" office:value="0.0159118567357051" calcext:value-type="float">
            <text:p>0.015911856735705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89" calcext:value-type="float">
            <text:p>89</text:p>
          </table:table-cell>
          <table:table-cell office:value-type="float" office:value="23" calcext:value-type="float">
            <text:p>23</text:p>
          </table:table-cell>
          <table:table-cell office:value-type="float" office:value="0.0000430329288169176" calcext:value-type="float">
            <text:p>4.30329288169176E-05</text:p>
          </table:table-cell>
          <table:table-cell office:value-type="float" office:value="0.00683563447926464" calcext:value-type="float">
            <text:p>0.006835634479265</text:p>
          </table:table-cell>
          <table:table-cell office:value-type="float" office:value="0.0224314879488892" calcext:value-type="float">
            <text:p>0.022431487948889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0.000111437614281854" calcext:value-type="float">
            <text:p>0.000111437614282</text:p>
          </table:table-cell>
          <table:table-cell office:value-type="float" office:value="0.00771990235711716" calcext:value-type="float">
            <text:p>0.007719902357117</text:p>
          </table:table-cell>
          <table:table-cell office:value-type="float" office:value="0.0145348039080748" calcext:value-type="float">
            <text:p>0.014534803908075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0.000467921652859804" calcext:value-type="float">
            <text:p>0.00046792165286</text:p>
          </table:table-cell>
          <table:table-cell office:value-type="float" office:value="0.0103027157233719" calcext:value-type="float">
            <text:p>0.010302715723372</text:p>
          </table:table-cell>
          <table:table-cell office:value-type="float" office:value="0.0253026573090291" calcext:value-type="float">
            <text:p>0.025302657309029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0.00123459381834459" calcext:value-type="float">
            <text:p>0.001234593818345</text:p>
          </table:table-cell>
          <table:table-cell office:value-type="float" office:value="0.00740407874573978" calcext:value-type="float">
            <text:p>0.00740407874574</text:p>
          </table:table-cell>
          <table:table-cell office:value-type="float" office:value="0.0219585396477474" calcext:value-type="float">
            <text:p>0.021958539647748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0.000349549667077613" calcext:value-type="float">
            <text:p>0.000349549667078</text:p>
          </table:table-cell>
          <table:table-cell office:value-type="float" office:value="0.00491632099486761" calcext:value-type="float">
            <text:p>0.004916320994868</text:p>
          </table:table-cell>
          <table:table-cell office:value-type="float" office:value="0.0149156863319711" calcext:value-type="float">
            <text:p>0.01491568633197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25" calcext:value-type="float">
            <text:p>125</text:p>
          </table:table-cell>
          <table:table-cell office:value-type="float" office:value="32" calcext:value-type="float">
            <text:p>32</text:p>
          </table:table-cell>
          <table:table-cell office:value-type="float" office:value="0.000704524448285948" calcext:value-type="float">
            <text:p>0.000704524448286</text:p>
          </table:table-cell>
          <table:table-cell office:value-type="float" office:value="0.0107158208591609" calcext:value-type="float">
            <text:p>0.010715820859161</text:p>
          </table:table-cell>
          <table:table-cell office:value-type="float" office:value="0.0332822389215561" calcext:value-type="float">
            <text:p>0.033282238921556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float" office:value="0.000621432980941028" calcext:value-type="float">
            <text:p>0.000621432980941</text:p>
          </table:table-cell>
          <table:table-cell office:value-type="float" office:value="0.0106537298191884" calcext:value-type="float">
            <text:p>0.010653729819188</text:p>
          </table:table-cell>
          <table:table-cell office:value-type="float" office:value="0.0225526363723747" calcext:value-type="float">
            <text:p>0.022552636372375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0.000322091658933828" calcext:value-type="float">
            <text:p>0.000322091658934</text:p>
          </table:table-cell>
          <table:table-cell office:value-type="float" office:value="0.00482595174373338" calcext:value-type="float">
            <text:p>0.004825951743733</text:p>
          </table:table-cell>
          <table:table-cell office:value-type="float" office:value="0.0158360189919944" calcext:value-type="float">
            <text:p>0.015836018991994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0.000905257812767291" calcext:value-type="float">
            <text:p>0.000905257812767</text:p>
          </table:table-cell>
          <table:table-cell office:value-type="float" office:value="0.0106087498162372" calcext:value-type="float">
            <text:p>0.010608749816237</text:p>
          </table:table-cell>
          <table:table-cell office:value-type="float" office:value="0.0253897754209828" calcext:value-type="float">
            <text:p>0.025389775420983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96" calcext:value-type="float">
            <text:p>96</text:p>
          </table:table-cell>
          <table:table-cell office:value-type="float" office:value="25" calcext:value-type="float">
            <text:p>25</text:p>
          </table:table-cell>
          <table:table-cell office:value-type="float" office:value="0.000886220634673362" calcext:value-type="float">
            <text:p>0.000886220634673</text:p>
          </table:table-cell>
          <table:table-cell office:value-type="float" office:value="0.00684196358588692" calcext:value-type="float">
            <text:p>0.006841963585887</text:p>
          </table:table-cell>
          <table:table-cell office:value-type="float" office:value="0.0246076402073931" calcext:value-type="float">
            <text:p>0.024607640207393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0.000254677371920288" calcext:value-type="float">
            <text:p>0.00025467737192</text:p>
          </table:table-cell>
          <table:table-cell office:value-type="float" office:value="0.00613441626411796" calcext:value-type="float">
            <text:p>0.006134416264118</text:p>
          </table:table-cell>
          <table:table-cell office:value-type="float" office:value="0.0161699457636306" calcext:value-type="float">
            <text:p>0.016169945763631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93" calcext:value-type="float">
            <text:p>93</text:p>
          </table:table-cell>
          <table:table-cell office:value-type="float" office:value="24" calcext:value-type="float">
            <text:p>24</text:p>
          </table:table-cell>
          <table:table-cell office:value-type="float" office:value="0.00011519121996928" calcext:value-type="float">
            <text:p>0.000115191219969</text:p>
          </table:table-cell>
          <table:table-cell office:value-type="float" office:value="0.00613349821813175" calcext:value-type="float">
            <text:p>0.006133498218132</text:p>
          </table:table-cell>
          <table:table-cell office:value-type="float" office:value="0.0187611217902726" calcext:value-type="float">
            <text:p>0.018761121790273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86" calcext:value-type="float">
            <text:p>86</text:p>
          </table:table-cell>
          <table:table-cell office:value-type="float" office:value="22" calcext:value-type="float">
            <text:p>22</text:p>
          </table:table-cell>
          <table:table-cell office:value-type="float" office:value="0.000315343610494262" calcext:value-type="float">
            <text:p>0.000315343610494</text:p>
          </table:table-cell>
          <table:table-cell office:value-type="float" office:value="0.00761791600005577" calcext:value-type="float">
            <text:p>0.007617916000056</text:p>
          </table:table-cell>
          <table:table-cell office:value-type="float" office:value="0.0180431065607398" calcext:value-type="float">
            <text:p>0.01804310656074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float" office:value="0.000240807786100944" calcext:value-type="float">
            <text:p>0.000240807786101</text:p>
          </table:table-cell>
          <table:table-cell office:value-type="float" office:value="0.00637149762344579" calcext:value-type="float">
            <text:p>0.006371497623446</text:p>
          </table:table-cell>
          <table:table-cell office:value-type="float" office:value="0.025982597665263" calcext:value-type="float">
            <text:p>0.02598259766526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6" calcext:value-type="float">
            <text:p>106</text:p>
          </table:table-cell>
          <table:table-cell office:value-type="float" office:value="27" calcext:value-type="float">
            <text:p>27</text:p>
          </table:table-cell>
          <table:table-cell office:value-type="float" office:value="0.00108599935251519" calcext:value-type="float">
            <text:p>0.001085999352515</text:p>
          </table:table-cell>
          <table:table-cell office:value-type="float" office:value="0.00834027988363408" calcext:value-type="float">
            <text:p>0.008340279883634</text:p>
          </table:table-cell>
          <table:table-cell office:value-type="float" office:value="0.0291643549433537" calcext:value-type="float">
            <text:p>0.029164354943354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office:value-type="float" office:value="0.000367993609846517" calcext:value-type="float">
            <text:p>0.000367993609847</text:p>
          </table:table-cell>
          <table:table-cell office:value-type="float" office:value="0.00618341977879017" calcext:value-type="float">
            <text:p>0.00618341977879</text:p>
          </table:table-cell>
          <table:table-cell office:value-type="float" office:value="0.0230650317232506" calcext:value-type="float">
            <text:p>0.02306503172325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06" calcext:value-type="float">
            <text:p>106</text:p>
          </table:table-cell>
          <table:table-cell office:value-type="float" office:value="27" calcext:value-type="float">
            <text:p>27</text:p>
          </table:table-cell>
          <table:table-cell office:value-type="float" office:value="0.000198463038736565" calcext:value-type="float">
            <text:p>0.000198463038737</text:p>
          </table:table-cell>
          <table:table-cell office:value-type="float" office:value="0.00835756632376079" calcext:value-type="float">
            <text:p>0.008357566323761</text:p>
          </table:table-cell>
          <table:table-cell office:value-type="float" office:value="0.0229820926311554" calcext:value-type="float">
            <text:p>0.022982092631155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04" calcext:value-type="float">
            <text:p>104</text:p>
          </table:table-cell>
          <table:table-cell office:value-type="float" office:value="27" calcext:value-type="float">
            <text:p>27</text:p>
          </table:table-cell>
          <table:table-cell office:value-type="float" office:value="0.000513116544196515" calcext:value-type="float">
            <text:p>0.000513116544197</text:p>
          </table:table-cell>
          <table:table-cell office:value-type="float" office:value="0.00971500176826995" calcext:value-type="float">
            <text:p>0.00971500176827</text:p>
          </table:table-cell>
          <table:table-cell office:value-type="float" office:value="0.0313302853068486" calcext:value-type="float">
            <text:p>0.031330285306849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88" calcext:value-type="float">
            <text:p>88</text:p>
          </table:table-cell>
          <table:table-cell office:value-type="float" office:value="23" calcext:value-type="float">
            <text:p>23</text:p>
          </table:table-cell>
          <table:table-cell office:value-type="float" office:value="0.000272527767754091" calcext:value-type="float">
            <text:p>0.000272527767754</text:p>
          </table:table-cell>
          <table:table-cell office:value-type="float" office:value="0.00643429713086102" calcext:value-type="float">
            <text:p>0.006434297130861</text:p>
          </table:table-cell>
          <table:table-cell office:value-type="float" office:value="0.0222322995026448" calcext:value-type="float">
            <text:p>0.022232299502645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0.0000639543463202274" calcext:value-type="float">
            <text:p>6.39543463202274E-05</text:p>
          </table:table-cell>
          <table:table-cell office:value-type="float" office:value="0.00610835982207353" calcext:value-type="float">
            <text:p>0.006108359822074</text:p>
          </table:table-cell>
          <table:table-cell office:value-type="float" office:value="0.0242826777370611" calcext:value-type="float">
            <text:p>0.024282677737061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0.0000592172144230699" calcext:value-type="float">
            <text:p>5.92172144230699E-05</text:p>
          </table:table-cell>
          <table:table-cell office:value-type="float" office:value="0.00637903266911159" calcext:value-type="float">
            <text:p>0.006379032669112</text:p>
          </table:table-cell>
          <table:table-cell office:value-type="float" office:value="0.0214466361439691" calcext:value-type="float">
            <text:p>0.021446636143969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89" calcext:value-type="float">
            <text:p>89</text:p>
          </table:table-cell>
          <table:table-cell office:value-type="float" office:value="23" calcext:value-type="float">
            <text:p>23</text:p>
          </table:table-cell>
          <table:table-cell office:value-type="float" office:value="0.00130493373688986" calcext:value-type="float">
            <text:p>0.00130493373689</text:p>
          </table:table-cell>
          <table:table-cell office:value-type="float" office:value="0.0102212168595716" calcext:value-type="float">
            <text:p>0.010221216859572</text:p>
          </table:table-cell>
          <table:table-cell office:value-type="float" office:value="0.0218781683560356" calcext:value-type="float">
            <text:p>0.021878168356036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0.0000842667383375434" calcext:value-type="float">
            <text:p>8.42667383375434E-05</text:p>
          </table:table-cell>
          <table:table-cell office:value-type="float" office:value="0.0107033237485778" calcext:value-type="float">
            <text:p>0.010703323748578</text:p>
          </table:table-cell>
          <table:table-cell office:value-type="float" office:value="0.0365409293498734" calcext:value-type="float">
            <text:p>0.036540929349874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94" calcext:value-type="float">
            <text:p>94</text:p>
          </table:table-cell>
          <table:table-cell office:value-type="float" office:value="24" calcext:value-type="float">
            <text:p>24</text:p>
          </table:table-cell>
          <table:table-cell office:value-type="float" office:value="0.000510031665984859" calcext:value-type="float">
            <text:p>0.000510031665985</text:p>
          </table:table-cell>
          <table:table-cell office:value-type="float" office:value="0.00732573342735572" calcext:value-type="float">
            <text:p>0.007325733427356</text:p>
          </table:table-cell>
          <table:table-cell office:value-type="float" office:value="0.0218059696088349" calcext:value-type="float">
            <text:p>0.02180596960883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96" calcext:value-type="float">
            <text:p>96</text:p>
          </table:table-cell>
          <table:table-cell office:value-type="float" office:value="25" calcext:value-type="float">
            <text:p>25</text:p>
          </table:table-cell>
          <table:table-cell office:value-type="float" office:value="0.00000355096958688794" calcext:value-type="float">
            <text:p>3.55096958688794E-06</text:p>
          </table:table-cell>
          <table:table-cell office:value-type="float" office:value="0.00604095161995479" calcext:value-type="float">
            <text:p>0.006040951619955</text:p>
          </table:table-cell>
          <table:table-cell office:value-type="float" office:value="0.0196972438359678" calcext:value-type="float">
            <text:p>0.019697243835968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float" office:value="0.00176969128894296" calcext:value-type="float">
            <text:p>0.001769691288943</text:p>
          </table:table-cell>
          <table:table-cell office:value-type="float" office:value="0.00770964934846203" calcext:value-type="float">
            <text:p>0.007709649348462</text:p>
          </table:table-cell>
          <table:table-cell office:value-type="float" office:value="0.020940717441183" calcext:value-type="float">
            <text:p>0.020940717441183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0.000324057125145813" calcext:value-type="float">
            <text:p>0.000324057125146</text:p>
          </table:table-cell>
          <table:table-cell office:value-type="float" office:value="0.00455619294416351" calcext:value-type="float">
            <text:p>0.004556192944164</text:p>
          </table:table-cell>
          <table:table-cell office:value-type="float" office:value="0.0149132820824895" calcext:value-type="float">
            <text:p>0.01491328208249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07" calcext:value-type="float">
            <text:p>107</text:p>
          </table:table-cell>
          <table:table-cell office:value-type="float" office:value="27" calcext:value-type="float">
            <text:p>27</text:p>
          </table:table-cell>
          <table:table-cell office:value-type="float" office:value="0.00046898487190708" calcext:value-type="float">
            <text:p>0.000468984871907</text:p>
          </table:table-cell>
          <table:table-cell office:value-type="float" office:value="0.0076018191430058" calcext:value-type="float">
            <text:p>0.007601819143006</text:p>
          </table:table-cell>
          <table:table-cell office:value-type="float" office:value="0.01565973887965" calcext:value-type="float">
            <text:p>0.01565973887965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0.00163444051616513" calcext:value-type="float">
            <text:p>0.001634440516165</text:p>
          </table:table-cell>
          <table:table-cell office:value-type="float" office:value="0.00950061690059551" calcext:value-type="float">
            <text:p>0.009500616900596</text:p>
          </table:table-cell>
          <table:table-cell office:value-type="float" office:value="0.0210751131744639" calcext:value-type="float">
            <text:p>0.021075113174464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  <table:table-cell office:value-type="float" office:value="0.000266384920326448" calcext:value-type="float">
            <text:p>0.000266384920326</text:p>
          </table:table-cell>
          <table:table-cell office:value-type="float" office:value="0.0076485791245349" calcext:value-type="float">
            <text:p>0.007648579124535</text:p>
          </table:table-cell>
          <table:table-cell office:value-type="float" office:value="0.0239771165281916" calcext:value-type="float">
            <text:p>0.023977116528192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92" calcext:value-type="float">
            <text:p>92</text:p>
          </table:table-cell>
          <table:table-cell office:value-type="float" office:value="24" calcext:value-type="float">
            <text:p>24</text:p>
          </table:table-cell>
          <table:table-cell office:value-type="float" office:value="0.0000426781510510788" calcext:value-type="float">
            <text:p>4.26781510510788E-05</text:p>
          </table:table-cell>
          <table:table-cell office:value-type="float" office:value="0.00810262037453067" calcext:value-type="float">
            <text:p>0.008102620374531</text:p>
          </table:table-cell>
          <table:table-cell office:value-type="float" office:value="0.0216129662877468" calcext:value-type="float">
            <text:p>0.021612966287747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25" calcext:value-type="float">
            <text:p>125</text:p>
          </table:table-cell>
          <table:table-cell office:value-type="float" office:value="32" calcext:value-type="float">
            <text:p>32</text:p>
          </table:table-cell>
          <table:table-cell office:value-type="float" office:value="0.000056596879923182" calcext:value-type="float">
            <text:p>5.6596879923182E-05</text:p>
          </table:table-cell>
          <table:table-cell office:value-type="float" office:value="0.00771941714924494" calcext:value-type="float">
            <text:p>0.007719417149245</text:p>
          </table:table-cell>
          <table:table-cell office:value-type="float" office:value="0.0221299812925984" calcext:value-type="float">
            <text:p>0.022129981292598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  <table:table-cell office:value-type="float" office:value="0.000116317447618378" calcext:value-type="float">
            <text:p>0.000116317447618</text:p>
          </table:table-cell>
          <table:table-cell office:value-type="float" office:value="0.0100682621269079" calcext:value-type="float">
            <text:p>0.010068262126908</text:p>
          </table:table-cell>
          <table:table-cell office:value-type="float" office:value="0.0256987701677658" calcext:value-type="float">
            <text:p>0.025698770167766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84" calcext:value-type="float">
            <text:p>84</text:p>
          </table:table-cell>
          <table:table-cell office:value-type="float" office:value="22" calcext:value-type="float">
            <text:p>22</text:p>
          </table:table-cell>
          <table:table-cell office:value-type="float" office:value="0.000360677331090686" calcext:value-type="float">
            <text:p>0.000360677331091</text:p>
          </table:table-cell>
          <table:table-cell office:value-type="float" office:value="0.0103487731575273" calcext:value-type="float">
            <text:p>0.010348773157527</text:p>
          </table:table-cell>
          <table:table-cell office:value-type="float" office:value="0.0261495166603424" calcext:value-type="float">
            <text:p>0.026149516660342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 office:value-type="float" office:value="0.000412454235034027" calcext:value-type="float">
            <text:p>0.000412454235034</text:p>
          </table:table-cell>
          <table:table-cell office:value-type="float" office:value="0.00889737785139312" calcext:value-type="float">
            <text:p>0.008897377851393</text:p>
          </table:table-cell>
          <table:table-cell office:value-type="float" office:value="0.0201524488786511" calcext:value-type="float">
            <text:p>0.020152448878651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17" calcext:value-type="float">
            <text:p>117</text:p>
          </table:table-cell>
          <table:table-cell office:value-type="float" office:value="30" calcext:value-type="float">
            <text:p>30</text:p>
          </table:table-cell>
          <table:table-cell office:value-type="float" office:value="0.0000927373949390215" calcext:value-type="float">
            <text:p>9.27373949390215E-05</text:p>
          </table:table-cell>
          <table:table-cell office:value-type="float" office:value="0.00612188656020753" calcext:value-type="float">
            <text:p>0.006121886560208</text:p>
          </table:table-cell>
          <table:table-cell office:value-type="float" office:value="0.0233164911332029" calcext:value-type="float">
            <text:p>0.023316491133203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88" calcext:value-type="float">
            <text:p>88</text:p>
          </table:table-cell>
          <table:table-cell office:value-type="float" office:value="23" calcext:value-type="float">
            <text:p>23</text:p>
          </table:table-cell>
          <table:table-cell office:value-type="float" office:value="0.000702286453117096" calcext:value-type="float">
            <text:p>0.000702286453117</text:p>
          </table:table-cell>
          <table:table-cell office:value-type="float" office:value="0.00832469294029239" calcext:value-type="float">
            <text:p>0.008324692940292</text:p>
          </table:table-cell>
          <table:table-cell office:value-type="float" office:value="0.0224825836278577" calcext:value-type="float">
            <text:p>0.022482583627858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89" calcext:value-type="float">
            <text:p>89</text:p>
          </table:table-cell>
          <table:table-cell office:value-type="float" office:value="23" calcext:value-type="float">
            <text:p>23</text:p>
          </table:table-cell>
          <table:table-cell office:value-type="float" office:value="0.000710876111670158" calcext:value-type="float">
            <text:p>0.00071087611167</text:p>
          </table:table-cell>
          <table:table-cell office:value-type="float" office:value="0.00721445755715899" calcext:value-type="float">
            <text:p>0.007214457557159</text:p>
          </table:table-cell>
          <table:table-cell office:value-type="float" office:value="0.0206819999612426" calcext:value-type="float">
            <text:p>0.020681999961243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92" calcext:value-type="float">
            <text:p>92</text:p>
          </table:table-cell>
          <table:table-cell office:value-type="float" office:value="24" calcext:value-type="float">
            <text:p>24</text:p>
          </table:table-cell>
          <table:table-cell office:value-type="float" office:value="0.00000363691643791297" calcext:value-type="float">
            <text:p>3.63691643791297E-06</text:p>
          </table:table-cell>
          <table:table-cell office:value-type="float" office:value="0.00584828217015443" calcext:value-type="float">
            <text:p>0.005848282170154</text:p>
          </table:table-cell>
          <table:table-cell office:value-type="float" office:value="0.014597818275807" calcext:value-type="float">
            <text:p>0.014597818275807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95" calcext:value-type="float">
            <text:p>95</text:p>
          </table:table-cell>
          <table:table-cell office:value-type="float" office:value="24" calcext:value-type="float">
            <text:p>24</text:p>
          </table:table-cell>
          <table:table-cell office:value-type="float" office:value="0.000319066050432373" calcext:value-type="float">
            <text:p>0.000319066050432</text:p>
          </table:table-cell>
          <table:table-cell office:value-type="float" office:value="0.00754743636702343" calcext:value-type="float">
            <text:p>0.007547436367023</text:p>
          </table:table-cell>
          <table:table-cell office:value-type="float" office:value="0.0198105322969898" calcext:value-type="float">
            <text:p>0.01981053229699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97" calcext:value-type="float">
            <text:p>97</text:p>
          </table:table-cell>
          <table:table-cell office:value-type="float" office:value="25" calcext:value-type="float">
            <text:p>25</text:p>
          </table:table-cell>
          <table:table-cell office:value-type="float" office:value="0.000918990162865535" calcext:value-type="float">
            <text:p>0.000918990162866</text:p>
          </table:table-cell>
          <table:table-cell office:value-type="float" office:value="0.00573925454836949" calcext:value-type="float">
            <text:p>0.005739254548369</text:p>
          </table:table-cell>
          <table:table-cell office:value-type="float" office:value="0.0134923023695379" calcext:value-type="float">
            <text:p>0.013492302369538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office:value-type="float" office:value="0.00176034471788844" calcext:value-type="float">
            <text:p>0.001760344717888</text:p>
          </table:table-cell>
          <table:table-cell office:value-type="float" office:value="0.0117905220680166" calcext:value-type="float">
            <text:p>0.011790522068017</text:p>
          </table:table-cell>
          <table:table-cell office:value-type="float" office:value="0.0241144282497462" calcext:value-type="float">
            <text:p>0.024114428249746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0.000620138084224342" calcext:value-type="float">
            <text:p>0.000620138084224</text:p>
          </table:table-cell>
          <table:table-cell office:value-type="float" office:value="0.00882818424959108" calcext:value-type="float">
            <text:p>0.008828184249591</text:p>
          </table:table-cell>
          <table:table-cell office:value-type="float" office:value="0.0213423504659339" calcext:value-type="float">
            <text:p>0.021342350465934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06" calcext:value-type="float">
            <text:p>106</text:p>
          </table:table-cell>
          <table:table-cell office:value-type="float" office:value="27" calcext:value-type="float">
            <text:p>27</text:p>
          </table:table-cell>
          <table:table-cell office:value-type="float" office:value="0.000433315289357195" calcext:value-type="float">
            <text:p>0.000433315289357</text:p>
          </table:table-cell>
          <table:table-cell office:value-type="float" office:value="0.00769828564709961" calcext:value-type="float">
            <text:p>0.0076982856471</text:p>
          </table:table-cell>
          <table:table-cell office:value-type="float" office:value="0.0228521743674087" calcext:value-type="float">
            <text:p>0.022852174367409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09" calcext:value-type="float">
            <text:p>109</text:p>
          </table:table-cell>
          <table:table-cell office:value-type="float" office:value="28" calcext:value-type="float">
            <text:p>28</text:p>
          </table:table-cell>
          <table:table-cell office:value-type="float" office:value="0.000696190946990471" calcext:value-type="float">
            <text:p>0.00069619094699</text:p>
          </table:table-cell>
          <table:table-cell office:value-type="float" office:value="0.00758581164309396" calcext:value-type="float">
            <text:p>0.007585811643094</text:p>
          </table:table-cell>
          <table:table-cell office:value-type="float" office:value="0.0177239530332511" calcext:value-type="float">
            <text:p>0.017723953033251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0.000063549499736637" calcext:value-type="float">
            <text:p>6.3549499736637E-05</text:p>
          </table:table-cell>
          <table:table-cell office:value-type="float" office:value="0.0104174962384762" calcext:value-type="float">
            <text:p>0.010417496238476</text:p>
          </table:table-cell>
          <table:table-cell office:value-type="float" office:value="0.0238142115879754" calcext:value-type="float">
            <text:p>0.023814211587975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0.0000131598694694812" calcext:value-type="float">
            <text:p>1.31598694694812E-05</text:p>
          </table:table-cell>
          <table:table-cell office:value-type="float" office:value="0.00660320670440448" calcext:value-type="float">
            <text:p>0.006603206704404</text:p>
          </table:table-cell>
          <table:table-cell office:value-type="float" office:value="0.0151717773783728" calcext:value-type="float">
            <text:p>0.015171777378373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office:value-type="float" office:value="0.000302295511325087" calcext:value-type="float">
            <text:p>0.000302295511325</text:p>
          </table:table-cell>
          <table:table-cell office:value-type="float" office:value="0.00383019081845859" calcext:value-type="float">
            <text:p>0.003830190818459</text:p>
          </table:table-cell>
          <table:table-cell office:value-type="float" office:value="0.0185568696764502" calcext:value-type="float">
            <text:p>0.01855686967645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0.000655847387641226" calcext:value-type="float">
            <text:p>0.000655847387641</text:p>
          </table:table-cell>
          <table:table-cell office:value-type="float" office:value="0.00745775216755474" calcext:value-type="float">
            <text:p>0.007457752167555</text:p>
          </table:table-cell>
          <table:table-cell office:value-type="float" office:value="0.0218506917902118" calcext:value-type="float">
            <text:p>0.021850691790212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0.00158658586387811" calcext:value-type="float">
            <text:p>0.001586585863878</text:p>
          </table:table-cell>
          <table:table-cell office:value-type="float" office:value="0.0102011960761645" calcext:value-type="float">
            <text:p>0.010201196076165</text:p>
          </table:table-cell>
          <table:table-cell office:value-type="float" office:value="0.027469980958909" calcext:value-type="float">
            <text:p>0.027469980958909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0.000685064013134548" calcext:value-type="float">
            <text:p>0.000685064013135</text:p>
          </table:table-cell>
          <table:table-cell office:value-type="float" office:value="0.00512826141495017" calcext:value-type="float">
            <text:p>0.00512826141495</text:p>
          </table:table-cell>
          <table:table-cell office:value-type="float" office:value="0.0195286227028042" calcext:value-type="float">
            <text:p>0.019528622702804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 office:value-type="float" office:value="0.000537636531241947" calcext:value-type="float">
            <text:p>0.000537636531242</text:p>
          </table:table-cell>
          <table:table-cell office:value-type="float" office:value="0.0119292625331598" calcext:value-type="float">
            <text:p>0.01192926253316</text:p>
          </table:table-cell>
          <table:table-cell office:value-type="float" office:value="0.0203339019907977" calcext:value-type="float">
            <text:p>0.020333901990798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92" calcext:value-type="float">
            <text:p>92</text:p>
          </table:table-cell>
          <table:table-cell office:value-type="float" office:value="23" calcext:value-type="float">
            <text:p>23</text:p>
          </table:table-cell>
          <table:table-cell office:value-type="float" office:value="0.00078614729230865" calcext:value-type="float">
            <text:p>0.000786147292309</text:p>
          </table:table-cell>
          <table:table-cell office:value-type="float" office:value="0.00747197129031312" calcext:value-type="float">
            <text:p>0.007471971290313</text:p>
          </table:table-cell>
          <table:table-cell office:value-type="float" office:value="0.0130141004427989" calcext:value-type="float">
            <text:p>0.013014100442799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  <table:table-cell office:value-type="float" office:value="0.000122014545980931" calcext:value-type="float">
            <text:p>0.000122014545981</text:p>
          </table:table-cell>
          <table:table-cell office:value-type="float" office:value="0.00634705537649582" calcext:value-type="float">
            <text:p>0.006347055376496</text:p>
          </table:table-cell>
          <table:table-cell office:value-type="float" office:value="0.030575824167793" calcext:value-type="float">
            <text:p>0.030575824167793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86" calcext:value-type="float">
            <text:p>86</text:p>
          </table:table-cell>
          <table:table-cell office:value-type="float" office:value="22" calcext:value-type="float">
            <text:p>22</text:p>
          </table:table-cell>
          <table:table-cell office:value-type="float" office:value="0.000722919250863652" calcext:value-type="float">
            <text:p>0.000722919250864</text:p>
          </table:table-cell>
          <table:table-cell office:value-type="float" office:value="0.0054306770741348" calcext:value-type="float">
            <text:p>0.005430677074135</text:p>
          </table:table-cell>
          <table:table-cell office:value-type="float" office:value="0.012010688654449" calcext:value-type="float">
            <text:p>0.012010688654449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84" calcext:value-type="float">
            <text:p>84</text:p>
          </table:table-cell>
          <table:table-cell office:value-type="float" office:value="22" calcext:value-type="float">
            <text:p>22</text:p>
          </table:table-cell>
          <table:table-cell office:value-type="float" office:value="0.0000173240262937441" calcext:value-type="float">
            <text:p>1.73240262937441E-05</text:p>
          </table:table-cell>
          <table:table-cell office:value-type="float" office:value="0.00357957566131046" calcext:value-type="float">
            <text:p>0.00357957566131</text:p>
          </table:table-cell>
          <table:table-cell office:value-type="float" office:value="0.0140102611501974" calcext:value-type="float">
            <text:p>0.014010261150198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0.000116228348445907" calcext:value-type="float">
            <text:p>0.000116228348446</text:p>
          </table:table-cell>
          <table:table-cell office:value-type="float" office:value="0.00670471947387926" calcext:value-type="float">
            <text:p>0.006704719473879</text:p>
          </table:table-cell>
          <table:table-cell office:value-type="float" office:value="0.0139867972917117" calcext:value-type="float">
            <text:p>0.013986797291712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73" calcext:value-type="float">
            <text:p>73</text:p>
          </table:table-cell>
          <table:table-cell office:value-type="float" office:value="19" calcext:value-type="float">
            <text:p>19</text:p>
          </table:table-cell>
          <table:table-cell office:value-type="float" office:value="0.0000126177421378229" calcext:value-type="float">
            <text:p>1.26177421378229E-05</text:p>
          </table:table-cell>
          <table:table-cell office:value-type="float" office:value="0.00640945664542665" calcext:value-type="float">
            <text:p>0.006409456645427</text:p>
          </table:table-cell>
          <table:table-cell office:value-type="float" office:value="0.019427338413109" calcext:value-type="float">
            <text:p>0.019427338413109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08" calcext:value-type="float">
            <text:p>108</text:p>
          </table:table-cell>
          <table:table-cell office:value-type="float" office:value="27" calcext:value-type="float">
            <text:p>27</text:p>
          </table:table-cell>
          <table:table-cell office:value-type="float" office:value="0.000150701120755908" calcext:value-type="float">
            <text:p>0.000150701120756</text:p>
          </table:table-cell>
          <table:table-cell office:value-type="float" office:value="0.00697490908650991" calcext:value-type="float">
            <text:p>0.00697490908651</text:p>
          </table:table-cell>
          <table:table-cell office:value-type="float" office:value="0.0208569556555259" calcext:value-type="float">
            <text:p>0.020856955655526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95" calcext:value-type="float">
            <text:p>95</text:p>
          </table:table-cell>
          <table:table-cell office:value-type="float" office:value="24" calcext:value-type="float">
            <text:p>24</text:p>
          </table:table-cell>
          <table:table-cell office:value-type="float" office:value="0.000129847262848926" calcext:value-type="float">
            <text:p>0.000129847262849</text:p>
          </table:table-cell>
          <table:table-cell office:value-type="float" office:value="0.00693007063252755" calcext:value-type="float">
            <text:p>0.006930070632528</text:p>
          </table:table-cell>
          <table:table-cell office:value-type="float" office:value="0.0213771339443939" calcext:value-type="float">
            <text:p>0.021377133944394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81" calcext:value-type="float">
            <text:p>81</text:p>
          </table:table-cell>
          <table:table-cell office:value-type="float" office:value="21" calcext:value-type="float">
            <text:p>21</text:p>
          </table:table-cell>
          <table:table-cell office:value-type="float" office:value="0.000736908012914123" calcext:value-type="float">
            <text:p>0.000736908012914</text:p>
          </table:table-cell>
          <table:table-cell office:value-type="float" office:value="0.0064093471133488" calcext:value-type="float">
            <text:p>0.006409347113349</text:p>
          </table:table-cell>
          <table:table-cell office:value-type="float" office:value="0.0216967502886951" calcext:value-type="float">
            <text:p>0.021696750288695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0.000319779096220274" calcext:value-type="float">
            <text:p>0.00031977909622</text:p>
          </table:table-cell>
          <table:table-cell office:value-type="float" office:value="0.00630086459948873" calcext:value-type="float">
            <text:p>0.006300864599489</text:p>
          </table:table-cell>
          <table:table-cell office:value-type="float" office:value="0.0144365638498889" calcext:value-type="float">
            <text:p>0.014436563849889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office:value-type="float" office:value="0.000643102822886474" calcext:value-type="float">
            <text:p>0.000643102822886</text:p>
          </table:table-cell>
          <table:table-cell office:value-type="float" office:value="0.00648208591573696" calcext:value-type="float">
            <text:p>0.006482085915737</text:p>
          </table:table-cell>
          <table:table-cell office:value-type="float" office:value="0.016853974321705" calcext:value-type="float">
            <text:p>0.016853974321705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97" calcext:value-type="float">
            <text:p>97</text:p>
          </table:table-cell>
          <table:table-cell office:value-type="float" office:value="25" calcext:value-type="float">
            <text:p>25</text:p>
          </table:table-cell>
          <table:table-cell office:value-type="float" office:value="0.000328366516191614" calcext:value-type="float">
            <text:p>0.000328366516192</text:p>
          </table:table-cell>
          <table:table-cell office:value-type="float" office:value="0.00476507528944567" calcext:value-type="float">
            <text:p>0.004765075289446</text:p>
          </table:table-cell>
          <table:table-cell office:value-type="float" office:value="0.0218391235611438" calcext:value-type="float">
            <text:p>0.021839123561144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05" calcext:value-type="float">
            <text:p>105</text:p>
          </table:table-cell>
          <table:table-cell office:value-type="float" office:value="27" calcext:value-type="float">
            <text:p>27</text:p>
          </table:table-cell>
          <table:table-cell office:value-type="float" office:value="0.000334004792391526" calcext:value-type="float">
            <text:p>0.000334004792392</text:p>
          </table:table-cell>
          <table:table-cell office:value-type="float" office:value="0.00810787098065572" calcext:value-type="float">
            <text:p>0.008107870980656</text:p>
          </table:table-cell>
          <table:table-cell office:value-type="float" office:value="0.0208524438645596" calcext:value-type="float">
            <text:p>0.02085244386456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08" calcext:value-type="float">
            <text:p>108</text:p>
          </table:table-cell>
          <table:table-cell office:value-type="float" office:value="28" calcext:value-type="float">
            <text:p>28</text:p>
          </table:table-cell>
          <table:table-cell office:value-type="float" office:value="0.000397881691235391" calcext:value-type="float">
            <text:p>0.000397881691235</text:p>
          </table:table-cell>
          <table:table-cell office:value-type="float" office:value="0.00805381657980917" calcext:value-type="float">
            <text:p>0.008053816579809</text:p>
          </table:table-cell>
          <table:table-cell office:value-type="float" office:value="0.0203892703290941" calcext:value-type="float">
            <text:p>0.020389270329094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office:value-type="float" office:value="0.000435628431592394" calcext:value-type="float">
            <text:p>0.000435628431592</text:p>
          </table:table-cell>
          <table:table-cell office:value-type="float" office:value="0.00856436545733349" calcext:value-type="float">
            <text:p>0.008564365457333</text:p>
          </table:table-cell>
          <table:table-cell office:value-type="float" office:value="0.0207118099618441" calcext:value-type="float">
            <text:p>0.020711809961844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0.00161799597089021" calcext:value-type="float">
            <text:p>0.00161799597089</text:p>
          </table:table-cell>
          <table:table-cell office:value-type="float" office:value="0.0062401928876774" calcext:value-type="float">
            <text:p>0.006240192887677</text:p>
          </table:table-cell>
          <table:table-cell office:value-type="float" office:value="0.0162929823406012" calcext:value-type="float">
            <text:p>0.016292982340601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office:value-type="float" office:value="0.000389502157565919" calcext:value-type="float">
            <text:p>0.000389502157566</text:p>
          </table:table-cell>
          <table:table-cell office:value-type="float" office:value="0.00648907843949244" calcext:value-type="float">
            <text:p>0.006489078439492</text:p>
          </table:table-cell>
          <table:table-cell office:value-type="float" office:value="0.0231600744570307" calcext:value-type="float">
            <text:p>0.023160074457031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95" calcext:value-type="float">
            <text:p>95</text:p>
          </table:table-cell>
          <table:table-cell office:value-type="float" office:value="24" calcext:value-type="float">
            <text:p>24</text:p>
          </table:table-cell>
          <table:table-cell office:value-type="float" office:value="0.00087146377503021" calcext:value-type="float">
            <text:p>0.00087146377503</text:p>
          </table:table-cell>
          <table:table-cell office:value-type="float" office:value="0.00394498460218264" calcext:value-type="float">
            <text:p>0.003944984602183</text:p>
          </table:table-cell>
          <table:table-cell office:value-type="float" office:value="0.00982406790536239" calcext:value-type="float">
            <text:p>0.009824067905362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97" calcext:value-type="float">
            <text:p>97</text:p>
          </table:table-cell>
          <table:table-cell office:value-type="float" office:value="25" calcext:value-type="float">
            <text:p>25</text:p>
          </table:table-cell>
          <table:table-cell office:value-type="float" office:value="0.000488205374462536" calcext:value-type="float">
            <text:p>0.000488205374463</text:p>
          </table:table-cell>
          <table:table-cell office:value-type="float" office:value="0.00843406261122406" calcext:value-type="float">
            <text:p>0.008434062611224</text:p>
          </table:table-cell>
          <table:table-cell office:value-type="float" office:value="0.0377095729910234" calcext:value-type="float">
            <text:p>0.037709572991023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0.000168635415169233" calcext:value-type="float">
            <text:p>0.000168635415169</text:p>
          </table:table-cell>
          <table:table-cell office:value-type="float" office:value="0.00564058223493682" calcext:value-type="float">
            <text:p>0.005640582234937</text:p>
          </table:table-cell>
          <table:table-cell office:value-type="float" office:value="0.0143780093924227" calcext:value-type="float">
            <text:p>0.014378009392423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0.000588696366180856" calcext:value-type="float">
            <text:p>0.000588696366181</text:p>
          </table:table-cell>
          <table:table-cell office:value-type="float" office:value="0.00400742632645338" calcext:value-type="float">
            <text:p>0.004007426326453</text:p>
          </table:table-cell>
          <table:table-cell office:value-type="float" office:value="0.0132254042349804" calcext:value-type="float">
            <text:p>0.01322540423498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03" calcext:value-type="float">
            <text:p>103</text:p>
          </table:table-cell>
          <table:table-cell office:value-type="float" office:value="26" calcext:value-type="float">
            <text:p>26</text:p>
          </table:table-cell>
          <table:table-cell office:value-type="float" office:value="0.000233313869545518" calcext:value-type="float">
            <text:p>0.000233313869546</text:p>
          </table:table-cell>
          <table:table-cell office:value-type="float" office:value="0.00864037111024499" calcext:value-type="float">
            <text:p>0.008640371110245</text:p>
          </table:table-cell>
          <table:table-cell office:value-type="float" office:value="0.026996211537731" calcext:value-type="float">
            <text:p>0.026996211537731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0.000362887205323389" calcext:value-type="float">
            <text:p>0.000362887205323</text:p>
          </table:table-cell>
          <table:table-cell office:value-type="float" office:value="0.00406933085803461" calcext:value-type="float">
            <text:p>0.004069330858035</text:p>
          </table:table-cell>
          <table:table-cell office:value-type="float" office:value="0.0144668982406194" calcext:value-type="float">
            <text:p>0.01446689824062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84" calcext:value-type="float">
            <text:p>84</text:p>
          </table:table-cell>
          <table:table-cell office:value-type="float" office:value="22" calcext:value-type="float">
            <text:p>22</text:p>
          </table:table-cell>
          <table:table-cell office:value-type="float" office:value="0.000602444169385791" calcext:value-type="float">
            <text:p>0.000602444169386</text:p>
          </table:table-cell>
          <table:table-cell office:value-type="float" office:value="0.0105443221210455" calcext:value-type="float">
            <text:p>0.010544322121046</text:p>
          </table:table-cell>
          <table:table-cell office:value-type="float" office:value="0.0271999288870802" calcext:value-type="float">
            <text:p>0.02719992888708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float" office:value="0.000310466191726269" calcext:value-type="float">
            <text:p>0.000310466191726</text:p>
          </table:table-cell>
          <table:table-cell office:value-type="float" office:value="0.00811010198223039" calcext:value-type="float">
            <text:p>0.00811010198223</text:p>
          </table:table-cell>
          <table:table-cell office:value-type="float" office:value="0.0200808523521159" calcext:value-type="float">
            <text:p>0.020080852352116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88" calcext:value-type="float">
            <text:p>88</text:p>
          </table:table-cell>
          <table:table-cell office:value-type="float" office:value="22" calcext:value-type="float">
            <text:p>22</text:p>
          </table:table-cell>
          <table:table-cell office:value-type="float" office:value="0.000598001569125123" calcext:value-type="float">
            <text:p>0.000598001569125</text:p>
          </table:table-cell>
          <table:table-cell office:value-type="float" office:value="0.00667144204669947" calcext:value-type="float">
            <text:p>0.006671442046699</text:p>
          </table:table-cell>
          <table:table-cell office:value-type="float" office:value="0.0197563523412182" calcext:value-type="float">
            <text:p>0.019756352341218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88" calcext:value-type="float">
            <text:p>88</text:p>
          </table:table-cell>
          <table:table-cell office:value-type="float" office:value="22" calcext:value-type="float">
            <text:p>22</text:p>
          </table:table-cell>
          <table:table-cell office:value-type="float" office:value="0.000690706459140725" calcext:value-type="float">
            <text:p>0.000690706459141</text:p>
          </table:table-cell>
          <table:table-cell office:value-type="float" office:value="0.0085910565462157" calcext:value-type="float">
            <text:p>0.008591056546216</text:p>
          </table:table-cell>
          <table:table-cell office:value-type="float" office:value="0.0202784143060896" calcext:value-type="float">
            <text:p>0.02027841430609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0.000141548718235074" calcext:value-type="float">
            <text:p>0.000141548718235</text:p>
          </table:table-cell>
          <table:table-cell office:value-type="float" office:value="0.00547621445545688" calcext:value-type="float">
            <text:p>0.005476214455457</text:p>
          </table:table-cell>
          <table:table-cell office:value-type="float" office:value="0.0214632689022653" calcext:value-type="float">
            <text:p>0.021463268902265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87" calcext:value-type="float">
            <text:p>87</text:p>
          </table:table-cell>
          <table:table-cell office:value-type="float" office:value="22" calcext:value-type="float">
            <text:p>22</text:p>
          </table:table-cell>
          <table:table-cell office:value-type="float" office:value="0.0000230556999253617" calcext:value-type="float">
            <text:p>2.30556999253617E-05</text:p>
          </table:table-cell>
          <table:table-cell office:value-type="float" office:value="0.00310318353610288" calcext:value-type="float">
            <text:p>0.003103183536103</text:p>
          </table:table-cell>
          <table:table-cell office:value-type="float" office:value="0.0144758050257953" calcext:value-type="float">
            <text:p>0.014475805025795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99" calcext:value-type="float">
            <text:p>99</text:p>
          </table:table-cell>
          <table:table-cell office:value-type="float" office:value="25" calcext:value-type="float">
            <text:p>25</text:p>
          </table:table-cell>
          <table:table-cell office:value-type="float" office:value="0.000407909220949021" calcext:value-type="float">
            <text:p>0.000407909220949</text:p>
          </table:table-cell>
          <table:table-cell office:value-type="float" office:value="0.00815641211275876" calcext:value-type="float">
            <text:p>0.008156412112759</text:p>
          </table:table-cell>
          <table:table-cell office:value-type="float" office:value="0.0207631697932765" calcext:value-type="float">
            <text:p>0.020763169793277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84" calcext:value-type="float">
            <text:p>84</text:p>
          </table:table-cell>
          <table:table-cell office:value-type="float" office:value="22" calcext:value-type="float">
            <text:p>22</text:p>
          </table:table-cell>
          <table:table-cell office:value-type="float" office:value="0.000335491315908626" calcext:value-type="float">
            <text:p>0.000335491315909</text:p>
          </table:table-cell>
          <table:table-cell office:value-type="float" office:value="0.00810744586926704" calcext:value-type="float">
            <text:p>0.008107445869267</text:p>
          </table:table-cell>
          <table:table-cell office:value-type="float" office:value="0.0264285774059948" calcext:value-type="float">
            <text:p>0.026428577405995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25" calcext:value-type="float">
            <text:p>125</text:p>
          </table:table-cell>
          <table:table-cell office:value-type="float" office:value="32" calcext:value-type="float">
            <text:p>32</text:p>
          </table:table-cell>
          <table:table-cell office:value-type="float" office:value="0.00019318885920816" calcext:value-type="float">
            <text:p>0.000193188859208</text:p>
          </table:table-cell>
          <table:table-cell office:value-type="float" office:value="0.00756367039295772" calcext:value-type="float">
            <text:p>0.007563670392958</text:p>
          </table:table-cell>
          <table:table-cell office:value-type="float" office:value="0.0204325251235914" calcext:value-type="float">
            <text:p>0.020432525123591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73" calcext:value-type="float">
            <text:p>73</text:p>
          </table:table-cell>
          <table:table-cell office:value-type="float" office:value="19" calcext:value-type="float">
            <text:p>19</text:p>
          </table:table-cell>
          <table:table-cell office:value-type="float" office:value="0.000180492051800818" calcext:value-type="float">
            <text:p>0.000180492051801</text:p>
          </table:table-cell>
          <table:table-cell office:value-type="float" office:value="0.00630676775594027" calcext:value-type="float">
            <text:p>0.00630676775594</text:p>
          </table:table-cell>
          <table:table-cell office:value-type="float" office:value="0.0187740114517826" calcext:value-type="float">
            <text:p>0.018774011451783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office:value-type="float" office:value="0.0016726218482318" calcext:value-type="float">
            <text:p>0.001672621848232</text:p>
          </table:table-cell>
          <table:table-cell office:value-type="float" office:value="0.0053888958692234" calcext:value-type="float">
            <text:p>0.005388895869223</text:p>
          </table:table-cell>
          <table:table-cell office:value-type="float" office:value="0.00911731266339533" calcext:value-type="float">
            <text:p>0.009117312663395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float" office:value="0.000212137429831019" calcext:value-type="float">
            <text:p>0.000212137429831</text:p>
          </table:table-cell>
          <table:table-cell office:value-type="float" office:value="0.00422981403342082" calcext:value-type="float">
            <text:p>0.004229814033421</text:p>
          </table:table-cell>
          <table:table-cell office:value-type="float" office:value="0.0135032320727729" calcext:value-type="float">
            <text:p>0.013503232072773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0.0000749416291087671" calcext:value-type="float">
            <text:p>7.49416291087671E-05</text:p>
          </table:table-cell>
          <table:table-cell office:value-type="float" office:value="0.00637095295372205" calcext:value-type="float">
            <text:p>0.006370952953722</text:p>
          </table:table-cell>
          <table:table-cell office:value-type="float" office:value="0.0113655396743278" calcext:value-type="float">
            <text:p>0.011365539674328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14" calcext:value-type="float">
            <text:p>114</text:p>
          </table:table-cell>
          <table:table-cell office:value-type="float" office:value="29" calcext:value-type="float">
            <text:p>29</text:p>
          </table:table-cell>
          <table:table-cell office:value-type="float" office:value="0.000148872536640268" calcext:value-type="float">
            <text:p>0.00014887253664</text:p>
          </table:table-cell>
          <table:table-cell office:value-type="float" office:value="0.00897831064302887" calcext:value-type="float">
            <text:p>0.008978310643029</text:p>
          </table:table-cell>
          <table:table-cell office:value-type="float" office:value="0.0184342751089115" calcext:value-type="float">
            <text:p>0.018434275108912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0.00108336264259434" calcext:value-type="float">
            <text:p>0.001083362642594</text:p>
          </table:table-cell>
          <table:table-cell office:value-type="float" office:value="0.00676109900393108" calcext:value-type="float">
            <text:p>0.006761099003931</text:p>
          </table:table-cell>
          <table:table-cell office:value-type="float" office:value="0.0218408940956041" calcext:value-type="float">
            <text:p>0.021840894095604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0.00146843786138859" calcext:value-type="float">
            <text:p>0.001468437861389</text:p>
          </table:table-cell>
          <table:table-cell office:value-type="float" office:value="0.00415969563769778" calcext:value-type="float">
            <text:p>0.004159695637698</text:p>
          </table:table-cell>
          <table:table-cell office:value-type="float" office:value="0.0116417120164308" calcext:value-type="float">
            <text:p>0.011641712016431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96" calcext:value-type="float">
            <text:p>96</text:p>
          </table:table-cell>
          <table:table-cell office:value-type="float" office:value="25" calcext:value-type="float">
            <text:p>25</text:p>
          </table:table-cell>
          <table:table-cell office:value-type="float" office:value="0.000139657325769357" calcext:value-type="float">
            <text:p>0.000139657325769</text:p>
          </table:table-cell>
          <table:table-cell office:value-type="float" office:value="0.00703984514044658" calcext:value-type="float">
            <text:p>0.007039845140447</text:p>
          </table:table-cell>
          <table:table-cell office:value-type="float" office:value="0.0220751727970847" calcext:value-type="float">
            <text:p>0.022075172797085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office:value-type="float" office:value="0.000308623334363489" calcext:value-type="float">
            <text:p>0.000308623334363</text:p>
          </table:table-cell>
          <table:table-cell office:value-type="float" office:value="0.00620230578245398" calcext:value-type="float">
            <text:p>0.006202305782454</text:p>
          </table:table-cell>
          <table:table-cell office:value-type="float" office:value="0.0227434103878805" calcext:value-type="float">
            <text:p>0.022743410387881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23" calcext:value-type="float">
            <text:p>123</text:p>
          </table:table-cell>
          <table:table-cell office:value-type="float" office:value="31" calcext:value-type="float">
            <text:p>31</text:p>
          </table:table-cell>
          <table:table-cell office:value-type="float" office:value="0.0003909911950703" calcext:value-type="float">
            <text:p>0.00039099119507</text:p>
          </table:table-cell>
          <table:table-cell office:value-type="float" office:value="0.00225166388091785" calcext:value-type="float">
            <text:p>0.002251663880918</text:p>
          </table:table-cell>
          <table:table-cell office:value-type="float" office:value="0.0150206095215901" calcext:value-type="float">
            <text:p>0.01502060952159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09" calcext:value-type="float">
            <text:p>109</text:p>
          </table:table-cell>
          <table:table-cell office:value-type="float" office:value="28" calcext:value-type="float">
            <text:p>28</text:p>
          </table:table-cell>
          <table:table-cell office:value-type="float" office:value="0.00170655189033853" calcext:value-type="float">
            <text:p>0.001706551890339</text:p>
          </table:table-cell>
          <table:table-cell office:value-type="float" office:value="0.00730597052511413" calcext:value-type="float">
            <text:p>0.007305970525114</text:p>
          </table:table-cell>
          <table:table-cell office:value-type="float" office:value="0.0200819727169676" calcext:value-type="float">
            <text:p>0.020081972716968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89" calcext:value-type="float">
            <text:p>89</text:p>
          </table:table-cell>
          <table:table-cell office:value-type="float" office:value="23" calcext:value-type="float">
            <text:p>23</text:p>
          </table:table-cell>
          <table:table-cell office:value-type="float" office:value="0.000483267675380358" calcext:value-type="float">
            <text:p>0.00048326767538</text:p>
          </table:table-cell>
          <table:table-cell office:value-type="float" office:value="0.00663402899294828" calcext:value-type="float">
            <text:p>0.006634028992948</text:p>
          </table:table-cell>
          <table:table-cell office:value-type="float" office:value="0.014661386272996" calcext:value-type="float">
            <text:p>0.014661386272996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0.00000253126806692289" calcext:value-type="float">
            <text:p>2.53126806692289E-06</text:p>
          </table:table-cell>
          <table:table-cell office:value-type="float" office:value="0.0072539895257264" calcext:value-type="float">
            <text:p>0.007253989525726</text:p>
          </table:table-cell>
          <table:table-cell office:value-type="float" office:value="0.0295765483871879" calcext:value-type="float">
            <text:p>0.029576548387188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05" calcext:value-type="float">
            <text:p>105</text:p>
          </table:table-cell>
          <table:table-cell office:value-type="float" office:value="27" calcext:value-type="float">
            <text:p>27</text:p>
          </table:table-cell>
          <table:table-cell office:value-type="float" office:value="0.000438489059923691" calcext:value-type="float">
            <text:p>0.000438489059924</text:p>
          </table:table-cell>
          <table:table-cell office:value-type="float" office:value="0.00762404872116327" calcext:value-type="float">
            <text:p>0.007624048721163</text:p>
          </table:table-cell>
          <table:table-cell office:value-type="float" office:value="0.022738275577966" calcext:value-type="float">
            <text:p>0.022738275577966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0.000849787590355033" calcext:value-type="float">
            <text:p>0.000849787590355</text:p>
          </table:table-cell>
          <table:table-cell office:value-type="float" office:value="0.00673310566165146" calcext:value-type="float">
            <text:p>0.006733105661651</text:p>
          </table:table-cell>
          <table:table-cell office:value-type="float" office:value="0.0226355722286329" calcext:value-type="float">
            <text:p>0.022635572228633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office:value-type="float" office:value="0.000827085413268855" calcext:value-type="float">
            <text:p>0.000827085413269</text:p>
          </table:table-cell>
          <table:table-cell office:value-type="float" office:value="0.00749497811601254" calcext:value-type="float">
            <text:p>0.007494978116013</text:p>
          </table:table-cell>
          <table:table-cell office:value-type="float" office:value="0.0217930534941504" calcext:value-type="float">
            <text:p>0.02179305349415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24" calcext:value-type="float">
            <text:p>124</text:p>
          </table:table-cell>
          <table:table-cell office:value-type="float" office:value="32" calcext:value-type="float">
            <text:p>32</text:p>
          </table:table-cell>
          <table:table-cell office:value-type="float" office:value="0.000486683326802226" calcext:value-type="float">
            <text:p>0.000486683326802</text:p>
          </table:table-cell>
          <table:table-cell office:value-type="float" office:value="0.00921150061822192" calcext:value-type="float">
            <text:p>0.009211500618222</text:p>
          </table:table-cell>
          <table:table-cell office:value-type="float" office:value="0.0279052115302269" calcext:value-type="float">
            <text:p>0.027905211530227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0.00177886743450802" calcext:value-type="float">
            <text:p>0.001778867434508</text:p>
          </table:table-cell>
          <table:table-cell office:value-type="float" office:value="0.00366124299779355" calcext:value-type="float">
            <text:p>0.003661242997794</text:p>
          </table:table-cell>
          <table:table-cell office:value-type="float" office:value="0.00837072236045133" calcext:value-type="float">
            <text:p>0.008370722360451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office:value-type="float" office:value="0.000442484726435669" calcext:value-type="float">
            <text:p>0.000442484726436</text:p>
          </table:table-cell>
          <table:table-cell office:value-type="float" office:value="0.00689944795433264" calcext:value-type="float">
            <text:p>0.006899447954333</text:p>
          </table:table-cell>
          <table:table-cell office:value-type="float" office:value="0.0283144000701847" calcext:value-type="float">
            <text:p>0.028314400070185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94" calcext:value-type="float">
            <text:p>94</text:p>
          </table:table-cell>
          <table:table-cell office:value-type="float" office:value="24" calcext:value-type="float">
            <text:p>24</text:p>
          </table:table-cell>
          <table:table-cell office:value-type="float" office:value="0.0000862812961779092" calcext:value-type="float">
            <text:p>8.62812961779092E-05</text:p>
          </table:table-cell>
          <table:table-cell office:value-type="float" office:value="0.00770864358140769" calcext:value-type="float">
            <text:p>0.007708643581408</text:p>
          </table:table-cell>
          <table:table-cell office:value-type="float" office:value="0.018990341151094" calcext:value-type="float">
            <text:p>0.018990341151094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0.0000267015102402013" calcext:value-type="float">
            <text:p>2.67015102402013E-05</text:p>
          </table:table-cell>
          <table:table-cell office:value-type="float" office:value="0.00636465112314895" calcext:value-type="float">
            <text:p>0.006364651123149</text:p>
          </table:table-cell>
          <table:table-cell office:value-type="float" office:value="0.0146763044346889" calcext:value-type="float">
            <text:p>0.014676304434689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81" calcext:value-type="float">
            <text:p>81</text:p>
          </table:table-cell>
          <table:table-cell office:value-type="float" office:value="21" calcext:value-type="float">
            <text:p>21</text:p>
          </table:table-cell>
          <table:table-cell office:value-type="float" office:value="0.000513320616725162" calcext:value-type="float">
            <text:p>0.000513320616725</text:p>
          </table:table-cell>
          <table:table-cell office:value-type="float" office:value="0.00545310873792546" calcext:value-type="float">
            <text:p>0.005453108737925</text:p>
          </table:table-cell>
          <table:table-cell office:value-type="float" office:value="0.0183100225697995" calcext:value-type="float">
            <text:p>0.0183100225698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13" calcext:value-type="float">
            <text:p>113</text:p>
          </table:table-cell>
          <table:table-cell office:value-type="float" office:value="29" calcext:value-type="float">
            <text:p>29</text:p>
          </table:table-cell>
          <table:table-cell office:value-type="float" office:value="0.000468337398409235" calcext:value-type="float">
            <text:p>0.000468337398409</text:p>
          </table:table-cell>
          <table:table-cell office:value-type="float" office:value="0.00654025593938739" calcext:value-type="float">
            <text:p>0.006540255939387</text:p>
          </table:table-cell>
          <table:table-cell office:value-type="float" office:value="0.0196866896631349" calcext:value-type="float">
            <text:p>0.01968668966313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office:value-type="float" office:value="0.00248251208842219" calcext:value-type="float">
            <text:p>0.002482512088422</text:p>
          </table:table-cell>
          <table:table-cell office:value-type="float" office:value="0.0103793903456133" calcext:value-type="float">
            <text:p>0.010379390345613</text:p>
          </table:table-cell>
          <table:table-cell office:value-type="float" office:value="0.0200259536355916" calcext:value-type="float">
            <text:p>0.020025953635592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0.000436886781538748" calcext:value-type="float">
            <text:p>0.000436886781539</text:p>
          </table:table-cell>
          <table:table-cell office:value-type="float" office:value="0.00707989093411782" calcext:value-type="float">
            <text:p>0.007079890934118</text:p>
          </table:table-cell>
          <table:table-cell office:value-type="float" office:value="0.0151774961312408" calcext:value-type="float">
            <text:p>0.015177496131241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95" calcext:value-type="float">
            <text:p>95</text:p>
          </table:table-cell>
          <table:table-cell office:value-type="float" office:value="24" calcext:value-type="float">
            <text:p>24</text:p>
          </table:table-cell>
          <table:table-cell office:value-type="float" office:value="0.00000577587342777408" calcext:value-type="float">
            <text:p>5.77587342777408E-06</text:p>
          </table:table-cell>
          <table:table-cell office:value-type="float" office:value="0.00730805342373391" calcext:value-type="float">
            <text:p>0.007308053423734</text:p>
          </table:table-cell>
          <table:table-cell office:value-type="float" office:value="0.0223338642023496" calcext:value-type="float">
            <text:p>0.02233386420235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97" calcext:value-type="float">
            <text:p>97</text:p>
          </table:table-cell>
          <table:table-cell office:value-type="float" office:value="25" calcext:value-type="float">
            <text:p>25</text:p>
          </table:table-cell>
          <table:table-cell office:value-type="float" office:value="0.000265416822834666" calcext:value-type="float">
            <text:p>0.000265416822835</text:p>
          </table:table-cell>
          <table:table-cell office:value-type="float" office:value="0.00638108829539854" calcext:value-type="float">
            <text:p>0.006381088295399</text:p>
          </table:table-cell>
          <table:table-cell office:value-type="float" office:value="0.0233823722191895" calcext:value-type="float">
            <text:p>0.02338237221919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92" calcext:value-type="float">
            <text:p>92</text:p>
          </table:table-cell>
          <table:table-cell office:value-type="float" office:value="24" calcext:value-type="float">
            <text:p>24</text:p>
          </table:table-cell>
          <table:table-cell office:value-type="float" office:value="0.000371631382856813" calcext:value-type="float">
            <text:p>0.000371631382857</text:p>
          </table:table-cell>
          <table:table-cell office:value-type="float" office:value="0.00806879868691408" calcext:value-type="float">
            <text:p>0.008068798686914</text:p>
          </table:table-cell>
          <table:table-cell office:value-type="float" office:value="0.0210867648312712" calcext:value-type="float">
            <text:p>0.021086764831271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0.000368341311726805" calcext:value-type="float">
            <text:p>0.000368341311727</text:p>
          </table:table-cell>
          <table:table-cell office:value-type="float" office:value="0.00474877067100322" calcext:value-type="float">
            <text:p>0.004748770671003</text:p>
          </table:table-cell>
          <table:table-cell office:value-type="float" office:value="0.0130596669053064" calcext:value-type="float">
            <text:p>0.013059666905307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89" calcext:value-type="float">
            <text:p>89</text:p>
          </table:table-cell>
          <table:table-cell office:value-type="float" office:value="23" calcext:value-type="float">
            <text:p>23</text:p>
          </table:table-cell>
          <table:table-cell office:value-type="float" office:value="0.0000637688939529868" calcext:value-type="float">
            <text:p>6.37688939529868E-05</text:p>
          </table:table-cell>
          <table:table-cell office:value-type="float" office:value="0.00507537006144931" calcext:value-type="float">
            <text:p>0.005075370061449</text:p>
          </table:table-cell>
          <table:table-cell office:value-type="float" office:value="0.0222165382709874" calcext:value-type="float">
            <text:p>0.02221653827098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6" calcext:value-type="float">
            <text:p>86</text:p>
          </table:table-cell>
          <table:table-cell office:value-type="float" office:value="22" calcext:value-type="float">
            <text:p>22</text:p>
          </table:table-cell>
          <table:table-cell office:value-type="float" office:value="0.00129128419587482" calcext:value-type="float">
            <text:p>0.001291284195875</text:p>
          </table:table-cell>
          <table:table-cell office:value-type="float" office:value="0.00762026559213371" calcext:value-type="float">
            <text:p>0.007620265592134</text:p>
          </table:table-cell>
          <table:table-cell office:value-type="float" office:value="0.0206461591866299" calcext:value-type="float">
            <text:p>0.020646159186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3-31T14:24:30.957000000</dc:date>
    <dc:creator>User </dc:creator>
    <meta:editing-duration>PT40S</meta:editing-duration>
    <meta:editing-cycles>1</meta:editing-cycles>
    <meta:document-statistic meta:table-count="1" meta:cell-count="3006" meta:object-count="1"/>
    <meta:generator>LibreOffice/6.4.1.2$Windows_X86_64 LibreOffice_project/4d224e95b98b138af42a64d84056446d09082932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7cm" svg:height="9.006cm" xlink:href=".." xlink:type="simple" chart:class="chart:scatter" chart:style-name="ch1">
        <chart:legend chart:legend-position="end" svg:x="13.453cm" svg:y="3.706cm" style:legend-expansion="high" chart:style-name="ch2"/>
        <chart:plot-area chart:style-name="ch3" table:cell-range-address="'[20]_0.5'.A1:'[20]_0.5'.A501 '[20]_0.5'.D1:'[20]_0.5'.F501" chart:data-source-has-labels="row" svg:x="0.32cm" svg:y="0.18cm" svg:width="12.813cm" svg:height="8.646cm">
          <chartooo:coordinate-region svg:x="1.047cm" svg:y="0.38cm" svg:width="11.806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[20]_0.5'.D2:'[20]_0.5'.D501" chart:label-cell-address="'[20]_0.5'.D1:'[20]_0.5'.D1" chart:class="chart:scatter">
            <chart:domain table:cell-range-address="'[20]_0.5'.A2:'[20]_0.5'.A501"/>
            <chart:data-point chart:repeated="500"/>
          </chart:series>
          <chart:series chart:style-name="ch7" chart:values-cell-range-address="'[20]_0.5'.E2:'[20]_0.5'.E501" chart:label-cell-address="'[20]_0.5'.E1:'[20]_0.5'.E1" chart:class="chart:scatter">
            <chart:data-point chart:repeated="500"/>
          </chart:series>
          <chart:series chart:style-name="ch8" chart:values-cell-range-address="'[20]_0.5'.F2:'[20]_0.5'.F501" chart:label-cell-address="'[20]_0.5'.F1:'[20]_0.5'.F1" chart:class="chart:scatter">
            <chart:data-point chart:repeated="5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Min Error</text:p>
                <draw:g>
                  <svg:desc>'[20]_0.5'.D1:'[20]_0.5'.D1</svg:desc>
                </draw:g>
              </table:table-cell>
              <table:table-cell office:value-type="string">
                <text:p> Mean Error</text:p>
                <draw:g>
                  <svg:desc>'[20]_0.5'.E1:'[20]_0.5'.E1</svg:desc>
                </draw:g>
              </table:table-cell>
              <table:table-cell office:value-type="string">
                <text:p> Max Error</text:p>
                <draw:g>
                  <svg:desc>'[20]_0.5'.F1:'[20]_0.5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[20]_0.5'.A2:'[20]_0.5'.A501</svg:desc>
                </draw:g>
              </table:table-cell>
              <table:table-cell office:value-type="float" office:value="0.120521508239045">
                <text:p>0.120521508239045</text:p>
                <draw:g>
                  <svg:desc>'[20]_0.5'.D2:'[20]_0.5'.D501</svg:desc>
                </draw:g>
              </table:table-cell>
              <table:table-cell office:value-type="float" office:value="0.245935441237972">
                <text:p>0.245935441237972</text:p>
                <draw:g>
                  <svg:desc>'[20]_0.5'.E2:'[20]_0.5'.E501</svg:desc>
                </draw:g>
              </table:table-cell>
              <table:table-cell office:value-type="float" office:value="0.516186404068249">
                <text:p>0.516186404068249</text:p>
                <draw:g>
                  <svg:desc>'[20]_0.5'.F2:'[20]_0.5'.F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962370340496689">
                <text:p>0.0962370340496689</text:p>
              </table:table-cell>
              <table:table-cell office:value-type="float" office:value="0.215460994219953">
                <text:p>0.215460994219953</text:p>
              </table:table-cell>
              <table:table-cell office:value-type="float" office:value="0.599710263583307">
                <text:p>0.5997102635833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116062150721692">
                <text:p>0.116062150721692</text:p>
              </table:table-cell>
              <table:table-cell office:value-type="float" office:value="0.294488863850664">
                <text:p>0.294488863850664</text:p>
              </table:table-cell>
              <table:table-cell office:value-type="float" office:value="0.413151987242555">
                <text:p>0.4131519872425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124278645006969">
                <text:p>0.124278645006969</text:p>
              </table:table-cell>
              <table:table-cell office:value-type="float" office:value="0.213634845902774">
                <text:p>0.213634845902774</text:p>
              </table:table-cell>
              <table:table-cell office:value-type="float" office:value="0.414322978270238">
                <text:p>0.4143229782702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139378199978092">
                <text:p>0.139378199978092</text:p>
              </table:table-cell>
              <table:table-cell office:value-type="float" office:value="0.217534053390228">
                <text:p>0.217534053390228</text:p>
              </table:table-cell>
              <table:table-cell office:value-type="float" office:value="0.370694638768748">
                <text:p>0.3706946387687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298007873030404">
                <text:p>0.0298007873030404</text:p>
              </table:table-cell>
              <table:table-cell office:value-type="float" office:value="0.171060797518341">
                <text:p>0.171060797518341</text:p>
              </table:table-cell>
              <table:table-cell office:value-type="float" office:value="0.399474564491166">
                <text:p>0.3994745644911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106484147536747">
                <text:p>0.106484147536747</text:p>
              </table:table-cell>
              <table:table-cell office:value-type="float" office:value="0.222662006656624">
                <text:p>0.222662006656624</text:p>
              </table:table-cell>
              <table:table-cell office:value-type="float" office:value="0.302334620407724">
                <text:p>0.3023346204077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460861252133059">
                <text:p>0.0460861252133059</text:p>
              </table:table-cell>
              <table:table-cell office:value-type="float" office:value="0.152145927434981">
                <text:p>0.152145927434981</text:p>
              </table:table-cell>
              <table:table-cell office:value-type="float" office:value="0.473965027647793">
                <text:p>0.4739650276477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13396577868823">
                <text:p>0.013396577868823</text:p>
              </table:table-cell>
              <table:table-cell office:value-type="float" office:value="0.149536860040901">
                <text:p>0.149536860040901</text:p>
              </table:table-cell>
              <table:table-cell office:value-type="float" office:value="0.352712045014226">
                <text:p>0.3527120450142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319876240083877">
                <text:p>0.0319876240083877</text:p>
              </table:table-cell>
              <table:table-cell office:value-type="float" office:value="0.11574037442075">
                <text:p>0.11574037442075</text:p>
              </table:table-cell>
              <table:table-cell office:value-type="float" office:value="0.360694457265025">
                <text:p>0.3606944572650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127849086858574">
                <text:p>0.0127849086858574</text:p>
              </table:table-cell>
              <table:table-cell office:value-type="float" office:value="0.111399533381582">
                <text:p>0.111399533381582</text:p>
              </table:table-cell>
              <table:table-cell office:value-type="float" office:value="0.335549301641543">
                <text:p>0.3355493016415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238098769175942">
                <text:p>0.0238098769175942</text:p>
              </table:table-cell>
              <table:table-cell office:value-type="float" office:value="0.10262285472812">
                <text:p>0.10262285472812</text:p>
              </table:table-cell>
              <table:table-cell office:value-type="float" office:value="0.252492550041247">
                <text:p>0.2524925500412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00635065778512185">
                <text:p>0.00635065778512185</text:p>
              </table:table-cell>
              <table:table-cell office:value-type="float" office:value="0.0970331240629201">
                <text:p>0.0970331240629201</text:p>
              </table:table-cell>
              <table:table-cell office:value-type="float" office:value="0.254509347982777">
                <text:p>0.2545093479827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000399667044314919">
                <text:p>0.000399667044314919</text:p>
              </table:table-cell>
              <table:table-cell office:value-type="float" office:value="0.106865270046194">
                <text:p>0.106865270046194</text:p>
              </table:table-cell>
              <table:table-cell office:value-type="float" office:value="0.29002699072974">
                <text:p>0.290026990729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256758420915808">
                <text:p>0.0256758420915808</text:p>
              </table:table-cell>
              <table:table-cell office:value-type="float" office:value="0.0935943814504699">
                <text:p>0.0935943814504699</text:p>
              </table:table-cell>
              <table:table-cell office:value-type="float" office:value="0.378319531361494">
                <text:p>0.3783195313614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0350590557939825">
                <text:p>0.00350590557939825</text:p>
              </table:table-cell>
              <table:table-cell office:value-type="float" office:value="0.064346147917491">
                <text:p>0.064346147917491</text:p>
              </table:table-cell>
              <table:table-cell office:value-type="float" office:value="0.259395662971407">
                <text:p>0.2593956629714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00911859531496555">
                <text:p>0.00911859531496555</text:p>
              </table:table-cell>
              <table:table-cell office:value-type="float" office:value="0.0622276616255298">
                <text:p>0.0622276616255298</text:p>
              </table:table-cell>
              <table:table-cell office:value-type="float" office:value="0.252075103557029">
                <text:p>0.2520751035570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0133092593239334">
                <text:p>0.0133092593239334</text:p>
              </table:table-cell>
              <table:table-cell office:value-type="float" office:value="0.0863476845340746">
                <text:p>0.0863476845340746</text:p>
              </table:table-cell>
              <table:table-cell office:value-type="float" office:value="0.308570124358862">
                <text:p>0.3085701243588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587373263537161">
                <text:p>0.00587373263537161</text:p>
              </table:table-cell>
              <table:table-cell office:value-type="float" office:value="0.0518652527633079">
                <text:p>0.0518652527633079</text:p>
              </table:table-cell>
              <table:table-cell office:value-type="float" office:value="0.310156016307764">
                <text:p>0.3101560163077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00871190681669798">
                <text:p>0.000871190681669798</text:p>
              </table:table-cell>
              <table:table-cell office:value-type="float" office:value="0.0430219118074431">
                <text:p>0.0430219118074431</text:p>
              </table:table-cell>
              <table:table-cell office:value-type="float" office:value="0.217903252630246">
                <text:p>0.2179032526302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00237040824751519">
                <text:p>0.00237040824751519</text:p>
              </table:table-cell>
              <table:table-cell office:value-type="float" office:value="0.0473675194422768">
                <text:p>0.0473675194422768</text:p>
              </table:table-cell>
              <table:table-cell office:value-type="float" office:value="0.209883142592374">
                <text:p>0.2098831425923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0154990213649174">
                <text:p>0.0154990213649174</text:p>
              </table:table-cell>
              <table:table-cell office:value-type="float" office:value="0.0885078908488263">
                <text:p>0.0885078908488263</text:p>
              </table:table-cell>
              <table:table-cell office:value-type="float" office:value="0.251174017494671">
                <text:p>0.2511740174946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0285821715597043">
                <text:p>0.0285821715597043</text:p>
              </table:table-cell>
              <table:table-cell office:value-type="float" office:value="0.0918576267536346">
                <text:p>0.0918576267536346</text:p>
              </table:table-cell>
              <table:table-cell office:value-type="float" office:value="0.33304249768461">
                <text:p>0.333042497684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017341850623563">
                <text:p>0.017341850623563</text:p>
              </table:table-cell>
              <table:table-cell office:value-type="float" office:value="0.0699548612980972">
                <text:p>0.0699548612980972</text:p>
              </table:table-cell>
              <table:table-cell office:value-type="float" office:value="0.218470697202494">
                <text:p>0.2184706972024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00821569391191158">
                <text:p>0.00821569391191158</text:p>
              </table:table-cell>
              <table:table-cell office:value-type="float" office:value="0.0530524889063671">
                <text:p>0.0530524889063671</text:p>
              </table:table-cell>
              <table:table-cell office:value-type="float" office:value="0.359737437880484">
                <text:p>0.3597374378804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00950988963177557">
                <text:p>0.00950988963177557</text:p>
              </table:table-cell>
              <table:table-cell office:value-type="float" office:value="0.0822581831910581">
                <text:p>0.0822581831910581</text:p>
              </table:table-cell>
              <table:table-cell office:value-type="float" office:value="0.168560985992292">
                <text:p>0.1685609859922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00919615384571348">
                <text:p>0.00919615384571348</text:p>
              </table:table-cell>
              <table:table-cell office:value-type="float" office:value="0.0705865507574977">
                <text:p>0.0705865507574977</text:p>
              </table:table-cell>
              <table:table-cell office:value-type="float" office:value="0.198996956414942">
                <text:p>0.1989969564149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00296826768435177">
                <text:p>0.00296826768435177</text:p>
              </table:table-cell>
              <table:table-cell office:value-type="float" office:value="0.0774630259205047">
                <text:p>0.0774630259205047</text:p>
              </table:table-cell>
              <table:table-cell office:value-type="float" office:value="0.302013584230487">
                <text:p>0.3020135842304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00742028857975552">
                <text:p>0.00742028857975552</text:p>
              </table:table-cell>
              <table:table-cell office:value-type="float" office:value="0.0829485936557354">
                <text:p>0.0829485936557354</text:p>
              </table:table-cell>
              <table:table-cell office:value-type="float" office:value="0.182739545058608">
                <text:p>0.1827395450586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0286283603607702">
                <text:p>0.0286283603607702</text:p>
              </table:table-cell>
              <table:table-cell office:value-type="float" office:value="0.0593094379412976">
                <text:p>0.0593094379412976</text:p>
              </table:table-cell>
              <table:table-cell office:value-type="float" office:value="0.123424235904601">
                <text:p>0.1234242359046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020033087137786">
                <text:p>0.020033087137786</text:p>
              </table:table-cell>
              <table:table-cell office:value-type="float" office:value="0.0596653517392971">
                <text:p>0.0596653517392971</text:p>
              </table:table-cell>
              <table:table-cell office:value-type="float" office:value="0.191174222919214">
                <text:p>0.1911742229192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00879909222211106">
                <text:p>0.00879909222211106</text:p>
              </table:table-cell>
              <table:table-cell office:value-type="float" office:value="0.103124041516193">
                <text:p>0.103124041516193</text:p>
              </table:table-cell>
              <table:table-cell office:value-type="float" office:value="0.280628075096975">
                <text:p>0.2806280750969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000121053099006514">
                <text:p>0.000121053099006514</text:p>
              </table:table-cell>
              <table:table-cell office:value-type="float" office:value="0.0267917746618502">
                <text:p>0.0267917746618502</text:p>
              </table:table-cell>
              <table:table-cell office:value-type="float" office:value="0.150145067257757">
                <text:p>0.1501450672577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0169572643525665">
                <text:p>0.0169572643525665</text:p>
              </table:table-cell>
              <table:table-cell office:value-type="float" office:value="0.0666628210014521">
                <text:p>0.0666628210014521</text:p>
              </table:table-cell>
              <table:table-cell office:value-type="float" office:value="0.191172495071536">
                <text:p>0.1911724950715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022927463967816">
                <text:p>0.022927463967816</text:p>
              </table:table-cell>
              <table:table-cell office:value-type="float" office:value="0.0624332810528692">
                <text:p>0.0624332810528692</text:p>
              </table:table-cell>
              <table:table-cell office:value-type="float" office:value="0.157099144728442">
                <text:p>0.1570991447284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0109462402283606">
                <text:p>0.0109462402283606</text:p>
              </table:table-cell>
              <table:table-cell office:value-type="float" office:value="0.0728042824486977">
                <text:p>0.0728042824486977</text:p>
              </table:table-cell>
              <table:table-cell office:value-type="float" office:value="0.220027536485448">
                <text:p>0.2200275364854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00379890881343103">
                <text:p>0.00379890881343103</text:p>
              </table:table-cell>
              <table:table-cell office:value-type="float" office:value="0.0409153117510328">
                <text:p>0.0409153117510328</text:p>
              </table:table-cell>
              <table:table-cell office:value-type="float" office:value="0.21547960824356">
                <text:p>0.215479608243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0149245926394028">
                <text:p>0.0149245926394028</text:p>
              </table:table-cell>
              <table:table-cell office:value-type="float" office:value="0.0687931431956527">
                <text:p>0.0687931431956527</text:p>
              </table:table-cell>
              <table:table-cell office:value-type="float" office:value="0.143962734369279">
                <text:p>0.1439627343692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00542833178339236">
                <text:p>0.00542833178339236</text:p>
              </table:table-cell>
              <table:table-cell office:value-type="float" office:value="0.0460401993876253">
                <text:p>0.0460401993876253</text:p>
              </table:table-cell>
              <table:table-cell office:value-type="float" office:value="0.153407846612199">
                <text:p>0.1534078466121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0276439510820468">
                <text:p>0.0276439510820468</text:p>
              </table:table-cell>
              <table:table-cell office:value-type="float" office:value="0.0578235259357481">
                <text:p>0.0578235259357481</text:p>
              </table:table-cell>
              <table:table-cell office:value-type="float" office:value="0.130025422521698">
                <text:p>0.1300254225216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165436915961971">
                <text:p>0.0165436915961971</text:p>
              </table:table-cell>
              <table:table-cell office:value-type="float" office:value="0.0301706079576015">
                <text:p>0.0301706079576015</text:p>
              </table:table-cell>
              <table:table-cell office:value-type="float" office:value="0.142912173719215">
                <text:p>0.1429121737192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0098362647093195">
                <text:p>0.0098362647093195</text:p>
              </table:table-cell>
              <table:table-cell office:value-type="float" office:value="0.0478905456827959">
                <text:p>0.0478905456827959</text:p>
              </table:table-cell>
              <table:table-cell office:value-type="float" office:value="0.147832300724937">
                <text:p>0.1478323007249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00864661422688998">
                <text:p>0.00864661422688998</text:p>
              </table:table-cell>
              <table:table-cell office:value-type="float" office:value="0.0460400476976355">
                <text:p>0.0460400476976355</text:p>
              </table:table-cell>
              <table:table-cell office:value-type="float" office:value="0.0857576153134765">
                <text:p>0.08575761531347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0317074918001869">
                <text:p>0.0317074918001869</text:p>
              </table:table-cell>
              <table:table-cell office:value-type="float" office:value="0.0739995942467858">
                <text:p>0.0739995942467858</text:p>
              </table:table-cell>
              <table:table-cell office:value-type="float" office:value="0.152119497035458">
                <text:p>0.1521194970354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0142765803167431">
                <text:p>0.0142765803167431</text:p>
              </table:table-cell>
              <table:table-cell office:value-type="float" office:value="0.0615017655823358">
                <text:p>0.0615017655823358</text:p>
              </table:table-cell>
              <table:table-cell office:value-type="float" office:value="0.127668923848074">
                <text:p>0.12766892384807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0271482540923848">
                <text:p>0.0271482540923848</text:p>
              </table:table-cell>
              <table:table-cell office:value-type="float" office:value="0.0581788808382634">
                <text:p>0.0581788808382634</text:p>
              </table:table-cell>
              <table:table-cell office:value-type="float" office:value="0.116198453361427">
                <text:p>0.1161984533614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0417549564937445">
                <text:p>0.0417549564937445</text:p>
              </table:table-cell>
              <table:table-cell office:value-type="float" office:value="0.0645708118482515">
                <text:p>0.0645708118482515</text:p>
              </table:table-cell>
              <table:table-cell office:value-type="float" office:value="0.174149640469626">
                <text:p>0.1741496404696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0133728635747739">
                <text:p>0.0133728635747739</text:p>
              </table:table-cell>
              <table:table-cell office:value-type="float" office:value="0.0480600323311501">
                <text:p>0.0480600323311501</text:p>
              </table:table-cell>
              <table:table-cell office:value-type="float" office:value="0.1326001993466">
                <text:p>0.13260019934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0183245753161245">
                <text:p>0.0183245753161245</text:p>
              </table:table-cell>
              <table:table-cell office:value-type="float" office:value="0.0691702792358898">
                <text:p>0.0691702792358898</text:p>
              </table:table-cell>
              <table:table-cell office:value-type="float" office:value="0.248474226953777">
                <text:p>0.2484742269537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0196723713326002">
                <text:p>0.0196723713326002</text:p>
              </table:table-cell>
              <table:table-cell office:value-type="float" office:value="0.0636764903804364">
                <text:p>0.0636764903804364</text:p>
              </table:table-cell>
              <table:table-cell office:value-type="float" office:value="0.207296644135509">
                <text:p>0.2072966441355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00900113945359682">
                <text:p>0.00900113945359682</text:p>
              </table:table-cell>
              <table:table-cell office:value-type="float" office:value="0.045052665141222">
                <text:p>0.045052665141222</text:p>
              </table:table-cell>
              <table:table-cell office:value-type="float" office:value="0.143386923402356">
                <text:p>0.14338692340235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017677778585972">
                <text:p>0.017677778585972</text:p>
              </table:table-cell>
              <table:table-cell office:value-type="float" office:value="0.10936753035258">
                <text:p>0.10936753035258</text:p>
              </table:table-cell>
              <table:table-cell office:value-type="float" office:value="0.18789201556267">
                <text:p>0.187892015562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0366413240973481">
                <text:p>0.0366413240973481</text:p>
              </table:table-cell>
              <table:table-cell office:value-type="float" office:value="0.0671385262754452">
                <text:p>0.0671385262754452</text:p>
              </table:table-cell>
              <table:table-cell office:value-type="float" office:value="0.228365951908669">
                <text:p>0.22836595190866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0255800440812556">
                <text:p>0.0255800440812556</text:p>
              </table:table-cell>
              <table:table-cell office:value-type="float" office:value="0.0609969819164296">
                <text:p>0.0609969819164296</text:p>
              </table:table-cell>
              <table:table-cell office:value-type="float" office:value="0.139983715376914">
                <text:p>0.1399837153769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00112118500915026">
                <text:p>0.00112118500915026</text:p>
              </table:table-cell>
              <table:table-cell office:value-type="float" office:value="0.0669413297806176">
                <text:p>0.0669413297806176</text:p>
              </table:table-cell>
              <table:table-cell office:value-type="float" office:value="0.230908896218187">
                <text:p>0.23090889621818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000507572756710095">
                <text:p>0.000507572756710095</text:p>
              </table:table-cell>
              <table:table-cell office:value-type="float" office:value="0.0717229813421211">
                <text:p>0.0717229813421211</text:p>
              </table:table-cell>
              <table:table-cell office:value-type="float" office:value="0.150833216363552">
                <text:p>0.1508332163635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0011468664796529">
                <text:p>0.0011468664796529</text:p>
              </table:table-cell>
              <table:table-cell office:value-type="float" office:value="0.0543908759122416">
                <text:p>0.0543908759122416</text:p>
              </table:table-cell>
              <table:table-cell office:value-type="float" office:value="0.105897218966712">
                <text:p>0.1058972189667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00363775405596585">
                <text:p>0.00363775405596585</text:p>
              </table:table-cell>
              <table:table-cell office:value-type="float" office:value="0.0644841164015913">
                <text:p>0.0644841164015913</text:p>
              </table:table-cell>
              <table:table-cell office:value-type="float" office:value="0.274008277293862">
                <text:p>0.2740082772938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00716482546320885">
                <text:p>0.00716482546320885</text:p>
              </table:table-cell>
              <table:table-cell office:value-type="float" office:value="0.0220583616492596">
                <text:p>0.0220583616492596</text:p>
              </table:table-cell>
              <table:table-cell office:value-type="float" office:value="0.207513890201869">
                <text:p>0.2075138902018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0386603133547738">
                <text:p>0.0386603133547738</text:p>
              </table:table-cell>
              <table:table-cell office:value-type="float" office:value="0.0658489667568733">
                <text:p>0.0658489667568733</text:p>
              </table:table-cell>
              <table:table-cell office:value-type="float" office:value="0.12114562091425">
                <text:p>0.121145620914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000591564919241172">
                <text:p>0.000591564919241172</text:p>
              </table:table-cell>
              <table:table-cell office:value-type="float" office:value="0.0527305812132774">
                <text:p>0.0527305812132774</text:p>
              </table:table-cell>
              <table:table-cell office:value-type="float" office:value="0.160971239183631">
                <text:p>0.16097123918363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0078798045456373">
                <text:p>0.0078798045456373</text:p>
              </table:table-cell>
              <table:table-cell office:value-type="float" office:value="0.0597346933160002">
                <text:p>0.0597346933160002</text:p>
              </table:table-cell>
              <table:table-cell office:value-type="float" office:value="0.195748736661399">
                <text:p>0.1957487366613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00475149860817614">
                <text:p>0.00475149860817614</text:p>
              </table:table-cell>
              <table:table-cell office:value-type="float" office:value="0.0389406372739817">
                <text:p>0.0389406372739817</text:p>
              </table:table-cell>
              <table:table-cell office:value-type="float" office:value="0.145418942741599">
                <text:p>0.1454189427415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000437739071947649">
                <text:p>0.000437739071947649</text:p>
              </table:table-cell>
              <table:table-cell office:value-type="float" office:value="0.0443262277275569">
                <text:p>0.0443262277275569</text:p>
              </table:table-cell>
              <table:table-cell office:value-type="float" office:value="0.0810616295501292">
                <text:p>0.081061629550129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0140639041721369">
                <text:p>0.0140639041721369</text:p>
              </table:table-cell>
              <table:table-cell office:value-type="float" office:value="0.0329123291498328">
                <text:p>0.0329123291498328</text:p>
              </table:table-cell>
              <table:table-cell office:value-type="float" office:value="0.0926178891710095">
                <text:p>0.092617889171009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0118032881498651">
                <text:p>0.0118032881498651</text:p>
              </table:table-cell>
              <table:table-cell office:value-type="float" office:value="0.0429145157434654">
                <text:p>0.0429145157434654</text:p>
              </table:table-cell>
              <table:table-cell office:value-type="float" office:value="0.122071889047057">
                <text:p>0.12207188904705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0299493395385758">
                <text:p>0.0299493395385758</text:p>
              </table:table-cell>
              <table:table-cell office:value-type="float" office:value="0.0489731443645455">
                <text:p>0.0489731443645455</text:p>
              </table:table-cell>
              <table:table-cell office:value-type="float" office:value="0.117764369379604">
                <text:p>0.1177643693796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0221109703054799">
                <text:p>0.0221109703054799</text:p>
              </table:table-cell>
              <table:table-cell office:value-type="float" office:value="0.0862864746627822">
                <text:p>0.0862864746627822</text:p>
              </table:table-cell>
              <table:table-cell office:value-type="float" office:value="0.163348860291903">
                <text:p>0.1633488602919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0106624257847879">
                <text:p>0.0106624257847879</text:p>
              </table:table-cell>
              <table:table-cell office:value-type="float" office:value="0.0541693760491915">
                <text:p>0.0541693760491915</text:p>
              </table:table-cell>
              <table:table-cell office:value-type="float" office:value="0.103923132680657">
                <text:p>0.10392313268065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01183692655187">
                <text:p>0.01183692655187</text:p>
              </table:table-cell>
              <table:table-cell office:value-type="float" office:value="0.061357016990308">
                <text:p>0.061357016990308</text:p>
              </table:table-cell>
              <table:table-cell office:value-type="float" office:value="0.175920907222511">
                <text:p>0.1759209072225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00832419396219186">
                <text:p>0.00832419396219186</text:p>
              </table:table-cell>
              <table:table-cell office:value-type="float" office:value="0.0405030382195642">
                <text:p>0.0405030382195642</text:p>
              </table:table-cell>
              <table:table-cell office:value-type="float" office:value="0.104784177473796">
                <text:p>0.1047841774737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014532186678986">
                <text:p>0.014532186678986</text:p>
              </table:table-cell>
              <table:table-cell office:value-type="float" office:value="0.0539155357900981">
                <text:p>0.0539155357900981</text:p>
              </table:table-cell>
              <table:table-cell office:value-type="float" office:value="0.19453882420539">
                <text:p>0.1945388242053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0155722747654978">
                <text:p>0.0155722747654978</text:p>
              </table:table-cell>
              <table:table-cell office:value-type="float" office:value="0.0336869181724473">
                <text:p>0.0336869181724473</text:p>
              </table:table-cell>
              <table:table-cell office:value-type="float" office:value="0.0861446988352242">
                <text:p>0.086144698835224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0247297330082902">
                <text:p>0.0247297330082902</text:p>
              </table:table-cell>
              <table:table-cell office:value-type="float" office:value="0.063776660923708">
                <text:p>0.063776660923708</text:p>
              </table:table-cell>
              <table:table-cell office:value-type="float" office:value="0.164524801290861">
                <text:p>0.16452480129086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0160707714332802">
                <text:p>0.0160707714332802</text:p>
              </table:table-cell>
              <table:table-cell office:value-type="float" office:value="0.0584114998160768">
                <text:p>0.0584114998160768</text:p>
              </table:table-cell>
              <table:table-cell office:value-type="float" office:value="0.206157628739395">
                <text:p>0.20615762873939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0124127354920094">
                <text:p>0.0124127354920094</text:p>
              </table:table-cell>
              <table:table-cell office:value-type="float" office:value="0.0514682470354575">
                <text:p>0.0514682470354575</text:p>
              </table:table-cell>
              <table:table-cell office:value-type="float" office:value="0.145628696754739">
                <text:p>0.14562869675473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00358177017814254">
                <text:p>0.00358177017814254</text:p>
              </table:table-cell>
              <table:table-cell office:value-type="float" office:value="0.0495721703028099">
                <text:p>0.0495721703028099</text:p>
              </table:table-cell>
              <table:table-cell office:value-type="float" office:value="0.122630541166946">
                <text:p>0.12263054116694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0193903876936322">
                <text:p>0.0193903876936322</text:p>
              </table:table-cell>
              <table:table-cell office:value-type="float" office:value="0.0392836803947608">
                <text:p>0.0392836803947608</text:p>
              </table:table-cell>
              <table:table-cell office:value-type="float" office:value="0.0904874413357087">
                <text:p>0.090487441335708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0149039222129657">
                <text:p>0.0149039222129657</text:p>
              </table:table-cell>
              <table:table-cell office:value-type="float" office:value="0.0542473878410739">
                <text:p>0.0542473878410739</text:p>
              </table:table-cell>
              <table:table-cell office:value-type="float" office:value="0.202689991072609">
                <text:p>0.2026899910726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00209474198844783">
                <text:p>0.00209474198844783</text:p>
              </table:table-cell>
              <table:table-cell office:value-type="float" office:value="0.0317113433704951">
                <text:p>0.0317113433704951</text:p>
              </table:table-cell>
              <table:table-cell office:value-type="float" office:value="0.0841855332851841">
                <text:p>0.084185533285184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0205283678866258">
                <text:p>0.0205283678866258</text:p>
              </table:table-cell>
              <table:table-cell office:value-type="float" office:value="0.0500273496504773">
                <text:p>0.0500273496504773</text:p>
              </table:table-cell>
              <table:table-cell office:value-type="float" office:value="0.10627643317109">
                <text:p>0.1062764331710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0202846185016686">
                <text:p>0.00202846185016686</text:p>
              </table:table-cell>
              <table:table-cell office:value-type="float" office:value="0.0300482655043341">
                <text:p>0.0300482655043341</text:p>
              </table:table-cell>
              <table:table-cell office:value-type="float" office:value="0.0690818655023071">
                <text:p>0.06908186550230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0162485176190066">
                <text:p>0.0162485176190066</text:p>
              </table:table-cell>
              <table:table-cell office:value-type="float" office:value="0.0394017919562627">
                <text:p>0.0394017919562627</text:p>
              </table:table-cell>
              <table:table-cell office:value-type="float" office:value="0.0915396422466616">
                <text:p>0.09153964224666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0191399634272802">
                <text:p>0.0191399634272802</text:p>
              </table:table-cell>
              <table:table-cell office:value-type="float" office:value="0.0280335903369572">
                <text:p>0.0280335903369572</text:p>
              </table:table-cell>
              <table:table-cell office:value-type="float" office:value="0.0721596282711603">
                <text:p>0.072159628271160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00530301770459385">
                <text:p>0.00530301770459385</text:p>
              </table:table-cell>
              <table:table-cell office:value-type="float" office:value="0.0355625100947827">
                <text:p>0.0355625100947827</text:p>
              </table:table-cell>
              <table:table-cell office:value-type="float" office:value="0.105965606293776">
                <text:p>0.1059656062937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00627252024458792">
                <text:p>0.00627252024458792</text:p>
              </table:table-cell>
              <table:table-cell office:value-type="float" office:value="0.0369241880682874">
                <text:p>0.0369241880682874</text:p>
              </table:table-cell>
              <table:table-cell office:value-type="float" office:value="0.0883834728443422">
                <text:p>0.088383472844342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000553242060394865">
                <text:p>0.000553242060394865</text:p>
              </table:table-cell>
              <table:table-cell office:value-type="float" office:value="0.0486642316037004">
                <text:p>0.0486642316037004</text:p>
              </table:table-cell>
              <table:table-cell office:value-type="float" office:value="0.100455364981147">
                <text:p>0.10045536498114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0204488344529047">
                <text:p>0.0204488344529047</text:p>
              </table:table-cell>
              <table:table-cell office:value-type="float" office:value="0.041157741876092">
                <text:p>0.041157741876092</text:p>
              </table:table-cell>
              <table:table-cell office:value-type="float" office:value="0.100188083884523">
                <text:p>0.10018808388452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00255547407102452">
                <text:p>0.00255547407102452</text:p>
              </table:table-cell>
              <table:table-cell office:value-type="float" office:value="0.0503142718076898">
                <text:p>0.0503142718076898</text:p>
              </table:table-cell>
              <table:table-cell office:value-type="float" office:value="0.106551790496747">
                <text:p>0.10655179049674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00684057045824382">
                <text:p>0.00684057045824382</text:p>
              </table:table-cell>
              <table:table-cell office:value-type="float" office:value="0.0451440576997451">
                <text:p>0.0451440576997451</text:p>
              </table:table-cell>
              <table:table-cell office:value-type="float" office:value="0.15103476778664">
                <text:p>0.1510347677866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00529540998579081">
                <text:p>0.00529540998579081</text:p>
              </table:table-cell>
              <table:table-cell office:value-type="float" office:value="0.0265857422241281">
                <text:p>0.0265857422241281</text:p>
              </table:table-cell>
              <table:table-cell office:value-type="float" office:value="0.0644598774581898">
                <text:p>0.064459877458189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00901017917949087">
                <text:p>0.00901017917949087</text:p>
              </table:table-cell>
              <table:table-cell office:value-type="float" office:value="0.0511811840950987">
                <text:p>0.0511811840950987</text:p>
              </table:table-cell>
              <table:table-cell office:value-type="float" office:value="0.209352042363567">
                <text:p>0.20935204236356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00842161230814797">
                <text:p>0.00842161230814797</text:p>
              </table:table-cell>
              <table:table-cell office:value-type="float" office:value="0.0448281906073827">
                <text:p>0.0448281906073827</text:p>
              </table:table-cell>
              <table:table-cell office:value-type="float" office:value="0.0984260954774009">
                <text:p>0.098426095477400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0207924617957979">
                <text:p>0.0207924617957979</text:p>
              </table:table-cell>
              <table:table-cell office:value-type="float" office:value="0.0444106392436713">
                <text:p>0.0444106392436713</text:p>
              </table:table-cell>
              <table:table-cell office:value-type="float" office:value="0.121186690307126">
                <text:p>0.1211866903071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00793465140569716">
                <text:p>0.00793465140569716</text:p>
              </table:table-cell>
              <table:table-cell office:value-type="float" office:value="0.0269708822106497">
                <text:p>0.0269708822106497</text:p>
              </table:table-cell>
              <table:table-cell office:value-type="float" office:value="0.075707132346695">
                <text:p>0.0757071323466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0274214853081959">
                <text:p>0.0274214853081959</text:p>
              </table:table-cell>
              <table:table-cell office:value-type="float" office:value="0.0520300972238265">
                <text:p>0.0520300972238265</text:p>
              </table:table-cell>
              <table:table-cell office:value-type="float" office:value="0.0942274277649576">
                <text:p>0.094227427764957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00333830101971566">
                <text:p>0.00333830101971566</text:p>
              </table:table-cell>
              <table:table-cell office:value-type="float" office:value="0.0585177487847121">
                <text:p>0.0585177487847121</text:p>
              </table:table-cell>
              <table:table-cell office:value-type="float" office:value="0.171097048666211">
                <text:p>0.1710970486662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0302601901916138">
                <text:p>0.0302601901916138</text:p>
              </table:table-cell>
              <table:table-cell office:value-type="float" office:value="0.0501677753721576">
                <text:p>0.0501677753721576</text:p>
              </table:table-cell>
              <table:table-cell office:value-type="float" office:value="0.0882259240711923">
                <text:p>0.088225924071192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00155588902533266">
                <text:p>0.00155588902533266</text:p>
              </table:table-cell>
              <table:table-cell office:value-type="float" office:value="0.0406129897092932">
                <text:p>0.0406129897092932</text:p>
              </table:table-cell>
              <table:table-cell office:value-type="float" office:value="0.0875803673474064">
                <text:p>0.087580367347406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00255610346919433">
                <text:p>0.00255610346919433</text:p>
              </table:table-cell>
              <table:table-cell office:value-type="float" office:value="0.0401666463168033">
                <text:p>0.0401666463168033</text:p>
              </table:table-cell>
              <table:table-cell office:value-type="float" office:value="0.133672010517624">
                <text:p>0.13367201051762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00695435567055069">
                <text:p>0.00695435567055069</text:p>
              </table:table-cell>
              <table:table-cell office:value-type="float" office:value="0.042542199176644">
                <text:p>0.042542199176644</text:p>
              </table:table-cell>
              <table:table-cell office:value-type="float" office:value="0.0811174262354125">
                <text:p>0.08111742623541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00845477547074089">
                <text:p>0.00845477547074089</text:p>
              </table:table-cell>
              <table:table-cell office:value-type="float" office:value="0.046625829663382">
                <text:p>0.046625829663382</text:p>
              </table:table-cell>
              <table:table-cell office:value-type="float" office:value="0.102418388063494">
                <text:p>0.10241838806349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0162719330816866">
                <text:p>0.0162719330816866</text:p>
              </table:table-cell>
              <table:table-cell office:value-type="float" office:value="0.0357767621402967">
                <text:p>0.0357767621402967</text:p>
              </table:table-cell>
              <table:table-cell office:value-type="float" office:value="0.0690003627289702">
                <text:p>0.069000362728970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00499323399212459">
                <text:p>0.00499323399212459</text:p>
              </table:table-cell>
              <table:table-cell office:value-type="float" office:value="0.039230330274489">
                <text:p>0.039230330274489</text:p>
              </table:table-cell>
              <table:table-cell office:value-type="float" office:value="0.0831149136089934">
                <text:p>0.083114913608993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000338473924410665">
                <text:p>0.000338473924410665</text:p>
              </table:table-cell>
              <table:table-cell office:value-type="float" office:value="0.0452453377595366">
                <text:p>0.0452453377595366</text:p>
              </table:table-cell>
              <table:table-cell office:value-type="float" office:value="0.143529145643186">
                <text:p>0.14352914564318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00268880539168138">
                <text:p>0.00268880539168138</text:p>
              </table:table-cell>
              <table:table-cell office:value-type="float" office:value="0.0341666964522831">
                <text:p>0.0341666964522831</text:p>
              </table:table-cell>
              <table:table-cell office:value-type="float" office:value="0.0778130239882822">
                <text:p>0.077813023988282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0173633134341379">
                <text:p>0.0173633134341379</text:p>
              </table:table-cell>
              <table:table-cell office:value-type="float" office:value="0.0383387172806157">
                <text:p>0.0383387172806157</text:p>
              </table:table-cell>
              <table:table-cell office:value-type="float" office:value="0.0704106422772358">
                <text:p>0.070410642277235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000200325674828306">
                <text:p>0.000200325674828306</text:p>
              </table:table-cell>
              <table:table-cell office:value-type="float" office:value="0.0493837158535179">
                <text:p>0.0493837158535179</text:p>
              </table:table-cell>
              <table:table-cell office:value-type="float" office:value="0.141049899853477">
                <text:p>0.14104989985347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0229925683914558">
                <text:p>0.0229925683914558</text:p>
              </table:table-cell>
              <table:table-cell office:value-type="float" office:value="0.0525450756455635">
                <text:p>0.0525450756455635</text:p>
              </table:table-cell>
              <table:table-cell office:value-type="float" office:value="0.101231080500164">
                <text:p>0.10123108050016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00862111246265063">
                <text:p>0.00862111246265063</text:p>
              </table:table-cell>
              <table:table-cell office:value-type="float" office:value="0.0348947898612966">
                <text:p>0.0348947898612966</text:p>
              </table:table-cell>
              <table:table-cell office:value-type="float" office:value="0.0803548504823558">
                <text:p>0.080354850482355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016040559632408">
                <text:p>0.016040559632408</text:p>
              </table:table-cell>
              <table:table-cell office:value-type="float" office:value="0.0450893473235029">
                <text:p>0.0450893473235029</text:p>
              </table:table-cell>
              <table:table-cell office:value-type="float" office:value="0.0658868327031042">
                <text:p>0.065886832703104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00822087778384065">
                <text:p>0.00822087778384065</text:p>
              </table:table-cell>
              <table:table-cell office:value-type="float" office:value="0.0304664694323652">
                <text:p>0.0304664694323652</text:p>
              </table:table-cell>
              <table:table-cell office:value-type="float" office:value="0.0854460559107215">
                <text:p>0.085446055910721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00278025106210866">
                <text:p>0.00278025106210866</text:p>
              </table:table-cell>
              <table:table-cell office:value-type="float" office:value="0.0411547299527288">
                <text:p>0.0411547299527288</text:p>
              </table:table-cell>
              <table:table-cell office:value-type="float" office:value="0.0947486532526661">
                <text:p>0.094748653252666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00722298920976117">
                <text:p>0.00722298920976117</text:p>
              </table:table-cell>
              <table:table-cell office:value-type="float" office:value="0.0433617676047383">
                <text:p>0.0433617676047383</text:p>
              </table:table-cell>
              <table:table-cell office:value-type="float" office:value="0.0877965098932039">
                <text:p>0.087796509893203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00338588817610952">
                <text:p>0.00338588817610952</text:p>
              </table:table-cell>
              <table:table-cell office:value-type="float" office:value="0.0348911614845535">
                <text:p>0.0348911614845535</text:p>
              </table:table-cell>
              <table:table-cell office:value-type="float" office:value="0.0752551233487153">
                <text:p>0.075255123348715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0184155347233762">
                <text:p>0.0184155347233762</text:p>
              </table:table-cell>
              <table:table-cell office:value-type="float" office:value="0.0418861602710344">
                <text:p>0.0418861602710344</text:p>
              </table:table-cell>
              <table:table-cell office:value-type="float" office:value="0.114009746781422">
                <text:p>0.11400974678142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00263593147859154">
                <text:p>0.00263593147859154</text:p>
              </table:table-cell>
              <table:table-cell office:value-type="float" office:value="0.0336071506063686">
                <text:p>0.0336071506063686</text:p>
              </table:table-cell>
              <table:table-cell office:value-type="float" office:value="0.0703101500120211">
                <text:p>0.070310150012021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0200763270890548">
                <text:p>0.0200763270890548</text:p>
              </table:table-cell>
              <table:table-cell office:value-type="float" office:value="0.0451749672467186">
                <text:p>0.0451749672467186</text:p>
              </table:table-cell>
              <table:table-cell office:value-type="float" office:value="0.0823829124108674">
                <text:p>0.082382912410867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0229189955026118">
                <text:p>0.0229189955026118</text:p>
              </table:table-cell>
              <table:table-cell office:value-type="float" office:value="0.0419125207871779">
                <text:p>0.0419125207871779</text:p>
              </table:table-cell>
              <table:table-cell office:value-type="float" office:value="0.0795585024284841">
                <text:p>0.079558502428484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00865980739126193">
                <text:p>0.00865980739126193</text:p>
              </table:table-cell>
              <table:table-cell office:value-type="float" office:value="0.0408195586527014">
                <text:p>0.0408195586527014</text:p>
              </table:table-cell>
              <table:table-cell office:value-type="float" office:value="0.107898165376511">
                <text:p>0.10789816537651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0124490762902272">
                <text:p>0.0124490762902272</text:p>
              </table:table-cell>
              <table:table-cell office:value-type="float" office:value="0.0368528100501066">
                <text:p>0.0368528100501066</text:p>
              </table:table-cell>
              <table:table-cell office:value-type="float" office:value="0.10760083956208">
                <text:p>0.1076008395620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00504055292465278">
                <text:p>0.00504055292465278</text:p>
              </table:table-cell>
              <table:table-cell office:value-type="float" office:value="0.0361825361905988">
                <text:p>0.0361825361905988</text:p>
              </table:table-cell>
              <table:table-cell office:value-type="float" office:value="0.0759042518734382">
                <text:p>0.075904251873438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00504006328340164">
                <text:p>0.00504006328340164</text:p>
              </table:table-cell>
              <table:table-cell office:value-type="float" office:value="0.0284477889238637">
                <text:p>0.0284477889238637</text:p>
              </table:table-cell>
              <table:table-cell office:value-type="float" office:value="0.0889368524972104">
                <text:p>0.088936852497210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00039806090016592">
                <text:p>0.00039806090016592</text:p>
              </table:table-cell>
              <table:table-cell office:value-type="float" office:value="0.0245816159480178">
                <text:p>0.0245816159480178</text:p>
              </table:table-cell>
              <table:table-cell office:value-type="float" office:value="0.092512145002964">
                <text:p>0.09251214500296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0105790611519198">
                <text:p>0.0105790611519198</text:p>
              </table:table-cell>
              <table:table-cell office:value-type="float" office:value="0.0278470212030016">
                <text:p>0.0278470212030016</text:p>
              </table:table-cell>
              <table:table-cell office:value-type="float" office:value="0.0553708215109278">
                <text:p>0.055370821510927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00333338454098675">
                <text:p>0.00333338454098675</text:p>
              </table:table-cell>
              <table:table-cell office:value-type="float" office:value="0.040921086904846">
                <text:p>0.040921086904846</text:p>
              </table:table-cell>
              <table:table-cell office:value-type="float" office:value="0.124857529457326">
                <text:p>0.12485752945732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00601757161079852">
                <text:p>0.00601757161079852</text:p>
              </table:table-cell>
              <table:table-cell office:value-type="float" office:value="0.0468755455183419">
                <text:p>0.0468755455183419</text:p>
              </table:table-cell>
              <table:table-cell office:value-type="float" office:value="0.13107265801461">
                <text:p>0.1310726580146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00169355935307902">
                <text:p>0.00169355935307902</text:p>
              </table:table-cell>
              <table:table-cell office:value-type="float" office:value="0.0399858306154385">
                <text:p>0.0399858306154385</text:p>
              </table:table-cell>
              <table:table-cell office:value-type="float" office:value="0.101698178432509">
                <text:p>0.10169817843250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0211975194215306">
                <text:p>0.0211975194215306</text:p>
              </table:table-cell>
              <table:table-cell office:value-type="float" office:value="0.0490987972761385">
                <text:p>0.0490987972761385</text:p>
              </table:table-cell>
              <table:table-cell office:value-type="float" office:value="0.0908772491432839">
                <text:p>0.090877249143283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0152740885553714">
                <text:p>0.0152740885553714</text:p>
              </table:table-cell>
              <table:table-cell office:value-type="float" office:value="0.0363793337437545">
                <text:p>0.0363793337437545</text:p>
              </table:table-cell>
              <table:table-cell office:value-type="float" office:value="0.0771303873819841">
                <text:p>0.077130387381984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000620348360366729">
                <text:p>0.000620348360366729</text:p>
              </table:table-cell>
              <table:table-cell office:value-type="float" office:value="0.0414125146817239">
                <text:p>0.0414125146817239</text:p>
              </table:table-cell>
              <table:table-cell office:value-type="float" office:value="0.0911612316604129">
                <text:p>0.091161231660412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0000954790212834844">
                <text:p>0.0000954790212834844</text:p>
              </table:table-cell>
              <table:table-cell office:value-type="float" office:value="0.0218379634059781">
                <text:p>0.0218379634059781</text:p>
              </table:table-cell>
              <table:table-cell office:value-type="float" office:value="0.0443653931676909">
                <text:p>0.044365393167690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0060802772789228">
                <text:p>0.0060802772789228</text:p>
              </table:table-cell>
              <table:table-cell office:value-type="float" office:value="0.026391966919857">
                <text:p>0.026391966919857</text:p>
              </table:table-cell>
              <table:table-cell office:value-type="float" office:value="0.0623016660935478">
                <text:p>0.062301666093547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0101382945714886">
                <text:p>0.0101382945714886</text:p>
              </table:table-cell>
              <table:table-cell office:value-type="float" office:value="0.0364012762911445">
                <text:p>0.0364012762911445</text:p>
              </table:table-cell>
              <table:table-cell office:value-type="float" office:value="0.0856071435332601">
                <text:p>0.085607143533260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000852334405156974">
                <text:p>0.000852334405156974</text:p>
              </table:table-cell>
              <table:table-cell office:value-type="float" office:value="0.0236113651017977">
                <text:p>0.0236113651017977</text:p>
              </table:table-cell>
              <table:table-cell office:value-type="float" office:value="0.0524777890772901">
                <text:p>0.052477789077290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000447303651783471">
                <text:p>0.000447303651783471</text:p>
              </table:table-cell>
              <table:table-cell office:value-type="float" office:value="0.0293519386135388">
                <text:p>0.0293519386135388</text:p>
              </table:table-cell>
              <table:table-cell office:value-type="float" office:value="0.075436246176642">
                <text:p>0.07543624617664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00209636584665374">
                <text:p>0.00209636584665374</text:p>
              </table:table-cell>
              <table:table-cell office:value-type="float" office:value="0.0325622029519287">
                <text:p>0.0325622029519287</text:p>
              </table:table-cell>
              <table:table-cell office:value-type="float" office:value="0.0592669189479132">
                <text:p>0.059266918947913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000199170053563957">
                <text:p>0.000199170053563957</text:p>
              </table:table-cell>
              <table:table-cell office:value-type="float" office:value="0.0184138446345468">
                <text:p>0.0184138446345468</text:p>
              </table:table-cell>
              <table:table-cell office:value-type="float" office:value="0.0412574949748979">
                <text:p>0.041257494974897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0202297527531678">
                <text:p>0.0202297527531678</text:p>
              </table:table-cell>
              <table:table-cell office:value-type="float" office:value="0.043026706420225">
                <text:p>0.043026706420225</text:p>
              </table:table-cell>
              <table:table-cell office:value-type="float" office:value="0.0776314052116097">
                <text:p>0.077631405211609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00840951039159554">
                <text:p>0.00840951039159554</text:p>
              </table:table-cell>
              <table:table-cell office:value-type="float" office:value="0.034979816925178">
                <text:p>0.034979816925178</text:p>
              </table:table-cell>
              <table:table-cell office:value-type="float" office:value="0.107842886748769">
                <text:p>0.10784288674876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00058009221939237">
                <text:p>0.00058009221939237</text:p>
              </table:table-cell>
              <table:table-cell office:value-type="float" office:value="0.0287014036431835">
                <text:p>0.0287014036431835</text:p>
              </table:table-cell>
              <table:table-cell office:value-type="float" office:value="0.0596110863158084">
                <text:p>0.059611086315808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00268015341292172">
                <text:p>0.00268015341292172</text:p>
              </table:table-cell>
              <table:table-cell office:value-type="float" office:value="0.0360252553534669">
                <text:p>0.0360252553534669</text:p>
              </table:table-cell>
              <table:table-cell office:value-type="float" office:value="0.0814680099636493">
                <text:p>0.081468009963649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0157392889941301">
                <text:p>0.0157392889941301</text:p>
              </table:table-cell>
              <table:table-cell office:value-type="float" office:value="0.0330279182015591">
                <text:p>0.0330279182015591</text:p>
              </table:table-cell>
              <table:table-cell office:value-type="float" office:value="0.0674030722090614">
                <text:p>0.067403072209061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00339244139869732">
                <text:p>0.00339244139869732</text:p>
              </table:table-cell>
              <table:table-cell office:value-type="float" office:value="0.0322432972762429">
                <text:p>0.0322432972762429</text:p>
              </table:table-cell>
              <table:table-cell office:value-type="float" office:value="0.0912364471889109">
                <text:p>0.091236447188910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00140567663091018">
                <text:p>0.00140567663091018</text:p>
              </table:table-cell>
              <table:table-cell office:value-type="float" office:value="0.0339369448353951">
                <text:p>0.0339369448353951</text:p>
              </table:table-cell>
              <table:table-cell office:value-type="float" office:value="0.0850475288516562">
                <text:p>0.085047528851656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00752387917392883">
                <text:p>0.00752387917392883</text:p>
              </table:table-cell>
              <table:table-cell office:value-type="float" office:value="0.0232719499330436">
                <text:p>0.0232719499330436</text:p>
              </table:table-cell>
              <table:table-cell office:value-type="float" office:value="0.0680906365521796">
                <text:p>0.068090636552179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00427290952659432">
                <text:p>0.00427290952659432</text:p>
              </table:table-cell>
              <table:table-cell office:value-type="float" office:value="0.0368091033617717">
                <text:p>0.0368091033617717</text:p>
              </table:table-cell>
              <table:table-cell office:value-type="float" office:value="0.105040015385425">
                <text:p>0.1050400153854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00905107342370682">
                <text:p>0.00905107342370682</text:p>
              </table:table-cell>
              <table:table-cell office:value-type="float" office:value="0.020453406154264">
                <text:p>0.020453406154264</text:p>
              </table:table-cell>
              <table:table-cell office:value-type="float" office:value="0.0524187777559365">
                <text:p>0.052418777755936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00215488525771301">
                <text:p>0.00215488525771301</text:p>
              </table:table-cell>
              <table:table-cell office:value-type="float" office:value="0.0304514421830016">
                <text:p>0.0304514421830016</text:p>
              </table:table-cell>
              <table:table-cell office:value-type="float" office:value="0.0990735389847147">
                <text:p>0.099073538984714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00818761056250994">
                <text:p>0.00818761056250994</text:p>
              </table:table-cell>
              <table:table-cell office:value-type="float" office:value="0.0320928885993653">
                <text:p>0.0320928885993653</text:p>
              </table:table-cell>
              <table:table-cell office:value-type="float" office:value="0.105961996723465">
                <text:p>0.10596199672346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00000218992297110199">
                <text:p>0.00000218992297110199</text:p>
              </table:table-cell>
              <table:table-cell office:value-type="float" office:value="0.0261194333210015">
                <text:p>0.0261194333210015</text:p>
              </table:table-cell>
              <table:table-cell office:value-type="float" office:value="0.0787401824539774">
                <text:p>0.078740182453977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0000982483031359491">
                <text:p>0.0000982483031359491</text:p>
              </table:table-cell>
              <table:table-cell office:value-type="float" office:value="0.00982238322231316">
                <text:p>0.00982238322231316</text:p>
              </table:table-cell>
              <table:table-cell office:value-type="float" office:value="0.0594850398126429">
                <text:p>0.059485039812642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0115679314185575">
                <text:p>0.0115679314185575</text:p>
              </table:table-cell>
              <table:table-cell office:value-type="float" office:value="0.0291281165420023">
                <text:p>0.0291281165420023</text:p>
              </table:table-cell>
              <table:table-cell office:value-type="float" office:value="0.069623296669274">
                <text:p>0.06962329666927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00550315920162125">
                <text:p>0.00550315920162125</text:p>
              </table:table-cell>
              <table:table-cell office:value-type="float" office:value="0.0193224849696492">
                <text:p>0.0193224849696492</text:p>
              </table:table-cell>
              <table:table-cell office:value-type="float" office:value="0.060451746981194">
                <text:p>0.06045174698119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000487009119480408">
                <text:p>0.000487009119480408</text:p>
              </table:table-cell>
              <table:table-cell office:value-type="float" office:value="0.0263704413040488">
                <text:p>0.0263704413040488</text:p>
              </table:table-cell>
              <table:table-cell office:value-type="float" office:value="0.0708130499102301">
                <text:p>0.070813049910230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000462197157159117">
                <text:p>0.000462197157159117</text:p>
              </table:table-cell>
              <table:table-cell office:value-type="float" office:value="0.0180054587522014">
                <text:p>0.0180054587522014</text:p>
              </table:table-cell>
              <table:table-cell office:value-type="float" office:value="0.0630587627478258">
                <text:p>0.063058762747825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00955258687107345">
                <text:p>0.00955258687107345</text:p>
              </table:table-cell>
              <table:table-cell office:value-type="float" office:value="0.0366435136880151">
                <text:p>0.0366435136880151</text:p>
              </table:table-cell>
              <table:table-cell office:value-type="float" office:value="0.0854868505928542">
                <text:p>0.085486850592854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0147582436736026">
                <text:p>0.0147582436736026</text:p>
              </table:table-cell>
              <table:table-cell office:value-type="float" office:value="0.0326766469740427">
                <text:p>0.0326766469740427</text:p>
              </table:table-cell>
              <table:table-cell office:value-type="float" office:value="0.0554168335783964">
                <text:p>0.055416833578396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00802677758007519">
                <text:p>0.00802677758007519</text:p>
              </table:table-cell>
              <table:table-cell office:value-type="float" office:value="0.038703613036882">
                <text:p>0.038703613036882</text:p>
              </table:table-cell>
              <table:table-cell office:value-type="float" office:value="0.0625175481416468">
                <text:p>0.062517548141646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0253816758224515">
                <text:p>0.0253816758224515</text:p>
              </table:table-cell>
              <table:table-cell office:value-type="float" office:value="0.0291728096563302">
                <text:p>0.0291728096563302</text:p>
              </table:table-cell>
              <table:table-cell office:value-type="float" office:value="0.0372191739221749">
                <text:p>0.037219173922174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014170221194238">
                <text:p>0.014170221194238</text:p>
              </table:table-cell>
              <table:table-cell office:value-type="float" office:value="0.0368356218651118">
                <text:p>0.0368356218651118</text:p>
              </table:table-cell>
              <table:table-cell office:value-type="float" office:value="0.0658201646099743">
                <text:p>0.065820164609974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00141274688473569">
                <text:p>0.00141274688473569</text:p>
              </table:table-cell>
              <table:table-cell office:value-type="float" office:value="0.0179060309536549">
                <text:p>0.0179060309536549</text:p>
              </table:table-cell>
              <table:table-cell office:value-type="float" office:value="0.0473332162402102">
                <text:p>0.047333216240210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0059391915705288">
                <text:p>0.0059391915705288</text:p>
              </table:table-cell>
              <table:table-cell office:value-type="float" office:value="0.0351478549647505">
                <text:p>0.0351478549647505</text:p>
              </table:table-cell>
              <table:table-cell office:value-type="float" office:value="0.0638729801854876">
                <text:p>0.063872980185487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00526163498262433">
                <text:p>0.00526163498262433</text:p>
              </table:table-cell>
              <table:table-cell office:value-type="float" office:value="0.0290155376624892">
                <text:p>0.0290155376624892</text:p>
              </table:table-cell>
              <table:table-cell office:value-type="float" office:value="0.0666381753638508">
                <text:p>0.066638175363850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0308003171087279">
                <text:p>0.00308003171087279</text:p>
              </table:table-cell>
              <table:table-cell office:value-type="float" office:value="0.0282406472443995">
                <text:p>0.0282406472443995</text:p>
              </table:table-cell>
              <table:table-cell office:value-type="float" office:value="0.0733852523868996">
                <text:p>0.073385252386899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00244525876152668">
                <text:p>0.00244525876152668</text:p>
              </table:table-cell>
              <table:table-cell office:value-type="float" office:value="0.0345339703913691">
                <text:p>0.0345339703913691</text:p>
              </table:table-cell>
              <table:table-cell office:value-type="float" office:value="0.0798051281219009">
                <text:p>0.079805128121900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00253255725862262">
                <text:p>0.00253255725862262</text:p>
              </table:table-cell>
              <table:table-cell office:value-type="float" office:value="0.0221099927765983">
                <text:p>0.0221099927765983</text:p>
              </table:table-cell>
              <table:table-cell office:value-type="float" office:value="0.0650565554467906">
                <text:p>0.065056555446790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00242951156797022">
                <text:p>0.00242951156797022</text:p>
              </table:table-cell>
              <table:table-cell office:value-type="float" office:value="0.020815544843598">
                <text:p>0.020815544843598</text:p>
              </table:table-cell>
              <table:table-cell office:value-type="float" office:value="0.0595810117916196">
                <text:p>0.059581011791619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00963288043889716">
                <text:p>0.00963288043889716</text:p>
              </table:table-cell>
              <table:table-cell office:value-type="float" office:value="0.0320326191486302">
                <text:p>0.0320326191486302</text:p>
              </table:table-cell>
              <table:table-cell office:value-type="float" office:value="0.0660897002436642">
                <text:p>0.066089700243664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00063633862701995">
                <text:p>0.00063633862701995</text:p>
              </table:table-cell>
              <table:table-cell office:value-type="float" office:value="0.0280117471202823">
                <text:p>0.0280117471202823</text:p>
              </table:table-cell>
              <table:table-cell office:value-type="float" office:value="0.051594754769303">
                <text:p>0.05159475476930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00239563870937931">
                <text:p>0.00239563870937931</text:p>
              </table:table-cell>
              <table:table-cell office:value-type="float" office:value="0.0154243862890439">
                <text:p>0.0154243862890439</text:p>
              </table:table-cell>
              <table:table-cell office:value-type="float" office:value="0.0434163373935345">
                <text:p>0.043416337393534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000683827221494182">
                <text:p>0.000683827221494182</text:p>
              </table:table-cell>
              <table:table-cell office:value-type="float" office:value="0.0291805075346942">
                <text:p>0.0291805075346942</text:p>
              </table:table-cell>
              <table:table-cell office:value-type="float" office:value="0.0577145411986527">
                <text:p>0.057714541198652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00355518960207069">
                <text:p>0.00355518960207069</text:p>
              </table:table-cell>
              <table:table-cell office:value-type="float" office:value="0.0215710433714215">
                <text:p>0.0215710433714215</text:p>
              </table:table-cell>
              <table:table-cell office:value-type="float" office:value="0.0534369649690218">
                <text:p>0.053436964969021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00318817312713504">
                <text:p>0.00318817312713504</text:p>
              </table:table-cell>
              <table:table-cell office:value-type="float" office:value="0.0319394334133089">
                <text:p>0.0319394334133089</text:p>
              </table:table-cell>
              <table:table-cell office:value-type="float" office:value="0.0601549298879869">
                <text:p>0.060154929887986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00728708905153608">
                <text:p>0.00728708905153608</text:p>
              </table:table-cell>
              <table:table-cell office:value-type="float" office:value="0.0256179509620004">
                <text:p>0.0256179509620004</text:p>
              </table:table-cell>
              <table:table-cell office:value-type="float" office:value="0.0588971678878474">
                <text:p>0.058897167887847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0000638532948944448">
                <text:p>0.0000638532948944448</text:p>
              </table:table-cell>
              <table:table-cell office:value-type="float" office:value="0.0256300183889166">
                <text:p>0.0256300183889166</text:p>
              </table:table-cell>
              <table:table-cell office:value-type="float" office:value="0.0543823383078013">
                <text:p>0.054382338307801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00978912823322459">
                <text:p>0.00978912823322459</text:p>
              </table:table-cell>
              <table:table-cell office:value-type="float" office:value="0.0242208589323798">
                <text:p>0.0242208589323798</text:p>
              </table:table-cell>
              <table:table-cell office:value-type="float" office:value="0.054775593064608">
                <text:p>0.05477559306460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0010853581953324">
                <text:p>0.0010853581953324</text:p>
              </table:table-cell>
              <table:table-cell office:value-type="float" office:value="0.0284175630247672">
                <text:p>0.0284175630247672</text:p>
              </table:table-cell>
              <table:table-cell office:value-type="float" office:value="0.0686610379809114">
                <text:p>0.068661037980911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00823052364773336">
                <text:p>0.00823052364773336</text:p>
              </table:table-cell>
              <table:table-cell office:value-type="float" office:value="0.0253598354852659">
                <text:p>0.0253598354852659</text:p>
              </table:table-cell>
              <table:table-cell office:value-type="float" office:value="0.0553043894230317">
                <text:p>0.055304389423031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00192211078797588">
                <text:p>0.00192211078797588</text:p>
              </table:table-cell>
              <table:table-cell office:value-type="float" office:value="0.0260315751722657">
                <text:p>0.0260315751722657</text:p>
              </table:table-cell>
              <table:table-cell office:value-type="float" office:value="0.0512724807160773">
                <text:p>0.051272480716077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00994870225995137">
                <text:p>0.00994870225995137</text:p>
              </table:table-cell>
              <table:table-cell office:value-type="float" office:value="0.0278149560470441">
                <text:p>0.0278149560470441</text:p>
              </table:table-cell>
              <table:table-cell office:value-type="float" office:value="0.0556505853989556">
                <text:p>0.055650585398955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000833728105344475">
                <text:p>0.000833728105344475</text:p>
              </table:table-cell>
              <table:table-cell office:value-type="float" office:value="0.0209653112146687">
                <text:p>0.0209653112146687</text:p>
              </table:table-cell>
              <table:table-cell office:value-type="float" office:value="0.0504230557107106">
                <text:p>0.050423055710710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00181474569931561">
                <text:p>0.00181474569931561</text:p>
              </table:table-cell>
              <table:table-cell office:value-type="float" office:value="0.0270522975453002">
                <text:p>0.0270522975453002</text:p>
              </table:table-cell>
              <table:table-cell office:value-type="float" office:value="0.0794517784797304">
                <text:p>0.079451778479730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00394492729181251">
                <text:p>0.00394492729181251</text:p>
              </table:table-cell>
              <table:table-cell office:value-type="float" office:value="0.0246400892179186">
                <text:p>0.0246400892179186</text:p>
              </table:table-cell>
              <table:table-cell office:value-type="float" office:value="0.0650791904296943">
                <text:p>0.065079190429694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00831858558301357">
                <text:p>0.00831858558301357</text:p>
              </table:table-cell>
              <table:table-cell office:value-type="float" office:value="0.0261997808238248">
                <text:p>0.0261997808238248</text:p>
              </table:table-cell>
              <table:table-cell office:value-type="float" office:value="0.0516719413501937">
                <text:p>0.051671941350193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000218753579116611">
                <text:p>0.000218753579116611</text:p>
              </table:table-cell>
              <table:table-cell office:value-type="float" office:value="0.00775985244313697">
                <text:p>0.00775985244313697</text:p>
              </table:table-cell>
              <table:table-cell office:value-type="float" office:value="0.0434738359452828">
                <text:p>0.043473835945282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00110600559954632">
                <text:p>0.00110600559954632</text:p>
              </table:table-cell>
              <table:table-cell office:value-type="float" office:value="0.0151976908502295">
                <text:p>0.0151976908502295</text:p>
              </table:table-cell>
              <table:table-cell office:value-type="float" office:value="0.0459633923674073">
                <text:p>0.045963392367407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000259169171533513">
                <text:p>0.000259169171533513</text:p>
              </table:table-cell>
              <table:table-cell office:value-type="float" office:value="0.0259445777762309">
                <text:p>0.0259445777762309</text:p>
              </table:table-cell>
              <table:table-cell office:value-type="float" office:value="0.0777678849093079">
                <text:p>0.077767884909307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0108969021100311">
                <text:p>0.0108969021100311</text:p>
              </table:table-cell>
              <table:table-cell office:value-type="float" office:value="0.0305416299392576">
                <text:p>0.0305416299392576</text:p>
              </table:table-cell>
              <table:table-cell office:value-type="float" office:value="0.0505709597401473">
                <text:p>0.050570959740147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000672506983233498">
                <text:p>0.000672506983233498</text:p>
              </table:table-cell>
              <table:table-cell office:value-type="float" office:value="0.020054954967796">
                <text:p>0.020054954967796</text:p>
              </table:table-cell>
              <table:table-cell office:value-type="float" office:value="0.0562538236205434">
                <text:p>0.056253823620543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00530946001105527">
                <text:p>0.00530946001105527</text:p>
              </table:table-cell>
              <table:table-cell office:value-type="float" office:value="0.0199892392587968">
                <text:p>0.0199892392587968</text:p>
              </table:table-cell>
              <table:table-cell office:value-type="float" office:value="0.0404946470540255">
                <text:p>0.040494647054025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0134179940008726">
                <text:p>0.0134179940008726</text:p>
              </table:table-cell>
              <table:table-cell office:value-type="float" office:value="0.0278459808123082">
                <text:p>0.0278459808123082</text:p>
              </table:table-cell>
              <table:table-cell office:value-type="float" office:value="0.0601342028405617">
                <text:p>0.060134202840561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00376685767127194">
                <text:p>0.00376685767127194</text:p>
              </table:table-cell>
              <table:table-cell office:value-type="float" office:value="0.0228306313098004">
                <text:p>0.0228306313098004</text:p>
              </table:table-cell>
              <table:table-cell office:value-type="float" office:value="0.0609757413735399">
                <text:p>0.060975741373539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00603800237114383">
                <text:p>0.00603800237114383</text:p>
              </table:table-cell>
              <table:table-cell office:value-type="float" office:value="0.0151179328955759">
                <text:p>0.0151179328955759</text:p>
              </table:table-cell>
              <table:table-cell office:value-type="float" office:value="0.0407749750538118">
                <text:p>0.040774975053811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005889354052667">
                <text:p>0.005889354052667</text:p>
              </table:table-cell>
              <table:table-cell office:value-type="float" office:value="0.0265241758434154">
                <text:p>0.0265241758434154</text:p>
              </table:table-cell>
              <table:table-cell office:value-type="float" office:value="0.0563615209030858">
                <text:p>0.056361520903085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000933882376730977">
                <text:p>0.000933882376730977</text:p>
              </table:table-cell>
              <table:table-cell office:value-type="float" office:value="0.00998277000202341">
                <text:p>0.00998277000202341</text:p>
              </table:table-cell>
              <table:table-cell office:value-type="float" office:value="0.0229082989404274">
                <text:p>0.022908298940427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000394369567776678">
                <text:p>0.000394369567776678</text:p>
              </table:table-cell>
              <table:table-cell office:value-type="float" office:value="0.0264943304855025">
                <text:p>0.0264943304855025</text:p>
              </table:table-cell>
              <table:table-cell office:value-type="float" office:value="0.0635787168721159">
                <text:p>0.063578716872115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00163344772065293">
                <text:p>0.00163344772065293</text:p>
              </table:table-cell>
              <table:table-cell office:value-type="float" office:value="0.00796454214153217">
                <text:p>0.00796454214153217</text:p>
              </table:table-cell>
              <table:table-cell office:value-type="float" office:value="0.0357334935625983">
                <text:p>0.035733493562598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00437796587403971">
                <text:p>0.00437796587403971</text:p>
              </table:table-cell>
              <table:table-cell office:value-type="float" office:value="0.0207422400781633">
                <text:p>0.0207422400781633</text:p>
              </table:table-cell>
              <table:table-cell office:value-type="float" office:value="0.0562533039960849">
                <text:p>0.056253303996084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000406933815257665">
                <text:p>0.000406933815257665</text:p>
              </table:table-cell>
              <table:table-cell office:value-type="float" office:value="0.0110675337175651">
                <text:p>0.0110675337175651</text:p>
              </table:table-cell>
              <table:table-cell office:value-type="float" office:value="0.0408634529163307">
                <text:p>0.040863452916330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.00561855248543097">
                <text:p>0.00561855248543097</text:p>
              </table:table-cell>
              <table:table-cell office:value-type="float" office:value="0.0294206091881717">
                <text:p>0.0294206091881717</text:p>
              </table:table-cell>
              <table:table-cell office:value-type="float" office:value="0.0550896291912367">
                <text:p>0.055089629191236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.0000440085763158127">
                <text:p>0.0000440085763158127</text:p>
              </table:table-cell>
              <table:table-cell office:value-type="float" office:value="0.0172464956401354">
                <text:p>0.0172464956401354</text:p>
              </table:table-cell>
              <table:table-cell office:value-type="float" office:value="0.0426019260667659">
                <text:p>0.042601926066765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.00312236943194669">
                <text:p>0.00312236943194669</text:p>
              </table:table-cell>
              <table:table-cell office:value-type="float" office:value="0.0278418144576336">
                <text:p>0.0278418144576336</text:p>
              </table:table-cell>
              <table:table-cell office:value-type="float" office:value="0.0552216506994869">
                <text:p>0.055221650699486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.000653952378466438">
                <text:p>0.000653952378466438</text:p>
              </table:table-cell>
              <table:table-cell office:value-type="float" office:value="0.0146095632768544">
                <text:p>0.0146095632768544</text:p>
              </table:table-cell>
              <table:table-cell office:value-type="float" office:value="0.0382999877241875">
                <text:p>0.038299987724187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.00524770612459537">
                <text:p>0.00524770612459537</text:p>
              </table:table-cell>
              <table:table-cell office:value-type="float" office:value="0.0282391369413894">
                <text:p>0.0282391369413894</text:p>
              </table:table-cell>
              <table:table-cell office:value-type="float" office:value="0.0538785353771642">
                <text:p>0.053878535377164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.00054045496607176">
                <text:p>0.00054045496607176</text:p>
              </table:table-cell>
              <table:table-cell office:value-type="float" office:value="0.0129758471577858">
                <text:p>0.0129758471577858</text:p>
              </table:table-cell>
              <table:table-cell office:value-type="float" office:value="0.0455022343007836">
                <text:p>0.045502234300783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.00286398992124415">
                <text:p>0.00286398992124415</text:p>
              </table:table-cell>
              <table:table-cell office:value-type="float" office:value="0.0199529805271476">
                <text:p>0.0199529805271476</text:p>
              </table:table-cell>
              <table:table-cell office:value-type="float" office:value="0.0336602817229861">
                <text:p>0.033660281722986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.00329489596473136">
                <text:p>0.00329489596473136</text:p>
              </table:table-cell>
              <table:table-cell office:value-type="float" office:value="0.0232725615923724">
                <text:p>0.0232725615923724</text:p>
              </table:table-cell>
              <table:table-cell office:value-type="float" office:value="0.054373267989612">
                <text:p>0.05437326798961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.00836701634538996">
                <text:p>0.00836701634538996</text:p>
              </table:table-cell>
              <table:table-cell office:value-type="float" office:value="0.0228642913390115">
                <text:p>0.0228642913390115</text:p>
              </table:table-cell>
              <table:table-cell office:value-type="float" office:value="0.048243596909316">
                <text:p>0.04824359690931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00250541630403012">
                <text:p>0.00250541630403012</text:p>
              </table:table-cell>
              <table:table-cell office:value-type="float" office:value="0.0199470676194263">
                <text:p>0.0199470676194263</text:p>
              </table:table-cell>
              <table:table-cell office:value-type="float" office:value="0.0428160327964582">
                <text:p>0.042816032796458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.00480793153463266">
                <text:p>0.00480793153463266</text:p>
              </table:table-cell>
              <table:table-cell office:value-type="float" office:value="0.0185361378214655">
                <text:p>0.0185361378214655</text:p>
              </table:table-cell>
              <table:table-cell office:value-type="float" office:value="0.0431783327137211">
                <text:p>0.043178332713721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.0000181744924926675">
                <text:p>0.0000181744924926675</text:p>
              </table:table-cell>
              <table:table-cell office:value-type="float" office:value="0.0180587529851627">
                <text:p>0.0180587529851627</text:p>
              </table:table-cell>
              <table:table-cell office:value-type="float" office:value="0.0657172702023713">
                <text:p>0.065717270202371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.00368019295867061">
                <text:p>0.00368019295867061</text:p>
              </table:table-cell>
              <table:table-cell office:value-type="float" office:value="0.0230638687123312">
                <text:p>0.0230638687123312</text:p>
              </table:table-cell>
              <table:table-cell office:value-type="float" office:value="0.0783108641031568">
                <text:p>0.078310864103156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.00324501245575274">
                <text:p>0.00324501245575274</text:p>
              </table:table-cell>
              <table:table-cell office:value-type="float" office:value="0.0175857507571424">
                <text:p>0.0175857507571424</text:p>
              </table:table-cell>
              <table:table-cell office:value-type="float" office:value="0.0465407555015941">
                <text:p>0.046540755501594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.00529323365678029">
                <text:p>0.00529323365678029</text:p>
              </table:table-cell>
              <table:table-cell office:value-type="float" office:value="0.0199510340652936">
                <text:p>0.0199510340652936</text:p>
              </table:table-cell>
              <table:table-cell office:value-type="float" office:value="0.0539366305473646">
                <text:p>0.053936630547364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000732382486091199">
                <text:p>0.000732382486091199</text:p>
              </table:table-cell>
              <table:table-cell office:value-type="float" office:value="0.0219035907199845">
                <text:p>0.0219035907199845</text:p>
              </table:table-cell>
              <table:table-cell office:value-type="float" office:value="0.0741312319768736">
                <text:p>0.074131231976873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.000372949214564752">
                <text:p>0.000372949214564752</text:p>
              </table:table-cell>
              <table:table-cell office:value-type="float" office:value="0.0236363279890815">
                <text:p>0.0236363279890815</text:p>
              </table:table-cell>
              <table:table-cell office:value-type="float" office:value="0.0540848125598787">
                <text:p>0.054084812559878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.0000725260931671301">
                <text:p>0.0000725260931671301</text:p>
              </table:table-cell>
              <table:table-cell office:value-type="float" office:value="0.0132428064403208">
                <text:p>0.0132428064403208</text:p>
              </table:table-cell>
              <table:table-cell office:value-type="float" office:value="0.0383894777091491">
                <text:p>0.038389477709149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.00166654692054302">
                <text:p>0.00166654692054302</text:p>
              </table:table-cell>
              <table:table-cell office:value-type="float" office:value="0.0192959417040676">
                <text:p>0.0192959417040676</text:p>
              </table:table-cell>
              <table:table-cell office:value-type="float" office:value="0.0785916732701665">
                <text:p>0.078591673270166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0015262658979257">
                <text:p>0.0015262658979257</text:p>
              </table:table-cell>
              <table:table-cell office:value-type="float" office:value="0.0186321966509816">
                <text:p>0.0186321966509816</text:p>
              </table:table-cell>
              <table:table-cell office:value-type="float" office:value="0.0476747447390504">
                <text:p>0.047674744739050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.000769163894577374">
                <text:p>0.000769163894577374</text:p>
              </table:table-cell>
              <table:table-cell office:value-type="float" office:value="0.0215973226678843">
                <text:p>0.0215973226678843</text:p>
              </table:table-cell>
              <table:table-cell office:value-type="float" office:value="0.0580863825231984">
                <text:p>0.058086382523198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.00255483445915353">
                <text:p>0.00255483445915353</text:p>
              </table:table-cell>
              <table:table-cell office:value-type="float" office:value="0.0140312350980949">
                <text:p>0.0140312350980949</text:p>
              </table:table-cell>
              <table:table-cell office:value-type="float" office:value="0.0429949785723554">
                <text:p>0.042994978572355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.00241960302244055">
                <text:p>0.00241960302244055</text:p>
              </table:table-cell>
              <table:table-cell office:value-type="float" office:value="0.0224888877546491">
                <text:p>0.0224888877546491</text:p>
              </table:table-cell>
              <table:table-cell office:value-type="float" office:value="0.0476324887407543">
                <text:p>0.047632488740754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.000441095674854862">
                <text:p>0.000441095674854862</text:p>
              </table:table-cell>
              <table:table-cell office:value-type="float" office:value="0.00903139610383994">
                <text:p>0.00903139610383994</text:p>
              </table:table-cell>
              <table:table-cell office:value-type="float" office:value="0.0461118154567182">
                <text:p>0.046111815456718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00484590261160749">
                <text:p>0.00484590261160749</text:p>
              </table:table-cell>
              <table:table-cell office:value-type="float" office:value="0.0180465816992739">
                <text:p>0.0180465816992739</text:p>
              </table:table-cell>
              <table:table-cell office:value-type="float" office:value="0.0571458043096395">
                <text:p>0.057145804309639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.00450525813058389">
                <text:p>0.00450525813058389</text:p>
              </table:table-cell>
              <table:table-cell office:value-type="float" office:value="0.0189396009049927">
                <text:p>0.0189396009049927</text:p>
              </table:table-cell>
              <table:table-cell office:value-type="float" office:value="0.0300408579622441">
                <text:p>0.030040857962244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.000293750151276577">
                <text:p>0.000293750151276577</text:p>
              </table:table-cell>
              <table:table-cell office:value-type="float" office:value="0.0152480377459063">
                <text:p>0.0152480377459063</text:p>
              </table:table-cell>
              <table:table-cell office:value-type="float" office:value="0.0345555571489069">
                <text:p>0.034555557148906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000895450629972872">
                <text:p>0.000895450629972872</text:p>
              </table:table-cell>
              <table:table-cell office:value-type="float" office:value="0.0160160726756907">
                <text:p>0.0160160726756907</text:p>
              </table:table-cell>
              <table:table-cell office:value-type="float" office:value="0.0370142184302078">
                <text:p>0.037014218430207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.00042910278505448">
                <text:p>0.00042910278505448</text:p>
              </table:table-cell>
              <table:table-cell office:value-type="float" office:value="0.0215792210384497">
                <text:p>0.0215792210384497</text:p>
              </table:table-cell>
              <table:table-cell office:value-type="float" office:value="0.0486235820471441">
                <text:p>0.048623582047144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00118142314707392">
                <text:p>0.00118142314707392</text:p>
              </table:table-cell>
              <table:table-cell office:value-type="float" office:value="0.0181060046294939">
                <text:p>0.0181060046294939</text:p>
              </table:table-cell>
              <table:table-cell office:value-type="float" office:value="0.0417241617884955">
                <text:p>0.041724161788495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.00168694931746405">
                <text:p>0.00168694931746405</text:p>
              </table:table-cell>
              <table:table-cell office:value-type="float" office:value="0.0125533852622485">
                <text:p>0.0125533852622485</text:p>
              </table:table-cell>
              <table:table-cell office:value-type="float" office:value="0.0362080744661409">
                <text:p>0.036208074466140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.000363466088118741">
                <text:p>0.000363466088118741</text:p>
              </table:table-cell>
              <table:table-cell office:value-type="float" office:value="0.00902811156781715">
                <text:p>0.00902811156781715</text:p>
              </table:table-cell>
              <table:table-cell office:value-type="float" office:value="0.0315968600316879">
                <text:p>0.031596860031687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.0000344085978547792">
                <text:p>0.0000344085978547792</text:p>
              </table:table-cell>
              <table:table-cell office:value-type="float" office:value="0.0194597485750988">
                <text:p>0.0194597485750988</text:p>
              </table:table-cell>
              <table:table-cell office:value-type="float" office:value="0.0456258168509925">
                <text:p>0.045625816850992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.000223141100789151">
                <text:p>0.000223141100789151</text:p>
              </table:table-cell>
              <table:table-cell office:value-type="float" office:value="0.0120807315239712">
                <text:p>0.0120807315239712</text:p>
              </table:table-cell>
              <table:table-cell office:value-type="float" office:value="0.0350974145790579">
                <text:p>0.035097414579057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.000282006305412849">
                <text:p>0.000282006305412849</text:p>
              </table:table-cell>
              <table:table-cell office:value-type="float" office:value="0.0171596884807013">
                <text:p>0.0171596884807013</text:p>
              </table:table-cell>
              <table:table-cell office:value-type="float" office:value="0.0448403752506395">
                <text:p>0.044840375250639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.000691350897176569">
                <text:p>0.000691350897176569</text:p>
              </table:table-cell>
              <table:table-cell office:value-type="float" office:value="0.0147508877178586">
                <text:p>0.0147508877178586</text:p>
              </table:table-cell>
              <table:table-cell office:value-type="float" office:value="0.0345926014457767">
                <text:p>0.034592601445776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.000915264150949821">
                <text:p>0.000915264150949821</text:p>
              </table:table-cell>
              <table:table-cell office:value-type="float" office:value="0.0150670089692688">
                <text:p>0.0150670089692688</text:p>
              </table:table-cell>
              <table:table-cell office:value-type="float" office:value="0.0474359624085835">
                <text:p>0.047435962408583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.00227228230191756">
                <text:p>0.00227228230191756</text:p>
              </table:table-cell>
              <table:table-cell office:value-type="float" office:value="0.0192198981265134">
                <text:p>0.0192198981265134</text:p>
              </table:table-cell>
              <table:table-cell office:value-type="float" office:value="0.064075225268279">
                <text:p>0.06407522526827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.000745031894127668">
                <text:p>0.000745031894127668</text:p>
              </table:table-cell>
              <table:table-cell office:value-type="float" office:value="0.0195196042863473">
                <text:p>0.0195196042863473</text:p>
              </table:table-cell>
              <table:table-cell office:value-type="float" office:value="0.0355180114211142">
                <text:p>0.035518011421114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000237937605787497">
                <text:p>0.000237937605787497</text:p>
              </table:table-cell>
              <table:table-cell office:value-type="float" office:value="0.0114661608653033">
                <text:p>0.0114661608653033</text:p>
              </table:table-cell>
              <table:table-cell office:value-type="float" office:value="0.0367200030535635">
                <text:p>0.036720003053563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.000152388681907811">
                <text:p>0.000152388681907811</text:p>
              </table:table-cell>
              <table:table-cell office:value-type="float" office:value="0.0184853963469962">
                <text:p>0.0184853963469962</text:p>
              </table:table-cell>
              <table:table-cell office:value-type="float" office:value="0.0382594582460348">
                <text:p>0.038259458246034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.00826374432172845">
                <text:p>0.00826374432172845</text:p>
              </table:table-cell>
              <table:table-cell office:value-type="float" office:value="0.014684596736978">
                <text:p>0.014684596736978</text:p>
              </table:table-cell>
              <table:table-cell office:value-type="float" office:value="0.0375250821828965">
                <text:p>0.037525082182896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.001839923781077">
                <text:p>0.001839923781077</text:p>
              </table:table-cell>
              <table:table-cell office:value-type="float" office:value="0.021162174036973">
                <text:p>0.021162174036973</text:p>
              </table:table-cell>
              <table:table-cell office:value-type="float" office:value="0.0474663067905036">
                <text:p>0.047466306790503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.000060293542225677">
                <text:p>0.000060293542225677</text:p>
              </table:table-cell>
              <table:table-cell office:value-type="float" office:value="0.0118332160166057">
                <text:p>0.0118332160166057</text:p>
              </table:table-cell>
              <table:table-cell office:value-type="float" office:value="0.0285097572679587">
                <text:p>0.028509757267958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.000924975234351345">
                <text:p>0.000924975234351345</text:p>
              </table:table-cell>
              <table:table-cell office:value-type="float" office:value="0.016373603848419">
                <text:p>0.016373603848419</text:p>
              </table:table-cell>
              <table:table-cell office:value-type="float" office:value="0.0312538563463185">
                <text:p>0.031253856346318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0.000223529307044404">
                <text:p>0.000223529307044404</text:p>
              </table:table-cell>
              <table:table-cell office:value-type="float" office:value="0.00843494948443397">
                <text:p>0.00843494948443397</text:p>
              </table:table-cell>
              <table:table-cell office:value-type="float" office:value="0.0284060269794077">
                <text:p>0.028406026979407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0.0000480077866156226">
                <text:p>0.0000480077866156226</text:p>
              </table:table-cell>
              <table:table-cell office:value-type="float" office:value="0.01530757095848">
                <text:p>0.01530757095848</text:p>
              </table:table-cell>
              <table:table-cell office:value-type="float" office:value="0.0443231267936952">
                <text:p>0.044323126793695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.00219118969849377">
                <text:p>0.00219118969849377</text:p>
              </table:table-cell>
              <table:table-cell office:value-type="float" office:value="0.0198945764495553">
                <text:p>0.0198945764495553</text:p>
              </table:table-cell>
              <table:table-cell office:value-type="float" office:value="0.0387808556628187">
                <text:p>0.038780855662818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.00572517518447557">
                <text:p>0.00572517518447557</text:p>
              </table:table-cell>
              <table:table-cell office:value-type="float" office:value="0.0193566927740749">
                <text:p>0.0193566927740749</text:p>
              </table:table-cell>
              <table:table-cell office:value-type="float" office:value="0.0478417941663083">
                <text:p>0.047841794166308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00742241110988806">
                <text:p>0.00742241110988806</text:p>
              </table:table-cell>
              <table:table-cell office:value-type="float" office:value="0.0174089343618419">
                <text:p>0.0174089343618419</text:p>
              </table:table-cell>
              <table:table-cell office:value-type="float" office:value="0.0513772973247252">
                <text:p>0.051377297324725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.000643059669590509">
                <text:p>0.000643059669590509</text:p>
              </table:table-cell>
              <table:table-cell office:value-type="float" office:value="0.0105308167575312">
                <text:p>0.0105308167575312</text:p>
              </table:table-cell>
              <table:table-cell office:value-type="float" office:value="0.0279709081530457">
                <text:p>0.027970908153045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.000630186900717353">
                <text:p>0.000630186900717353</text:p>
              </table:table-cell>
              <table:table-cell office:value-type="float" office:value="0.00762865690795451">
                <text:p>0.00762865690795451</text:p>
              </table:table-cell>
              <table:table-cell office:value-type="float" office:value="0.0243787634055595">
                <text:p>0.024378763405559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0.00671855167843445">
                <text:p>0.00671855167843445</text:p>
              </table:table-cell>
              <table:table-cell office:value-type="float" office:value="0.0219969154526547">
                <text:p>0.0219969154526547</text:p>
              </table:table-cell>
              <table:table-cell office:value-type="float" office:value="0.0474980883343603">
                <text:p>0.047498088334360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.000701511659828631">
                <text:p>0.000701511659828631</text:p>
              </table:table-cell>
              <table:table-cell office:value-type="float" office:value="0.0086209576911227">
                <text:p>0.0086209576911227</text:p>
              </table:table-cell>
              <table:table-cell office:value-type="float" office:value="0.0273969126263444">
                <text:p>0.027396912626344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.00301502478486704">
                <text:p>0.00301502478486704</text:p>
              </table:table-cell>
              <table:table-cell office:value-type="float" office:value="0.0159302818975726">
                <text:p>0.0159302818975726</text:p>
              </table:table-cell>
              <table:table-cell office:value-type="float" office:value="0.0369000819843771">
                <text:p>0.036900081984377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000890876830590082">
                <text:p>0.000890876830590082</text:p>
              </table:table-cell>
              <table:table-cell office:value-type="float" office:value="0.0104157325841406">
                <text:p>0.0104157325841406</text:p>
              </table:table-cell>
              <table:table-cell office:value-type="float" office:value="0.0259231459069791">
                <text:p>0.025923145906979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0.00380656771162724">
                <text:p>0.00380656771162724</text:p>
              </table:table-cell>
              <table:table-cell office:value-type="float" office:value="0.0156031750049406">
                <text:p>0.0156031750049406</text:p>
              </table:table-cell>
              <table:table-cell office:value-type="float" office:value="0.0547082209063101">
                <text:p>0.054708220906310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0.000483012198923508">
                <text:p>0.000483012198923508</text:p>
              </table:table-cell>
              <table:table-cell office:value-type="float" office:value="0.0116408948807843">
                <text:p>0.0116408948807843</text:p>
              </table:table-cell>
              <table:table-cell office:value-type="float" office:value="0.0280655454571529">
                <text:p>0.028065545457152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0.000504288338814551">
                <text:p>0.000504288338814551</text:p>
              </table:table-cell>
              <table:table-cell office:value-type="float" office:value="0.0168559185128911">
                <text:p>0.0168559185128911</text:p>
              </table:table-cell>
              <table:table-cell office:value-type="float" office:value="0.0388994582123323">
                <text:p>0.038899458212332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000683195021963456">
                <text:p>0.000683195021963456</text:p>
              </table:table-cell>
              <table:table-cell office:value-type="float" office:value="0.0186429790777212">
                <text:p>0.0186429790777212</text:p>
              </table:table-cell>
              <table:table-cell office:value-type="float" office:value="0.052791163757806">
                <text:p>0.05279116375780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0.000288521138666425">
                <text:p>0.000288521138666425</text:p>
              </table:table-cell>
              <table:table-cell office:value-type="float" office:value="0.00923345091439204">
                <text:p>0.00923345091439204</text:p>
              </table:table-cell>
              <table:table-cell office:value-type="float" office:value="0.0219720327081278">
                <text:p>0.021972032708127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0.00134432561551487">
                <text:p>0.00134432561551487</text:p>
              </table:table-cell>
              <table:table-cell office:value-type="float" office:value="0.0134444636942077">
                <text:p>0.0134444636942077</text:p>
              </table:table-cell>
              <table:table-cell office:value-type="float" office:value="0.0315423497086558">
                <text:p>0.031542349708655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0.00129356155249243">
                <text:p>0.00129356155249243</text:p>
              </table:table-cell>
              <table:table-cell office:value-type="float" office:value="0.0105441344858311">
                <text:p>0.0105441344858311</text:p>
              </table:table-cell>
              <table:table-cell office:value-type="float" office:value="0.0294386585426972">
                <text:p>0.029438658542697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0.000418282750612092">
                <text:p>0.000418282750612092</text:p>
              </table:table-cell>
              <table:table-cell office:value-type="float" office:value="0.0124000059908304">
                <text:p>0.0124000059908304</text:p>
              </table:table-cell>
              <table:table-cell office:value-type="float" office:value="0.024150143994348">
                <text:p>0.02415014399434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0.0000665410521488441">
                <text:p>0.0000665410521488441</text:p>
              </table:table-cell>
              <table:table-cell office:value-type="float" office:value="0.0177782980227314">
                <text:p>0.0177782980227314</text:p>
              </table:table-cell>
              <table:table-cell office:value-type="float" office:value="0.0350613535338815">
                <text:p>0.035061353533881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0.00451371053030436">
                <text:p>0.00451371053030436</text:p>
              </table:table-cell>
              <table:table-cell office:value-type="float" office:value="0.019040331743349">
                <text:p>0.019040331743349</text:p>
              </table:table-cell>
              <table:table-cell office:value-type="float" office:value="0.0624036923072889">
                <text:p>0.062403692307288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0.00492074964236472">
                <text:p>0.00492074964236472</text:p>
              </table:table-cell>
              <table:table-cell office:value-type="float" office:value="0.0123723644513832">
                <text:p>0.0123723644513832</text:p>
              </table:table-cell>
              <table:table-cell office:value-type="float" office:value="0.0274911277461625">
                <text:p>0.027491127746162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0.0000408597750531162">
                <text:p>0.0000408597750531162</text:p>
              </table:table-cell>
              <table:table-cell office:value-type="float" office:value="0.00798239457172274">
                <text:p>0.00798239457172274</text:p>
              </table:table-cell>
              <table:table-cell office:value-type="float" office:value="0.0228107564096112">
                <text:p>0.022810756409611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0.000516962678471622">
                <text:p>0.000516962678471622</text:p>
              </table:table-cell>
              <table:table-cell office:value-type="float" office:value="0.0153452441804512">
                <text:p>0.0153452441804512</text:p>
              </table:table-cell>
              <table:table-cell office:value-type="float" office:value="0.0334258768613296">
                <text:p>0.033425876861329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000599273725337121">
                <text:p>0.000599273725337121</text:p>
              </table:table-cell>
              <table:table-cell office:value-type="float" office:value="0.0116127203810798">
                <text:p>0.0116127203810798</text:p>
              </table:table-cell>
              <table:table-cell office:value-type="float" office:value="0.0331570301927192">
                <text:p>0.033157030192719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0.00164923374771653">
                <text:p>0.00164923374771653</text:p>
              </table:table-cell>
              <table:table-cell office:value-type="float" office:value="0.0170606339837162">
                <text:p>0.0170606339837162</text:p>
              </table:table-cell>
              <table:table-cell office:value-type="float" office:value="0.0503253384781802">
                <text:p>0.050325338478180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0.0015397945400194">
                <text:p>0.0015397945400194</text:p>
              </table:table-cell>
              <table:table-cell office:value-type="float" office:value="0.0158583906180887">
                <text:p>0.0158583906180887</text:p>
              </table:table-cell>
              <table:table-cell office:value-type="float" office:value="0.031255633219381">
                <text:p>0.03125563321938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0.0011899740635648">
                <text:p>0.0011899740635648</text:p>
              </table:table-cell>
              <table:table-cell office:value-type="float" office:value="0.0102246665560121">
                <text:p>0.0102246665560121</text:p>
              </table:table-cell>
              <table:table-cell office:value-type="float" office:value="0.0273616830842421">
                <text:p>0.027361683084242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0.000106365273223163">
                <text:p>0.000106365273223163</text:p>
              </table:table-cell>
              <table:table-cell office:value-type="float" office:value="0.0116272679033458">
                <text:p>0.0116272679033458</text:p>
              </table:table-cell>
              <table:table-cell office:value-type="float" office:value="0.031019327255924">
                <text:p>0.03101932725592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0.00120480870200634">
                <text:p>0.00120480870200634</text:p>
              </table:table-cell>
              <table:table-cell office:value-type="float" office:value="0.014049911548744">
                <text:p>0.014049911548744</text:p>
              </table:table-cell>
              <table:table-cell office:value-type="float" office:value="0.0329090668849491">
                <text:p>0.032909066884949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0.00157617022752077">
                <text:p>0.00157617022752077</text:p>
              </table:table-cell>
              <table:table-cell office:value-type="float" office:value="0.0150095517475147">
                <text:p>0.0150095517475147</text:p>
              </table:table-cell>
              <table:table-cell office:value-type="float" office:value="0.0365212279227783">
                <text:p>0.036521227922778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0.000416425387610567">
                <text:p>0.000416425387610567</text:p>
              </table:table-cell>
              <table:table-cell office:value-type="float" office:value="0.0161993819343696">
                <text:p>0.0161993819343696</text:p>
              </table:table-cell>
              <table:table-cell office:value-type="float" office:value="0.0381791695822663">
                <text:p>0.038179169582266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0.0013385790528605">
                <text:p>0.0013385790528605</text:p>
              </table:table-cell>
              <table:table-cell office:value-type="float" office:value="0.0142896386870499">
                <text:p>0.0142896386870499</text:p>
              </table:table-cell>
              <table:table-cell office:value-type="float" office:value="0.0431113645179195">
                <text:p>0.043111364517919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0.00114456588715381">
                <text:p>0.00114456588715381</text:p>
              </table:table-cell>
              <table:table-cell office:value-type="float" office:value="0.0140355007437749">
                <text:p>0.0140355007437749</text:p>
              </table:table-cell>
              <table:table-cell office:value-type="float" office:value="0.0296029613359256">
                <text:p>0.029602961335925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.00249453746414251">
                <text:p>0.00249453746414251</text:p>
              </table:table-cell>
              <table:table-cell office:value-type="float" office:value="0.0169241531742372">
                <text:p>0.0169241531742372</text:p>
              </table:table-cell>
              <table:table-cell office:value-type="float" office:value="0.0388414035938046">
                <text:p>0.038841403593804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0.000930162093626952">
                <text:p>0.000930162093626952</text:p>
              </table:table-cell>
              <table:table-cell office:value-type="float" office:value="0.0121435654207578">
                <text:p>0.0121435654207578</text:p>
              </table:table-cell>
              <table:table-cell office:value-type="float" office:value="0.0255198497727989">
                <text:p>0.025519849772798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0.000349476939542487">
                <text:p>0.000349476939542487</text:p>
              </table:table-cell>
              <table:table-cell office:value-type="float" office:value="0.0128224642639494">
                <text:p>0.0128224642639494</text:p>
              </table:table-cell>
              <table:table-cell office:value-type="float" office:value="0.0340614059589145">
                <text:p>0.034061405958914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0.0000357559905805743">
                <text:p>0.0000357559905805743</text:p>
              </table:table-cell>
              <table:table-cell office:value-type="float" office:value="0.0125602713596963">
                <text:p>0.0125602713596963</text:p>
              </table:table-cell>
              <table:table-cell office:value-type="float" office:value="0.0329942461026198">
                <text:p>0.032994246102619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0.000187429123649038">
                <text:p>0.000187429123649038</text:p>
              </table:table-cell>
              <table:table-cell office:value-type="float" office:value="0.0119164461267257">
                <text:p>0.0119164461267257</text:p>
              </table:table-cell>
              <table:table-cell office:value-type="float" office:value="0.0307338925492996">
                <text:p>0.030733892549299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0.00222328940593955">
                <text:p>0.00222328940593955</text:p>
              </table:table-cell>
              <table:table-cell office:value-type="float" office:value="0.0121066810091921">
                <text:p>0.0121066810091921</text:p>
              </table:table-cell>
              <table:table-cell office:value-type="float" office:value="0.041307946326721">
                <text:p>0.04130794632672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0.00650102057823053">
                <text:p>0.00650102057823053</text:p>
              </table:table-cell>
              <table:table-cell office:value-type="float" office:value="0.0108697654675152">
                <text:p>0.0108697654675152</text:p>
              </table:table-cell>
              <table:table-cell office:value-type="float" office:value="0.0189875439985578">
                <text:p>0.018987543998557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0.000830999708372505">
                <text:p>0.000830999708372505</text:p>
              </table:table-cell>
              <table:table-cell office:value-type="float" office:value="0.00563526976988943">
                <text:p>0.00563526976988943</text:p>
              </table:table-cell>
              <table:table-cell office:value-type="float" office:value="0.0178890734881627">
                <text:p>0.017889073488162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0.000051799676970346">
                <text:p>0.000051799676970346</text:p>
              </table:table-cell>
              <table:table-cell office:value-type="float" office:value="0.0116769128656289">
                <text:p>0.0116769128656289</text:p>
              </table:table-cell>
              <table:table-cell office:value-type="float" office:value="0.031885047136624">
                <text:p>0.03188504713662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0.000497754439738277">
                <text:p>0.000497754439738277</text:p>
              </table:table-cell>
              <table:table-cell office:value-type="float" office:value="0.0136604705136292">
                <text:p>0.0136604705136292</text:p>
              </table:table-cell>
              <table:table-cell office:value-type="float" office:value="0.0266288861037969">
                <text:p>0.026628886103796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.000074424007722583">
                <text:p>0.000074424007722583</text:p>
              </table:table-cell>
              <table:table-cell office:value-type="float" office:value="0.00960546982614017">
                <text:p>0.00960546982614017</text:p>
              </table:table-cell>
              <table:table-cell office:value-type="float" office:value="0.0233201763609848">
                <text:p>0.023320176360984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0.000139959665335018">
                <text:p>0.000139959665335018</text:p>
              </table:table-cell>
              <table:table-cell office:value-type="float" office:value="0.0134470022677197">
                <text:p>0.0134470022677197</text:p>
              </table:table-cell>
              <table:table-cell office:value-type="float" office:value="0.0342650659350731">
                <text:p>0.034265065935073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0.000261320792289868">
                <text:p>0.000261320792289868</text:p>
              </table:table-cell>
              <table:table-cell office:value-type="float" office:value="0.0119636736990725">
                <text:p>0.0119636736990725</text:p>
              </table:table-cell>
              <table:table-cell office:value-type="float" office:value="0.0347992688029412">
                <text:p>0.034799268802941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0.000772524955820142">
                <text:p>0.000772524955820142</text:p>
              </table:table-cell>
              <table:table-cell office:value-type="float" office:value="0.00875397427699398">
                <text:p>0.00875397427699398</text:p>
              </table:table-cell>
              <table:table-cell office:value-type="float" office:value="0.0263811732013166">
                <text:p>0.026381173201316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0.0000828564782877281">
                <text:p>0.0000828564782877281</text:p>
              </table:table-cell>
              <table:table-cell office:value-type="float" office:value="0.00884826122296014">
                <text:p>0.00884826122296014</text:p>
              </table:table-cell>
              <table:table-cell office:value-type="float" office:value="0.0233530432248799">
                <text:p>0.023353043224879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0.000845129059288199">
                <text:p>0.000845129059288199</text:p>
              </table:table-cell>
              <table:table-cell office:value-type="float" office:value="0.00706020913366851">
                <text:p>0.00706020913366851</text:p>
              </table:table-cell>
              <table:table-cell office:value-type="float" office:value="0.0213377912880365">
                <text:p>0.021337791288036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0.000284450833929917">
                <text:p>0.000284450833929917</text:p>
              </table:table-cell>
              <table:table-cell office:value-type="float" office:value="0.00729635952191855">
                <text:p>0.00729635952191855</text:p>
              </table:table-cell>
              <table:table-cell office:value-type="float" office:value="0.0209924919468948">
                <text:p>0.020992491946894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0.000548036929466006">
                <text:p>0.000548036929466006</text:p>
              </table:table-cell>
              <table:table-cell office:value-type="float" office:value="0.00933658641848582">
                <text:p>0.00933658641848582</text:p>
              </table:table-cell>
              <table:table-cell office:value-type="float" office:value="0.0276680224849056">
                <text:p>0.027668022484905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0.0021990012902061">
                <text:p>0.0021990012902061</text:p>
              </table:table-cell>
              <table:table-cell office:value-type="float" office:value="0.0139757199118552">
                <text:p>0.0139757199118552</text:p>
              </table:table-cell>
              <table:table-cell office:value-type="float" office:value="0.0401441016255815">
                <text:p>0.040144101625581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0.000467494587571504">
                <text:p>0.000467494587571504</text:p>
              </table:table-cell>
              <table:table-cell office:value-type="float" office:value="0.0125310624162042">
                <text:p>0.0125310624162042</text:p>
              </table:table-cell>
              <table:table-cell office:value-type="float" office:value="0.0279161347762">
                <text:p>0.027916134776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000906594213062384">
                <text:p>0.000906594213062384</text:p>
              </table:table-cell>
              <table:table-cell office:value-type="float" office:value="0.0106706086574354">
                <text:p>0.0106706086574354</text:p>
              </table:table-cell>
              <table:table-cell office:value-type="float" office:value="0.0269471992257321">
                <text:p>0.026947199225732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0.00121599552726254">
                <text:p>0.00121599552726254</text:p>
              </table:table-cell>
              <table:table-cell office:value-type="float" office:value="0.00882954319979248">
                <text:p>0.00882954319979248</text:p>
              </table:table-cell>
              <table:table-cell office:value-type="float" office:value="0.0196598109308369">
                <text:p>0.019659810930836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0.00037245325414248">
                <text:p>0.00037245325414248</text:p>
              </table:table-cell>
              <table:table-cell office:value-type="float" office:value="0.00971101785769651">
                <text:p>0.00971101785769651</text:p>
              </table:table-cell>
              <table:table-cell office:value-type="float" office:value="0.0259659817876008">
                <text:p>0.025965981787600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0.00198236913329594">
                <text:p>0.00198236913329594</text:p>
              </table:table-cell>
              <table:table-cell office:value-type="float" office:value="0.0132073971232145">
                <text:p>0.0132073971232145</text:p>
              </table:table-cell>
              <table:table-cell office:value-type="float" office:value="0.0352321293150638">
                <text:p>0.035232129315063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0.000237888909399478">
                <text:p>0.000237888909399478</text:p>
              </table:table-cell>
              <table:table-cell office:value-type="float" office:value="0.0122918385709854">
                <text:p>0.0122918385709854</text:p>
              </table:table-cell>
              <table:table-cell office:value-type="float" office:value="0.0302414672840139">
                <text:p>0.030241467284013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0.000407331707796624">
                <text:p>0.000407331707796624</text:p>
              </table:table-cell>
              <table:table-cell office:value-type="float" office:value="0.010172484574056">
                <text:p>0.010172484574056</text:p>
              </table:table-cell>
              <table:table-cell office:value-type="float" office:value="0.0291413191173897">
                <text:p>0.029141319117389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0.000498330501586541">
                <text:p>0.000498330501586541</text:p>
              </table:table-cell>
              <table:table-cell office:value-type="float" office:value="0.00872579333219942">
                <text:p>0.00872579333219942</text:p>
              </table:table-cell>
              <table:table-cell office:value-type="float" office:value="0.024059518576521">
                <text:p>0.02405951857652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0.000271817806852412">
                <text:p>0.000271817806852412</text:p>
              </table:table-cell>
              <table:table-cell office:value-type="float" office:value="0.0110808700685249">
                <text:p>0.0110808700685249</text:p>
              </table:table-cell>
              <table:table-cell office:value-type="float" office:value="0.0278295469040287">
                <text:p>0.027829546904028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0.000188725934615164">
                <text:p>0.000188725934615164</text:p>
              </table:table-cell>
              <table:table-cell office:value-type="float" office:value="0.00730583041878015">
                <text:p>0.00730583041878015</text:p>
              </table:table-cell>
              <table:table-cell office:value-type="float" office:value="0.017759123795694">
                <text:p>0.01775912379569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0.000386229879678845">
                <text:p>0.000386229879678845</text:p>
              </table:table-cell>
              <table:table-cell office:value-type="float" office:value="0.0115681312640421">
                <text:p>0.0115681312640421</text:p>
              </table:table-cell>
              <table:table-cell office:value-type="float" office:value="0.041029617511405">
                <text:p>0.04102961751140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0.000301072850345419">
                <text:p>0.000301072850345419</text:p>
              </table:table-cell>
              <table:table-cell office:value-type="float" office:value="0.0134906042239644">
                <text:p>0.0134906042239644</text:p>
              </table:table-cell>
              <table:table-cell office:value-type="float" office:value="0.0315853699788382">
                <text:p>0.031585369978838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0.000382316532741345">
                <text:p>0.000382316532741345</text:p>
              </table:table-cell>
              <table:table-cell office:value-type="float" office:value="0.00843632368069623">
                <text:p>0.00843632368069623</text:p>
              </table:table-cell>
              <table:table-cell office:value-type="float" office:value="0.0201781215445048">
                <text:p>0.020178121544504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0.000397814855632075">
                <text:p>0.000397814855632075</text:p>
              </table:table-cell>
              <table:table-cell office:value-type="float" office:value="0.00927726823380654">
                <text:p>0.00927726823380654</text:p>
              </table:table-cell>
              <table:table-cell office:value-type="float" office:value="0.0250960423999461">
                <text:p>0.025096042399946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0.0000407141526683197">
                <text:p>0.0000407141526683197</text:p>
              </table:table-cell>
              <table:table-cell office:value-type="float" office:value="0.0114059429595254">
                <text:p>0.0114059429595254</text:p>
              </table:table-cell>
              <table:table-cell office:value-type="float" office:value="0.0276030066690287">
                <text:p>0.027603006669028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0.00000747106327925184">
                <text:p>0.00000747106327925184</text:p>
              </table:table-cell>
              <table:table-cell office:value-type="float" office:value="0.0110970640791548">
                <text:p>0.0110970640791548</text:p>
              </table:table-cell>
              <table:table-cell office:value-type="float" office:value="0.0245120365726126">
                <text:p>0.024512036572612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0.00100932654853063">
                <text:p>0.00100932654853063</text:p>
              </table:table-cell>
              <table:table-cell office:value-type="float" office:value="0.00914462018141356">
                <text:p>0.00914462018141356</text:p>
              </table:table-cell>
              <table:table-cell office:value-type="float" office:value="0.0254666337463588">
                <text:p>0.025466633746358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0.000337461965258481">
                <text:p>0.000337461965258481</text:p>
              </table:table-cell>
              <table:table-cell office:value-type="float" office:value="0.00886160160008214">
                <text:p>0.00886160160008214</text:p>
              </table:table-cell>
              <table:table-cell office:value-type="float" office:value="0.0245758637035304">
                <text:p>0.024575863703530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0.000176419937813407">
                <text:p>0.000176419937813407</text:p>
              </table:table-cell>
              <table:table-cell office:value-type="float" office:value="0.00659605251153084">
                <text:p>0.00659605251153084</text:p>
              </table:table-cell>
              <table:table-cell office:value-type="float" office:value="0.02230761793025">
                <text:p>0.0223076179302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0.00138760001206051">
                <text:p>0.00138760001206051</text:p>
              </table:table-cell>
              <table:table-cell office:value-type="float" office:value="0.00924660419267175">
                <text:p>0.00924660419267175</text:p>
              </table:table-cell>
              <table:table-cell office:value-type="float" office:value="0.0178762528111654">
                <text:p>0.017876252811165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0.0000602318078836775">
                <text:p>0.0000602318078836775</text:p>
              </table:table-cell>
              <table:table-cell office:value-type="float" office:value="0.00658446004042331">
                <text:p>0.00658446004042331</text:p>
              </table:table-cell>
              <table:table-cell office:value-type="float" office:value="0.0144367975658786">
                <text:p>0.014436797565878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.00112807075077937">
                <text:p>0.00112807075077937</text:p>
              </table:table-cell>
              <table:table-cell office:value-type="float" office:value="0.00712147108077815">
                <text:p>0.00712147108077815</text:p>
              </table:table-cell>
              <table:table-cell office:value-type="float" office:value="0.0223765660287961">
                <text:p>0.022376566028796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0.000918080795263093">
                <text:p>0.000918080795263093</text:p>
              </table:table-cell>
              <table:table-cell office:value-type="float" office:value="0.0136718313639759">
                <text:p>0.0136718313639759</text:p>
              </table:table-cell>
              <table:table-cell office:value-type="float" office:value="0.0284475217164113">
                <text:p>0.028447521716411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0.000286012011877293">
                <text:p>0.000286012011877293</text:p>
              </table:table-cell>
              <table:table-cell office:value-type="float" office:value="0.00404124364345147">
                <text:p>0.00404124364345147</text:p>
              </table:table-cell>
              <table:table-cell office:value-type="float" office:value="0.0169000961976912">
                <text:p>0.016900096197691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0.00624317351709303">
                <text:p>0.00624317351709303</text:p>
              </table:table-cell>
              <table:table-cell office:value-type="float" office:value="0.0101378585837233">
                <text:p>0.0101378585837233</text:p>
              </table:table-cell>
              <table:table-cell office:value-type="float" office:value="0.014855854279042">
                <text:p>0.01485585427904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0.0000647542999245576">
                <text:p>0.0000647542999245576</text:p>
              </table:table-cell>
              <table:table-cell office:value-type="float" office:value="0.0115468613728523">
                <text:p>0.0115468613728523</text:p>
              </table:table-cell>
              <table:table-cell office:value-type="float" office:value="0.0239275183696885">
                <text:p>0.023927518369688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0.000353484511925017">
                <text:p>0.000353484511925017</text:p>
              </table:table-cell>
              <table:table-cell office:value-type="float" office:value="0.00952343312472434">
                <text:p>0.00952343312472434</text:p>
              </table:table-cell>
              <table:table-cell office:value-type="float" office:value="0.0330251888729057">
                <text:p>0.033025188872905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0.00298829886684675">
                <text:p>0.00298829886684675</text:p>
              </table:table-cell>
              <table:table-cell office:value-type="float" office:value="0.0122653078289845">
                <text:p>0.0122653078289845</text:p>
              </table:table-cell>
              <table:table-cell office:value-type="float" office:value="0.0195761758189031">
                <text:p>0.019576175818903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0.00122124603163805">
                <text:p>0.00122124603163805</text:p>
              </table:table-cell>
              <table:table-cell office:value-type="float" office:value="0.0123687062481889">
                <text:p>0.0123687062481889</text:p>
              </table:table-cell>
              <table:table-cell office:value-type="float" office:value="0.0244442900539802">
                <text:p>0.024444290053980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0.00333640156688686">
                <text:p>0.00333640156688686</text:p>
              </table:table-cell>
              <table:table-cell office:value-type="float" office:value="0.0113886541666746">
                <text:p>0.0113886541666746</text:p>
              </table:table-cell>
              <table:table-cell office:value-type="float" office:value="0.0256734428949652">
                <text:p>0.025673442894965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0.00147955454253679">
                <text:p>0.00147955454253679</text:p>
              </table:table-cell>
              <table:table-cell office:value-type="float" office:value="0.0121751203025985">
                <text:p>0.0121751203025985</text:p>
              </table:table-cell>
              <table:table-cell office:value-type="float" office:value="0.0413737236949937">
                <text:p>0.041373723694993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0.000257674081776682">
                <text:p>0.000257674081776682</text:p>
              </table:table-cell>
              <table:table-cell office:value-type="float" office:value="0.00883804048925326">
                <text:p>0.00883804048925326</text:p>
              </table:table-cell>
              <table:table-cell office:value-type="float" office:value="0.0242483184720561">
                <text:p>0.024248318472056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00196046554230167">
                <text:p>0.000196046554230167</text:p>
              </table:table-cell>
              <table:table-cell office:value-type="float" office:value="0.0127634989048735">
                <text:p>0.0127634989048735</text:p>
              </table:table-cell>
              <table:table-cell office:value-type="float" office:value="0.0305604370547538">
                <text:p>0.030560437054753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0.00128306909222656">
                <text:p>0.00128306909222656</text:p>
              </table:table-cell>
              <table:table-cell office:value-type="float" office:value="0.0116796124393072">
                <text:p>0.0116796124393072</text:p>
              </table:table-cell>
              <table:table-cell office:value-type="float" office:value="0.0308473895261304">
                <text:p>0.030847389526130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0.0000123158294015047">
                <text:p>0.0000123158294015047</text:p>
              </table:table-cell>
              <table:table-cell office:value-type="float" office:value="0.00813260818493436">
                <text:p>0.00813260818493436</text:p>
              </table:table-cell>
              <table:table-cell office:value-type="float" office:value="0.0161771999303399">
                <text:p>0.016177199930339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0.000443078094983756">
                <text:p>0.000443078094983756</text:p>
              </table:table-cell>
              <table:table-cell office:value-type="float" office:value="0.011029548194589">
                <text:p>0.011029548194589</text:p>
              </table:table-cell>
              <table:table-cell office:value-type="float" office:value="0.0387396425739689">
                <text:p>0.038739642573968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0.000569124400358022">
                <text:p>0.000569124400358022</text:p>
              </table:table-cell>
              <table:table-cell office:value-type="float" office:value="0.00636718034187365">
                <text:p>0.00636718034187365</text:p>
              </table:table-cell>
              <table:table-cell office:value-type="float" office:value="0.0165883356453812">
                <text:p>0.016588335645381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0.000531054984964169">
                <text:p>0.000531054984964169</text:p>
              </table:table-cell>
              <table:table-cell office:value-type="float" office:value="0.0139121284240355">
                <text:p>0.0139121284240355</text:p>
              </table:table-cell>
              <table:table-cell office:value-type="float" office:value="0.0329560378460497">
                <text:p>0.032956037846049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0.0000275375877695841">
                <text:p>0.0000275375877695841</text:p>
              </table:table-cell>
              <table:table-cell office:value-type="float" office:value="0.00790100967853524">
                <text:p>0.00790100967853524</text:p>
              </table:table-cell>
              <table:table-cell office:value-type="float" office:value="0.0263771464656459">
                <text:p>0.026377146465645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0.00118985907808461">
                <text:p>0.00118985907808461</text:p>
              </table:table-cell>
              <table:table-cell office:value-type="float" office:value="0.00518801836636123">
                <text:p>0.00518801836636123</text:p>
              </table:table-cell>
              <table:table-cell office:value-type="float" office:value="0.0171144034538126">
                <text:p>0.017114403453812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0.000151987587216795">
                <text:p>0.000151987587216795</text:p>
              </table:table-cell>
              <table:table-cell office:value-type="float" office:value="0.00589736921378424">
                <text:p>0.00589736921378424</text:p>
              </table:table-cell>
              <table:table-cell office:value-type="float" office:value="0.0169206160657117">
                <text:p>0.016920616065711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.000555503982227146">
                <text:p>0.000555503982227146</text:p>
              </table:table-cell>
              <table:table-cell office:value-type="float" office:value="0.0117706236812852">
                <text:p>0.0117706236812852</text:p>
              </table:table-cell>
              <table:table-cell office:value-type="float" office:value="0.0398675711634539">
                <text:p>0.039867571163453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0.0000639233171454076">
                <text:p>0.0000639233171454076</text:p>
              </table:table-cell>
              <table:table-cell office:value-type="float" office:value="0.00671915022046229">
                <text:p>0.00671915022046229</text:p>
              </table:table-cell>
              <table:table-cell office:value-type="float" office:value="0.0153285937925787">
                <text:p>0.015328593792578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0.00143317568215489">
                <text:p>0.00143317568215489</text:p>
              </table:table-cell>
              <table:table-cell office:value-type="float" office:value="0.00705887153310181">
                <text:p>0.00705887153310181</text:p>
              </table:table-cell>
              <table:table-cell office:value-type="float" office:value="0.0146010024415327">
                <text:p>0.014601002441532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0.000354819841350135">
                <text:p>0.000354819841350135</text:p>
              </table:table-cell>
              <table:table-cell office:value-type="float" office:value="0.0114361786695664">
                <text:p>0.0114361786695664</text:p>
              </table:table-cell>
              <table:table-cell office:value-type="float" office:value="0.0247044301467256">
                <text:p>0.024704430146725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0.000303901985185664">
                <text:p>0.000303901985185664</text:p>
              </table:table-cell>
              <table:table-cell office:value-type="float" office:value="0.0124648369451548">
                <text:p>0.0124648369451548</text:p>
              </table:table-cell>
              <table:table-cell office:value-type="float" office:value="0.0323041269218191">
                <text:p>0.032304126921819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0.000591998350712941">
                <text:p>0.000591998350712941</text:p>
              </table:table-cell>
              <table:table-cell office:value-type="float" office:value="0.0101620274997722">
                <text:p>0.0101620274997722</text:p>
              </table:table-cell>
              <table:table-cell office:value-type="float" office:value="0.0375933264549421">
                <text:p>0.037593326454942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0.0000615820363800909">
                <text:p>0.0000615820363800909</text:p>
              </table:table-cell>
              <table:table-cell office:value-type="float" office:value="0.0143821188924612">
                <text:p>0.0143821188924612</text:p>
              </table:table-cell>
              <table:table-cell office:value-type="float" office:value="0.0327983998008613">
                <text:p>0.032798399800861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0.00111395510107358">
                <text:p>0.00111395510107358</text:p>
              </table:table-cell>
              <table:table-cell office:value-type="float" office:value="0.0151225155935519">
                <text:p>0.0151225155935519</text:p>
              </table:table-cell>
              <table:table-cell office:value-type="float" office:value="0.0336494096581511">
                <text:p>0.033649409658151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0.00102531920215872">
                <text:p>0.00102531920215872</text:p>
              </table:table-cell>
              <table:table-cell office:value-type="float" office:value="0.0116537901340024">
                <text:p>0.0116537901340024</text:p>
              </table:table-cell>
              <table:table-cell office:value-type="float" office:value="0.0243786757994697">
                <text:p>0.024378675799469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0.00174272121137267">
                <text:p>0.00174272121137267</text:p>
              </table:table-cell>
              <table:table-cell office:value-type="float" office:value="0.0117555067110083">
                <text:p>0.0117555067110083</text:p>
              </table:table-cell>
              <table:table-cell office:value-type="float" office:value="0.0289638493497902">
                <text:p>0.028963849349790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000219321687555743">
                <text:p>0.000219321687555743</text:p>
              </table:table-cell>
              <table:table-cell office:value-type="float" office:value="0.00692647746177197">
                <text:p>0.00692647746177197</text:p>
              </table:table-cell>
              <table:table-cell office:value-type="float" office:value="0.0145571307377889">
                <text:p>0.014557130737788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0.0025799330990971">
                <text:p>0.0025799330990971</text:p>
              </table:table-cell>
              <table:table-cell office:value-type="float" office:value="0.0110658893245478">
                <text:p>0.0110658893245478</text:p>
              </table:table-cell>
              <table:table-cell office:value-type="float" office:value="0.0415981236808078">
                <text:p>0.041598123680807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0.000743250265277995">
                <text:p>0.000743250265277995</text:p>
              </table:table-cell>
              <table:table-cell office:value-type="float" office:value="0.0108504350773263">
                <text:p>0.0108504350773263</text:p>
              </table:table-cell>
              <table:table-cell office:value-type="float" office:value="0.0285817887205936">
                <text:p>0.028581788720593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0.000226735429291192">
                <text:p>0.000226735429291192</text:p>
              </table:table-cell>
              <table:table-cell office:value-type="float" office:value="0.00691448824599648">
                <text:p>0.00691448824599648</text:p>
              </table:table-cell>
              <table:table-cell office:value-type="float" office:value="0.0227211574941752">
                <text:p>0.022721157494175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0.00015693357882518">
                <text:p>0.00015693357882518</text:p>
              </table:table-cell>
              <table:table-cell office:value-type="float" office:value="0.00878129563790243">
                <text:p>0.00878129563790243</text:p>
              </table:table-cell>
              <table:table-cell office:value-type="float" office:value="0.0348466650478473">
                <text:p>0.034846665047847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0.0011474321666012">
                <text:p>0.0011474321666012</text:p>
              </table:table-cell>
              <table:table-cell office:value-type="float" office:value="0.00850464077765578">
                <text:p>0.00850464077765578</text:p>
              </table:table-cell>
              <table:table-cell office:value-type="float" office:value="0.0157373241892019">
                <text:p>0.015737324189201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0.00108577565221191">
                <text:p>0.00108577565221191</text:p>
              </table:table-cell>
              <table:table-cell office:value-type="float" office:value="0.00973834637766518">
                <text:p>0.00973834637766518</text:p>
              </table:table-cell>
              <table:table-cell office:value-type="float" office:value="0.0178366767028774">
                <text:p>0.017836676702877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0.00112971847211196">
                <text:p>0.00112971847211196</text:p>
              </table:table-cell>
              <table:table-cell office:value-type="float" office:value="0.00663239466955649">
                <text:p>0.00663239466955649</text:p>
              </table:table-cell>
              <table:table-cell office:value-type="float" office:value="0.0125013672568558">
                <text:p>0.012501367256855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0.000283514433561893">
                <text:p>0.000283514433561893</text:p>
              </table:table-cell>
              <table:table-cell office:value-type="float" office:value="0.0107218705669648">
                <text:p>0.0107218705669648</text:p>
              </table:table-cell>
              <table:table-cell office:value-type="float" office:value="0.026922087742566">
                <text:p>0.02692208774256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0.000237782079194358">
                <text:p>0.000237782079194358</text:p>
              </table:table-cell>
              <table:table-cell office:value-type="float" office:value="0.00719287967533608">
                <text:p>0.00719287967533608</text:p>
              </table:table-cell>
              <table:table-cell office:value-type="float" office:value="0.0148755369803697">
                <text:p>0.014875536980369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.0014980750810759">
                <text:p>0.0014980750810759</text:p>
              </table:table-cell>
              <table:table-cell office:value-type="float" office:value="0.0116049092114925">
                <text:p>0.0116049092114925</text:p>
              </table:table-cell>
              <table:table-cell office:value-type="float" office:value="0.0351432311772434">
                <text:p>0.035143231177243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0.0000580747133295256">
                <text:p>0.0000580747133295256</text:p>
              </table:table-cell>
              <table:table-cell office:value-type="float" office:value="0.00972155523600073">
                <text:p>0.00972155523600073</text:p>
              </table:table-cell>
              <table:table-cell office:value-type="float" office:value="0.0236562258471319">
                <text:p>0.023656225847131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0.000146621616295861">
                <text:p>0.000146621616295861</text:p>
              </table:table-cell>
              <table:table-cell office:value-type="float" office:value="0.00778717868446255">
                <text:p>0.00778717868446255</text:p>
              </table:table-cell>
              <table:table-cell office:value-type="float" office:value="0.0239235407869746">
                <text:p>0.023923540786974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0.000339338857890808">
                <text:p>0.000339338857890808</text:p>
              </table:table-cell>
              <table:table-cell office:value-type="float" office:value="0.0103402785679351">
                <text:p>0.0103402785679351</text:p>
              </table:table-cell>
              <table:table-cell office:value-type="float" office:value="0.0361487476400414">
                <text:p>0.036148747640041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0.00218918423136911">
                <text:p>0.00218918423136911</text:p>
              </table:table-cell>
              <table:table-cell office:value-type="float" office:value="0.0105399563875809">
                <text:p>0.0105399563875809</text:p>
              </table:table-cell>
              <table:table-cell office:value-type="float" office:value="0.0307591313360098">
                <text:p>0.030759131336009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0.00103587714895483">
                <text:p>0.00103587714895483</text:p>
              </table:table-cell>
              <table:table-cell office:value-type="float" office:value="0.00700841998184919">
                <text:p>0.00700841998184919</text:p>
              </table:table-cell>
              <table:table-cell office:value-type="float" office:value="0.0157877040908086">
                <text:p>0.015787704090808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0.000938564036407401">
                <text:p>0.000938564036407401</text:p>
              </table:table-cell>
              <table:table-cell office:value-type="float" office:value="0.00731184361875688">
                <text:p>0.00731184361875688</text:p>
              </table:table-cell>
              <table:table-cell office:value-type="float" office:value="0.0130543842443121">
                <text:p>0.013054384244312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0.000488416767667442">
                <text:p>0.000488416767667442</text:p>
              </table:table-cell>
              <table:table-cell office:value-type="float" office:value="0.00670253023143555">
                <text:p>0.00670253023143555</text:p>
              </table:table-cell>
              <table:table-cell office:value-type="float" office:value="0.018019074511285">
                <text:p>0.01801907451128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0.000740425459897699">
                <text:p>0.000740425459897699</text:p>
              </table:table-cell>
              <table:table-cell office:value-type="float" office:value="0.00679302754119756">
                <text:p>0.00679302754119756</text:p>
              </table:table-cell>
              <table:table-cell office:value-type="float" office:value="0.0163727965280494">
                <text:p>0.016372796528049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0.00184832607659665">
                <text:p>0.00184832607659665</text:p>
              </table:table-cell>
              <table:table-cell office:value-type="float" office:value="0.00715582038287853">
                <text:p>0.00715582038287853</text:p>
              </table:table-cell>
              <table:table-cell office:value-type="float" office:value="0.0142538798268746">
                <text:p>0.014253879826874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0.00185139352669715">
                <text:p>0.00185139352669715</text:p>
              </table:table-cell>
              <table:table-cell office:value-type="float" office:value="0.00757015200285818">
                <text:p>0.00757015200285818</text:p>
              </table:table-cell>
              <table:table-cell office:value-type="float" office:value="0.0138449085568211">
                <text:p>0.013844908556821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0.00114603171937999">
                <text:p>0.00114603171937999</text:p>
              </table:table-cell>
              <table:table-cell office:value-type="float" office:value="0.00762892283645653">
                <text:p>0.00762892283645653</text:p>
              </table:table-cell>
              <table:table-cell office:value-type="float" office:value="0.0170422191571125">
                <text:p>0.017042219157112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0.000282569231584838">
                <text:p>0.000282569231584838</text:p>
              </table:table-cell>
              <table:table-cell office:value-type="float" office:value="0.00661811643600078">
                <text:p>0.00661811643600078</text:p>
              </table:table-cell>
              <table:table-cell office:value-type="float" office:value="0.0159909822906906">
                <text:p>0.015990982290690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0.00168743196361716">
                <text:p>0.00168743196361716</text:p>
              </table:table-cell>
              <table:table-cell office:value-type="float" office:value="0.00843635312586991">
                <text:p>0.00843635312586991</text:p>
              </table:table-cell>
              <table:table-cell office:value-type="float" office:value="0.0160379632279932">
                <text:p>0.016037963227993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0.0000440978793160712">
                <text:p>0.0000440978793160712</text:p>
              </table:table-cell>
              <table:table-cell office:value-type="float" office:value="0.00959528689514988">
                <text:p>0.00959528689514988</text:p>
              </table:table-cell>
              <table:table-cell office:value-type="float" office:value="0.0236295381639181">
                <text:p>0.023629538163918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0.0000796147399800135">
                <text:p>0.0000796147399800135</text:p>
              </table:table-cell>
              <table:table-cell office:value-type="float" office:value="0.0107091251918381">
                <text:p>0.0107091251918381</text:p>
              </table:table-cell>
              <table:table-cell office:value-type="float" office:value="0.0349665987836021">
                <text:p>0.034966598783602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0.000537051609537362">
                <text:p>0.000537051609537362</text:p>
              </table:table-cell>
              <table:table-cell office:value-type="float" office:value="0.00666288543331422">
                <text:p>0.00666288543331422</text:p>
              </table:table-cell>
              <table:table-cell office:value-type="float" office:value="0.0175729449030228">
                <text:p>0.017572944903022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0.00127749082518544">
                <text:p>0.00127749082518544</text:p>
              </table:table-cell>
              <table:table-cell office:value-type="float" office:value="0.0124624967076417">
                <text:p>0.0124624967076417</text:p>
              </table:table-cell>
              <table:table-cell office:value-type="float" office:value="0.0264614570654032">
                <text:p>0.026461457065403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0.000112796566757056">
                <text:p>0.000112796566757056</text:p>
              </table:table-cell>
              <table:table-cell office:value-type="float" office:value="0.00521014811923668">
                <text:p>0.00521014811923668</text:p>
              </table:table-cell>
              <table:table-cell office:value-type="float" office:value="0.0141333325502483">
                <text:p>0.014133332550248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0.000657706267719674">
                <text:p>0.000657706267719674</text:p>
              </table:table-cell>
              <table:table-cell office:value-type="float" office:value="0.00933611764734131">
                <text:p>0.00933611764734131</text:p>
              </table:table-cell>
              <table:table-cell office:value-type="float" office:value="0.031741735755669">
                <text:p>0.03174173575566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.000127906789309185">
                <text:p>0.000127906789309185</text:p>
              </table:table-cell>
              <table:table-cell office:value-type="float" office:value="0.011511415996592">
                <text:p>0.011511415996592</text:p>
              </table:table-cell>
              <table:table-cell office:value-type="float" office:value="0.0305254938447777">
                <text:p>0.030525493844777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0.00203799716955742">
                <text:p>0.00203799716955742</text:p>
              </table:table-cell>
              <table:table-cell office:value-type="float" office:value="0.00747716609765782">
                <text:p>0.00747716609765782</text:p>
              </table:table-cell>
              <table:table-cell office:value-type="float" office:value="0.0149358217437596">
                <text:p>0.014935821743759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0.000447437297088724">
                <text:p>0.000447437297088724</text:p>
              </table:table-cell>
              <table:table-cell office:value-type="float" office:value="0.00589223737707771">
                <text:p>0.00589223737707771</text:p>
              </table:table-cell>
              <table:table-cell office:value-type="float" office:value="0.0233326093847145">
                <text:p>0.023332609384714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0.00039073689076681">
                <text:p>0.00039073689076681</text:p>
              </table:table-cell>
              <table:table-cell office:value-type="float" office:value="0.00766671087795415">
                <text:p>0.00766671087795415</text:p>
              </table:table-cell>
              <table:table-cell office:value-type="float" office:value="0.0238871976443296">
                <text:p>0.023887197644329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0.000348581250637581">
                <text:p>0.000348581250637581</text:p>
              </table:table-cell>
              <table:table-cell office:value-type="float" office:value="0.00500152617281659">
                <text:p>0.00500152617281659</text:p>
              </table:table-cell>
              <table:table-cell office:value-type="float" office:value="0.0139093931111737">
                <text:p>0.013909393111173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0.0017837203949195">
                <text:p>0.0017837203949195</text:p>
              </table:table-cell>
              <table:table-cell office:value-type="float" office:value="0.00974270665170833">
                <text:p>0.00974270665170833</text:p>
              </table:table-cell>
              <table:table-cell office:value-type="float" office:value="0.0159118567357051">
                <text:p>0.015911856735705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0.0000430329288169176">
                <text:p>0.0000430329288169176</text:p>
              </table:table-cell>
              <table:table-cell office:value-type="float" office:value="0.00683563447926464">
                <text:p>0.00683563447926464</text:p>
              </table:table-cell>
              <table:table-cell office:value-type="float" office:value="0.0224314879488892">
                <text:p>0.022431487948889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0.000111437614281854">
                <text:p>0.000111437614281854</text:p>
              </table:table-cell>
              <table:table-cell office:value-type="float" office:value="0.00771990235711716">
                <text:p>0.00771990235711716</text:p>
              </table:table-cell>
              <table:table-cell office:value-type="float" office:value="0.0145348039080748">
                <text:p>0.014534803908074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0.000467921652859804">
                <text:p>0.000467921652859804</text:p>
              </table:table-cell>
              <table:table-cell office:value-type="float" office:value="0.0103027157233719">
                <text:p>0.0103027157233719</text:p>
              </table:table-cell>
              <table:table-cell office:value-type="float" office:value="0.0253026573090291">
                <text:p>0.025302657309029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0.00123459381834459">
                <text:p>0.00123459381834459</text:p>
              </table:table-cell>
              <table:table-cell office:value-type="float" office:value="0.00740407874573978">
                <text:p>0.00740407874573978</text:p>
              </table:table-cell>
              <table:table-cell office:value-type="float" office:value="0.0219585396477474">
                <text:p>0.021958539647747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0.000349549667077613">
                <text:p>0.000349549667077613</text:p>
              </table:table-cell>
              <table:table-cell office:value-type="float" office:value="0.00491632099486761">
                <text:p>0.00491632099486761</text:p>
              </table:table-cell>
              <table:table-cell office:value-type="float" office:value="0.0149156863319711">
                <text:p>0.014915686331971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0.000704524448285948">
                <text:p>0.000704524448285948</text:p>
              </table:table-cell>
              <table:table-cell office:value-type="float" office:value="0.0107158208591609">
                <text:p>0.0107158208591609</text:p>
              </table:table-cell>
              <table:table-cell office:value-type="float" office:value="0.0332822389215561">
                <text:p>0.033282238921556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0.000621432980941028">
                <text:p>0.000621432980941028</text:p>
              </table:table-cell>
              <table:table-cell office:value-type="float" office:value="0.0106537298191884">
                <text:p>0.0106537298191884</text:p>
              </table:table-cell>
              <table:table-cell office:value-type="float" office:value="0.0225526363723747">
                <text:p>0.022552636372374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0.000322091658933828">
                <text:p>0.000322091658933828</text:p>
              </table:table-cell>
              <table:table-cell office:value-type="float" office:value="0.00482595174373338">
                <text:p>0.00482595174373338</text:p>
              </table:table-cell>
              <table:table-cell office:value-type="float" office:value="0.0158360189919944">
                <text:p>0.015836018991994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0.000905257812767291">
                <text:p>0.000905257812767291</text:p>
              </table:table-cell>
              <table:table-cell office:value-type="float" office:value="0.0106087498162372">
                <text:p>0.0106087498162372</text:p>
              </table:table-cell>
              <table:table-cell office:value-type="float" office:value="0.0253897754209828">
                <text:p>0.025389775420982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0.000886220634673362">
                <text:p>0.000886220634673362</text:p>
              </table:table-cell>
              <table:table-cell office:value-type="float" office:value="0.00684196358588692">
                <text:p>0.00684196358588692</text:p>
              </table:table-cell>
              <table:table-cell office:value-type="float" office:value="0.0246076402073931">
                <text:p>0.024607640207393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0.000254677371920288">
                <text:p>0.000254677371920288</text:p>
              </table:table-cell>
              <table:table-cell office:value-type="float" office:value="0.00613441626411796">
                <text:p>0.00613441626411796</text:p>
              </table:table-cell>
              <table:table-cell office:value-type="float" office:value="0.0161699457636306">
                <text:p>0.016169945763630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0.00011519121996928">
                <text:p>0.00011519121996928</text:p>
              </table:table-cell>
              <table:table-cell office:value-type="float" office:value="0.00613349821813175">
                <text:p>0.00613349821813175</text:p>
              </table:table-cell>
              <table:table-cell office:value-type="float" office:value="0.0187611217902726">
                <text:p>0.018761121790272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0.000315343610494262">
                <text:p>0.000315343610494262</text:p>
              </table:table-cell>
              <table:table-cell office:value-type="float" office:value="0.00761791600005577">
                <text:p>0.00761791600005577</text:p>
              </table:table-cell>
              <table:table-cell office:value-type="float" office:value="0.0180431065607398">
                <text:p>0.018043106560739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0.000240807786100944">
                <text:p>0.000240807786100944</text:p>
              </table:table-cell>
              <table:table-cell office:value-type="float" office:value="0.00637149762344579">
                <text:p>0.00637149762344579</text:p>
              </table:table-cell>
              <table:table-cell office:value-type="float" office:value="0.025982597665263">
                <text:p>0.02598259766526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00108599935251519">
                <text:p>0.00108599935251519</text:p>
              </table:table-cell>
              <table:table-cell office:value-type="float" office:value="0.00834027988363408">
                <text:p>0.00834027988363408</text:p>
              </table:table-cell>
              <table:table-cell office:value-type="float" office:value="0.0291643549433537">
                <text:p>0.029164354943353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0.000367993609846517">
                <text:p>0.000367993609846517</text:p>
              </table:table-cell>
              <table:table-cell office:value-type="float" office:value="0.00618341977879017">
                <text:p>0.00618341977879017</text:p>
              </table:table-cell>
              <table:table-cell office:value-type="float" office:value="0.0230650317232506">
                <text:p>0.023065031723250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0.000198463038736565">
                <text:p>0.000198463038736565</text:p>
              </table:table-cell>
              <table:table-cell office:value-type="float" office:value="0.00835756632376079">
                <text:p>0.00835756632376079</text:p>
              </table:table-cell>
              <table:table-cell office:value-type="float" office:value="0.0229820926311554">
                <text:p>0.022982092631155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0.000513116544196515">
                <text:p>0.000513116544196515</text:p>
              </table:table-cell>
              <table:table-cell office:value-type="float" office:value="0.00971500176826995">
                <text:p>0.00971500176826995</text:p>
              </table:table-cell>
              <table:table-cell office:value-type="float" office:value="0.0313302853068486">
                <text:p>0.031330285306848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0.000272527767754091">
                <text:p>0.000272527767754091</text:p>
              </table:table-cell>
              <table:table-cell office:value-type="float" office:value="0.00643429713086102">
                <text:p>0.00643429713086102</text:p>
              </table:table-cell>
              <table:table-cell office:value-type="float" office:value="0.0222322995026448">
                <text:p>0.022232299502644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0.0000639543463202274">
                <text:p>0.0000639543463202274</text:p>
              </table:table-cell>
              <table:table-cell office:value-type="float" office:value="0.00610835982207353">
                <text:p>0.00610835982207353</text:p>
              </table:table-cell>
              <table:table-cell office:value-type="float" office:value="0.0242826777370611">
                <text:p>0.024282677737061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0.0000592172144230699">
                <text:p>0.0000592172144230699</text:p>
              </table:table-cell>
              <table:table-cell office:value-type="float" office:value="0.00637903266911159">
                <text:p>0.00637903266911159</text:p>
              </table:table-cell>
              <table:table-cell office:value-type="float" office:value="0.0214466361439691">
                <text:p>0.021446636143969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0.00130493373688986">
                <text:p>0.00130493373688986</text:p>
              </table:table-cell>
              <table:table-cell office:value-type="float" office:value="0.0102212168595716">
                <text:p>0.0102212168595716</text:p>
              </table:table-cell>
              <table:table-cell office:value-type="float" office:value="0.0218781683560356">
                <text:p>0.021878168356035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0.0000842667383375434">
                <text:p>0.0000842667383375434</text:p>
              </table:table-cell>
              <table:table-cell office:value-type="float" office:value="0.0107033237485778">
                <text:p>0.0107033237485778</text:p>
              </table:table-cell>
              <table:table-cell office:value-type="float" office:value="0.0365409293498734">
                <text:p>0.036540929349873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0.000510031665984859">
                <text:p>0.000510031665984859</text:p>
              </table:table-cell>
              <table:table-cell office:value-type="float" office:value="0.00732573342735572">
                <text:p>0.00732573342735572</text:p>
              </table:table-cell>
              <table:table-cell office:value-type="float" office:value="0.0218059696088349">
                <text:p>0.021805969608834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0.00000355096958688794">
                <text:p>0.00000355096958688794</text:p>
              </table:table-cell>
              <table:table-cell office:value-type="float" office:value="0.00604095161995479">
                <text:p>0.00604095161995479</text:p>
              </table:table-cell>
              <table:table-cell office:value-type="float" office:value="0.0196972438359678">
                <text:p>0.019697243835967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0.00176969128894296">
                <text:p>0.00176969128894296</text:p>
              </table:table-cell>
              <table:table-cell office:value-type="float" office:value="0.00770964934846203">
                <text:p>0.00770964934846203</text:p>
              </table:table-cell>
              <table:table-cell office:value-type="float" office:value="0.020940717441183">
                <text:p>0.02094071744118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0.000324057125145813">
                <text:p>0.000324057125145813</text:p>
              </table:table-cell>
              <table:table-cell office:value-type="float" office:value="0.00455619294416351">
                <text:p>0.00455619294416351</text:p>
              </table:table-cell>
              <table:table-cell office:value-type="float" office:value="0.0149132820824895">
                <text:p>0.014913282082489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0.00046898487190708">
                <text:p>0.00046898487190708</text:p>
              </table:table-cell>
              <table:table-cell office:value-type="float" office:value="0.0076018191430058">
                <text:p>0.0076018191430058</text:p>
              </table:table-cell>
              <table:table-cell office:value-type="float" office:value="0.01565973887965">
                <text:p>0.0156597388796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0.00163444051616513">
                <text:p>0.00163444051616513</text:p>
              </table:table-cell>
              <table:table-cell office:value-type="float" office:value="0.00950061690059551">
                <text:p>0.00950061690059551</text:p>
              </table:table-cell>
              <table:table-cell office:value-type="float" office:value="0.0210751131744639">
                <text:p>0.021075113174463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0.000266384920326448">
                <text:p>0.000266384920326448</text:p>
              </table:table-cell>
              <table:table-cell office:value-type="float" office:value="0.0076485791245349">
                <text:p>0.0076485791245349</text:p>
              </table:table-cell>
              <table:table-cell office:value-type="float" office:value="0.0239771165281916">
                <text:p>0.023977116528191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0.0000426781510510788">
                <text:p>0.0000426781510510788</text:p>
              </table:table-cell>
              <table:table-cell office:value-type="float" office:value="0.00810262037453067">
                <text:p>0.00810262037453067</text:p>
              </table:table-cell>
              <table:table-cell office:value-type="float" office:value="0.0216129662877468">
                <text:p>0.021612966287746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0.000056596879923182">
                <text:p>0.000056596879923182</text:p>
              </table:table-cell>
              <table:table-cell office:value-type="float" office:value="0.00771941714924494">
                <text:p>0.00771941714924494</text:p>
              </table:table-cell>
              <table:table-cell office:value-type="float" office:value="0.0221299812925984">
                <text:p>0.022129981292598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0.000116317447618378">
                <text:p>0.000116317447618378</text:p>
              </table:table-cell>
              <table:table-cell office:value-type="float" office:value="0.0100682621269079">
                <text:p>0.0100682621269079</text:p>
              </table:table-cell>
              <table:table-cell office:value-type="float" office:value="0.0256987701677658">
                <text:p>0.025698770167765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0.000360677331090686">
                <text:p>0.000360677331090686</text:p>
              </table:table-cell>
              <table:table-cell office:value-type="float" office:value="0.0103487731575273">
                <text:p>0.0103487731575273</text:p>
              </table:table-cell>
              <table:table-cell office:value-type="float" office:value="0.0261495166603424">
                <text:p>0.026149516660342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0.000412454235034027">
                <text:p>0.000412454235034027</text:p>
              </table:table-cell>
              <table:table-cell office:value-type="float" office:value="0.00889737785139312">
                <text:p>0.00889737785139312</text:p>
              </table:table-cell>
              <table:table-cell office:value-type="float" office:value="0.0201524488786511">
                <text:p>0.020152448878651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0.0000927373949390215">
                <text:p>0.0000927373949390215</text:p>
              </table:table-cell>
              <table:table-cell office:value-type="float" office:value="0.00612188656020753">
                <text:p>0.00612188656020753</text:p>
              </table:table-cell>
              <table:table-cell office:value-type="float" office:value="0.0233164911332029">
                <text:p>0.023316491133202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0.000702286453117096">
                <text:p>0.000702286453117096</text:p>
              </table:table-cell>
              <table:table-cell office:value-type="float" office:value="0.00832469294029239">
                <text:p>0.00832469294029239</text:p>
              </table:table-cell>
              <table:table-cell office:value-type="float" office:value="0.0224825836278577">
                <text:p>0.022482583627857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0.000710876111670158">
                <text:p>0.000710876111670158</text:p>
              </table:table-cell>
              <table:table-cell office:value-type="float" office:value="0.00721445755715899">
                <text:p>0.00721445755715899</text:p>
              </table:table-cell>
              <table:table-cell office:value-type="float" office:value="0.0206819999612426">
                <text:p>0.020681999961242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0.00000363691643791297">
                <text:p>0.00000363691643791297</text:p>
              </table:table-cell>
              <table:table-cell office:value-type="float" office:value="0.00584828217015443">
                <text:p>0.00584828217015443</text:p>
              </table:table-cell>
              <table:table-cell office:value-type="float" office:value="0.014597818275807">
                <text:p>0.01459781827580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0.000319066050432373">
                <text:p>0.000319066050432373</text:p>
              </table:table-cell>
              <table:table-cell office:value-type="float" office:value="0.00754743636702343">
                <text:p>0.00754743636702343</text:p>
              </table:table-cell>
              <table:table-cell office:value-type="float" office:value="0.0198105322969898">
                <text:p>0.019810532296989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0.000918990162865535">
                <text:p>0.000918990162865535</text:p>
              </table:table-cell>
              <table:table-cell office:value-type="float" office:value="0.00573925454836949">
                <text:p>0.00573925454836949</text:p>
              </table:table-cell>
              <table:table-cell office:value-type="float" office:value="0.0134923023695379">
                <text:p>0.013492302369537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0.00176034471788844">
                <text:p>0.00176034471788844</text:p>
              </table:table-cell>
              <table:table-cell office:value-type="float" office:value="0.0117905220680166">
                <text:p>0.0117905220680166</text:p>
              </table:table-cell>
              <table:table-cell office:value-type="float" office:value="0.0241144282497462">
                <text:p>0.024114428249746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0.000620138084224342">
                <text:p>0.000620138084224342</text:p>
              </table:table-cell>
              <table:table-cell office:value-type="float" office:value="0.00882818424959108">
                <text:p>0.00882818424959108</text:p>
              </table:table-cell>
              <table:table-cell office:value-type="float" office:value="0.0213423504659339">
                <text:p>0.021342350465933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0.000433315289357195">
                <text:p>0.000433315289357195</text:p>
              </table:table-cell>
              <table:table-cell office:value-type="float" office:value="0.00769828564709961">
                <text:p>0.00769828564709961</text:p>
              </table:table-cell>
              <table:table-cell office:value-type="float" office:value="0.0228521743674087">
                <text:p>0.022852174367408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0.000696190946990471">
                <text:p>0.000696190946990471</text:p>
              </table:table-cell>
              <table:table-cell office:value-type="float" office:value="0.00758581164309396">
                <text:p>0.00758581164309396</text:p>
              </table:table-cell>
              <table:table-cell office:value-type="float" office:value="0.0177239530332511">
                <text:p>0.017723953033251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0.000063549499736637">
                <text:p>0.000063549499736637</text:p>
              </table:table-cell>
              <table:table-cell office:value-type="float" office:value="0.0104174962384762">
                <text:p>0.0104174962384762</text:p>
              </table:table-cell>
              <table:table-cell office:value-type="float" office:value="0.0238142115879754">
                <text:p>0.023814211587975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0.0000131598694694812">
                <text:p>0.0000131598694694812</text:p>
              </table:table-cell>
              <table:table-cell office:value-type="float" office:value="0.00660320670440448">
                <text:p>0.00660320670440448</text:p>
              </table:table-cell>
              <table:table-cell office:value-type="float" office:value="0.0151717773783728">
                <text:p>0.015171777378372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0.000302295511325087">
                <text:p>0.000302295511325087</text:p>
              </table:table-cell>
              <table:table-cell office:value-type="float" office:value="0.00383019081845859">
                <text:p>0.00383019081845859</text:p>
              </table:table-cell>
              <table:table-cell office:value-type="float" office:value="0.0185568696764502">
                <text:p>0.018556869676450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0.000655847387641226">
                <text:p>0.000655847387641226</text:p>
              </table:table-cell>
              <table:table-cell office:value-type="float" office:value="0.00745775216755474">
                <text:p>0.00745775216755474</text:p>
              </table:table-cell>
              <table:table-cell office:value-type="float" office:value="0.0218506917902118">
                <text:p>0.021850691790211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0.00158658586387811">
                <text:p>0.00158658586387811</text:p>
              </table:table-cell>
              <table:table-cell office:value-type="float" office:value="0.0102011960761645">
                <text:p>0.0102011960761645</text:p>
              </table:table-cell>
              <table:table-cell office:value-type="float" office:value="0.027469980958909">
                <text:p>0.02746998095890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0.000685064013134548">
                <text:p>0.000685064013134548</text:p>
              </table:table-cell>
              <table:table-cell office:value-type="float" office:value="0.00512826141495017">
                <text:p>0.00512826141495017</text:p>
              </table:table-cell>
              <table:table-cell office:value-type="float" office:value="0.0195286227028042">
                <text:p>0.019528622702804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0.000537636531241947">
                <text:p>0.000537636531241947</text:p>
              </table:table-cell>
              <table:table-cell office:value-type="float" office:value="0.0119292625331598">
                <text:p>0.0119292625331598</text:p>
              </table:table-cell>
              <table:table-cell office:value-type="float" office:value="0.0203339019907977">
                <text:p>0.020333901990797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0.00078614729230865">
                <text:p>0.00078614729230865</text:p>
              </table:table-cell>
              <table:table-cell office:value-type="float" office:value="0.00747197129031312">
                <text:p>0.00747197129031312</text:p>
              </table:table-cell>
              <table:table-cell office:value-type="float" office:value="0.0130141004427989">
                <text:p>0.013014100442798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0.000122014545980931">
                <text:p>0.000122014545980931</text:p>
              </table:table-cell>
              <table:table-cell office:value-type="float" office:value="0.00634705537649582">
                <text:p>0.00634705537649582</text:p>
              </table:table-cell>
              <table:table-cell office:value-type="float" office:value="0.030575824167793">
                <text:p>0.03057582416779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0.000722919250863652">
                <text:p>0.000722919250863652</text:p>
              </table:table-cell>
              <table:table-cell office:value-type="float" office:value="0.0054306770741348">
                <text:p>0.0054306770741348</text:p>
              </table:table-cell>
              <table:table-cell office:value-type="float" office:value="0.012010688654449">
                <text:p>0.01201068865444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0.0000173240262937441">
                <text:p>0.0000173240262937441</text:p>
              </table:table-cell>
              <table:table-cell office:value-type="float" office:value="0.00357957566131046">
                <text:p>0.00357957566131046</text:p>
              </table:table-cell>
              <table:table-cell office:value-type="float" office:value="0.0140102611501974">
                <text:p>0.014010261150197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0.000116228348445907">
                <text:p>0.000116228348445907</text:p>
              </table:table-cell>
              <table:table-cell office:value-type="float" office:value="0.00670471947387926">
                <text:p>0.00670471947387926</text:p>
              </table:table-cell>
              <table:table-cell office:value-type="float" office:value="0.0139867972917117">
                <text:p>0.013986797291711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0.0000126177421378229">
                <text:p>0.0000126177421378229</text:p>
              </table:table-cell>
              <table:table-cell office:value-type="float" office:value="0.00640945664542665">
                <text:p>0.00640945664542665</text:p>
              </table:table-cell>
              <table:table-cell office:value-type="float" office:value="0.019427338413109">
                <text:p>0.01942733841310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0.000150701120755908">
                <text:p>0.000150701120755908</text:p>
              </table:table-cell>
              <table:table-cell office:value-type="float" office:value="0.00697490908650991">
                <text:p>0.00697490908650991</text:p>
              </table:table-cell>
              <table:table-cell office:value-type="float" office:value="0.0208569556555259">
                <text:p>0.020856955655525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0.000129847262848926">
                <text:p>0.000129847262848926</text:p>
              </table:table-cell>
              <table:table-cell office:value-type="float" office:value="0.00693007063252755">
                <text:p>0.00693007063252755</text:p>
              </table:table-cell>
              <table:table-cell office:value-type="float" office:value="0.0213771339443939">
                <text:p>0.021377133944393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0.000736908012914123">
                <text:p>0.000736908012914123</text:p>
              </table:table-cell>
              <table:table-cell office:value-type="float" office:value="0.0064093471133488">
                <text:p>0.0064093471133488</text:p>
              </table:table-cell>
              <table:table-cell office:value-type="float" office:value="0.0216967502886951">
                <text:p>0.021696750288695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0.000319779096220274">
                <text:p>0.000319779096220274</text:p>
              </table:table-cell>
              <table:table-cell office:value-type="float" office:value="0.00630086459948873">
                <text:p>0.00630086459948873</text:p>
              </table:table-cell>
              <table:table-cell office:value-type="float" office:value="0.0144365638498889">
                <text:p>0.014436563849888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0.000643102822886474">
                <text:p>0.000643102822886474</text:p>
              </table:table-cell>
              <table:table-cell office:value-type="float" office:value="0.00648208591573696">
                <text:p>0.00648208591573696</text:p>
              </table:table-cell>
              <table:table-cell office:value-type="float" office:value="0.016853974321705">
                <text:p>0.01685397432170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0.000328366516191614">
                <text:p>0.000328366516191614</text:p>
              </table:table-cell>
              <table:table-cell office:value-type="float" office:value="0.00476507528944567">
                <text:p>0.00476507528944567</text:p>
              </table:table-cell>
              <table:table-cell office:value-type="float" office:value="0.0218391235611438">
                <text:p>0.021839123561143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0.000334004792391526">
                <text:p>0.000334004792391526</text:p>
              </table:table-cell>
              <table:table-cell office:value-type="float" office:value="0.00810787098065572">
                <text:p>0.00810787098065572</text:p>
              </table:table-cell>
              <table:table-cell office:value-type="float" office:value="0.0208524438645596">
                <text:p>0.020852443864559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0.000397881691235391">
                <text:p>0.000397881691235391</text:p>
              </table:table-cell>
              <table:table-cell office:value-type="float" office:value="0.00805381657980917">
                <text:p>0.00805381657980917</text:p>
              </table:table-cell>
              <table:table-cell office:value-type="float" office:value="0.0203892703290941">
                <text:p>0.020389270329094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0.000435628431592394">
                <text:p>0.000435628431592394</text:p>
              </table:table-cell>
              <table:table-cell office:value-type="float" office:value="0.00856436545733349">
                <text:p>0.00856436545733349</text:p>
              </table:table-cell>
              <table:table-cell office:value-type="float" office:value="0.0207118099618441">
                <text:p>0.020711809961844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0.00161799597089021">
                <text:p>0.00161799597089021</text:p>
              </table:table-cell>
              <table:table-cell office:value-type="float" office:value="0.0062401928876774">
                <text:p>0.0062401928876774</text:p>
              </table:table-cell>
              <table:table-cell office:value-type="float" office:value="0.0162929823406012">
                <text:p>0.016292982340601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0.000389502157565919">
                <text:p>0.000389502157565919</text:p>
              </table:table-cell>
              <table:table-cell office:value-type="float" office:value="0.00648907843949244">
                <text:p>0.00648907843949244</text:p>
              </table:table-cell>
              <table:table-cell office:value-type="float" office:value="0.0231600744570307">
                <text:p>0.023160074457030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0.00087146377503021">
                <text:p>0.00087146377503021</text:p>
              </table:table-cell>
              <table:table-cell office:value-type="float" office:value="0.00394498460218264">
                <text:p>0.00394498460218264</text:p>
              </table:table-cell>
              <table:table-cell office:value-type="float" office:value="0.00982406790536239">
                <text:p>0.0098240679053623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0.000488205374462536">
                <text:p>0.000488205374462536</text:p>
              </table:table-cell>
              <table:table-cell office:value-type="float" office:value="0.00843406261122406">
                <text:p>0.00843406261122406</text:p>
              </table:table-cell>
              <table:table-cell office:value-type="float" office:value="0.0377095729910234">
                <text:p>0.037709572991023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0.000168635415169233">
                <text:p>0.000168635415169233</text:p>
              </table:table-cell>
              <table:table-cell office:value-type="float" office:value="0.00564058223493682">
                <text:p>0.00564058223493682</text:p>
              </table:table-cell>
              <table:table-cell office:value-type="float" office:value="0.0143780093924227">
                <text:p>0.014378009392422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0.000588696366180856">
                <text:p>0.000588696366180856</text:p>
              </table:table-cell>
              <table:table-cell office:value-type="float" office:value="0.00400742632645338">
                <text:p>0.00400742632645338</text:p>
              </table:table-cell>
              <table:table-cell office:value-type="float" office:value="0.0132254042349804">
                <text:p>0.013225404234980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0.000233313869545518">
                <text:p>0.000233313869545518</text:p>
              </table:table-cell>
              <table:table-cell office:value-type="float" office:value="0.00864037111024499">
                <text:p>0.00864037111024499</text:p>
              </table:table-cell>
              <table:table-cell office:value-type="float" office:value="0.026996211537731">
                <text:p>0.02699621153773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0.000362887205323389">
                <text:p>0.000362887205323389</text:p>
              </table:table-cell>
              <table:table-cell office:value-type="float" office:value="0.00406933085803461">
                <text:p>0.00406933085803461</text:p>
              </table:table-cell>
              <table:table-cell office:value-type="float" office:value="0.0144668982406194">
                <text:p>0.014466898240619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0.000602444169385791">
                <text:p>0.000602444169385791</text:p>
              </table:table-cell>
              <table:table-cell office:value-type="float" office:value="0.0105443221210455">
                <text:p>0.0105443221210455</text:p>
              </table:table-cell>
              <table:table-cell office:value-type="float" office:value="0.0271999288870802">
                <text:p>0.027199928887080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0.000310466191726269">
                <text:p>0.000310466191726269</text:p>
              </table:table-cell>
              <table:table-cell office:value-type="float" office:value="0.00811010198223039">
                <text:p>0.00811010198223039</text:p>
              </table:table-cell>
              <table:table-cell office:value-type="float" office:value="0.0200808523521159">
                <text:p>0.020080852352115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0.000598001569125123">
                <text:p>0.000598001569125123</text:p>
              </table:table-cell>
              <table:table-cell office:value-type="float" office:value="0.00667144204669947">
                <text:p>0.00667144204669947</text:p>
              </table:table-cell>
              <table:table-cell office:value-type="float" office:value="0.0197563523412182">
                <text:p>0.019756352341218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0.000690706459140725">
                <text:p>0.000690706459140725</text:p>
              </table:table-cell>
              <table:table-cell office:value-type="float" office:value="0.0085910565462157">
                <text:p>0.0085910565462157</text:p>
              </table:table-cell>
              <table:table-cell office:value-type="float" office:value="0.0202784143060896">
                <text:p>0.020278414306089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0.000141548718235074">
                <text:p>0.000141548718235074</text:p>
              </table:table-cell>
              <table:table-cell office:value-type="float" office:value="0.00547621445545688">
                <text:p>0.00547621445545688</text:p>
              </table:table-cell>
              <table:table-cell office:value-type="float" office:value="0.0214632689022653">
                <text:p>0.021463268902265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0.0000230556999253617">
                <text:p>0.0000230556999253617</text:p>
              </table:table-cell>
              <table:table-cell office:value-type="float" office:value="0.00310318353610288">
                <text:p>0.00310318353610288</text:p>
              </table:table-cell>
              <table:table-cell office:value-type="float" office:value="0.0144758050257953">
                <text:p>0.014475805025795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0.000407909220949021">
                <text:p>0.000407909220949021</text:p>
              </table:table-cell>
              <table:table-cell office:value-type="float" office:value="0.00815641211275876">
                <text:p>0.00815641211275876</text:p>
              </table:table-cell>
              <table:table-cell office:value-type="float" office:value="0.0207631697932765">
                <text:p>0.020763169793276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0.000335491315908626">
                <text:p>0.000335491315908626</text:p>
              </table:table-cell>
              <table:table-cell office:value-type="float" office:value="0.00810744586926704">
                <text:p>0.00810744586926704</text:p>
              </table:table-cell>
              <table:table-cell office:value-type="float" office:value="0.0264285774059948">
                <text:p>0.026428577405994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0.00019318885920816">
                <text:p>0.00019318885920816</text:p>
              </table:table-cell>
              <table:table-cell office:value-type="float" office:value="0.00756367039295772">
                <text:p>0.00756367039295772</text:p>
              </table:table-cell>
              <table:table-cell office:value-type="float" office:value="0.0204325251235914">
                <text:p>0.020432525123591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0.000180492051800818">
                <text:p>0.000180492051800818</text:p>
              </table:table-cell>
              <table:table-cell office:value-type="float" office:value="0.00630676775594027">
                <text:p>0.00630676775594027</text:p>
              </table:table-cell>
              <table:table-cell office:value-type="float" office:value="0.0187740114517826">
                <text:p>0.018774011451782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0.0016726218482318">
                <text:p>0.0016726218482318</text:p>
              </table:table-cell>
              <table:table-cell office:value-type="float" office:value="0.0053888958692234">
                <text:p>0.0053888958692234</text:p>
              </table:table-cell>
              <table:table-cell office:value-type="float" office:value="0.00911731266339533">
                <text:p>0.0091173126633953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0.000212137429831019">
                <text:p>0.000212137429831019</text:p>
              </table:table-cell>
              <table:table-cell office:value-type="float" office:value="0.00422981403342082">
                <text:p>0.00422981403342082</text:p>
              </table:table-cell>
              <table:table-cell office:value-type="float" office:value="0.0135032320727729">
                <text:p>0.013503232072772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0.0000749416291087671">
                <text:p>0.0000749416291087671</text:p>
              </table:table-cell>
              <table:table-cell office:value-type="float" office:value="0.00637095295372205">
                <text:p>0.00637095295372205</text:p>
              </table:table-cell>
              <table:table-cell office:value-type="float" office:value="0.0113655396743278">
                <text:p>0.011365539674327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0.000148872536640268">
                <text:p>0.000148872536640268</text:p>
              </table:table-cell>
              <table:table-cell office:value-type="float" office:value="0.00897831064302887">
                <text:p>0.00897831064302887</text:p>
              </table:table-cell>
              <table:table-cell office:value-type="float" office:value="0.0184342751089115">
                <text:p>0.018434275108911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0.00108336264259434">
                <text:p>0.00108336264259434</text:p>
              </table:table-cell>
              <table:table-cell office:value-type="float" office:value="0.00676109900393108">
                <text:p>0.00676109900393108</text:p>
              </table:table-cell>
              <table:table-cell office:value-type="float" office:value="0.0218408940956041">
                <text:p>0.021840894095604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0.00146843786138859">
                <text:p>0.00146843786138859</text:p>
              </table:table-cell>
              <table:table-cell office:value-type="float" office:value="0.00415969563769778">
                <text:p>0.00415969563769778</text:p>
              </table:table-cell>
              <table:table-cell office:value-type="float" office:value="0.0116417120164308">
                <text:p>0.011641712016430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0.000139657325769357">
                <text:p>0.000139657325769357</text:p>
              </table:table-cell>
              <table:table-cell office:value-type="float" office:value="0.00703984514044658">
                <text:p>0.00703984514044658</text:p>
              </table:table-cell>
              <table:table-cell office:value-type="float" office:value="0.0220751727970847">
                <text:p>0.022075172797084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0.000308623334363489">
                <text:p>0.000308623334363489</text:p>
              </table:table-cell>
              <table:table-cell office:value-type="float" office:value="0.00620230578245398">
                <text:p>0.00620230578245398</text:p>
              </table:table-cell>
              <table:table-cell office:value-type="float" office:value="0.0227434103878805">
                <text:p>0.022743410387880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0.0003909911950703">
                <text:p>0.0003909911950703</text:p>
              </table:table-cell>
              <table:table-cell office:value-type="float" office:value="0.00225166388091785">
                <text:p>0.00225166388091785</text:p>
              </table:table-cell>
              <table:table-cell office:value-type="float" office:value="0.0150206095215901">
                <text:p>0.015020609521590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0.00170655189033853">
                <text:p>0.00170655189033853</text:p>
              </table:table-cell>
              <table:table-cell office:value-type="float" office:value="0.00730597052511413">
                <text:p>0.00730597052511413</text:p>
              </table:table-cell>
              <table:table-cell office:value-type="float" office:value="0.0200819727169676">
                <text:p>0.020081972716967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0.000483267675380358">
                <text:p>0.000483267675380358</text:p>
              </table:table-cell>
              <table:table-cell office:value-type="float" office:value="0.00663402899294828">
                <text:p>0.00663402899294828</text:p>
              </table:table-cell>
              <table:table-cell office:value-type="float" office:value="0.014661386272996">
                <text:p>0.01466138627299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0.00000253126806692289">
                <text:p>0.00000253126806692289</text:p>
              </table:table-cell>
              <table:table-cell office:value-type="float" office:value="0.0072539895257264">
                <text:p>0.0072539895257264</text:p>
              </table:table-cell>
              <table:table-cell office:value-type="float" office:value="0.0295765483871879">
                <text:p>0.029576548387187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0.000438489059923691">
                <text:p>0.000438489059923691</text:p>
              </table:table-cell>
              <table:table-cell office:value-type="float" office:value="0.00762404872116327">
                <text:p>0.00762404872116327</text:p>
              </table:table-cell>
              <table:table-cell office:value-type="float" office:value="0.022738275577966">
                <text:p>0.02273827557796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0.000849787590355033">
                <text:p>0.000849787590355033</text:p>
              </table:table-cell>
              <table:table-cell office:value-type="float" office:value="0.00673310566165146">
                <text:p>0.00673310566165146</text:p>
              </table:table-cell>
              <table:table-cell office:value-type="float" office:value="0.0226355722286329">
                <text:p>0.022635572228632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0.000827085413268855">
                <text:p>0.000827085413268855</text:p>
              </table:table-cell>
              <table:table-cell office:value-type="float" office:value="0.00749497811601254">
                <text:p>0.00749497811601254</text:p>
              </table:table-cell>
              <table:table-cell office:value-type="float" office:value="0.0217930534941504">
                <text:p>0.021793053494150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0.000486683326802226">
                <text:p>0.000486683326802226</text:p>
              </table:table-cell>
              <table:table-cell office:value-type="float" office:value="0.00921150061822192">
                <text:p>0.00921150061822192</text:p>
              </table:table-cell>
              <table:table-cell office:value-type="float" office:value="0.0279052115302269">
                <text:p>0.027905211530226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0.00177886743450802">
                <text:p>0.00177886743450802</text:p>
              </table:table-cell>
              <table:table-cell office:value-type="float" office:value="0.00366124299779355">
                <text:p>0.00366124299779355</text:p>
              </table:table-cell>
              <table:table-cell office:value-type="float" office:value="0.00837072236045133">
                <text:p>0.0083707223604513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0.000442484726435669">
                <text:p>0.000442484726435669</text:p>
              </table:table-cell>
              <table:table-cell office:value-type="float" office:value="0.00689944795433264">
                <text:p>0.00689944795433264</text:p>
              </table:table-cell>
              <table:table-cell office:value-type="float" office:value="0.0283144000701847">
                <text:p>0.028314400070184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0.0000862812961779092">
                <text:p>0.0000862812961779092</text:p>
              </table:table-cell>
              <table:table-cell office:value-type="float" office:value="0.00770864358140769">
                <text:p>0.00770864358140769</text:p>
              </table:table-cell>
              <table:table-cell office:value-type="float" office:value="0.018990341151094">
                <text:p>0.01899034115109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0.0000267015102402013">
                <text:p>0.0000267015102402013</text:p>
              </table:table-cell>
              <table:table-cell office:value-type="float" office:value="0.00636465112314895">
                <text:p>0.00636465112314895</text:p>
              </table:table-cell>
              <table:table-cell office:value-type="float" office:value="0.0146763044346889">
                <text:p>0.014676304434688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0.000513320616725162">
                <text:p>0.000513320616725162</text:p>
              </table:table-cell>
              <table:table-cell office:value-type="float" office:value="0.00545310873792546">
                <text:p>0.00545310873792546</text:p>
              </table:table-cell>
              <table:table-cell office:value-type="float" office:value="0.0183100225697995">
                <text:p>0.018310022569799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0.000468337398409235">
                <text:p>0.000468337398409235</text:p>
              </table:table-cell>
              <table:table-cell office:value-type="float" office:value="0.00654025593938739">
                <text:p>0.00654025593938739</text:p>
              </table:table-cell>
              <table:table-cell office:value-type="float" office:value="0.0196866896631349">
                <text:p>0.019686689663134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0.00248251208842219">
                <text:p>0.00248251208842219</text:p>
              </table:table-cell>
              <table:table-cell office:value-type="float" office:value="0.0103793903456133">
                <text:p>0.0103793903456133</text:p>
              </table:table-cell>
              <table:table-cell office:value-type="float" office:value="0.0200259536355916">
                <text:p>0.020025953635591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0.000436886781538748">
                <text:p>0.000436886781538748</text:p>
              </table:table-cell>
              <table:table-cell office:value-type="float" office:value="0.00707989093411782">
                <text:p>0.00707989093411782</text:p>
              </table:table-cell>
              <table:table-cell office:value-type="float" office:value="0.0151774961312408">
                <text:p>0.015177496131240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0.00000577587342777408">
                <text:p>0.00000577587342777408</text:p>
              </table:table-cell>
              <table:table-cell office:value-type="float" office:value="0.00730805342373391">
                <text:p>0.00730805342373391</text:p>
              </table:table-cell>
              <table:table-cell office:value-type="float" office:value="0.0223338642023496">
                <text:p>0.022333864202349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0.000265416822834666">
                <text:p>0.000265416822834666</text:p>
              </table:table-cell>
              <table:table-cell office:value-type="float" office:value="0.00638108829539854">
                <text:p>0.00638108829539854</text:p>
              </table:table-cell>
              <table:table-cell office:value-type="float" office:value="0.0233823722191895">
                <text:p>0.023382372219189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0.000371631382856813">
                <text:p>0.000371631382856813</text:p>
              </table:table-cell>
              <table:table-cell office:value-type="float" office:value="0.00806879868691408">
                <text:p>0.00806879868691408</text:p>
              </table:table-cell>
              <table:table-cell office:value-type="float" office:value="0.0210867648312712">
                <text:p>0.021086764831271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0.000368341311726805">
                <text:p>0.000368341311726805</text:p>
              </table:table-cell>
              <table:table-cell office:value-type="float" office:value="0.00474877067100322">
                <text:p>0.00474877067100322</text:p>
              </table:table-cell>
              <table:table-cell office:value-type="float" office:value="0.0130596669053064">
                <text:p>0.013059666905306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0.0000637688939529868">
                <text:p>0.0000637688939529868</text:p>
              </table:table-cell>
              <table:table-cell office:value-type="float" office:value="0.00507537006144931">
                <text:p>0.00507537006144931</text:p>
              </table:table-cell>
              <table:table-cell office:value-type="float" office:value="0.0222165382709874">
                <text:p>0.022216538270987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.00129128419587482">
                <text:p>0.00129128419587482</text:p>
              </table:table-cell>
              <table:table-cell office:value-type="float" office:value="0.00762026559213371">
                <text:p>0.00762026559213371</text:p>
              </table:table-cell>
              <table:table-cell office:value-type="float" office:value="0.0206461591866299">
                <text:p>0.02064615918662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1.2$Windows_X86_64 LibreOffice_project/4d224e95b98b138af42a64d84056446d09082932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